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3"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true" fo:line-height="200%" fo:text-indent="0in" style:auto-text-indent="false" style:writing-mode="page"/>
      <style:text-properties officeooo:paragraph-rsid="001b683d"/>
    </style:style>
    <style:style style:name="P2"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officeooo:rsid="00477081" officeooo:paragraph-rsid="00477081"/>
    </style:style>
    <style:style style:name="P3"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2pt" fo:font-weight="bold" officeooo:rsid="00477081" officeooo:paragraph-rsid="00477081" style:font-size-asian="12pt" style:font-weight-asian="bold" style:font-size-complex="12pt" style:font-weight-complex="bold"/>
    </style:style>
    <style:style style:name="P4"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2pt" fo:font-weight="bold" officeooo:rsid="0067491f" officeooo:paragraph-rsid="0067491f" style:font-size-asian="12pt" style:font-weight-asian="bold" style:font-size-complex="12pt" style:font-weight-complex="bold"/>
    </style:style>
    <style:style style:name="P5"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1b683d"/>
    </style:style>
    <style:style style:name="P6"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36b468"/>
    </style:style>
    <style:style style:name="P7"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1dd01d"/>
    </style:style>
    <style:style style:name="P8"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cac14a"/>
    </style:style>
    <style:style style:name="P9"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cc43d1"/>
    </style:style>
    <style:style style:name="P10"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ee5f5f"/>
    </style:style>
    <style:style style:name="P11" style:family="paragraph" style:parent-style-name="JLD_5f_body">
      <style:paragraph-properties fo:margin-left="0in" fo:margin-right="0in" fo:margin-top="0in" fo:margin-bottom="0in" loext:contextual-spacing="true" fo:line-height="100%" fo:text-indent="0in" style:auto-text-indent="false" style:writing-mode="page"/>
      <style:text-properties officeooo:paragraph-rsid="00477081"/>
    </style:style>
    <style:style style:name="P12" style:family="paragraph" style:parent-style-name="Heading">
      <style:paragraph-properties fo:margin-left="0in" fo:margin-right="0in" fo:margin-top="0in" fo:margin-bottom="0in" loext:contextual-spacing="true" fo:line-height="100%" fo:text-indent="0in" style:auto-text-indent="false" style:writing-mode="page"/>
      <style:text-properties style:font-name="Times New Roman" fo:font-size="12pt" officeooo:paragraph-rsid="001b683d" style:font-size-asian="12pt" style:font-size-complex="12pt"/>
    </style:style>
    <style:style style:name="P13" style:family="paragraph" style:parent-style-name="Text_20_body">
      <style:paragraph-properties fo:margin-left="0in" fo:margin-right="0in" fo:margin-top="0in" fo:margin-bottom="0in" loext:contextual-spacing="true" fo:line-height="100%" fo:text-indent="0in" style:auto-text-indent="false" style:writing-mode="page"/>
      <style:text-properties style:font-name="Times New Roman" fo:font-size="12pt" officeooo:paragraph-rsid="001b683d" style:font-size-asian="12pt" style:font-size-complex="12pt"/>
    </style:style>
    <style:style style:name="P14" style:family="paragraph" style:parent-style-name="JLD_5f_body">
      <style:text-properties fo:font-size="12pt" style:font-size-asian="12pt" style:font-size-complex="12pt"/>
    </style:style>
    <style:style style:name="P15" style:family="paragraph" style:parent-style-name="JLD_5f_body">
      <style:text-properties fo:font-size="12pt" officeooo:paragraph-rsid="007fc35c" style:font-size-asian="12pt" style:font-size-complex="12pt"/>
    </style:style>
    <style:style style:name="P16" style:family="paragraph" style:parent-style-name="JLD_5f_body">
      <style:text-properties fo:font-size="12pt" officeooo:paragraph-rsid="00e59f6e" style:font-size-asian="12pt" style:font-size-complex="12pt"/>
    </style:style>
    <style:style style:name="P17" style:family="paragraph" style:parent-style-name="JLD_5f_body">
      <style:text-properties fo:font-size="12pt" officeooo:paragraph-rsid="00a41158" style:font-size-asian="12pt" style:font-size-complex="12pt"/>
    </style:style>
    <style:style style:name="P18"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2pt" fo:font-weight="bold" officeooo:paragraph-rsid="00477081" style:font-size-asian="12pt" style:font-weight-asian="bold" style:font-size-complex="12pt" style:font-weight-complex="bold"/>
    </style:style>
    <style:style style:name="P19"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2pt" fo:font-weight="bold" officeooo:rsid="00477081" officeooo:paragraph-rsid="00477081" style:font-size-asian="12pt" style:font-weight-asian="bold" style:font-size-complex="12pt" style:font-weight-complex="bold"/>
    </style:style>
    <style:style style:name="P20" style:family="paragraph" style:parent-style-name="JLD_5f_body" style:list-style-name="L1">
      <style:paragraph-properties fo:margin-left="0in" fo:margin-right="0in" fo:margin-top="0in" fo:margin-bottom="0in" loext:contextual-spacing="true" fo:line-height="100%" fo:text-indent="0in" style:auto-text-indent="false" style:writing-mode="page"/>
      <style:text-properties style:font-name="Times New Roman" fo:font-size="12pt" fo:font-weight="bold" officeooo:rsid="00477081" officeooo:paragraph-rsid="00a8c4ac" style:font-size-asian="12pt" style:font-weight-asian="bold" style:font-size-complex="12pt" style:font-weight-complex="bold"/>
    </style:style>
    <style:style style:name="P21" style:family="paragraph" style:parent-style-name="JLD_5f_body" style:list-style-name="L1">
      <style:paragraph-properties fo:margin-left="0in" fo:margin-right="0in" fo:margin-top="0in" fo:margin-bottom="0in" loext:contextual-spacing="true" fo:line-height="100%" fo:text-indent="0in" style:auto-text-indent="false" style:writing-mode="page"/>
      <style:text-properties style:font-name="Times New Roman" fo:font-size="12pt" fo:font-weight="bold" officeooo:rsid="00477081" officeooo:paragraph-rsid="00aa9246" style:font-size-asian="12pt" style:font-weight-asian="bold" style:font-size-complex="12pt" style:font-weight-complex="bold"/>
    </style:style>
    <style:style style:name="P22"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2pt" officeooo:paragraph-rsid="00477081" style:font-size-asian="12pt" style:font-size-complex="12pt"/>
    </style:style>
    <style:style style:name="P23" style:family="paragraph" style:parent-style-name="JLD_5f_body" style:list-style-name="L1">
      <style:paragraph-properties fo:margin-left="0in" fo:margin-right="0in" fo:margin-top="0in" fo:margin-bottom="0in" loext:contextual-spacing="true" fo:line-height="100%" fo:text-indent="0in" style:auto-text-indent="false" style:writing-mode="page"/>
      <style:text-properties style:font-name="Times New Roman" fo:font-size="12pt" officeooo:paragraph-rsid="0045af7d" style:font-size-asian="12pt" style:font-size-complex="12pt"/>
    </style:style>
    <style:style style:name="P24" style:family="paragraph" style:parent-style-name="JLD_5f_body" style:list-style-name="L1">
      <style:paragraph-properties fo:margin-left="0in" fo:margin-right="0in" fo:margin-top="0in" fo:margin-bottom="0in" loext:contextual-spacing="true" fo:line-height="100%" fo:text-indent="0in" style:auto-text-indent="false" style:writing-mode="page"/>
      <style:text-properties style:font-name="Times New Roman" fo:font-size="12pt" officeooo:paragraph-rsid="00ab278a" style:font-size-asian="12pt" style:font-size-complex="12pt"/>
    </style:style>
    <style:style style:name="P25"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2pt" officeooo:paragraph-rsid="001b683d" style:font-size-asian="12pt" style:font-size-complex="12pt"/>
    </style:style>
    <style:style style:name="P26"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2pt" officeooo:rsid="00477081" officeooo:paragraph-rsid="00477081" style:font-size-asian="12pt" style:font-size-complex="12pt"/>
    </style:style>
    <style:style style:name="P27"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01b683d" style:font-size-asian="12pt" style:font-size-complex="12pt"/>
    </style:style>
    <style:style style:name="P28"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101c571" style:font-size-asian="12pt" style:font-size-complex="12pt"/>
    </style:style>
    <style:style style:name="P29"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0f8d073" style:font-size-asian="12pt" style:font-size-complex="12pt"/>
    </style:style>
    <style:style style:name="P30"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0e5c66f" style:font-size-asian="12pt" style:font-size-complex="12pt"/>
    </style:style>
    <style:style style:name="P31"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10b5b4b" style:font-size-asian="12pt" style:font-size-complex="12pt"/>
    </style:style>
    <style:style style:name="P32"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01bb7ce" style:font-size-asian="12pt" style:font-size-complex="12pt"/>
    </style:style>
    <style:style style:name="P33"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117b79e" style:font-size-asian="12pt" style:font-size-complex="12pt"/>
    </style:style>
    <style:style style:name="P34"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01dd01d" style:font-size-asian="12pt" style:font-size-complex="12pt"/>
    </style:style>
    <style:style style:name="P35"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01e2ef5" style:font-size-asian="12pt" style:font-size-complex="12pt"/>
    </style:style>
    <style:style style:name="P36"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11f13b9" style:font-size-asian="12pt" style:font-size-complex="12pt"/>
    </style:style>
    <style:style style:name="P37"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11c615c" style:font-size-asian="12pt" style:font-size-complex="12pt"/>
    </style:style>
    <style:style style:name="P38"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rsid="00335855" officeooo:paragraph-rsid="00e5c66f" style:font-size-asian="12pt" style:font-size-complex="12pt"/>
    </style:style>
    <style:style style:name="P39"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rsid="00335855" officeooo:paragraph-rsid="00354e56" style:font-size-asian="12pt" style:font-size-complex="12pt"/>
    </style:style>
    <style:style style:name="P40"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rsid="005d8530" officeooo:paragraph-rsid="005d8530" style:font-size-asian="12pt" style:font-size-complex="12pt"/>
    </style:style>
    <style:style style:name="P41"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rsid="01228a4c" officeooo:paragraph-rsid="01228a4c" style:font-size-asian="12pt" style:font-size-complex="12pt"/>
    </style:style>
    <style:style style:name="P42"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rsid="0123b3e7" officeooo:paragraph-rsid="0123b3e7" style:font-size-asian="12pt" style:font-size-complex="12pt"/>
    </style:style>
    <style:style style:name="P43"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rsid="012566e9" officeooo:paragraph-rsid="012566e9" style:font-size-asian="12pt" style:font-size-complex="12pt"/>
    </style:style>
    <style:style style:name="P44"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2pt" officeooo:rsid="005c03e1" officeooo:paragraph-rsid="0125f259" style:font-size-asian="12pt" style:font-name-complex="Times New Roman1" style:font-size-complex="12pt"/>
    </style:style>
    <style:style style:name="P45"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2pt" officeooo:rsid="005c03e1" officeooo:paragraph-rsid="005d8530" style:font-size-asian="12pt" style:font-name-complex="Times New Roman1" style:font-size-complex="12pt"/>
    </style:style>
    <style:style style:name="P46"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01b683d" style:font-name-asian="Times New Roman" style:font-size-asian="12pt" style:font-name-complex="Times New Roman" style:font-size-complex="12pt"/>
    </style:style>
    <style:style style:name="P47"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fo:font-style="normal" officeooo:rsid="00bbd909" officeooo:paragraph-rsid="00be3c12" style:font-size-asian="12pt" style:font-style-asian="normal" style:font-size-complex="12pt" style:font-style-complex="normal"/>
    </style:style>
    <style:style style:name="P48"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fo:font-style="normal" officeooo:rsid="011f13b9" officeooo:paragraph-rsid="001e2ef5" style:font-size-asian="12pt" style:font-style-asian="normal" style:font-size-complex="12pt" style:font-style-complex="normal"/>
    </style:style>
    <style:style style:name="P49"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fo:font-style="normal" officeooo:rsid="011f13b9" officeooo:paragraph-rsid="011f13b9" style:font-size-asian="12pt" style:font-style-asian="normal" style:font-size-complex="12pt" style:font-style-complex="normal"/>
    </style:style>
    <style:style style:name="P50"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fo:font-style="normal" officeooo:rsid="00fcea97" officeooo:paragraph-rsid="01228a4c" style:font-size-asian="12pt" style:font-style-asian="normal" style:font-size-complex="12pt" style:font-style-complex="normal"/>
    </style:style>
    <style:style style:name="P51"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fo:font-style="normal" officeooo:rsid="01228a4c" officeooo:paragraph-rsid="01228a4c" style:font-size-asian="12pt" style:font-style-asian="normal" style:font-size-complex="12pt" style:font-style-complex="normal"/>
    </style:style>
    <style:style style:name="P52"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fo:font-size="12pt" fo:font-style="normal" officeooo:rsid="012566e9" officeooo:paragraph-rsid="0123b3e7" style:font-size-asian="12pt" style:font-style-asian="normal" style:font-size-complex="12pt" style:font-style-complex="normal"/>
    </style:style>
    <style:style style:name="P53" style:family="paragraph" style:parent-style-name="JLD_5f_body">
      <style:paragraph-properties fo:margin-left="0in" fo:margin-right="0in" fo:margin-top="0in" fo:margin-bottom="0in" loext:contextual-spacing="true" fo:line-height="200%" fo:text-indent="0in" style:auto-text-indent="false" style:writing-mode="page"/>
      <style:text-properties fo:font-size="12pt" officeooo:paragraph-rsid="00e5c66f" style:font-size-asian="12pt" style:font-size-complex="12pt"/>
    </style:style>
    <style:style style:name="P54" style:family="paragraph" style:parent-style-name="JLD_5f_body">
      <style:paragraph-properties fo:margin-left="0in" fo:margin-right="0in" fo:margin-top="0in" fo:margin-bottom="0in" loext:contextual-spacing="true" fo:line-height="200%" fo:text-indent="0in" style:auto-text-indent="false" style:writing-mode="page"/>
      <style:text-properties fo:font-size="12pt" officeooo:paragraph-rsid="00b11e64" style:font-size-asian="12pt" style:font-size-complex="12pt"/>
    </style:style>
    <style:style style:name="P55" style:family="paragraph" style:parent-style-name="JLD_5f_body">
      <style:paragraph-properties fo:margin-left="0in" fo:margin-right="0in" fo:margin-top="0in" fo:margin-bottom="0in" loext:contextual-spacing="true" fo:line-height="200%" fo:text-indent="0in" style:auto-text-indent="false" style:writing-mode="page"/>
      <style:text-properties fo:font-size="12pt" officeooo:paragraph-rsid="00c54e92" style:font-size-asian="12pt" style:font-size-complex="12pt"/>
    </style:style>
    <style:style style:name="P56" style:family="paragraph" style:parent-style-name="JLD_5f_body">
      <style:paragraph-properties fo:margin-left="0in" fo:margin-right="0in" fo:margin-top="0in" fo:margin-bottom="0in" loext:contextual-spacing="true" fo:line-height="200%" fo:text-indent="0in" style:auto-text-indent="false" style:writing-mode="page"/>
      <style:text-properties fo:font-size="12pt" officeooo:paragraph-rsid="00d370fa" style:font-size-asian="12pt" style:font-size-complex="12pt"/>
    </style:style>
    <style:style style:name="P57" style:family="paragraph" style:parent-style-name="JLD_5f_body">
      <style:paragraph-properties fo:margin-left="0in" fo:margin-right="0in" fo:margin-top="0in" fo:margin-bottom="0in" loext:contextual-spacing="true" fo:line-height="200%" fo:text-indent="0in" style:auto-text-indent="false" style:writing-mode="page"/>
      <style:text-properties fo:font-size="12pt" officeooo:paragraph-rsid="0021e9d9" style:font-size-asian="12pt" style:font-size-complex="12pt"/>
    </style:style>
    <style:style style:name="P58" style:family="paragraph" style:parent-style-name="JLD_5f_body">
      <style:paragraph-properties fo:margin-left="0in" fo:margin-right="0in" fo:margin-top="0in" fo:margin-bottom="0in" loext:contextual-spacing="true" fo:line-height="200%" fo:text-indent="0in" style:auto-text-indent="false" style:writing-mode="page"/>
      <style:text-properties fo:font-size="12pt" officeooo:paragraph-rsid="001b683d" style:font-size-asian="12pt" style:font-size-complex="12pt"/>
    </style:style>
    <style:style style:name="P59" style:family="paragraph" style:parent-style-name="JLD_5f_subheading">
      <style:paragraph-properties fo:margin-left="0in" fo:margin-right="0in" fo:margin-top="0in" fo:margin-bottom="0in" loext:contextual-spacing="true" fo:line-height="200%" fo:text-indent="0in" style:auto-text-indent="false" style:writing-mode="page"/>
      <style:text-properties style:font-name="Times New Roman" fo:font-size="12pt" officeooo:rsid="00335855" officeooo:paragraph-rsid="00335855" style:font-size-asian="12pt" style:font-size-complex="12pt"/>
    </style:style>
    <style:style style:name="P60" style:family="paragraph" style:parent-style-name="JLD_5f_subheading">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01b683d" style:font-size-asian="12pt" style:font-size-complex="12pt"/>
    </style:style>
    <style:style style:name="P61" style:family="paragraph" style:parent-style-name="JLD_5f_subheading">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0c4e64a" style:font-size-asian="12pt" style:font-size-complex="12pt"/>
    </style:style>
    <style:style style:name="P62" style:family="paragraph" style:parent-style-name="JLD_5f_subheading">
      <style:paragraph-properties fo:margin-left="0in" fo:margin-right="0in" fo:margin-top="0in" fo:margin-bottom="0in" loext:contextual-spacing="true" fo:line-height="200%" fo:text-indent="0in" style:auto-text-indent="false" style:writing-mode="page"/>
      <style:text-properties style:font-name="Times New Roman" fo:font-size="12pt" officeooo:rsid="00c4e64a" officeooo:paragraph-rsid="00c4e64a" style:font-size-asian="12pt" style:font-size-complex="12pt"/>
    </style:style>
    <style:style style:name="P63" style:family="paragraph" style:parent-style-name="JLD_5f_heading">
      <style:paragraph-properties fo:break-before="page"/>
      <style:text-properties fo:font-size="12pt" style:font-size-asian="12pt" style:font-size-complex="12pt"/>
    </style:style>
    <style:style style:name="P64"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01b683d" style:font-size-asian="12pt" style:font-size-complex="12pt"/>
    </style:style>
    <style:style style:name="P65"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fo:font-size="12pt" officeooo:paragraph-rsid="001e2ef5" style:font-size-asian="12pt" style:font-size-complex="12pt"/>
    </style:style>
    <style:style style:name="P66"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fo:font-size="12pt" officeooo:rsid="004a4998" officeooo:paragraph-rsid="001b683d" style:font-size-asian="12pt" style:font-size-complex="12pt"/>
    </style:style>
    <style:style style:name="P67"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fo:font-size="12pt" officeooo:rsid="00317cce" officeooo:paragraph-rsid="00317cce" style:font-size-asian="12pt" style:font-size-complex="12pt"/>
    </style:style>
    <style:style style:name="P68"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fo:font-size="12pt" officeooo:rsid="011c27b2" officeooo:paragraph-rsid="011c27b2" style:font-size-asian="12pt" style:font-size-complex="12pt"/>
    </style:style>
    <style:style style:name="P69"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fo:font-size="12pt" officeooo:rsid="00b3f095" officeooo:paragraph-rsid="00b3f095" style:font-size-asian="12pt" style:font-size-complex="12pt"/>
    </style:style>
    <style:style style:name="P70" style:family="paragraph" style:parent-style-name="JLD_5f_heading">
      <style:text-properties style:font-name="Times New Roman" fo:font-size="12pt" officeooo:rsid="005d8530" style:font-size-asian="12pt" style:font-size-complex="12pt"/>
    </style:style>
    <style:style style:name="P71" style:family="paragraph" style:parent-style-name="JLD_5f_heading">
      <style:text-properties fo:font-size="12pt" style:font-size-asian="12pt" style:font-size-complex="12pt"/>
    </style:style>
    <style:style style:name="P72" style:family="paragraph" style:parent-style-name="Heading" style:master-page-name="MP0">
      <style:paragraph-properties fo:margin-left="0in" fo:margin-right="0in" fo:margin-top="0in" fo:margin-bottom="0in" loext:contextual-spacing="true" fo:line-height="100%" fo:text-indent="0in" style:auto-text-indent="false" style:page-number="auto" fo:break-before="page" style:writing-mode="page"/>
      <style:text-properties style:font-name="Times New Roman" fo:font-size="12pt" fo:font-weight="bold" officeooo:rsid="00477081" officeooo:paragraph-rsid="00477081" style:font-size-asian="12pt" style:font-weight-asian="bold" style:font-size-complex="12pt" style:font-weight-complex="bold"/>
    </style:style>
    <style:style style:name="P73" style:family="paragraph" style:parent-style-name="Standard">
      <style:text-properties style:font-name="Times New Roman" fo:font-size="12pt" officeooo:paragraph-rsid="00477081" style:font-size-asian="12pt" style:font-size-complex="12pt"/>
    </style:style>
    <style:style style:name="P74" style:family="paragraph" style:parent-style-name="Standard">
      <style:text-properties style:font-name="Times New Roman" fo:font-size="12pt" fo:font-weight="bold" officeooo:paragraph-rsid="00477081" style:font-size-asian="12pt" style:font-weight-asian="bold" style:font-name-complex="Times New Roman1" style:font-size-complex="12pt"/>
    </style:style>
    <style:style style:name="P75" style:family="paragraph" style:parent-style-name="Standard">
      <style:paragraph-properties fo:margin-left="0in" fo:margin-right="0in" fo:margin-top="0in" fo:margin-bottom="0in" loext:contextual-spacing="true" fo:line-height="100%" fo:text-indent="0in" style:auto-text-indent="false" style:writing-mode="page"/>
      <style:text-properties style:font-name="Times New Roman" fo:font-size="12pt" officeooo:rsid="00477081" officeooo:paragraph-rsid="00477081" style:font-size-asian="12pt" style:font-name-complex="Times New Roman1" style:font-size-complex="12pt"/>
    </style:style>
    <style:style style:name="P76" style:family="paragraph" style:parent-style-name="Standard">
      <style:paragraph-properties fo:margin-left="0in" fo:margin-right="0in" fo:margin-top="0in" fo:margin-bottom="0in" loext:contextual-spacing="true" fo:line-height="100%" fo:text-indent="0in" style:auto-text-indent="false" style:writing-mode="page"/>
      <style:text-properties style:font-name="Times New Roman" fo:font-size="12pt" fo:font-weight="bold" officeooo:rsid="005c03e1" officeooo:paragraph-rsid="005c03e1" style:font-size-asian="12pt" style:font-weight-asian="bold" style:font-name-complex="Times New Roman1" style:font-size-complex="12pt" style:font-weight-complex="bold"/>
    </style:style>
    <style:style style:name="P77"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font-size-asian="12pt" style:font-size-complex="12pt"/>
    </style:style>
    <style:style style:name="P78"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128db88" style:font-size-asian="12pt" style:font-size-complex="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54e56" style:font-style-asian="italic" style:font-style-complex="italic"/>
    </style:style>
    <style:style style:name="T4" style:family="text">
      <style:text-properties fo:font-style="italic" officeooo:rsid="00f8d073" style:font-style-asian="italic" style:font-style-complex="italic"/>
    </style:style>
    <style:style style:name="T5" style:family="text">
      <style:text-properties fo:font-style="italic" officeooo:rsid="00fa00b7" style:font-style-asian="italic" style:font-style-complex="italic"/>
    </style:style>
    <style:style style:name="T6" style:family="text">
      <style:text-properties fo:font-style="italic" officeooo:rsid="01072493" style:font-style-asian="italic" style:font-style-complex="italic"/>
    </style:style>
    <style:style style:name="T7" style:family="text">
      <style:text-properties fo:font-style="italic" officeooo:rsid="010cafbd" style:font-style-asian="italic" style:font-style-complex="italic"/>
    </style:style>
    <style:style style:name="T8" style:family="text">
      <style:text-properties fo:font-style="italic" officeooo:rsid="01105344" style:font-style-asian="italic" style:font-style-complex="italic"/>
    </style:style>
    <style:style style:name="T9" style:family="text">
      <style:text-properties fo:font-style="italic" officeooo:rsid="01122939" style:font-style-asian="italic" style:font-style-complex="italic"/>
    </style:style>
    <style:style style:name="T10" style:family="text">
      <style:text-properties fo:font-style="italic" officeooo:rsid="0113e72d" style:font-style-asian="italic" style:font-style-complex="italic"/>
    </style:style>
    <style:style style:name="T11" style:family="text">
      <style:text-properties fo:font-style="italic" officeooo:rsid="0115d00e" style:font-style-asian="italic" style:font-style-complex="italic"/>
    </style:style>
    <style:style style:name="T12" style:family="text">
      <style:text-properties fo:font-style="italic" officeooo:rsid="011607cd" style:font-style-asian="italic" style:font-style-complex="italic"/>
    </style:style>
    <style:style style:name="T13" style:family="text">
      <style:text-properties fo:font-style="italic" officeooo:rsid="011c615c" style:font-style-asian="italic" style:font-style-complex="italic"/>
    </style:style>
    <style:style style:name="T14" style:family="text">
      <style:text-properties fo:font-style="italic" officeooo:rsid="011d2d04" style:font-style-asian="italic" style:font-style-complex="italic"/>
    </style:style>
    <style:style style:name="T15" style:family="text">
      <style:text-properties fo:font-style="italic" officeooo:rsid="011f13b9" style:font-style-asian="italic" style:font-style-complex="italic"/>
    </style:style>
    <style:style style:name="T16" style:family="text">
      <style:text-properties fo:font-style="italic" officeooo:rsid="012073ec" style:font-style-asian="italic" style:font-style-complex="italic"/>
    </style:style>
    <style:style style:name="T17" style:family="text">
      <style:text-properties fo:font-style="italic" officeooo:rsid="00fcea97" style:font-style-asian="italic" style:font-style-complex="italic"/>
    </style:style>
    <style:style style:name="T18" style:family="text">
      <style:text-properties fo:font-style="italic" officeooo:rsid="00febea9" style:font-style-asian="italic" style:font-style-complex="italic"/>
    </style:style>
    <style:style style:name="T19" style:family="text">
      <style:text-properties fo:font-style="italic" officeooo:rsid="012566e9" style:font-style-asian="italic" style:font-style-complex="italic"/>
    </style:style>
    <style:style style:name="T20" style:family="text">
      <style:text-properties style:text-position="super 67%" style:font-name="Times New Roman" officeooo:rsid="00477081"/>
    </style:style>
    <style:style style:name="T21" style:family="text">
      <style:text-properties style:text-position="super 67%" style:font-name="Times New Roman" officeooo:rsid="00a8c4ac"/>
    </style:style>
    <style:style style:name="T22" style:family="text">
      <style:text-properties style:text-position="super 67%" style:font-name="Times New Roman" officeooo:rsid="00ab278a"/>
    </style:style>
    <style:style style:name="T23" style:family="text">
      <style:text-properties style:text-position="super 67%" style:font-name="Times New Roman" fo:font-size="12pt" officeooo:rsid="00a8c4ac" style:font-size-asian="12pt" style:font-size-complex="12pt"/>
    </style:style>
    <style:style style:name="T24" style:family="text">
      <style:text-properties style:text-position="super 67%" style:font-name="Times New Roman" fo:font-size="12pt" officeooo:rsid="00477081" style:font-size-asian="12pt" style:font-size-complex="12pt"/>
    </style:style>
    <style:style style:name="T25" style:family="text">
      <style:text-properties style:text-position="super 67%" style:font-name="Times New Roman" fo:font-size="12pt" officeooo:rsid="00ab278a" style:font-size-asian="12pt" style:font-size-complex="12pt"/>
    </style:style>
    <style:style style:name="T26" style:family="text">
      <style:text-properties style:text-position="0% 100%"/>
    </style:style>
    <style:style style:name="T27" style:family="text">
      <style:text-properties style:text-position="0% 100%" officeooo:rsid="001b683d"/>
    </style:style>
    <style:style style:name="T28" style:family="text">
      <style:text-properties style:text-position="0% 100%" officeooo:rsid="001cdc4a"/>
    </style:style>
    <style:style style:name="T29" style:family="text">
      <style:text-properties style:text-position="0% 100%" style:font-name="Times New Roman"/>
    </style:style>
    <style:style style:name="T30" style:family="text">
      <style:text-properties style:text-position="0% 100%" style:font-name="Times New Roman" fo:font-style="italic"/>
    </style:style>
    <style:style style:name="T31" style:family="text">
      <style:text-properties style:text-position="0% 100%" style:font-name="Times New Roman" fo:font-style="italic" style:font-style-asian="italic" style:font-style-complex="italic"/>
    </style:style>
    <style:style style:name="T32" style:family="text">
      <style:text-properties style:text-position="0% 100%" style:font-name="Times New Roman" fo:font-style="italic" officeooo:rsid="001b683d"/>
    </style:style>
    <style:style style:name="T33" style:family="text">
      <style:text-properties style:text-position="0% 100%" style:font-name="Times New Roman" fo:font-style="italic" officeooo:rsid="008cff6c"/>
    </style:style>
    <style:style style:name="T34" style:family="text">
      <style:text-properties style:text-position="0% 100%" style:font-name="Times New Roman" fo:font-style="italic" officeooo:rsid="00963662"/>
    </style:style>
    <style:style style:name="T35" style:family="text">
      <style:text-properties style:text-position="0% 100%" style:font-name="Times New Roman" fo:font-style="italic" officeooo:rsid="008a95d3"/>
    </style:style>
    <style:style style:name="T36" style:family="text">
      <style:text-properties style:text-position="0% 100%" style:font-name="Times New Roman" fo:font-style="italic" officeooo:rsid="00a203b5"/>
    </style:style>
    <style:style style:name="T37" style:family="text">
      <style:text-properties style:text-position="0% 100%" style:font-name="Times New Roman" fo:font-style="italic" officeooo:rsid="00a3ec4b"/>
    </style:style>
    <style:style style:name="T38" style:family="text">
      <style:text-properties style:text-position="0% 100%" style:font-name="Times New Roman" fo:font-style="italic" officeooo:rsid="00a5cf5b"/>
    </style:style>
    <style:style style:name="T39" style:family="text">
      <style:text-properties style:text-position="0% 100%" style:font-name="Times New Roman" fo:font-style="italic" officeooo:rsid="00ad24da"/>
    </style:style>
    <style:style style:name="T40" style:family="text">
      <style:text-properties style:text-position="0% 100%" style:font-name="Times New Roman" fo:font-style="italic" officeooo:rsid="00ad2c4d"/>
    </style:style>
    <style:style style:name="T41" style:family="text">
      <style:text-properties style:text-position="0% 100%" style:font-name="Times New Roman" fo:font-style="italic" officeooo:rsid="00cc43d1"/>
    </style:style>
    <style:style style:name="T42" style:family="text">
      <style:text-properties style:text-position="0% 100%" style:font-name="Times New Roman" fo:font-style="italic" officeooo:rsid="00d94855"/>
    </style:style>
    <style:style style:name="T43" style:family="text">
      <style:text-properties style:text-position="0% 100%" style:font-name="Times New Roman" fo:font-style="italic" officeooo:rsid="00dd19af"/>
    </style:style>
    <style:style style:name="T44" style:family="text">
      <style:text-properties style:text-position="0% 100%" style:font-name="Times New Roman" officeooo:rsid="001b683d"/>
    </style:style>
    <style:style style:name="T45" style:family="text">
      <style:text-properties style:text-position="0% 100%" style:font-name="Times New Roman" officeooo:rsid="008cff6c"/>
    </style:style>
    <style:style style:name="T46" style:family="text">
      <style:text-properties style:text-position="0% 100%" style:font-name="Times New Roman" officeooo:rsid="00963662"/>
    </style:style>
    <style:style style:name="T47" style:family="text">
      <style:text-properties style:text-position="0% 100%" style:font-name="Times New Roman" officeooo:rsid="008a95d3"/>
    </style:style>
    <style:style style:name="T48" style:family="text">
      <style:text-properties style:text-position="0% 100%" style:font-name="Times New Roman" officeooo:rsid="00a203b5"/>
    </style:style>
    <style:style style:name="T49" style:family="text">
      <style:text-properties style:text-position="0% 100%" style:font-name="Times New Roman" officeooo:rsid="00a3ec4b"/>
    </style:style>
    <style:style style:name="T50" style:family="text">
      <style:text-properties style:text-position="0% 100%" style:font-name="Times New Roman" officeooo:rsid="00a41158"/>
    </style:style>
    <style:style style:name="T51" style:family="text">
      <style:text-properties style:text-position="0% 100%" style:font-name="Times New Roman" fo:font-weight="bold" officeooo:rsid="00a41158" style:font-weight-asian="bold" style:font-weight-complex="bold"/>
    </style:style>
    <style:style style:name="T52" style:family="text">
      <style:text-properties style:text-position="0% 100%" style:font-name="Times New Roman" officeooo:rsid="00a5cf5b"/>
    </style:style>
    <style:style style:name="T53" style:family="text">
      <style:text-properties style:text-position="0% 100%" style:font-name="Times New Roman" officeooo:rsid="00a6656e"/>
    </style:style>
    <style:style style:name="T54" style:family="text">
      <style:text-properties style:text-position="0% 100%" style:font-name="Times New Roman" officeooo:rsid="00a80158"/>
    </style:style>
    <style:style style:name="T55" style:family="text">
      <style:text-properties style:text-position="0% 100%" style:font-name="Times New Roman" officeooo:rsid="00ad24da"/>
    </style:style>
    <style:style style:name="T56" style:family="text">
      <style:text-properties style:text-position="0% 100%" style:font-name="Times New Roman" officeooo:rsid="00ad2c4d"/>
    </style:style>
    <style:style style:name="T57" style:family="text">
      <style:text-properties style:text-position="0% 100%" style:font-name="Times New Roman" officeooo:rsid="00cc43d1"/>
    </style:style>
    <style:style style:name="T58" style:family="text">
      <style:text-properties style:text-position="0% 100%" style:font-name="Times New Roman" officeooo:rsid="00d94855"/>
    </style:style>
    <style:style style:name="T59" style:family="text">
      <style:text-properties style:text-position="0% 100%" style:font-name="Times New Roman" officeooo:rsid="00dd19af"/>
    </style:style>
    <style:style style:name="T60" style:family="text">
      <style:text-properties style:text-position="0% 100%" style:font-name="Times New Roman" officeooo:rsid="00e59f6e"/>
    </style:style>
    <style:style style:name="T61" style:family="text">
      <style:text-properties style:text-position="0% 100%" style:font-name="Times New Roman" fo:font-size="12pt" fo:font-style="italic" style:font-size-asian="12pt" style:font-style-asian="italic" style:font-size-complex="12pt" style:font-style-complex="italic"/>
    </style:style>
    <style:style style:name="T62" style:family="text">
      <style:text-properties style:text-position="0% 100%" style:font-name="Times New Roman" fo:font-size="12pt" fo:font-style="italic" style:font-size-asian="12pt" style:font-size-complex="12pt"/>
    </style:style>
    <style:style style:name="T63" style:family="text">
      <style:text-properties style:text-position="0% 100%" style:font-name="Times New Roman" fo:font-size="12pt" fo:font-style="italic" officeooo:rsid="00d94855" style:font-size-asian="12pt" style:font-size-complex="12pt"/>
    </style:style>
    <style:style style:name="T64" style:family="text">
      <style:text-properties style:text-position="0% 100%" style:font-name="Times New Roman" fo:font-size="12pt" fo:font-style="italic" officeooo:rsid="00dd19af" style:font-size-asian="12pt" style:font-size-complex="12pt"/>
    </style:style>
    <style:style style:name="T65" style:family="text">
      <style:text-properties style:text-position="0% 100%" style:font-name="Times New Roman" fo:font-size="12pt" fo:font-style="italic" officeooo:rsid="001b683d" style:font-size-asian="12pt" style:font-size-complex="12pt"/>
    </style:style>
    <style:style style:name="T66" style:family="text">
      <style:text-properties style:text-position="0% 100%" style:font-name="Times New Roman" fo:font-size="12pt" style:font-size-asian="12pt" style:font-size-complex="12pt"/>
    </style:style>
    <style:style style:name="T67" style:family="text">
      <style:text-properties style:text-position="0% 100%" style:font-name="Times New Roman" fo:font-size="12pt" officeooo:rsid="00d94855" style:font-size-asian="12pt" style:font-size-complex="12pt"/>
    </style:style>
    <style:style style:name="T68" style:family="text">
      <style:text-properties style:text-position="0% 100%" style:font-name="Times New Roman" fo:font-size="12pt" officeooo:rsid="00dd19af" style:font-size-asian="12pt" style:font-size-complex="12pt"/>
    </style:style>
    <style:style style:name="T69" style:family="text">
      <style:text-properties style:text-position="0% 100%" style:font-name="Times New Roman" fo:font-size="12pt" officeooo:rsid="001b683d" style:font-size-asian="12pt" style:font-size-complex="12pt"/>
    </style:style>
    <style:style style:name="T70" style:family="text">
      <style:text-properties style:text-position="0% 100%" fo:font-style="italic"/>
    </style:style>
    <style:style style:name="T71" style:family="text">
      <style:text-properties style:text-position="0% 100%" fo:font-style="italic" officeooo:rsid="001cdc4a"/>
    </style:style>
    <style:style style:name="T72" style:family="text">
      <style:text-properties style:text-position="0% 100%" fo:font-style="italic" officeooo:rsid="001e26b6"/>
    </style:style>
    <style:style style:name="T73" style:family="text">
      <style:text-properties style:text-position="0% 100%" fo:font-style="italic" officeooo:rsid="00f8d073" style:font-style-asian="normal" style:font-style-complex="normal"/>
    </style:style>
    <style:style style:name="T74" style:family="text">
      <style:text-properties style:text-position="0% 100%" fo:font-style="italic" officeooo:rsid="01105344" style:font-style-asian="normal" style:font-style-complex="normal"/>
    </style:style>
    <style:style style:name="T75" style:family="text">
      <style:text-properties style:text-position="0% 100%" fo:font-style="italic" officeooo:rsid="0115d00e" style:font-style-asian="normal" style:font-style-complex="normal"/>
    </style:style>
    <style:style style:name="T76" style:family="text">
      <style:text-properties style:text-position="0% 100%" fo:font-style="italic" fo:font-weight="normal" officeooo:rsid="010cafbd" style:font-style-asian="normal" style:font-weight-asian="normal" style:font-style-complex="normal" style:font-weight-complex="normal"/>
    </style:style>
    <style:style style:name="T77" style:family="text">
      <style:text-properties style:text-position="0% 100%" fo:font-style="italic" officeooo:rsid="011c615c"/>
    </style:style>
    <style:style style:name="T78" style:family="text">
      <style:text-properties style:text-position="0% 100%" fo:font-style="italic" officeooo:rsid="011f13b9" style:font-style-asian="italic" style:font-style-complex="italic"/>
    </style:style>
    <style:style style:name="T79" style:family="text">
      <style:text-properties style:text-position="0% 100%" officeooo:rsid="001e26b6"/>
    </style:style>
    <style:style style:name="T80" style:family="text">
      <style:text-properties style:text-position="0% 100%" fo:font-style="normal" officeooo:rsid="00f8d073" style:font-style-asian="normal" style:font-style-complex="normal"/>
    </style:style>
    <style:style style:name="T81" style:family="text">
      <style:text-properties style:text-position="0% 100%" fo:font-style="normal" officeooo:rsid="01105344" style:font-style-asian="normal" style:font-style-complex="normal"/>
    </style:style>
    <style:style style:name="T82" style:family="text">
      <style:text-properties style:text-position="0% 100%" fo:font-style="normal" officeooo:rsid="01122939" style:font-style-asian="normal" style:font-style-complex="normal"/>
    </style:style>
    <style:style style:name="T83" style:family="text">
      <style:text-properties style:text-position="0% 100%" fo:font-style="normal" officeooo:rsid="0115d00e" style:font-style-asian="normal" style:font-style-complex="normal"/>
    </style:style>
    <style:style style:name="T84" style:family="text">
      <style:text-properties style:text-position="0% 100%" fo:font-style="normal" fo:font-weight="normal" officeooo:rsid="010b5b4b" style:font-style-asian="normal" style:font-weight-asian="normal" style:font-style-complex="normal" style:font-weight-complex="normal"/>
    </style:style>
    <style:style style:name="T85" style:family="text">
      <style:text-properties style:text-position="0% 100%" fo:font-style="normal" fo:font-weight="normal" officeooo:rsid="010cafbd" style:font-style-asian="normal" style:font-weight-asian="normal" style:font-style-complex="normal" style:font-weight-complex="normal"/>
    </style:style>
    <style:style style:name="T86" style:family="text">
      <style:text-properties style:text-position="0% 100%" officeooo:rsid="011c615c"/>
    </style:style>
    <style:style style:name="T87" style:family="text">
      <style:text-properties style:text-position="sub 67%" style:font-name="Times New Roman" fo:font-style="italic" style:font-style-asian="italic" style:font-style-complex="italic"/>
    </style:style>
    <style:style style:name="T88" style:family="text">
      <style:text-properties style:text-position="sub 67%" style:font-name="Times New Roman" fo:font-size="12pt" fo:font-style="italic" style:font-size-asian="12pt" style:font-style-asian="italic" style:font-size-complex="12pt" style:font-style-complex="italic"/>
    </style:style>
    <style:style style:name="T89" style:family="text">
      <style:text-properties officeooo:rsid="001e26b6"/>
    </style:style>
    <style:style style:name="T90" style:family="text">
      <style:text-properties officeooo:rsid="001b683d"/>
    </style:style>
    <style:style style:name="T91" style:family="text">
      <style:text-properties officeooo:rsid="001cdc4a"/>
    </style:style>
    <style:style style:name="T92" style:family="text">
      <style:text-properties style:font-name="Times New Roman"/>
    </style:style>
    <style:style style:name="T93" style:family="text">
      <style:text-properties style:font-name="Times New Roman" officeooo:rsid="001180ea"/>
    </style:style>
    <style:style style:name="T94" style:family="text">
      <style:text-properties style:font-name="Times New Roman" fo:font-style="italic" style:font-style-asian="italic" style:font-style-complex="italic"/>
    </style:style>
    <style:style style:name="T95" style:family="text">
      <style:text-properties style:font-name="Times New Roman" fo:font-style="italic" officeooo:rsid="001b683d" style:font-style-asian="italic" style:font-style-complex="italic"/>
    </style:style>
    <style:style style:name="T96" style:family="text">
      <style:text-properties style:font-name="Times New Roman" fo:font-style="italic" officeooo:rsid="0021e9d9" style:font-style-asian="italic" style:font-style-complex="italic"/>
    </style:style>
    <style:style style:name="T97" style:family="text">
      <style:text-properties style:font-name="Times New Roman" fo:font-style="italic" officeooo:rsid="0039a05c" style:font-style-asian="italic" style:font-style-complex="italic"/>
    </style:style>
    <style:style style:name="T98" style:family="text">
      <style:text-properties style:font-name="Times New Roman" fo:font-style="italic" officeooo:rsid="00bb519e" style:font-style-asian="italic" style:font-style-complex="italic"/>
    </style:style>
    <style:style style:name="T99" style:family="text">
      <style:text-properties style:font-name="Times New Roman" fo:font-style="italic" officeooo:rsid="00bbd909" style:font-style-asian="italic" style:font-style-complex="italic"/>
    </style:style>
    <style:style style:name="T100" style:family="text">
      <style:text-properties style:font-name="Times New Roman" fo:font-style="italic" officeooo:rsid="00b9d4a4" style:font-style-asian="italic" style:font-style-complex="italic"/>
    </style:style>
    <style:style style:name="T101" style:family="text">
      <style:text-properties style:font-name="Times New Roman" fo:font-style="italic" officeooo:rsid="00ba7eb2" style:font-style-asian="italic" style:font-style-complex="italic"/>
    </style:style>
    <style:style style:name="T102" style:family="text">
      <style:text-properties style:font-name="Times New Roman" fo:font-style="italic" officeooo:rsid="00c54e92" style:font-style-asian="italic" style:font-style-complex="italic"/>
    </style:style>
    <style:style style:name="T103" style:family="text">
      <style:text-properties style:font-name="Times New Roman" fo:font-style="italic" officeooo:rsid="00cac14a" style:font-style-asian="italic" style:font-style-complex="italic"/>
    </style:style>
    <style:style style:name="T104" style:family="text">
      <style:text-properties style:font-name="Times New Roman" fo:font-style="italic" officeooo:rsid="00d370fa" style:font-style-asian="italic" style:font-style-complex="italic"/>
    </style:style>
    <style:style style:name="T105" style:family="text">
      <style:text-properties style:font-name="Times New Roman" fo:font-style="italic" officeooo:rsid="00d7d013" style:font-style-asian="italic" style:font-style-complex="italic"/>
    </style:style>
    <style:style style:name="T106" style:family="text">
      <style:text-properties style:font-name="Times New Roman" fo:font-style="italic" officeooo:rsid="00ddedc6" style:font-style-asian="italic" style:font-style-complex="italic"/>
    </style:style>
    <style:style style:name="T107" style:family="text">
      <style:text-properties style:font-name="Times New Roman" fo:font-style="italic" officeooo:rsid="00ee76a8" style:font-style-asian="italic" style:font-style-complex="italic"/>
    </style:style>
    <style:style style:name="T108" style:family="text">
      <style:text-properties style:font-name="Times New Roman" fo:font-style="italic" officeooo:rsid="00f58bdc" style:font-style-asian="italic" style:font-style-complex="italic"/>
    </style:style>
    <style:style style:name="T109" style:family="text">
      <style:text-properties style:font-name="Times New Roman" fo:font-style="italic" officeooo:rsid="00f77dff" style:font-style-asian="italic" style:font-style-complex="italic"/>
    </style:style>
    <style:style style:name="T110" style:family="text">
      <style:text-properties style:font-name="Times New Roman" fo:font-style="italic" officeooo:rsid="00fcea97" style:font-style-asian="italic" style:font-style-complex="italic"/>
    </style:style>
    <style:style style:name="T111" style:family="text">
      <style:text-properties style:font-name="Times New Roman" fo:font-style="italic" officeooo:rsid="00febea9" style:font-style-asian="italic" style:font-style-complex="italic"/>
    </style:style>
    <style:style style:name="T112" style:family="text">
      <style:text-properties style:font-name="Times New Roman" fo:font-style="italic" officeooo:rsid="010132e9" style:font-style-asian="italic" style:font-style-complex="italic"/>
    </style:style>
    <style:style style:name="T113" style:family="text">
      <style:text-properties style:font-name="Times New Roman" fo:font-style="italic" officeooo:rsid="0103b121" style:font-style-asian="italic" style:font-style-complex="italic"/>
    </style:style>
    <style:style style:name="T114" style:family="text">
      <style:text-properties style:font-name="Times New Roman" fo:font-style="italic" fo:font-weight="bold" officeooo:rsid="00b0fa94" style:font-style-asian="italic" style:font-weight-asian="bold" style:font-style-complex="italic" style:font-weight-complex="bold"/>
    </style:style>
    <style:style style:name="T115" style:family="text">
      <style:text-properties style:font-name="Times New Roman" officeooo:rsid="001a1329"/>
    </style:style>
    <style:style style:name="T116" style:family="text">
      <style:text-properties style:font-name="Times New Roman" officeooo:rsid="001b683d"/>
    </style:style>
    <style:style style:name="T117" style:family="text">
      <style:text-properties style:font-name="Times New Roman" officeooo:rsid="0021e9d9"/>
    </style:style>
    <style:style style:name="T118" style:family="text">
      <style:text-properties style:font-name="Times New Roman" fo:font-style="normal" officeooo:rsid="0021e9d9" style:font-style-asian="normal" style:font-style-complex="normal"/>
    </style:style>
    <style:style style:name="T119" style:family="text">
      <style:text-properties style:font-name="Times New Roman" fo:font-style="normal" officeooo:rsid="00236011" style:font-style-asian="normal" style:font-style-complex="normal"/>
    </style:style>
    <style:style style:name="T120" style:family="text">
      <style:text-properties style:font-name="Times New Roman" fo:font-style="normal" officeooo:rsid="002cc0bd" style:font-style-asian="normal" style:font-style-complex="normal"/>
    </style:style>
    <style:style style:name="T121" style:family="text">
      <style:text-properties style:font-name="Times New Roman" fo:font-style="normal" officeooo:rsid="0039a05c" style:font-style-asian="normal" style:font-style-complex="normal"/>
    </style:style>
    <style:style style:name="T122" style:family="text">
      <style:text-properties style:font-name="Times New Roman" fo:font-style="normal" officeooo:rsid="00bbd909" style:font-style-asian="normal" style:font-style-complex="normal"/>
    </style:style>
    <style:style style:name="T123" style:family="text">
      <style:text-properties style:font-name="Times New Roman" fo:font-style="normal" officeooo:rsid="00bd610c" style:font-style-asian="normal" style:font-style-complex="normal"/>
    </style:style>
    <style:style style:name="T124" style:family="text">
      <style:text-properties style:font-name="Times New Roman" fo:font-style="normal" officeooo:rsid="00bb519e" style:font-style-asian="normal" style:font-style-complex="normal"/>
    </style:style>
    <style:style style:name="T125" style:family="text">
      <style:text-properties style:font-name="Times New Roman" fo:font-style="normal" officeooo:rsid="00c54e92" style:font-style-asian="normal" style:font-style-complex="normal"/>
    </style:style>
    <style:style style:name="T126" style:family="text">
      <style:text-properties style:font-name="Times New Roman" fo:font-style="normal" officeooo:rsid="00cac14a" style:font-style-asian="normal" style:font-style-complex="normal"/>
    </style:style>
    <style:style style:name="T127" style:family="text">
      <style:text-properties style:font-name="Times New Roman" fo:font-style="normal" officeooo:rsid="00d27786" style:font-style-asian="normal" style:font-style-complex="normal"/>
    </style:style>
    <style:style style:name="T128" style:family="text">
      <style:text-properties style:font-name="Times New Roman" fo:font-style="normal" officeooo:rsid="00d370fa" style:font-style-asian="normal" style:font-style-complex="normal"/>
    </style:style>
    <style:style style:name="T129" style:family="text">
      <style:text-properties style:font-name="Times New Roman" fo:font-style="normal" officeooo:rsid="00d7d013" style:font-style-asian="normal" style:font-style-complex="normal"/>
    </style:style>
    <style:style style:name="T130" style:family="text">
      <style:text-properties style:font-name="Times New Roman" fo:font-style="normal" officeooo:rsid="00ddedc6" style:font-style-asian="normal" style:font-style-complex="normal"/>
    </style:style>
    <style:style style:name="T131" style:family="text">
      <style:text-properties style:font-name="Times New Roman" fo:font-style="normal" officeooo:rsid="00e561ff" style:font-style-asian="normal" style:font-style-complex="normal"/>
    </style:style>
    <style:style style:name="T132" style:family="text">
      <style:text-properties style:font-name="Times New Roman" fo:font-style="normal" officeooo:rsid="00ee76a8" style:font-style-asian="normal" style:font-style-complex="normal"/>
    </style:style>
    <style:style style:name="T133" style:family="text">
      <style:text-properties style:font-name="Times New Roman" fo:font-style="normal" officeooo:rsid="00f4e506" style:font-style-asian="normal" style:font-style-complex="normal"/>
    </style:style>
    <style:style style:name="T134" style:family="text">
      <style:text-properties style:font-name="Times New Roman" fo:font-style="normal" officeooo:rsid="00f58bdc" style:font-style-asian="normal" style:font-style-complex="normal"/>
    </style:style>
    <style:style style:name="T135" style:family="text">
      <style:text-properties style:font-name="Times New Roman" fo:font-style="normal" officeooo:rsid="00f77dff" style:font-style-asian="normal" style:font-style-complex="normal"/>
    </style:style>
    <style:style style:name="T136" style:family="text">
      <style:text-properties style:font-name="Times New Roman" fo:font-style="normal" officeooo:rsid="00fcea97" style:font-style-asian="normal" style:font-style-complex="normal"/>
    </style:style>
    <style:style style:name="T137" style:family="text">
      <style:text-properties style:font-name="Times New Roman" fo:font-style="normal" officeooo:rsid="00febea9" style:font-style-asian="normal" style:font-style-complex="normal"/>
    </style:style>
    <style:style style:name="T138" style:family="text">
      <style:text-properties style:font-name="Times New Roman" fo:font-style="normal" officeooo:rsid="00ff3e44" style:font-style-asian="normal" style:font-style-complex="normal"/>
    </style:style>
    <style:style style:name="T139" style:family="text">
      <style:text-properties style:font-name="Times New Roman" fo:font-style="normal" officeooo:rsid="010132e9" style:font-style-asian="normal" style:font-style-complex="normal"/>
    </style:style>
    <style:style style:name="T140" style:family="text">
      <style:text-properties style:font-name="Times New Roman" fo:font-style="normal" officeooo:rsid="01018922" style:font-style-asian="normal" style:font-style-complex="normal"/>
    </style:style>
    <style:style style:name="T141" style:family="text">
      <style:text-properties style:font-name="Times New Roman" fo:font-style="normal" officeooo:rsid="0102120d" style:font-style-asian="normal" style:font-style-complex="normal"/>
    </style:style>
    <style:style style:name="T142" style:family="text">
      <style:text-properties style:font-name="Times New Roman" fo:font-style="normal" officeooo:rsid="0103b121" style:font-style-asian="normal" style:font-style-complex="normal"/>
    </style:style>
    <style:style style:name="T143" style:family="text">
      <style:text-properties style:font-name="Times New Roman" fo:font-style="normal" officeooo:rsid="0105a546" style:font-style-asian="normal" style:font-style-complex="normal"/>
    </style:style>
    <style:style style:name="T144" style:family="text">
      <style:text-properties style:font-name="Times New Roman" fo:font-style="normal" fo:font-weight="bold" officeooo:rsid="00b0fa94" style:font-style-asian="normal" style:font-weight-asian="bold" style:font-style-complex="normal" style:font-weight-complex="bold"/>
    </style:style>
    <style:style style:name="T145" style:family="text">
      <style:text-properties style:font-name="Times New Roman" fo:font-style="normal" fo:font-weight="normal" officeooo:rsid="00b030e0" style:font-style-asian="normal" style:font-weight-asian="normal" style:font-style-complex="normal" style:font-weight-complex="normal"/>
    </style:style>
    <style:style style:name="T146" style:family="text">
      <style:text-properties style:font-name="Times New Roman" fo:font-style="normal" fo:font-weight="normal" officeooo:rsid="00b0fa94" style:font-style-asian="normal" style:font-weight-asian="normal" style:font-style-complex="normal" style:font-weight-complex="normal"/>
    </style:style>
    <style:style style:name="T147" style:family="text">
      <style:text-properties style:font-name="Times New Roman" fo:font-style="normal" fo:font-weight="normal" officeooo:rsid="00e59f6e" style:font-style-asian="normal" style:font-weight-asian="normal" style:font-style-complex="normal" style:font-weight-complex="normal"/>
    </style:style>
    <style:style style:name="T148" style:family="text">
      <style:text-properties style:font-name="Times New Roman" fo:font-style="normal" fo:font-weight="normal" officeooo:rsid="00e5ae5c" style:font-style-asian="normal" style:font-weight-asian="normal" style:font-style-complex="normal" style:font-weight-complex="normal"/>
    </style:style>
    <style:style style:name="T149" style:family="text">
      <style:text-properties style:font-name="Times New Roman" fo:font-style="normal" fo:font-weight="normal" officeooo:rsid="00e5c66f" style:font-style-asian="normal" style:font-weight-asian="normal" style:font-style-complex="normal" style:font-weight-complex="normal"/>
    </style:style>
    <style:style style:name="T150" style:family="text">
      <style:text-properties style:font-name="Times New Roman" fo:font-style="normal" fo:font-weight="normal" officeooo:rsid="00f201ad" style:font-style-asian="normal" style:font-weight-asian="normal" style:font-style-complex="normal" style:font-weight-complex="normal"/>
    </style:style>
    <style:style style:name="T151" style:family="text">
      <style:text-properties style:font-name="Times New Roman" officeooo:rsid="002cc0bd"/>
    </style:style>
    <style:style style:name="T152" style:family="text">
      <style:text-properties style:font-name="Times New Roman" officeooo:rsid="002e1b37"/>
    </style:style>
    <style:style style:name="T153" style:family="text">
      <style:text-properties style:font-name="Times New Roman" officeooo:rsid="00335855"/>
    </style:style>
    <style:style style:name="T154" style:family="text">
      <style:text-properties style:font-name="Times New Roman" officeooo:rsid="0039a05c"/>
    </style:style>
    <style:style style:name="T155" style:family="text">
      <style:text-properties style:font-name="Times New Roman" officeooo:rsid="003b06c2"/>
    </style:style>
    <style:style style:name="T156" style:family="text">
      <style:text-properties style:font-name="Times New Roman" officeooo:rsid="0056c517"/>
    </style:style>
    <style:style style:name="T157" style:family="text">
      <style:text-properties style:font-name="Times New Roman" officeooo:rsid="005e7bcb"/>
    </style:style>
    <style:style style:name="T158" style:family="text">
      <style:text-properties style:font-name="Times New Roman" officeooo:rsid="006a01c1"/>
    </style:style>
    <style:style style:name="T159" style:family="text">
      <style:text-properties style:font-name="Times New Roman" officeooo:rsid="006ec062"/>
    </style:style>
    <style:style style:name="T160" style:family="text">
      <style:text-properties style:font-name="Times New Roman" officeooo:rsid="00712b6a"/>
    </style:style>
    <style:style style:name="T161" style:family="text">
      <style:text-properties style:font-name="Times New Roman" officeooo:rsid="008572b9"/>
    </style:style>
    <style:style style:name="T162" style:family="text">
      <style:text-properties style:font-name="Times New Roman" officeooo:rsid="0087648c"/>
    </style:style>
    <style:style style:name="T163" style:family="text">
      <style:text-properties style:font-name="Times New Roman" officeooo:rsid="008a95d3"/>
    </style:style>
    <style:style style:name="T164" style:family="text">
      <style:text-properties style:font-name="Times New Roman" officeooo:rsid="008cff6c"/>
    </style:style>
    <style:style style:name="T165" style:family="text">
      <style:text-properties style:font-name="Times New Roman" officeooo:rsid="0091ed59"/>
    </style:style>
    <style:style style:name="T166" style:family="text">
      <style:text-properties style:font-name="Times New Roman" officeooo:rsid="00963662"/>
    </style:style>
    <style:style style:name="T167" style:family="text">
      <style:text-properties style:font-name="Times New Roman" officeooo:rsid="009efff3"/>
    </style:style>
    <style:style style:name="T168" style:family="text">
      <style:text-properties style:font-name="Times New Roman" officeooo:rsid="00a0b16a"/>
    </style:style>
    <style:style style:name="T169" style:family="text">
      <style:text-properties style:font-name="Times New Roman" officeooo:rsid="00a203b5"/>
    </style:style>
    <style:style style:name="T170" style:family="text">
      <style:text-properties style:font-name="Times New Roman" officeooo:rsid="00a3ec4b"/>
    </style:style>
    <style:style style:name="T171" style:family="text">
      <style:text-properties style:font-name="Times New Roman" officeooo:rsid="00ab278a"/>
    </style:style>
    <style:style style:name="T172" style:family="text">
      <style:text-properties style:font-name="Times New Roman" officeooo:rsid="00ad2c4d"/>
    </style:style>
    <style:style style:name="T173" style:family="text">
      <style:text-properties style:font-name="Times New Roman" officeooo:rsid="00aeb12a"/>
    </style:style>
    <style:style style:name="T174" style:family="text">
      <style:text-properties style:font-name="Times New Roman" officeooo:rsid="00b030e0"/>
    </style:style>
    <style:style style:name="T175" style:family="text">
      <style:text-properties style:font-name="Times New Roman" fo:font-weight="bold" officeooo:rsid="00b030e0" style:font-weight-asian="bold" style:font-weight-complex="bold"/>
    </style:style>
    <style:style style:name="T176" style:family="text">
      <style:text-properties style:font-name="Times New Roman" officeooo:rsid="00b11e64"/>
    </style:style>
    <style:style style:name="T177" style:family="text">
      <style:text-properties style:font-name="Times New Roman" officeooo:rsid="00b668e1"/>
    </style:style>
    <style:style style:name="T178" style:family="text">
      <style:text-properties style:font-name="Times New Roman" officeooo:rsid="00b9d4a4"/>
    </style:style>
    <style:style style:name="T179" style:family="text">
      <style:text-properties style:font-name="Times New Roman" officeooo:rsid="00ba7eb2"/>
    </style:style>
    <style:style style:name="T180" style:family="text">
      <style:text-properties style:font-name="Times New Roman" officeooo:rsid="00bb519e"/>
    </style:style>
    <style:style style:name="T181" style:family="text">
      <style:text-properties style:font-name="Times New Roman" officeooo:rsid="00bbd909"/>
    </style:style>
    <style:style style:name="T182" style:family="text">
      <style:text-properties style:font-name="Times New Roman" officeooo:rsid="00c4e64a"/>
    </style:style>
    <style:style style:name="T183" style:family="text">
      <style:text-properties style:font-name="Times New Roman" officeooo:rsid="00c54e92"/>
    </style:style>
    <style:style style:name="T184" style:family="text">
      <style:text-properties style:font-name="Times New Roman" officeooo:rsid="00cc43d1"/>
    </style:style>
    <style:style style:name="T185" style:family="text">
      <style:text-properties style:font-name="Times New Roman" officeooo:rsid="00d27786"/>
    </style:style>
    <style:style style:name="T186" style:family="text">
      <style:text-properties style:font-name="Times New Roman" officeooo:rsid="00d370fa"/>
    </style:style>
    <style:style style:name="T187" style:family="text">
      <style:text-properties style:font-name="Times New Roman" officeooo:rsid="00d5ff9b"/>
    </style:style>
    <style:style style:name="T188" style:family="text">
      <style:text-properties style:font-name="Times New Roman" officeooo:rsid="00d7d013"/>
    </style:style>
    <style:style style:name="T189" style:family="text">
      <style:text-properties style:font-name="Times New Roman" officeooo:rsid="00d94855"/>
    </style:style>
    <style:style style:name="T190" style:family="text">
      <style:text-properties style:font-name="Times New Roman" officeooo:rsid="00dd19af"/>
    </style:style>
    <style:style style:name="T191" style:family="text">
      <style:text-properties style:font-name="Times New Roman" officeooo:rsid="00ddedc6"/>
    </style:style>
    <style:style style:name="T192" style:family="text">
      <style:text-properties style:font-name="Times New Roman" officeooo:rsid="00de1160"/>
    </style:style>
    <style:style style:name="T193" style:family="text">
      <style:text-properties style:font-name="Times New Roman" officeooo:rsid="00dfd325"/>
    </style:style>
    <style:style style:name="T194" style:family="text">
      <style:text-properties style:font-name="Times New Roman" officeooo:rsid="00e561ff"/>
    </style:style>
    <style:style style:name="T195" style:family="text">
      <style:text-properties style:font-name="Times New Roman" officeooo:rsid="00e59f6e"/>
    </style:style>
    <style:style style:name="T196" style:family="text">
      <style:text-properties style:font-name="Times New Roman" officeooo:rsid="00e5c66f"/>
    </style:style>
    <style:style style:name="T197" style:family="text">
      <style:text-properties style:font-name="Times New Roman" officeooo:rsid="00e61480"/>
    </style:style>
    <style:style style:name="T198" style:family="text">
      <style:text-properties style:font-name="Times New Roman" officeooo:rsid="00ea0eb9"/>
    </style:style>
    <style:style style:name="T199" style:family="text">
      <style:text-properties style:font-name="Times New Roman" officeooo:rsid="00ee163f"/>
    </style:style>
    <style:style style:name="T200" style:family="text">
      <style:text-properties style:font-name="Times New Roman" officeooo:rsid="00ee5f5f"/>
    </style:style>
    <style:style style:name="T201" style:family="text">
      <style:text-properties style:font-name="Times New Roman" officeooo:rsid="00ee76a8"/>
    </style:style>
    <style:style style:name="T202" style:family="text">
      <style:text-properties style:font-name="Times New Roman" officeooo:rsid="00f15aaf"/>
    </style:style>
    <style:style style:name="T203" style:family="text">
      <style:text-properties style:font-name="Times New Roman" officeooo:rsid="00f3c384"/>
    </style:style>
    <style:style style:name="T204" style:family="text">
      <style:text-properties style:font-name="Times New Roman" fo:background-color="transparent" loext:char-shading-value="0"/>
    </style:style>
    <style:style style:name="T205" style:family="text">
      <style:text-properties style:font-name="Times New Roman" officeooo:rsid="00f4e506"/>
    </style:style>
    <style:style style:name="T206" style:family="text">
      <style:text-properties style:font-name="Times New Roman" officeooo:rsid="00f58bdc"/>
    </style:style>
    <style:style style:name="T207" style:family="text">
      <style:text-properties style:font-name="Times New Roman" officeooo:rsid="00f77dff"/>
    </style:style>
    <style:style style:name="T208" style:family="text">
      <style:text-properties style:font-name="Times New Roman" officeooo:rsid="00fc5df4"/>
    </style:style>
    <style:style style:name="T209" style:family="text">
      <style:text-properties style:font-name="Times New Roman" officeooo:rsid="00fcea97"/>
    </style:style>
    <style:style style:name="T210" style:family="text">
      <style:text-properties style:font-name="Times New Roman" officeooo:rsid="00febea9"/>
    </style:style>
    <style:style style:name="T211" style:family="text">
      <style:text-properties style:font-name="Times New Roman" officeooo:rsid="0102120d"/>
    </style:style>
    <style:style style:name="T212" style:family="text">
      <style:text-properties style:font-name="Times New Roman" officeooo:rsid="010629e1"/>
    </style:style>
    <style:style style:name="T213" style:family="text">
      <style:text-properties style:font-name="Times New Roman" officeooo:rsid="011981b3"/>
    </style:style>
    <style:style style:name="T214" style:family="text">
      <style:text-properties style:font-name="Times New Roman" officeooo:rsid="011a71d9"/>
    </style:style>
    <style:style style:name="T215" style:family="text">
      <style:text-properties style:font-name="Times New Roman" fo:font-size="12pt" style:font-size-asian="12pt" style:font-size-complex="12pt"/>
    </style:style>
    <style:style style:name="T216" style:family="text">
      <style:text-properties style:font-name="Times New Roman" fo:font-size="12pt" officeooo:rsid="00ab278a" style:font-size-asian="12pt" style:font-size-complex="12pt"/>
    </style:style>
    <style:style style:name="T217" style:family="text">
      <style:text-properties style:font-name="Times New Roman" fo:font-size="12pt" officeooo:rsid="002e1b37" style:font-size-asian="12pt" style:font-size-complex="12pt"/>
    </style:style>
    <style:style style:name="T218" style:family="text">
      <style:text-properties style:font-name="Times New Roman" fo:font-size="12pt" officeooo:rsid="00335855" style:font-size-asian="12pt" style:font-size-complex="12pt"/>
    </style:style>
    <style:style style:name="T219" style:family="text">
      <style:text-properties style:font-name="Times New Roman" fo:font-size="12pt" officeooo:rsid="00f4e506" style:font-size-asian="12pt" style:font-size-complex="12pt"/>
    </style:style>
    <style:style style:name="T220" style:family="text">
      <style:text-properties style:font-name="Times New Roman" fo:font-size="12pt" officeooo:rsid="00bb519e" style:font-size-asian="12pt" style:font-size-complex="12pt"/>
    </style:style>
    <style:style style:name="T221" style:family="text">
      <style:text-properties style:font-name="Times New Roman" fo:font-size="12pt" officeooo:rsid="001a1329" style:font-size-asian="12pt" style:font-size-complex="12pt"/>
    </style:style>
    <style:style style:name="T222" style:family="text">
      <style:text-properties style:font-name="Times New Roman" fo:font-size="12pt" officeooo:rsid="0039a05c" style:font-size-asian="12pt" style:font-size-complex="12pt"/>
    </style:style>
    <style:style style:name="T223" style:family="text">
      <style:text-properties style:font-name="Times New Roman" fo:font-size="12pt" officeooo:rsid="00fc5df4" style:font-size-asian="12pt" style:font-size-complex="12pt"/>
    </style:style>
    <style:style style:name="T224" style:family="text">
      <style:text-properties style:font-name="Times New Roman" fo:font-size="12pt" officeooo:rsid="00d5ff9b" style:font-size-asian="12pt" style:font-size-complex="12pt"/>
    </style:style>
    <style:style style:name="T225" style:family="text">
      <style:text-properties style:font-name="Times New Roman" fo:font-size="12pt" officeooo:rsid="006ec062" style:font-size-asian="12pt" style:font-size-complex="12pt"/>
    </style:style>
    <style:style style:name="T226" style:family="text">
      <style:text-properties style:font-name="Times New Roman" fo:font-size="12pt" officeooo:rsid="00712b6a" style:font-size-asian="12pt" style:font-size-complex="12pt"/>
    </style:style>
    <style:style style:name="T227" style:family="text">
      <style:text-properties style:font-name="Times New Roman" fo:font-size="12pt" officeooo:rsid="00d7d013" style:font-size-asian="12pt" style:font-size-complex="12pt"/>
    </style:style>
    <style:style style:name="T228" style:family="text">
      <style:text-properties style:font-name="Times New Roman" fo:font-size="12pt" officeooo:rsid="00febea9" style:font-size-asian="12pt" style:font-size-complex="12pt"/>
    </style:style>
    <style:style style:name="T229" style:family="text">
      <style:text-properties style:font-name="Times New Roman" fo:font-size="12pt" officeooo:rsid="00d94855" style:font-size-asian="12pt" style:font-size-complex="12pt"/>
    </style:style>
    <style:style style:name="T230" style:family="text">
      <style:text-properties style:font-name="Times New Roman" fo:font-size="12pt" officeooo:rsid="00dd19af" style:font-size-asian="12pt" style:font-size-complex="12pt"/>
    </style:style>
    <style:style style:name="T231" style:family="text">
      <style:text-properties style:font-name="Times New Roman" fo:font-size="12pt" officeooo:rsid="00de1160" style:font-size-asian="12pt" style:font-size-complex="12pt"/>
    </style:style>
    <style:style style:name="T232" style:family="text">
      <style:text-properties style:font-name="Times New Roman" fo:font-size="12pt" officeooo:rsid="00dfd325" style:font-size-asian="12pt" style:font-size-complex="12pt"/>
    </style:style>
    <style:style style:name="T233" style:family="text">
      <style:text-properties style:font-name="Times New Roman" fo:font-size="12pt" officeooo:rsid="00ddedc6" style:font-size-asian="12pt" style:font-size-complex="12pt"/>
    </style:style>
    <style:style style:name="T234" style:family="text">
      <style:text-properties style:font-name="Times New Roman" fo:font-size="12pt" officeooo:rsid="0102120d" style:font-size-asian="12pt" style:font-size-complex="12pt"/>
    </style:style>
    <style:style style:name="T235" style:family="text">
      <style:text-properties style:font-name="Times New Roman" fo:font-size="12pt" officeooo:rsid="005e7bcb" style:font-size-asian="12pt" style:font-size-complex="12pt"/>
    </style:style>
    <style:style style:name="T236" style:family="text">
      <style:text-properties style:font-name="Times New Roman" fo:font-size="12pt" officeooo:rsid="010629e1" style:font-size-asian="12pt" style:font-size-complex="12pt"/>
    </style:style>
    <style:style style:name="T237" style:family="text">
      <style:text-properties style:font-name="Times New Roman" fo:font-size="12pt" officeooo:rsid="00f58bdc" style:font-size-asian="12pt" style:font-size-complex="12pt"/>
    </style:style>
    <style:style style:name="T238" style:family="text">
      <style:text-properties style:font-name="Times New Roman" fo:font-size="12pt" officeooo:rsid="001b683d" style:font-size-asian="12pt" style:font-size-complex="12pt"/>
    </style:style>
    <style:style style:name="T239" style:family="text">
      <style:text-properties style:font-name="Times New Roman" fo:font-size="12pt" officeooo:rsid="00ee76a8" style:font-size-asian="12pt" style:font-size-complex="12pt"/>
    </style:style>
    <style:style style:name="T240" style:family="text">
      <style:text-properties style:font-name="Times New Roman" fo:font-size="12pt" officeooo:rsid="00ee5f5f" style:font-size-asian="12pt" style:font-size-complex="12pt"/>
    </style:style>
    <style:style style:name="T241" style:family="text">
      <style:text-properties style:font-name="Times New Roman" fo:font-size="12pt" officeooo:rsid="00ee163f" style:font-size-asian="12pt" style:font-size-complex="12pt"/>
    </style:style>
    <style:style style:name="T242" style:family="text">
      <style:text-properties style:font-name="Times New Roman" fo:font-size="12pt" officeooo:rsid="00f77dff" style:font-size-asian="12pt" style:font-size-complex="12pt"/>
    </style:style>
    <style:style style:name="T243" style:family="text">
      <style:text-properties style:font-name="Times New Roman" fo:font-size="12pt" officeooo:rsid="011981b3" style:font-size-asian="12pt" style:font-size-complex="12pt"/>
    </style:style>
    <style:style style:name="T244" style:family="text">
      <style:text-properties style:font-name="Times New Roman" fo:font-size="12pt" officeooo:rsid="006a01c1" style:font-size-asian="12pt" style:font-size-complex="12pt"/>
    </style:style>
    <style:style style:name="T245" style:family="text">
      <style:text-properties style:font-name="Times New Roman" fo:font-size="12pt" officeooo:rsid="011a71d9" style:font-size-asian="12pt" style:font-size-complex="12pt"/>
    </style:style>
    <style:style style:name="T246" style:family="text">
      <style:text-properties style:font-name="Times New Roman" fo:font-size="12pt" fo:font-style="italic" style:font-size-asian="12pt" style:font-style-asian="italic" style:font-size-complex="12pt" style:font-style-complex="italic"/>
    </style:style>
    <style:style style:name="T247" style:family="text">
      <style:text-properties style:font-name="Times New Roman" fo:font-size="12pt" fo:font-style="italic" officeooo:rsid="0039a05c" style:font-size-asian="12pt" style:font-style-asian="italic" style:font-size-complex="12pt" style:font-style-complex="italic"/>
    </style:style>
    <style:style style:name="T248" style:family="text">
      <style:text-properties style:font-name="Times New Roman" fo:font-size="12pt" fo:font-style="italic" officeooo:rsid="00cac14a" style:font-size-asian="12pt" style:font-style-asian="italic" style:font-size-complex="12pt" style:font-style-complex="italic"/>
    </style:style>
    <style:style style:name="T249" style:family="text">
      <style:text-properties style:font-name="Times New Roman" fo:font-size="12pt" fo:font-style="italic" officeooo:rsid="00ba7eb2" style:font-size-asian="12pt" style:font-style-asian="italic" style:font-size-complex="12pt" style:font-style-complex="italic"/>
    </style:style>
    <style:style style:name="T250" style:family="text">
      <style:text-properties style:font-name="Times New Roman" fo:font-size="12pt" fo:font-style="italic" officeooo:rsid="00d370fa" style:font-size-asian="12pt" style:font-style-asian="italic" style:font-size-complex="12pt" style:font-style-complex="italic"/>
    </style:style>
    <style:style style:name="T251" style:family="text">
      <style:text-properties style:font-name="Times New Roman" fo:font-size="12pt" fo:font-style="italic" officeooo:rsid="00d7d013" style:font-size-asian="12pt" style:font-style-asian="italic" style:font-size-complex="12pt" style:font-style-complex="italic"/>
    </style:style>
    <style:style style:name="T252" style:family="text">
      <style:text-properties style:font-name="Times New Roman" fo:font-size="12pt" fo:font-style="italic" officeooo:rsid="00ddedc6" style:font-size-asian="12pt" style:font-style-asian="italic" style:font-size-complex="12pt" style:font-style-complex="italic"/>
    </style:style>
    <style:style style:name="T253" style:family="text">
      <style:text-properties style:font-name="Times New Roman" fo:font-size="12pt" fo:font-style="italic" officeooo:rsid="0103b121" style:font-size-asian="12pt" style:font-style-asian="italic" style:font-size-complex="12pt" style:font-style-complex="italic"/>
    </style:style>
    <style:style style:name="T254" style:family="text">
      <style:text-properties style:font-name="Times New Roman" fo:font-size="12pt" fo:font-style="italic" officeooo:rsid="00bbd909" style:font-size-asian="12pt" style:font-style-asian="italic" style:font-size-complex="12pt" style:font-style-complex="italic"/>
    </style:style>
    <style:style style:name="T255" style:family="text">
      <style:text-properties style:font-name="Times New Roman" fo:font-size="12pt" fo:font-style="italic" officeooo:rsid="00f58bdc" style:font-size-asian="12pt" style:font-style-asian="italic" style:font-size-complex="12pt" style:font-style-complex="italic"/>
    </style:style>
    <style:style style:name="T256" style:family="text">
      <style:text-properties style:font-name="Times New Roman" fo:font-size="12pt" fo:font-style="italic" officeooo:rsid="001b683d" style:font-size-asian="12pt" style:font-style-asian="italic" style:font-size-complex="12pt" style:font-style-complex="italic"/>
    </style:style>
    <style:style style:name="T257" style:family="text">
      <style:text-properties style:font-name="Times New Roman" fo:font-size="12pt" fo:font-style="italic" officeooo:rsid="00ee76a8" style:font-size-asian="12pt" style:font-style-asian="italic" style:font-size-complex="12pt" style:font-style-complex="italic"/>
    </style:style>
    <style:style style:name="T258" style:family="text">
      <style:text-properties style:font-name="Times New Roman" fo:font-size="12pt" fo:font-style="italic" officeooo:rsid="00f77dff" style:font-size-asian="12pt" style:font-style-asian="italic" style:font-size-complex="12pt" style:font-style-complex="italic"/>
    </style:style>
    <style:style style:name="T259" style:family="text">
      <style:text-properties style:font-name="Times New Roman" fo:font-size="12pt" fo:font-style="italic" officeooo:rsid="010132e9" style:font-size-asian="12pt" style:font-style-asian="italic" style:font-size-complex="12pt" style:font-style-complex="italic"/>
    </style:style>
    <style:style style:name="T260" style:family="text">
      <style:text-properties style:font-name="Times New Roman" fo:font-size="12pt" fo:background-color="transparent" loext:char-shading-value="0" style:font-size-asian="12pt" style:font-size-complex="12pt"/>
    </style:style>
    <style:style style:name="T261" style:family="text">
      <style:text-properties style:font-name="Times New Roman" fo:font-size="12pt" fo:font-style="normal" officeooo:rsid="0039a05c" style:font-size-asian="12pt" style:font-style-asian="normal" style:font-size-complex="12pt" style:font-style-complex="normal"/>
    </style:style>
    <style:style style:name="T262" style:family="text">
      <style:text-properties style:font-name="Times New Roman" fo:font-size="12pt" fo:font-style="normal" officeooo:rsid="00cac14a" style:font-size-asian="12pt" style:font-style-asian="normal" style:font-size-complex="12pt" style:font-style-complex="normal"/>
    </style:style>
    <style:style style:name="T263" style:family="text">
      <style:text-properties style:font-name="Times New Roman" fo:font-size="12pt" fo:font-style="normal" officeooo:rsid="00e561ff" style:font-size-asian="12pt" style:font-style-asian="normal" style:font-size-complex="12pt" style:font-style-complex="normal"/>
    </style:style>
    <style:style style:name="T264" style:family="text">
      <style:text-properties style:font-name="Times New Roman" fo:font-size="12pt" fo:font-style="normal" officeooo:rsid="00d370fa" style:font-size-asian="12pt" style:font-style-asian="normal" style:font-size-complex="12pt" style:font-style-complex="normal"/>
    </style:style>
    <style:style style:name="T265" style:family="text">
      <style:text-properties style:font-name="Times New Roman" fo:font-size="12pt" fo:font-style="normal" officeooo:rsid="00d7d013" style:font-size-asian="12pt" style:font-style-asian="normal" style:font-size-complex="12pt" style:font-style-complex="normal"/>
    </style:style>
    <style:style style:name="T266" style:family="text">
      <style:text-properties style:font-name="Times New Roman" fo:font-size="12pt" fo:font-style="normal" officeooo:rsid="00ddedc6" style:font-size-asian="12pt" style:font-style-asian="normal" style:font-size-complex="12pt" style:font-style-complex="normal"/>
    </style:style>
    <style:style style:name="T267" style:family="text">
      <style:text-properties style:font-name="Times New Roman" fo:font-size="12pt" fo:font-style="normal" officeooo:rsid="0102120d" style:font-size-asian="12pt" style:font-style-asian="normal" style:font-size-complex="12pt" style:font-style-complex="normal"/>
    </style:style>
    <style:style style:name="T268" style:family="text">
      <style:text-properties style:font-name="Times New Roman" fo:font-size="12pt" fo:font-style="normal" officeooo:rsid="0103b121" style:font-size-asian="12pt" style:font-style-asian="normal" style:font-size-complex="12pt" style:font-style-complex="normal"/>
    </style:style>
    <style:style style:name="T269" style:family="text">
      <style:text-properties style:font-name="Times New Roman" fo:font-size="12pt" fo:font-style="normal" officeooo:rsid="0105a546" style:font-size-asian="12pt" style:font-style-asian="normal" style:font-size-complex="12pt" style:font-style-complex="normal"/>
    </style:style>
    <style:style style:name="T270" style:family="text">
      <style:text-properties style:font-name="Times New Roman" fo:font-size="12pt" fo:font-style="normal" officeooo:rsid="00f58bdc" style:font-size-asian="12pt" style:font-style-asian="normal" style:font-size-complex="12pt" style:font-style-complex="normal"/>
    </style:style>
    <style:style style:name="T271" style:family="text">
      <style:text-properties style:font-name="Times New Roman" fo:font-size="12pt" fo:font-style="normal" officeooo:rsid="00ee76a8" style:font-size-asian="12pt" style:font-style-asian="normal" style:font-size-complex="12pt" style:font-style-complex="normal"/>
    </style:style>
    <style:style style:name="T272" style:family="text">
      <style:text-properties style:font-name="Times New Roman" fo:font-size="12pt" fo:font-style="normal" officeooo:rsid="00f77dff" style:font-size-asian="12pt" style:font-style-asian="normal" style:font-size-complex="12pt" style:font-style-complex="normal"/>
    </style:style>
    <style:style style:name="T273" style:family="text">
      <style:text-properties style:font-name="Times New Roman" fo:font-size="12pt" fo:font-style="normal" officeooo:rsid="00ff3e44" style:font-size-asian="12pt" style:font-style-asian="normal" style:font-size-complex="12pt" style:font-style-complex="normal"/>
    </style:style>
    <style:style style:name="T274" style:family="text">
      <style:text-properties style:font-name="Times New Roman" fo:font-size="12pt" fo:font-style="normal" officeooo:rsid="01018922" style:font-size-asian="12pt" style:font-style-asian="normal" style:font-size-complex="12pt" style:font-style-complex="normal"/>
    </style:style>
    <style:style style:name="T275" style:family="text">
      <style:text-properties style:font-name="Times New Roman" fo:font-size="12pt" fo:font-style="normal" officeooo:rsid="010132e9" style:font-size-asian="12pt" style:font-style-asian="normal" style:font-size-complex="12pt" style:font-style-complex="normal"/>
    </style:style>
    <style:style style:name="T276" style:family="text">
      <style:text-properties officeooo:rsid="00206e01"/>
    </style:style>
    <style:style style:name="T277" style:family="text">
      <style:text-properties officeooo:rsid="002e1b37"/>
    </style:style>
    <style:style style:name="T278" style:family="text">
      <style:text-properties fo:font-style="normal" style:font-style-asian="normal" style:font-style-complex="normal"/>
    </style:style>
    <style:style style:name="T279" style:family="text">
      <style:text-properties fo:font-style="normal" officeooo:rsid="00354e56" style:font-style-asian="normal" style:font-style-complex="normal"/>
    </style:style>
    <style:style style:name="T280" style:family="text">
      <style:text-properties fo:font-style="normal" officeooo:rsid="0036b468" style:font-style-asian="normal" style:font-style-complex="normal"/>
    </style:style>
    <style:style style:name="T281" style:family="text">
      <style:text-properties fo:font-style="normal" officeooo:rsid="00ea0eb9" style:font-style-asian="normal" style:font-style-complex="normal"/>
    </style:style>
    <style:style style:name="T282" style:family="text">
      <style:text-properties fo:font-style="normal" officeooo:rsid="00f8d073" style:font-style-asian="normal" style:font-style-complex="normal"/>
    </style:style>
    <style:style style:name="T283" style:family="text">
      <style:text-properties fo:font-style="normal" officeooo:rsid="00fa00b7" style:font-style-asian="normal" style:font-style-complex="normal"/>
    </style:style>
    <style:style style:name="T284" style:family="text">
      <style:text-properties fo:font-style="normal" officeooo:rsid="01018922" style:font-style-asian="normal" style:font-style-complex="normal"/>
    </style:style>
    <style:style style:name="T285" style:family="text">
      <style:text-properties fo:font-style="normal" officeooo:rsid="0102120d" style:font-style-asian="normal" style:font-style-complex="normal"/>
    </style:style>
    <style:style style:name="T286" style:family="text">
      <style:text-properties fo:font-style="normal" officeooo:rsid="01072493" style:font-style-asian="normal" style:font-style-complex="normal"/>
    </style:style>
    <style:style style:name="T287" style:family="text">
      <style:text-properties fo:font-style="normal" officeooo:rsid="010cafbd" style:font-style-asian="normal" style:font-style-complex="normal"/>
    </style:style>
    <style:style style:name="T288" style:family="text">
      <style:text-properties fo:font-style="normal" officeooo:rsid="01105344" style:font-style-asian="normal" style:font-style-complex="normal"/>
    </style:style>
    <style:style style:name="T289" style:family="text">
      <style:text-properties fo:font-style="normal" officeooo:rsid="01122939" style:font-style-asian="normal" style:font-style-complex="normal"/>
    </style:style>
    <style:style style:name="T290" style:family="text">
      <style:text-properties fo:font-style="normal" officeooo:rsid="0113e72d" style:font-style-asian="normal" style:font-style-complex="normal"/>
    </style:style>
    <style:style style:name="T291" style:family="text">
      <style:text-properties fo:font-style="normal" officeooo:rsid="0115d00e" style:font-style-asian="normal" style:font-style-complex="normal"/>
    </style:style>
    <style:style style:name="T292" style:family="text">
      <style:text-properties fo:font-style="normal" officeooo:rsid="011607cd" style:font-style-asian="normal" style:font-style-complex="normal"/>
    </style:style>
    <style:style style:name="T293" style:family="text">
      <style:text-properties fo:font-style="normal" officeooo:rsid="0117b79e" style:font-style-asian="normal" style:font-style-complex="normal"/>
    </style:style>
    <style:style style:name="T294" style:family="text">
      <style:text-properties fo:font-style="normal" officeooo:rsid="011c615c" style:font-style-asian="normal" style:font-style-complex="normal"/>
    </style:style>
    <style:style style:name="T295" style:family="text">
      <style:text-properties fo:font-style="normal" officeooo:rsid="011d2d04" style:font-style-asian="normal" style:font-style-complex="normal"/>
    </style:style>
    <style:style style:name="T296" style:family="text">
      <style:text-properties fo:font-style="normal" officeooo:rsid="011f13b9" style:font-style-asian="normal" style:font-style-complex="normal"/>
    </style:style>
    <style:style style:name="T297" style:family="text">
      <style:text-properties fo:font-style="normal" officeooo:rsid="012073ec" style:font-style-asian="normal" style:font-style-complex="normal"/>
    </style:style>
    <style:style style:name="T298" style:family="text">
      <style:text-properties fo:font-style="normal" officeooo:rsid="01228a4c" style:font-style-asian="normal" style:font-style-complex="normal"/>
    </style:style>
    <style:style style:name="T299" style:family="text">
      <style:text-properties fo:font-style="normal" officeooo:rsid="00fc5df4" style:font-style-asian="normal" style:font-style-complex="normal"/>
    </style:style>
    <style:style style:name="T300" style:family="text">
      <style:text-properties fo:font-style="normal" officeooo:rsid="00fcea97" style:font-style-asian="normal" style:font-style-complex="normal"/>
    </style:style>
    <style:style style:name="T301" style:family="text">
      <style:text-properties fo:font-style="normal" officeooo:rsid="00febea9" style:font-style-asian="normal" style:font-style-complex="normal"/>
    </style:style>
    <style:style style:name="T302" style:family="text">
      <style:text-properties fo:font-style="normal" officeooo:rsid="012566e9" style:font-style-asian="normal" style:font-style-complex="normal"/>
    </style:style>
    <style:style style:name="T303" style:family="text">
      <style:text-properties fo:font-style="normal" fo:font-weight="bold" style:font-style-asian="normal" style:font-weight-asian="bold" style:font-style-complex="normal" style:font-weight-complex="bold"/>
    </style:style>
    <style:style style:name="T304" style:family="text">
      <style:text-properties fo:font-style="normal" fo:font-weight="bold" officeooo:rsid="00354e56" style:font-style-asian="normal" style:font-weight-asian="bold" style:font-style-complex="normal" style:font-weight-complex="bold"/>
    </style:style>
    <style:style style:name="T305" style:family="text">
      <style:text-properties fo:font-style="normal" fo:font-weight="bold" officeooo:rsid="00e1d22f" style:font-style-asian="normal" style:font-weight-asian="bold" style:font-style-complex="normal" style:font-weight-complex="bold"/>
    </style:style>
    <style:style style:name="T306" style:family="text">
      <style:text-properties fo:font-style="normal" fo:font-weight="bold" officeooo:rsid="0036b468" style:font-style-asian="normal" style:font-weight-asian="bold" style:font-style-complex="normal" style:font-weight-complex="bold"/>
    </style:style>
    <style:style style:name="T307" style:family="text">
      <style:text-properties fo:font-style="normal" fo:font-weight="normal" officeooo:rsid="010b5b4b" style:font-style-asian="normal" style:font-weight-asian="normal" style:font-style-complex="normal" style:font-weight-complex="normal"/>
    </style:style>
    <style:style style:name="T308" style:family="text">
      <style:text-properties fo:font-style="normal" fo:font-weight="normal" officeooo:rsid="010cafbd" style:font-style-asian="normal" style:font-weight-asian="normal" style:font-style-complex="normal" style:font-weight-complex="normal"/>
    </style:style>
    <style:style style:name="T309" style:family="text">
      <style:text-properties officeooo:rsid="00354e56"/>
    </style:style>
    <style:style style:name="T310" style:family="text">
      <style:text-properties style:text-position="super 58%" officeooo:rsid="00477081"/>
    </style:style>
    <style:style style:name="T311" style:family="text">
      <style:text-properties style:text-position="super 58%" style:font-name="Times New Roman" officeooo:rsid="00ab278a"/>
    </style:style>
    <style:style style:name="T312" style:family="text">
      <style:text-properties style:text-position="super 58%" style:font-name="Times New Roman" fo:font-size="12pt" officeooo:rsid="00ab278a" style:font-size-asian="12pt" style:font-size-complex="12pt"/>
    </style:style>
    <style:style style:name="T313" style:family="text">
      <style:text-properties style:text-position="super 58%" fo:font-weight="normal" style:font-weight-asian="normal" style:font-weight-complex="normal"/>
    </style:style>
    <style:style style:name="T314" style:family="text">
      <style:text-properties style:text-position="super 58%" fo:font-weight="normal" officeooo:rsid="00a8c4ac" style:font-weight-asian="normal" style:font-weight-complex="normal"/>
    </style:style>
    <style:style style:name="T315" style:family="text">
      <style:text-properties style:text-position="super 58%" officeooo:rsid="00ab278a"/>
    </style:style>
    <style:style style:name="T316" style:family="text">
      <style:text-properties fo:font-weight="bold" style:font-weight-asian="bold"/>
    </style:style>
    <style:style style:name="T317" style:family="text">
      <style:text-properties fo:font-weight="bold" officeooo:rsid="00e1d22f" style:font-weight-asian="bold" style:font-weight-complex="bold"/>
    </style:style>
    <style:style style:name="T318" style:family="text">
      <style:text-properties fo:font-weight="bold" officeooo:rsid="010b5b4b" style:font-weight-asian="bold" style:font-weight-complex="bold"/>
    </style:style>
    <style:style style:name="T319" style:family="text">
      <style:text-properties officeooo:rsid="006da3bc"/>
    </style:style>
    <style:style style:name="T320" style:family="text">
      <style:text-properties officeooo:rsid="00713c51"/>
    </style:style>
    <style:style style:name="T321" style:family="text">
      <style:text-properties officeooo:rsid="0074147b"/>
    </style:style>
    <style:style style:name="T322" style:family="text">
      <style:text-properties officeooo:rsid="0079e5d6"/>
    </style:style>
    <style:style style:name="T323" style:family="text">
      <style:text-properties officeooo:rsid="007b81ab"/>
    </style:style>
    <style:style style:name="T324" style:family="text">
      <style:text-properties officeooo:rsid="00a8c4ac"/>
    </style:style>
    <style:style style:name="T325" style:family="text">
      <style:text-properties fo:font-weight="normal" style:font-weight-asian="normal" style:font-weight-complex="normal"/>
    </style:style>
    <style:style style:name="T326" style:family="text">
      <style:text-properties officeooo:rsid="0045af7d"/>
    </style:style>
    <style:style style:name="T327" style:family="text">
      <style:text-properties officeooo:rsid="00b11e64"/>
    </style:style>
    <style:style style:name="T328" style:family="text">
      <style:text-properties style:text-position="sub 58%" style:font-name="Times New Roman" fo:font-style="italic" officeooo:rsid="00b9d4a4" style:font-style-asian="italic" style:font-style-complex="italic"/>
    </style:style>
    <style:style style:name="T329" style:family="text">
      <style:text-properties style:text-position="sub 58%" style:font-name="Times New Roman" fo:font-style="italic" officeooo:rsid="00bd610c" style:font-style-asian="italic" style:font-style-complex="italic"/>
    </style:style>
    <style:style style:name="T330" style:family="text">
      <style:text-properties style:text-position="sub 58%" style:font-name="Times New Roman" fo:font-style="italic" officeooo:rsid="00bbd909" style:font-style-asian="italic" style:font-style-complex="italic"/>
    </style:style>
    <style:style style:name="T331" style:family="text">
      <style:text-properties style:text-position="sub 58%" style:font-name="Times New Roman" fo:font-style="italic" officeooo:rsid="00ba7eb2" style:font-style-asian="italic" style:font-style-complex="italic"/>
    </style:style>
    <style:style style:name="T332" style:family="text">
      <style:text-properties style:text-position="sub 58%" style:font-name="Times New Roman" fo:font-style="italic" officeooo:rsid="00c54e92" style:font-style-asian="italic" style:font-style-complex="italic"/>
    </style:style>
    <style:style style:name="T333" style:family="text">
      <style:text-properties style:text-position="sub 58%" style:font-name="Times New Roman" fo:font-size="12pt" fo:font-style="italic" officeooo:rsid="00ba7eb2" style:font-size-asian="12pt" style:font-style-asian="italic" style:font-size-complex="12pt" style:font-style-complex="italic"/>
    </style:style>
    <style:style style:name="T334" style:family="text">
      <style:text-properties style:text-position="sub 58%" style:font-name="Times New Roman" fo:font-size="12pt" fo:font-style="italic" officeooo:rsid="00c54e92" style:font-size-asian="12pt" style:font-style-asian="italic" style:font-size-complex="12pt" style:font-style-complex="italic"/>
    </style:style>
    <style:style style:name="T335" style:family="text">
      <style:text-properties officeooo:rsid="00c4e64a"/>
    </style:style>
    <style:style style:name="T336" style:family="text">
      <style:text-properties officeooo:rsid="00cc43d1"/>
    </style:style>
    <style:style style:name="T337" style:family="text">
      <style:text-properties officeooo:rsid="00cf1627"/>
    </style:style>
    <style:style style:name="T338" style:family="text">
      <style:text-properties officeooo:rsid="00e1d22f"/>
    </style:style>
    <style:style style:name="T339" style:family="text">
      <style:text-properties officeooo:rsid="00e20c6b"/>
    </style:style>
    <style:style style:name="T340" style:family="text">
      <style:text-properties officeooo:rsid="00ea0eb9"/>
    </style:style>
    <style:style style:name="T341" style:family="text">
      <style:text-properties officeooo:rsid="00f4e506"/>
    </style:style>
    <style:style style:name="T342" style:family="text">
      <style:text-properties officeooo:rsid="00f8d073"/>
    </style:style>
    <style:style style:name="T343" style:family="text">
      <style:text-properties officeooo:rsid="010b5b4b"/>
    </style:style>
    <style:style style:name="T344" style:family="text">
      <style:text-properties officeooo:rsid="010cafbd"/>
    </style:style>
    <style:style style:name="T345" style:family="text">
      <style:text-properties officeooo:rsid="010e6f64"/>
    </style:style>
    <style:style style:name="T346" style:family="text">
      <style:text-properties officeooo:rsid="01105344"/>
    </style:style>
    <style:style style:name="T347" style:family="text">
      <style:text-properties officeooo:rsid="011bd3ec"/>
    </style:style>
    <style:style style:name="T348" style:family="text">
      <style:text-properties officeooo:rsid="011c615c"/>
    </style:style>
    <style:style style:name="T349" style:family="text">
      <style:text-properties officeooo:rsid="011d2d04"/>
    </style:style>
    <style:style style:name="T350" style:family="text">
      <style:text-properties officeooo:rsid="011f13b9"/>
    </style:style>
    <style:style style:name="T351" style:family="text">
      <style:text-properties officeooo:rsid="012073ec"/>
    </style:style>
    <style:style style:name="T352" style:family="text">
      <style:text-properties officeooo:rsid="0125f259"/>
    </style:style>
    <style:style style:name="T353" style:family="text">
      <style:text-properties fo:font-size="12pt" style:font-size-asian="12pt" style:font-size-complex="12pt"/>
    </style:style>
    <style:style style:name="fr1" style:family="graphic" style:parent-style-name="OLE">
      <style:graphic-properties style:run-through="foreground" style:wrap="none" style:horizontal-pos="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itle:</text:p>
      <text:p text:style-name="P12">A phylogenetic model for the arrival of species into <text:span text:style-name="T324">microbial communities and the human microbiome </text:span></text:p>
      <text:p text:style-name="P13"/>
      <text:p text:style-name="P18">Running Title:</text:p>
      <text:p text:style-name="P22">Phylogenetic <text:span text:style-name="T319">c</text:span>ommunity <text:span text:style-name="T319">a</text:span>ssembly of <text:span text:style-name="T319">m</text:span>icrobes</text:p>
      <text:p text:style-name="P4"/>
      <text:p text:style-name="P3">Authors:</text:p>
      <text:p text:style-name="P11"><text:span text:style-name="T215">John L. Darcy</text:span><text:span text:style-name="Default_20_Paragraph_20_Font"><text:span text:style-name="T23">1</text:span></text:span><text:span text:style-name="T215">, Alex D. Washburne</text:span><text:span text:style-name="Default_20_Paragraph_20_Font"><text:span text:style-name="T24">2</text:span></text:span><text:span text:style-name="T215">, Michael S. Robeson</text:span><text:span text:style-name="Default_20_Paragraph_20_Font"><text:span text:style-name="T24">3</text:span></text:span><text:span text:style-name="T215">, Tiffany Prest</text:span><text:span text:style-name="Default_20_Paragraph_20_Font"><text:span text:style-name="T312">4</text:span></text:span><text:span text:style-name="T215">, Steven K. Schmidt</text:span><text:span text:style-name="Default_20_Paragraph_20_Font"><text:span text:style-name="T25">4</text:span></text:span><text:span text:style-name="T215">, </text:span><text:span text:style-name="T216">Catherine A. Lozupone</text:span><text:span text:style-name="Default_20_Paragraph_20_Font"><text:span text:style-name="T23">1</text:span></text:span></text:p>
      <text:p text:style-name="P3"/>
      <text:p text:style-name="P3">Affiliations:</text:p>
      <text:list xml:id="list653655805" text:style-name="L1">
        <text:list-header>
          <text:p text:style-name="P20"><text:span text:style-name="T314">1</text:span><text:span text:style-name="T325">Department of Biomedical Informatics and Personalized Medicine, University of Colorado School of Medicine, Aurora, Colorado, USA.</text:span></text:p>
          <text:p text:style-name="P21"><text:span text:style-name="T313">2</text:span><text:span text:style-name="T325">Department of Microbiology &amp; Immunology, Montana State University. Bozeman, Montana, 59717, USA.</text:span></text:p>
          <text:p text:style-name="P23"><text:span text:style-name="T310">3</text:span><text:span text:style-name="T326">Department of Biomedical Informatics, University of Arkansas for Medical Sciences. Little Rock, Arkansas, 72205, USA</text:span></text:p>
          <text:p text:style-name="P24"><text:span text:style-name="T315">4</text:span>Department of Ecology and Evolutionary Biology, University of Colorado. Boulder, Colorado, 80309, USA.</text:p>
          <text:p text:style-name="P24"/>
        </text:list-header>
      </text:list>
      <text:p text:style-name="P25"/>
      <text:p text:style-name="P3">Corresponding author:</text:p>
      <text:p text:style-name="P26">J. L. Darcy</text:p>
      <text:p text:style-name="P2"><text:a xlink:type="simple" xlink:href="mailto:Darcyj@Colorado.EDU" text:style-name="Internet_20_link" text:visited-style-name="Visited_20_Internet_20_Link"><text:span text:style-name="T353">Darcyj@Colorado.EDU</text:span></text:a></text:p>
      <text:p text:style-name="P73"/>
      <text:p text:style-name="P73"/>
      <text:p text:style-name="P74">Conflict of interest statement:</text:p>
      <text:p text:style-name="P75">The authors declare that no conflict of interest exists.</text:p>
      <text:p text:style-name="P75"/>
      <text:p text:style-name="P76">Support:</text:p>
      <text:p text:style-name="P44">Funding was provided by an NSF grant for studying microbial community assembly following disturbance (DEB-1258160) <text:span text:style-name="T347">and by a NIH NLM Computational Biology training grant (numbers go here, ask Elizabeth or Larry?). </text:span>The funding bod<text:span text:style-name="T352">ies</text:span> had no role in study design, analysis, interpretation, or in the preparation of this manuscript.</text:p>
      <text:p text:style-name="P45"/>
      <text:p text:style-name="P45"/>
      <text:p text:style-name="P63">Abstract</text:p>
      <text:p text:style-name="P15"><text:span text:style-name="T276"><text:tab/>Understanding when and why species join microbial communities is a formidable problem. Much theory in microbial temporal dynamics is focused on how phylogenetic relationships between microbes impact the order in which those microbes join communities; for example species that are closely related may exclude each other due to high niche overlap. However several recent human microbiome studies have instead found that close phylogenetic relatives often join microbial communities in short succession, suggesting factors such as shared adaptation to similar environments plays a stronger role than competition. To address this, w</text:span>e developed a mathematical model that <text:span text:style-name="T320">describes</text:span> <text:span text:style-name="T321">the probabilities of different species joining a community over time, within a phylogenetic framework. We use our model to test three hypothetical assembly modes: underdispersion (species are more likely to join a community if a close relative has been previously observed), overdispersion (likelihood of joining is higher if a close relative has not been previously observed), and the neutral model (likelihood of joining is not related to phylogenetic relationships among species). </text:span>We applied our model to <text:span text:style-name="T323">longitudinal</text:span> high-throughput sequencing data <text:span text:style-name="T322">from the human microbiome, and found that the human microbiome generally follows the an assembly pattern characterized by phylogenetic underdispersion. Exceptions were oral communities, which were not significantly different from the neutral model in either of two individuals analyzed, and the fecal communities of two infants that had undergone heavy antibiotic treatment. None of the data sets we analyzed showed statistically significant phylogenetic overdispersion.</text:span></text:p>
      <text:p text:style-name="P64"/>
      <text:p text:style-name="P64">Introduction</text:p>
      <text:p text:style-name="P14"><text:span text:style-name="T92"><text:tab/>Every non-sterile surface in the world is in some stage of community assembly, from a forest of tropical trees to </text:span><text:span text:style-name="T93">the </text:span><text:span text:style-name="T92">microbes in a mammalian gut. The communities of organisms inhabiting these environments are dynamic through time, and studying patterns of assembly may shine light on general rules that govern their change. Understanding these community assembly rules may aid habitat </text:span><text:soft-page-break/><text:span text:style-name="T92">restoration </text:span><text:reference-mark-start text:name="ADDIN CSL_CITATION {&quot;citationItems&quot;: [{&quot;id&quot;: &quot;ITEM-1&quot;, &quot;itemData&quot;: {&quot;DOI&quot;: &quot;10.1046/j.1526-100X.1997.00543.x&quot;, &quot;ISSN&quot;: &quot;1061-2971&quot;, &quot;author&quot;: [{&quot;dropping-particle&quot;: &quot;&quot;, &quot;family&quot;: &quot;Palmer&quot;, &quot;given&quot;: &quot;Margaret A.&quot;, &quot;non-dropping-particle&quot;: &quot;&quot;, &quot;parse-names&quot;: false, &quot;suffix&quot;: &quot;&quot;}, {&quot;dropping-particle&quot;: &quot;&quot;, &quot;family&quot;: &quot;Ambrose&quot;, &quot;given&quot;: &quot;Richard F.&quot;, &quot;non-dropping-particle&quot;: &quot;&quot;, &quot;parse-names&quot;: false, &quot;suffix&quot;: &quot;&quot;}, {&quot;dropping-particle&quot;: &quot;&quot;, &quot;family&quot;: &quot;Poff&quot;, &quot;given&quot;: &quot;N. LeRoy&quot;, &quot;non-dropping-particle&quot;: &quot;&quot;, &quot;parse-names&quot;: false, &quot;suffix&quot;: &quot;&quot;}], &quot;container-title&quot;: &quot;Restoration Ecology&quot;, &quot;id&quot;: &quot;ITEM-1&quot;, &quot;issue&quot;: &quot;4&quot;, &quot;issued&quot;: {&quot;date-parts&quot;: [[&quot;1997&quot;, &quot;12&quot;]]}, &quot;page&quot;: &quot;291-300&quot;, &quot;title&quot;: &quot;Ecological Theory and Community Restoration Ecology&quot;, &quot;type&quot;: &quot;article-journal&quot;, &quot;volume&quot;: &quot;5&quot;}, &quot;uris&quot;: [&quot;http://www.mendeley.com/documents/?uuid=14f09582-a62e-4843-9f28-8d58e2de7511&quot;]}, {&quot;id&quot;: &quot;ITEM-2&quot;, &quot;itemData&quot;: {&quot;ISBN&quot;: &quot;1559633751&quot;, &quot;abstract&quot;: &quot;Understanding how ecosystems are assembled -- how the species that make up a particular biological community arrive in an area, survive, and interact with other species -- is key to successfully restoring degraded ecosystems. Yet little attention has been paid to the idea of assembly rules in ecological restoration, in both the scientific literature and in on-the-ground restoration efforts. Assembly Rules and Restoration Ecology, edited by Vicky M. Temperton, Richard J. Hobbs, Tim Nuttle, and Stefan Halle, addresses that shortcoming, offering an introduction, overview, and synthesis of the potential role of assembly rules theory in restoration ecology. It brings together information and ideas relating to ecosystem assembly in a restoration context, and includes material from a wide geographic range and a variety of perspectives. Assembly Rules and Restoration Ecology contributes new knowledge and ideas to the subjects of assembly rules and restoration ecology and represents an important summary of the current status of an emerging field. It combines theoretical and practical aspects of restoration, making it a vital compendium of information and ideas for restoration ecologists, professionals, and practitioners.&quot;, &quot;author&quot;: [{&quot;dropping-particle&quot;: &quot;&quot;, &quot;family&quot;: &quot;Temperton&quot;, &quot;given&quot;: &quot;Vicky M.&quot;, &quot;non-dropping-particle&quot;: &quot;&quot;, &quot;parse-names&quot;: false, &quot;suffix&quot;: &quot;&quot;}], &quot;id&quot;: &quot;ITEM-2&quot;, &quot;issued&quot;: {&quot;date-parts&quot;: [[&quot;2004&quot;]]}, &quot;number-of-pages&quot;: &quot;439&quot;, &quot;publisher&quot;: &quot;Island Press&quot;, &quot;title&quot;: &quot;Assembly Rules and Restoration Ecology: Bridging the Gap Between Theory and Practice&quot;, &quot;type&quot;: &quot;book&quot;}, &quot;uris&quot;: [&quot;http://www.mendeley.com/documents/?uuid=59ef61d7-272f-4a80-8c4c-64baa8191c46&quot;]}], &quot;mendeley&quot;: {&quot;formattedCitation&quot;: &quot;(Palmer &lt;i&gt;et al.&lt;/i&gt;, 1997; Temperton, 2004)&quot;, &quot;plainTextFormattedCitation&quot;: &quot;(Palmer et al., 1997; Temperton, 2004)&quot;, &quot;previouslyFormattedCitation&quot;: &quot;(Palmer &lt;i&gt;et al.&lt;/i&gt;, 1997; Temperton, 2004)&quot;}, &quot;properties&quot;: {&quot;noteIndex&quot;: 0}, &quot;schema&quot;: &quot;https://github.com/citation-style-language/schema/raw/master/csl-citation.json&quot;} RNDD7g9jrZtkH"/><text:span text:style-name="T29">(Palmer </text:span><text:span text:style-name="T30">et al.</text:span><text:span text:style-name="T29">, 1997; Temperton, 2004)</text:span><text:reference-mark-end text:name="ADDIN CSL_CITATION {&quot;citationItems&quot;: [{&quot;id&quot;: &quot;ITEM-1&quot;, &quot;itemData&quot;: {&quot;DOI&quot;: &quot;10.1046/j.1526-100X.1997.00543.x&quot;, &quot;ISSN&quot;: &quot;1061-2971&quot;, &quot;author&quot;: [{&quot;dropping-particle&quot;: &quot;&quot;, &quot;family&quot;: &quot;Palmer&quot;, &quot;given&quot;: &quot;Margaret A.&quot;, &quot;non-dropping-particle&quot;: &quot;&quot;, &quot;parse-names&quot;: false, &quot;suffix&quot;: &quot;&quot;}, {&quot;dropping-particle&quot;: &quot;&quot;, &quot;family&quot;: &quot;Ambrose&quot;, &quot;given&quot;: &quot;Richard F.&quot;, &quot;non-dropping-particle&quot;: &quot;&quot;, &quot;parse-names&quot;: false, &quot;suffix&quot;: &quot;&quot;}, {&quot;dropping-particle&quot;: &quot;&quot;, &quot;family&quot;: &quot;Poff&quot;, &quot;given&quot;: &quot;N. LeRoy&quot;, &quot;non-dropping-particle&quot;: &quot;&quot;, &quot;parse-names&quot;: false, &quot;suffix&quot;: &quot;&quot;}], &quot;container-title&quot;: &quot;Restoration Ecology&quot;, &quot;id&quot;: &quot;ITEM-1&quot;, &quot;issue&quot;: &quot;4&quot;, &quot;issued&quot;: {&quot;date-parts&quot;: [[&quot;1997&quot;, &quot;12&quot;]]}, &quot;page&quot;: &quot;291-300&quot;, &quot;title&quot;: &quot;Ecological Theory and Community Restoration Ecology&quot;, &quot;type&quot;: &quot;article-journal&quot;, &quot;volume&quot;: &quot;5&quot;}, &quot;uris&quot;: [&quot;http://www.mendeley.com/documents/?uuid=14f09582-a62e-4843-9f28-8d58e2de7511&quot;]}, {&quot;id&quot;: &quot;ITEM-2&quot;, &quot;itemData&quot;: {&quot;ISBN&quot;: &quot;1559633751&quot;, &quot;abstract&quot;: &quot;Understanding how ecosystems are assembled -- how the species that make up a particular biological community arrive in an area, survive, and interact with other species -- is key to successfully restoring degraded ecosystems. Yet little attention has been paid to the idea of assembly rules in ecological restoration, in both the scientific literature and in on-the-ground restoration efforts. Assembly Rules and Restoration Ecology, edited by Vicky M. Temperton, Richard J. Hobbs, Tim Nuttle, and Stefan Halle, addresses that shortcoming, offering an introduction, overview, and synthesis of the potential role of assembly rules theory in restoration ecology. It brings together information and ideas relating to ecosystem assembly in a restoration context, and includes material from a wide geographic range and a variety of perspectives. Assembly Rules and Restoration Ecology contributes new knowledge and ideas to the subjects of assembly rules and restoration ecology and represents an important summary of the current status of an emerging field. It combines theoretical and practical aspects of restoration, making it a vital compendium of information and ideas for restoration ecologists, professionals, and practitioners.&quot;, &quot;author&quot;: [{&quot;dropping-particle&quot;: &quot;&quot;, &quot;family&quot;: &quot;Temperton&quot;, &quot;given&quot;: &quot;Vicky M.&quot;, &quot;non-dropping-particle&quot;: &quot;&quot;, &quot;parse-names&quot;: false, &quot;suffix&quot;: &quot;&quot;}], &quot;id&quot;: &quot;ITEM-2&quot;, &quot;issued&quot;: {&quot;date-parts&quot;: [[&quot;2004&quot;]]}, &quot;number-of-pages&quot;: &quot;439&quot;, &quot;publisher&quot;: &quot;Island Press&quot;, &quot;title&quot;: &quot;Assembly Rules and Restoration Ecology: Bridging the Gap Between Theory and Practice&quot;, &quot;type&quot;: &quot;book&quot;}, &quot;uris&quot;: [&quot;http://www.mendeley.com/documents/?uuid=59ef61d7-272f-4a80-8c4c-64baa8191c46&quot;]}], &quot;mendeley&quot;: {&quot;formattedCitation&quot;: &quot;(Palmer &lt;i&gt;et al.&lt;/i&gt;, 1997; Temperton, 2004)&quot;, &quot;plainTextFormattedCitation&quot;: &quot;(Palmer et al., 1997; Temperton, 2004)&quot;, &quot;previouslyFormattedCitation&quot;: &quot;(Palmer &lt;i&gt;et al.&lt;/i&gt;, 1997; Temperton, 2004)&quot;}, &quot;properties&quot;: {&quot;noteIndex&quot;: 0}, &quot;schema&quot;: &quot;https://github.com/citation-style-language/schema/raw/master/csl-citation.json&quot;} RNDD7g9jrZtkH"/><text:span text:style-name="T92">⁠, the management of </text:span><text:span text:style-name="T194">ecosystems that have undergone </text:span><text:span text:style-name="T92">disturbances </text:span><text:reference-mark-start text:name="ADDIN CSL_CITATION {&quot;citationItems&quot;: [{&quot;id&quot;: &quot;ITEM-1&quot;, &quot;itemData&quot;: {&quot;DOI&quot;: &quot;10.1890/1051-0761(1999)009[0880:OFMFMC]2.0.CO;2&quot;, &quot;ISSN&quot;: &quot;1051-0761&quot;, &quot;author&quot;: [{&quot;dropping-particle&quot;: &quot;&quot;, &quot;family&quot;: &quot;Richards&quot;, &quot;given&quot;: &quot;Shane A.&quot;, &quot;non-dropping-particle&quot;: &quot;&quot;, &quot;parse-names&quot;: false, &quot;suffix&quot;: &quot;&quot;}, {&quot;dropping-particle&quot;: &quot;&quot;, &quot;family&quot;: &quot;Possingham&quot;, &quot;given&quot;: &quot;Hugh P.&quot;, &quot;non-dropping-particle&quot;: &quot;&quot;, &quot;parse-names&quot;: false, &quot;suffix&quot;: &quot;&quot;}, {&quot;dropping-particle&quot;: &quot;&quot;, &quot;family&quot;: &quot;Tizard&quot;, &quot;given&quot;: &quot;James&quot;, &quot;non-dropping-particle&quot;: &quot;&quot;, &quot;parse-names&quot;: false, &quot;suffix&quot;: &quot;&quot;}], &quot;container-title&quot;: &quot;Ecological Applications&quot;, &quot;id&quot;: &quot;ITEM-1&quot;, &quot;issue&quot;: &quot;3&quot;, &quot;issued&quot;: {&quot;date-parts&quot;: [[&quot;1999&quot;, &quot;8&quot;, &quot;1&quot;]]}, &quot;language&quot;: &quot;en&quot;, &quot;page&quot;: &quot;880-892&quot;, &quot;publisher&quot;: &quot;Ecological Society of America&quot;, &quot;title&quot;: &quot;Optimal fire management for maintaining community diversity&quot;, &quot;type&quot;: &quot;article-journal&quot;, &quot;volume&quot;: &quot;9&quot;}, &quot;uris&quot;: [&quot;http://www.mendeley.com/documents/?uuid=3064fb37-99cb-484c-b021-bb9fdc992c71&quot;]}, {&quot;id&quot;: &quot;ITEM-2&quot;, &quot;itemData&quot;: {&quot;DOI&quot;: &quot;10.1016/S0378-1127(00)00378-9&quot;, &quot;ISSN&quot;: &quot;03781127&quot;, &quot;abstract&quot;: &quot;We review the effects of human impact on biodiversity of European forests in the light of recent views on disturbances and succession in ecosystems, and discuss recent ideas on how biodiversity affects ecosystem functions such as productivity and ecosystem stability. With this as a background we discuss how to better manage European forests for both production and biodiversity. We argue that the next generation of forestry practices need to understand and mimic natural disturbance dynamics much better than the present ones. Of particular importance is the fact that most species in European forests have evolved in forests that were to a large extent influenced by large grazers, first by megaherbivores and later, in historic times, by domestic animals. We highlight several areas where new knowledge and management tools are urgently needed: (i) How do species survive and adapt to the natural disturbance regimes in different regions and forest types? (ii) How can new and imaginative forest management practices be devised that take natural disturbance regimes into account? (iii) How does forest biodiversity affect ecosystem function and stability in a changing world, in particular in the light of predicted climate changes? (iv) How are ecological processes at different levels and scales related to diversity, and how do different management practices affect biodiversity? (v) How can efficient agroforestry methods be developed to preserve biodiversity? (vi) What is the role of humans and human behaviour for sustainable management of ecosystems?&quot;, &quot;author&quot;: [{&quot;dropping-particle&quot;: &quot;&quot;, &quot;family&quot;: &quot;Bengtsson&quot;, &quot;given&quot;: &quot;Jan&quot;, &quot;non-dropping-particle&quot;: &quot;&quot;, &quot;parse-names&quot;: false, &quot;suffix&quot;: &quot;&quot;}, {&quot;dropping-particle&quot;: &quot;&quot;, &quot;family&quot;: &quot;Nilsson&quot;, &quot;given&quot;: &quot;Sven G&quot;, &quot;non-dropping-particle&quot;: &quot;&quot;, &quot;parse-names&quot;: false, &quot;suffix&quot;: &quot;&quot;}, {&quot;dropping-particle&quot;: &quot;&quot;, &quot;family&quot;: &quot;Franc&quot;, &quot;given&quot;: &quot;Alain&quot;, &quot;non-dropping-particle&quot;: &quot;&quot;, &quot;parse-names&quot;: false, &quot;suffix&quot;: &quot;&quot;}, {&quot;dropping-particle&quot;: &quot;&quot;, &quot;family&quot;: &quot;Menozzi&quot;, &quot;given&quot;: &quot;Paolo&quot;, &quot;non-dropping-particle&quot;: &quot;&quot;, &quot;parse-names&quot;: false, &quot;suffix&quot;: &quot;&quot;}], &quot;container-title&quot;: &quot;Forest Ecology and Management&quot;, &quot;id&quot;: &quot;ITEM-2&quot;, &quot;issue&quot;: &quot;1&quot;, &quot;issued&quot;: {&quot;date-parts&quot;: [[&quot;2000&quot;, &quot;6&quot;]]}, &quot;page&quot;: &quot;39-50&quot;, &quot;title&quot;: &quot;Biodiversity, disturbances, ecosystem function and management of European forests&quot;, &quot;type&quot;: &quot;article-journal&quot;, &quot;volume&quot;: &quot;132&quot;}, &quot;uris&quot;: [&quot;http://www.mendeley.com/documents/?uuid=c49424f0-f661-488d-bbf5-f0c51bb353a1&quot;]}], &quot;mendeley&quot;: {&quot;formattedCitation&quot;: &quot;(Richards &lt;i&gt;et al.&lt;/i&gt;, 1999; Bengtsson &lt;i&gt;et al.&lt;/i&gt;, 2000)&quot;, &quot;plainTextFormattedCitation&quot;: &quot;(Richards et al., 1999; Bengtsson et al., 2000)&quot;, &quot;previouslyFormattedCitation&quot;: &quot;(Richards &lt;i&gt;et al.&lt;/i&gt;, 1999; Bengtsson &lt;i&gt;et al.&lt;/i&gt;, 2000)&quot;}, &quot;properties&quot;: {&quot;noteIndex&quot;: 0}, &quot;schema&quot;: &quot;https://github.com/citation-style-language/schema/raw/master/csl-citation.json&quot;} RNDK4gI0PHex6"/><text:span text:style-name="T29">(Richards </text:span><text:span text:style-name="T30">et al.</text:span><text:span text:style-name="T29">, 1999; Bengtsson </text:span><text:span text:style-name="T30">et al.</text:span><text:span text:style-name="T29">, 2000)</text:span><text:reference-mark-end text:name="ADDIN CSL_CITATION {&quot;citationItems&quot;: [{&quot;id&quot;: &quot;ITEM-1&quot;, &quot;itemData&quot;: {&quot;DOI&quot;: &quot;10.1890/1051-0761(1999)009[0880:OFMFMC]2.0.CO;2&quot;, &quot;ISSN&quot;: &quot;1051-0761&quot;, &quot;author&quot;: [{&quot;dropping-particle&quot;: &quot;&quot;, &quot;family&quot;: &quot;Richards&quot;, &quot;given&quot;: &quot;Shane A.&quot;, &quot;non-dropping-particle&quot;: &quot;&quot;, &quot;parse-names&quot;: false, &quot;suffix&quot;: &quot;&quot;}, {&quot;dropping-particle&quot;: &quot;&quot;, &quot;family&quot;: &quot;Possingham&quot;, &quot;given&quot;: &quot;Hugh P.&quot;, &quot;non-dropping-particle&quot;: &quot;&quot;, &quot;parse-names&quot;: false, &quot;suffix&quot;: &quot;&quot;}, {&quot;dropping-particle&quot;: &quot;&quot;, &quot;family&quot;: &quot;Tizard&quot;, &quot;given&quot;: &quot;James&quot;, &quot;non-dropping-particle&quot;: &quot;&quot;, &quot;parse-names&quot;: false, &quot;suffix&quot;: &quot;&quot;}], &quot;container-title&quot;: &quot;Ecological Applications&quot;, &quot;id&quot;: &quot;ITEM-1&quot;, &quot;issue&quot;: &quot;3&quot;, &quot;issued&quot;: {&quot;date-parts&quot;: [[&quot;1999&quot;, &quot;8&quot;, &quot;1&quot;]]}, &quot;language&quot;: &quot;en&quot;, &quot;page&quot;: &quot;880-892&quot;, &quot;publisher&quot;: &quot;Ecological Society of America&quot;, &quot;title&quot;: &quot;Optimal fire management for maintaining community diversity&quot;, &quot;type&quot;: &quot;article-journal&quot;, &quot;volume&quot;: &quot;9&quot;}, &quot;uris&quot;: [&quot;http://www.mendeley.com/documents/?uuid=3064fb37-99cb-484c-b021-bb9fdc992c71&quot;]}, {&quot;id&quot;: &quot;ITEM-2&quot;, &quot;itemData&quot;: {&quot;DOI&quot;: &quot;10.1016/S0378-1127(00)00378-9&quot;, &quot;ISSN&quot;: &quot;03781127&quot;, &quot;abstract&quot;: &quot;We review the effects of human impact on biodiversity of European forests in the light of recent views on disturbances and succession in ecosystems, and discuss recent ideas on how biodiversity affects ecosystem functions such as productivity and ecosystem stability. With this as a background we discuss how to better manage European forests for both production and biodiversity. We argue that the next generation of forestry practices need to understand and mimic natural disturbance dynamics much better than the present ones. Of particular importance is the fact that most species in European forests have evolved in forests that were to a large extent influenced by large grazers, first by megaherbivores and later, in historic times, by domestic animals. We highlight several areas where new knowledge and management tools are urgently needed: (i) How do species survive and adapt to the natural disturbance regimes in different regions and forest types? (ii) How can new and imaginative forest management practices be devised that take natural disturbance regimes into account? (iii) How does forest biodiversity affect ecosystem function and stability in a changing world, in particular in the light of predicted climate changes? (iv) How are ecological processes at different levels and scales related to diversity, and how do different management practices affect biodiversity? (v) How can efficient agroforestry methods be developed to preserve biodiversity? (vi) What is the role of humans and human behaviour for sustainable management of ecosystems?&quot;, &quot;author&quot;: [{&quot;dropping-particle&quot;: &quot;&quot;, &quot;family&quot;: &quot;Bengtsson&quot;, &quot;given&quot;: &quot;Jan&quot;, &quot;non-dropping-particle&quot;: &quot;&quot;, &quot;parse-names&quot;: false, &quot;suffix&quot;: &quot;&quot;}, {&quot;dropping-particle&quot;: &quot;&quot;, &quot;family&quot;: &quot;Nilsson&quot;, &quot;given&quot;: &quot;Sven G&quot;, &quot;non-dropping-particle&quot;: &quot;&quot;, &quot;parse-names&quot;: false, &quot;suffix&quot;: &quot;&quot;}, {&quot;dropping-particle&quot;: &quot;&quot;, &quot;family&quot;: &quot;Franc&quot;, &quot;given&quot;: &quot;Alain&quot;, &quot;non-dropping-particle&quot;: &quot;&quot;, &quot;parse-names&quot;: false, &quot;suffix&quot;: &quot;&quot;}, {&quot;dropping-particle&quot;: &quot;&quot;, &quot;family&quot;: &quot;Menozzi&quot;, &quot;given&quot;: &quot;Paolo&quot;, &quot;non-dropping-particle&quot;: &quot;&quot;, &quot;parse-names&quot;: false, &quot;suffix&quot;: &quot;&quot;}], &quot;container-title&quot;: &quot;Forest Ecology and Management&quot;, &quot;id&quot;: &quot;ITEM-2&quot;, &quot;issue&quot;: &quot;1&quot;, &quot;issued&quot;: {&quot;date-parts&quot;: [[&quot;2000&quot;, &quot;6&quot;]]}, &quot;page&quot;: &quot;39-50&quot;, &quot;title&quot;: &quot;Biodiversity, disturbances, ecosystem function and management of European forests&quot;, &quot;type&quot;: &quot;article-journal&quot;, &quot;volume&quot;: &quot;132&quot;}, &quot;uris&quot;: [&quot;http://www.mendeley.com/documents/?uuid=c49424f0-f661-488d-bbf5-f0c51bb353a1&quot;]}], &quot;mendeley&quot;: {&quot;formattedCitation&quot;: &quot;(Richards &lt;i&gt;et al.&lt;/i&gt;, 1999; Bengtsson &lt;i&gt;et al.&lt;/i&gt;, 2000)&quot;, &quot;plainTextFormattedCitation&quot;: &quot;(Richards et al., 1999; Bengtsson et al., 2000)&quot;, &quot;previouslyFormattedCitation&quot;: &quot;(Richards &lt;i&gt;et al.&lt;/i&gt;, 1999; Bengtsson &lt;i&gt;et al.&lt;/i&gt;, 2000)&quot;}, &quot;properties&quot;: {&quot;noteIndex&quot;: 0}, &quot;schema&quot;: &quot;https://github.com/citation-style-language/schema/raw/master/csl-citation.json&quot;} RNDK4gI0PHex6"/><text:span text:style-name="T92">⁠</text:span><text:bookmark text:name="__Fieldmark__144_1186360433"/><text:span text:style-name="T92">, and ecological theory of phylogenetic signatures in community assembly </text:span><text:reference-mark-start text:name="ADDIN CSL_CITATION {&quot;citationItems&quot;: [{&quot;id&quot;: &quot;ITEM-1&quot;, &quot;itemData&quot;: {&quot;DOI&quot;: &quot;10.1371/journal.pcbi.1002832&quot;, &quot;ISSN&quot;: &quot;1553-7358&quot;, &quot;PMID&quot;: &quot;23284280&quot;, &quot;abstract&quot;: &quot;Microbial communities are typically large, diverse, and complex, and identifying and understanding the processes driving their structure has implications ranging from ecosystem stability to human health and well-being. Phylogenetic data gives us a new insight into these processes, providing a more informative perspective on functional and trait diversity than taxonomic richness alone. But the sheer scale of high resolution phylogenetic data also presents a new challenge to ecological theory. We bring a sampling theory perspective to microbial communities, considering a local community of co-occuring organisms as a sample from a larger regional pool, and apply our framework to make analytical predictions for local phylogenetic diversity arising from a given metacommunity and community assembly process. We characterize community assembly in terms of quantitative descriptions of clustered, random and overdispersed sampling, which have been associated with hypotheses of environmental filtering and competition. Using our approach, we analyze large microbial communities from the human microbiome, uncovering significant variation in diversity across habitats relative to the null hypothesis of random sampling.&quot;, &quot;author&quot;: [{&quot;dropping-particle&quot;: &quot;&quot;, &quot;family&quot;: &quot;O'Dwyer&quot;, &quot;given&quot;: &quot;James P&quot;, &quot;non-dropping-particle&quot;: &quot;&quot;, &quot;parse-names&quot;: false, &quot;suffix&quot;: &quot;&quot;}, {&quot;dropping-particle&quot;: &quot;&quot;, &quot;family&quot;: &quot;Kembel&quot;, &quot;given&quot;: &quot;Steven W&quot;, &quot;non-dropping-particle&quot;: &quot;&quot;, &quot;parse-names&quot;: false, &quot;suffix&quot;: &quot;&quot;}, {&quot;dropping-particle&quot;: &quot;&quot;, &quot;family&quot;: &quot;Green&quot;, &quot;given&quot;: &quot;Jessica L&quot;, &quot;non-dropping-particle&quot;: &quot;&quot;, &quot;parse-names&quot;: false, &quot;suffix&quot;: &quot;&quot;}], &quot;container-title&quot;: &quot;PLoS computational biology&quot;, &quot;id&quot;: &quot;ITEM-1&quot;, &quot;issue&quot;: &quot;12&quot;, &quot;issued&quot;: {&quot;date-parts&quot;: [[&quot;2012&quot;, &quot;1&quot;, &quot;20&quot;]]}, &quot;page&quot;: &quot;e1002832&quot;, &quot;publisher&quot;: &quot;Public Library of Science&quot;, &quot;title&quot;: &quot;Phylogenetic diversity theory sheds light on the structure of microbial communities.&quot;, &quot;type&quot;: &quot;article-journal&quot;, &quot;volume&quot;: &quot;8&quot;}, &quot;uris&quot;: [&quot;http://www.mendeley.com/documents/?uuid=291219ed-6467-4337-b62d-8eaa77320dff&quot;]}, {&quot;id&quot;: &quot;ITEM-2&quot;, &quot;itemData&quot;: {&quot;DOI&quot;: &quot;10.1111/ele.12341&quot;, &quot;ISSN&quot;: &quot;1461-0248&quot;, &quot;PMID&quot;: &quot;25130277&quot;, &quot;abstract&quot;: &quot;Soil bacteria typically coexist with close relatives generating widespread phylogenetic clustering. This has been ascribed to the abiotic filtering of organisms with shared ecological tolerances. Recent theoretical developments suggest that competition can also explain the phylogenetic similarity of coexisting organisms by excluding large low-competitive clades. We propose that combining the environmental patterns of traits associated with abiotic stress tolerances or competitive abilities with phylogeny and abundance data, can help discern between abiotic and biotic mechanisms underlying the coexistence of phylogenetically related bacteria. We applied this framework in a model system composed of interspersed habitats of highly contrasted productivity and comparatively dominated by biotic and abiotic processes, i.e. the plant patch-gap mosaic typical of drylands. We examined the distribution of 15 traits and 3290 bacterial taxa in 28 plots. Communities showed a marked functional response to the environment. Conserved traits related to environmental stress tolerance (e.g. desiccation, formation of resistant structures) were differentially selected in either habitat, while competition related traits (e.g. organic C consumption, formation of nutrient-scavenging structures) prevailed under high resource availability. Phylogenetic clustering was stronger in habitats dominated by biotic filtering, suggesting that competitive exclusion of large clades might underlie the ecological similarity of co-occurring soil bacteria.&quot;, &quot;author&quot;: [{&quot;dropping-particle&quot;: &quot;&quot;, &quot;family&quot;: &quot;Goberna&quot;, &quot;given&quot;: &quot;Marta&quot;, &quot;non-dropping-particle&quot;: &quot;&quot;, &quot;parse-names&quot;: false, &quot;suffix&quot;: &quot;&quot;}, {&quot;dropping-particle&quot;: &quot;&quot;, &quot;family&quot;: &quot;Navarro-Cano&quot;, &quot;given&quot;: &quot;Jose A&quot;, &quot;non-dropping-particle&quot;: &quot;&quot;, &quot;parse-names&quot;: false, &quot;suffix&quot;: &quot;&quot;}, {&quot;dropping-particle&quot;: &quot;&quot;, &quot;family&quot;: &quot;Valiente-Banuet&quot;, &quot;given&quot;: &quot;Alfonso&quot;, &quot;non-dropping-particle&quot;: &quot;&quot;, &quot;parse-names&quot;: false, &quot;suffix&quot;: &quot;&quot;}, {&quot;dropping-particle&quot;: &quot;&quot;, &quot;family&quot;: &quot;Garc\u00eda&quot;, &quot;given&quot;: &quot;Carlos&quot;, &quot;non-dropping-particle&quot;: &quot;&quot;, &quot;parse-names&quot;: false, &quot;suffix&quot;: &quot;&quot;}, {&quot;dropping-particle&quot;: &quot;&quot;, &quot;family&quot;: &quot;Verd\u00fa&quot;, &quot;given&quot;: &quot;Miguel&quot;, &quot;non-dropping-particle&quot;: &quot;&quot;, &quot;parse-names&quot;: false, &quot;suffix&quot;: &quot;&quot;}], &quot;container-title&quot;: &quot;Ecology letters&quot;, &quot;id&quot;: &quot;ITEM-2&quot;, &quot;issue&quot;: &quot;10&quot;, &quot;issued&quot;: {&quot;date-parts&quot;: [[&quot;2014&quot;, &quot;10&quot;]]}, &quot;page&quot;: &quot;1191-201&quot;, &quot;title&quot;: &quot;Abiotic stress tolerance and competition-related traits underlie phylogenetic clustering in soil bacterial communities.&quot;, &quot;type&quot;: &quot;article-journal&quot;, &quot;volume&quot;: &quot;17&quot;}, &quot;uris&quot;: [&quot;http://www.mendeley.com/documents/?uuid=a34c719c-789b-4c2f-bc95-c80902267e8c&quot;]}], &quot;mendeley&quot;: {&quot;formattedCitation&quot;: &quot;(O\u2019Dwyer &lt;i&gt;et al.&lt;/i&gt;, 2012; Goberna &lt;i&gt;et al.&lt;/i&gt;, 2014)&quot;, &quot;plainTextFormattedCitation&quot;: &quot;(O\u2019Dwyer et al., 2012; Goberna et al., 2014)&quot;, &quot;previouslyFormattedCitation&quot;: &quot;(O\u2019Dwyer &lt;i&gt;et al.&lt;/i&gt;, 2012; Goberna &lt;i&gt;et al.&lt;/i&gt;, 2014)&quot;}, &quot;properties&quot;: {&quot;noteIndex&quot;: 0}, &quot;schema&quot;: &quot;https://github.com/citation-style-language/schema/raw/master/csl-citation.json&quot;} RNDPavR3MS5iD"/><text:span text:style-name="T29">(O’Dwyer </text:span><text:span text:style-name="T30">et al.</text:span><text:span text:style-name="T29">, 2012; Goberna </text:span><text:span text:style-name="T30">et al.</text:span><text:span text:style-name="T29">, 2014)</text:span><text:reference-mark-end text:name="ADDIN CSL_CITATION {&quot;citationItems&quot;: [{&quot;id&quot;: &quot;ITEM-1&quot;, &quot;itemData&quot;: {&quot;DOI&quot;: &quot;10.1371/journal.pcbi.1002832&quot;, &quot;ISSN&quot;: &quot;1553-7358&quot;, &quot;PMID&quot;: &quot;23284280&quot;, &quot;abstract&quot;: &quot;Microbial communities are typically large, diverse, and complex, and identifying and understanding the processes driving their structure has implications ranging from ecosystem stability to human health and well-being. Phylogenetic data gives us a new insight into these processes, providing a more informative perspective on functional and trait diversity than taxonomic richness alone. But the sheer scale of high resolution phylogenetic data also presents a new challenge to ecological theory. We bring a sampling theory perspective to microbial communities, considering a local community of co-occuring organisms as a sample from a larger regional pool, and apply our framework to make analytical predictions for local phylogenetic diversity arising from a given metacommunity and community assembly process. We characterize community assembly in terms of quantitative descriptions of clustered, random and overdispersed sampling, which have been associated with hypotheses of environmental filtering and competition. Using our approach, we analyze large microbial communities from the human microbiome, uncovering significant variation in diversity across habitats relative to the null hypothesis of random sampling.&quot;, &quot;author&quot;: [{&quot;dropping-particle&quot;: &quot;&quot;, &quot;family&quot;: &quot;O'Dwyer&quot;, &quot;given&quot;: &quot;James P&quot;, &quot;non-dropping-particle&quot;: &quot;&quot;, &quot;parse-names&quot;: false, &quot;suffix&quot;: &quot;&quot;}, {&quot;dropping-particle&quot;: &quot;&quot;, &quot;family&quot;: &quot;Kembel&quot;, &quot;given&quot;: &quot;Steven W&quot;, &quot;non-dropping-particle&quot;: &quot;&quot;, &quot;parse-names&quot;: false, &quot;suffix&quot;: &quot;&quot;}, {&quot;dropping-particle&quot;: &quot;&quot;, &quot;family&quot;: &quot;Green&quot;, &quot;given&quot;: &quot;Jessica L&quot;, &quot;non-dropping-particle&quot;: &quot;&quot;, &quot;parse-names&quot;: false, &quot;suffix&quot;: &quot;&quot;}], &quot;container-title&quot;: &quot;PLoS computational biology&quot;, &quot;id&quot;: &quot;ITEM-1&quot;, &quot;issue&quot;: &quot;12&quot;, &quot;issued&quot;: {&quot;date-parts&quot;: [[&quot;2012&quot;, &quot;1&quot;, &quot;20&quot;]]}, &quot;page&quot;: &quot;e1002832&quot;, &quot;publisher&quot;: &quot;Public Library of Science&quot;, &quot;title&quot;: &quot;Phylogenetic diversity theory sheds light on the structure of microbial communities.&quot;, &quot;type&quot;: &quot;article-journal&quot;, &quot;volume&quot;: &quot;8&quot;}, &quot;uris&quot;: [&quot;http://www.mendeley.com/documents/?uuid=291219ed-6467-4337-b62d-8eaa77320dff&quot;]}, {&quot;id&quot;: &quot;ITEM-2&quot;, &quot;itemData&quot;: {&quot;DOI&quot;: &quot;10.1111/ele.12341&quot;, &quot;ISSN&quot;: &quot;1461-0248&quot;, &quot;PMID&quot;: &quot;25130277&quot;, &quot;abstract&quot;: &quot;Soil bacteria typically coexist with close relatives generating widespread phylogenetic clustering. This has been ascribed to the abiotic filtering of organisms with shared ecological tolerances. Recent theoretical developments suggest that competition can also explain the phylogenetic similarity of coexisting organisms by excluding large low-competitive clades. We propose that combining the environmental patterns of traits associated with abiotic stress tolerances or competitive abilities with phylogeny and abundance data, can help discern between abiotic and biotic mechanisms underlying the coexistence of phylogenetically related bacteria. We applied this framework in a model system composed of interspersed habitats of highly contrasted productivity and comparatively dominated by biotic and abiotic processes, i.e. the plant patch-gap mosaic typical of drylands. We examined the distribution of 15 traits and 3290 bacterial taxa in 28 plots. Communities showed a marked functional response to the environment. Conserved traits related to environmental stress tolerance (e.g. desiccation, formation of resistant structures) were differentially selected in either habitat, while competition related traits (e.g. organic C consumption, formation of nutrient-scavenging structures) prevailed under high resource availability. Phylogenetic clustering was stronger in habitats dominated by biotic filtering, suggesting that competitive exclusion of large clades might underlie the ecological similarity of co-occurring soil bacteria.&quot;, &quot;author&quot;: [{&quot;dropping-particle&quot;: &quot;&quot;, &quot;family&quot;: &quot;Goberna&quot;, &quot;given&quot;: &quot;Marta&quot;, &quot;non-dropping-particle&quot;: &quot;&quot;, &quot;parse-names&quot;: false, &quot;suffix&quot;: &quot;&quot;}, {&quot;dropping-particle&quot;: &quot;&quot;, &quot;family&quot;: &quot;Navarro-Cano&quot;, &quot;given&quot;: &quot;Jose A&quot;, &quot;non-dropping-particle&quot;: &quot;&quot;, &quot;parse-names&quot;: false, &quot;suffix&quot;: &quot;&quot;}, {&quot;dropping-particle&quot;: &quot;&quot;, &quot;family&quot;: &quot;Valiente-Banuet&quot;, &quot;given&quot;: &quot;Alfonso&quot;, &quot;non-dropping-particle&quot;: &quot;&quot;, &quot;parse-names&quot;: false, &quot;suffix&quot;: &quot;&quot;}, {&quot;dropping-particle&quot;: &quot;&quot;, &quot;family&quot;: &quot;Garc\u00eda&quot;, &quot;given&quot;: &quot;Carlos&quot;, &quot;non-dropping-particle&quot;: &quot;&quot;, &quot;parse-names&quot;: false, &quot;suffix&quot;: &quot;&quot;}, {&quot;dropping-particle&quot;: &quot;&quot;, &quot;family&quot;: &quot;Verd\u00fa&quot;, &quot;given&quot;: &quot;Miguel&quot;, &quot;non-dropping-particle&quot;: &quot;&quot;, &quot;parse-names&quot;: false, &quot;suffix&quot;: &quot;&quot;}], &quot;container-title&quot;: &quot;Ecology letters&quot;, &quot;id&quot;: &quot;ITEM-2&quot;, &quot;issue&quot;: &quot;10&quot;, &quot;issued&quot;: {&quot;date-parts&quot;: [[&quot;2014&quot;, &quot;10&quot;]]}, &quot;page&quot;: &quot;1191-201&quot;, &quot;title&quot;: &quot;Abiotic stress tolerance and competition-related traits underlie phylogenetic clustering in soil bacterial communities.&quot;, &quot;type&quot;: &quot;article-journal&quot;, &quot;volume&quot;: &quot;17&quot;}, &quot;uris&quot;: [&quot;http://www.mendeley.com/documents/?uuid=a34c719c-789b-4c2f-bc95-c80902267e8c&quot;]}], &quot;mendeley&quot;: {&quot;formattedCitation&quot;: &quot;(O\u2019Dwyer &lt;i&gt;et al.&lt;/i&gt;, 2012; Goberna &lt;i&gt;et al.&lt;/i&gt;, 2014)&quot;, &quot;plainTextFormattedCitation&quot;: &quot;(O\u2019Dwyer et al., 2012; Goberna et al., 2014)&quot;, &quot;previouslyFormattedCitation&quot;: &quot;(O\u2019Dwyer &lt;i&gt;et al.&lt;/i&gt;, 2012; Goberna &lt;i&gt;et al.&lt;/i&gt;, 2014)&quot;}, &quot;properties&quot;: {&quot;noteIndex&quot;: 0}, &quot;schema&quot;: &quot;https://github.com/citation-style-language/schema/raw/master/csl-citation.json&quot;} RNDPavR3MS5iD"/><text:span text:style-name="T92">⁠</text:span><text:bookmark-start text:name="__Fieldmark__151_1186360433"/><text:span text:style-name="T92">.</text:span><text:bookmark-end text:name="__Fieldmark__151_1186360433"/><text:span text:style-name="T92"> Patterns and rules of community assembly are particularly important in human systems, including the primary succession of microbes on a human host following birth </text:span><text:reference-mark-start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1ObadDUkNh"/><text:span text:style-name="T29">(Koenig </text:span><text:span text:style-name="T30">et al.</text:span><text:span text:style-name="T29">, 2011)</text:span><text:reference-mark-end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1ObadDUkNh"/><text:span text:style-name="T92">⁠</text:span><text:bookmark text:name="__Fieldmark__159_1186360433"/><text:span text:style-name="T92">, secondary successions following disease </text:span><text:reference-mark-start text:name="ADDIN CSL_CITATION {&quot;citationItems&quot;: [{&quot;id&quot;: &quot;ITEM-1&quot;, &quot;itemData&quot;: {&quot;DOI&quot;: &quot;10.1186/gb-2014-15-7-r89&quot;, &quot;ISSN&quot;: &quot;1465-6914&quot;, &quot;PMID&quot;: &quot;25146375&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author&quot;: [{&quot;dropping-particle&quot;: &quot;&quot;, &quot;family&quot;: &quot;David&quot;, &quot;given&quot;: &quot;Lawrence A&quot;, &quot;non-dropping-particle&quot;: &quot;&quot;, &quot;parse-names&quot;: false, &quot;suffix&quot;: &quot;&quot;}, {&quot;dropping-particle&quot;: &quot;&quot;, &quot;family&quot;: &quot;Materna&quot;, &quot;given&quot;: &quot;Arne C&quot;, &quot;non-dropping-particle&quot;: &quot;&quot;, &quot;parse-names&quot;: false, &quot;suffix&quot;: &quot;&quot;}, {&quot;dropping-particle&quot;: &quot;&quot;, &quot;family&quot;: &quot;Friedman&quot;, &quot;given&quot;: &quot;Jonathan&quot;, &quot;non-dropping-particle&quot;: &quot;&quot;, &quot;parse-names&quot;: false, &quot;suffix&quot;: &quot;&quot;}, {&quot;dropping-particle&quot;: &quot;&quot;, &quot;family&quot;: &quot;Campos-Baptista&quot;, &quot;given&quot;: &quot;Maria I&quot;, &quot;non-dropping-particle&quot;: &quot;&quot;, &quot;parse-names&quot;: false, &quot;suffix&quot;: &quot;&quot;}, {&quot;dropping-particle&quot;: &quot;&quot;, &quot;family&quot;: &quot;Blackburn&quot;, &quot;given&quot;: &quot;Matthew C&quot;, &quot;non-dropping-particle&quot;: &quot;&quot;, &quot;parse-names&quot;: false, &quot;suffix&quot;: &quot;&quot;}, {&quot;dropping-particle&quot;: &quot;&quot;, &quot;family&quot;: &quot;Perrotta&quot;, &quot;given&quot;: &quot;Allison&quot;, &quot;non-dropping-particle&quot;: &quot;&quot;, &quot;parse-names&quot;: false, &quot;suffix&quot;: &quot;&quot;}, {&quot;dropping-particle&quot;: &quot;&quot;, &quot;family&quot;: &quot;Erdman&quot;, &quot;given&quot;: &quot;Susan E&quot;, &quot;non-dropping-particle&quot;: &quot;&quot;, &quot;parse-names&quot;: false, &quot;suffix&quot;: &quot;&quot;}, {&quot;dropping-particle&quot;: &quot;&quot;, &quot;family&quot;: &quot;Alm&quot;, &quot;given&quot;: &quot;Eric J&quot;, &quot;non-dropping-particle&quot;: &quot;&quot;, &quot;parse-names&quot;: false, &quot;suffix&quot;: &quot;&quot;}], &quot;container-title&quot;: &quot;Genome biology&quot;, &quot;id&quot;: &quot;ITEM-1&quot;, &quot;issue&quot;: &quot;7&quot;, &quot;issued&quot;: {&quot;date-parts&quot;: [[&quot;2014&quot;, &quot;1&quot;, &quot;25&quot;]]}, &quot;language&quot;: &quot;En&quot;, &quot;page&quot;: &quot;R89&quot;, &quot;publisher&quot;: &quot;BioMed Central&quot;, &quot;title&quot;: &quot;Host lifestyle affects human microbiota on daily timescales.&quot;, &quot;type&quot;: &quot;article-journal&quot;, &quot;volume&quot;: &quot;15&quot;}, &quot;uris&quot;: [&quot;http://www.mendeley.com/documents/?uuid=dfecea61-9ed9-4500-a29f-5f0a06b261f4&quot;]}, {&quot;id&quot;: &quot;ITEM-2&quot;, &quot;itemData&quot;: {&quot;DOI&quot;: &quot;10.1073/pnas.0706625104&quot;, &quot;ISBN&quot;: &quot;0027-8424 (Print)\\r0027-8424 (Linking)&quot;, &quot;ISSN&quot;: &quot;0027-8424&quot;, &quot;PMID&quot;: &quot;17699621&quot;, &quot;abstract&quot;: &quot;The two primary human inflammatory bowel diseases, Crohn's disease (CD) and ulcerative colitis (UC), are idiopathic relapsing disorders characterized by chronic inflammation of the intestinal tract. Although several lines of reasoning suggest that gastrointestinal (GI) microbes influence inflammatory bowel disease (IBD) pathogenesis, the types of microbes involved have not been adequately described. Here we report the results of a culture-independent rRNA sequence analysis of GI tissue samples obtained from CD and UC patients, as well as non-IBD controls. Specimens were obtained through surgery from a variety of intestinal sites and included both pathologically normal and abnormal states. Our results provide comprehensive molecular-based analysis of the microbiota of the human small intestine. Comparison of clone libraries reveals statistically significant differences between the microbiotas of CD and UC patients and those of non-IBD controls. Significantly, our results indicate that a subset of CD and UC samples contained abnormal GI microbiotas, characterized by depletion of commensal bacteria, notably members of the phyla Firmicutes and Bacteroidetes. Patient stratification by GI microbiota provides further evidence that CD represents a spectrum of disease states and suggests that treatment of some forms of IBD may be facilitated by redress of the detected microbiological imbalances.&quot;, &quot;author&quot;: [{&quot;dropping-particle&quot;: &quot;&quot;, &quot;family&quot;: &quot;Frank&quot;, &quot;given&quot;: &quot;D. N.&quot;, &quot;non-dropping-particle&quot;: &quot;&quot;, &quot;parse-names&quot;: false, &quot;suffix&quot;: &quot;&quot;}, {&quot;dropping-particle&quot;: &quot;&quot;, &quot;family&quot;: &quot;Harpaz&quot;, &quot;given&quot;: &quot;N.&quot;, &quot;non-dropping-particle&quot;: &quot;&quot;, &quot;parse-names&quot;: false, &quot;suffix&quot;: &quot;&quot;}, {&quot;dropping-particle&quot;: &quot;&quot;, &quot;family&quot;: &quot;Amand&quot;, &quot;given&quot;: &quot;A. L.&quot;, &quot;non-dropping-particle&quot;: &quot;St.&quot;, &quot;parse-names&quot;: false, &quot;suffix&quot;: &quot;&quot;}, {&quot;dropping-particle&quot;: &quot;&quot;, &quot;family&quot;: &quot;Pace&quot;, &quot;given&quot;: &quot;N. R.&quot;, &quot;non-dropping-particle&quot;: &quot;&quot;, &quot;parse-names&quot;: false, &quot;suffix&quot;: &quot;&quot;}, {&quot;dropping-particle&quot;: &quot;&quot;, &quot;family&quot;: &quot;Feldman&quot;, &quot;given&quot;: &quot;R. A.&quot;, &quot;non-dropping-particle&quot;: &quot;&quot;, &quot;parse-names&quot;: false, &quot;suffix&quot;: &quot;&quot;}, {&quot;dropping-particle&quot;: &quot;&quot;, &quot;family&quot;: &quot;Boedeker&quot;, &quot;given&quot;: &quot;E. C.&quot;, &quot;non-dropping-particle&quot;: &quot;&quot;, &quot;parse-names&quot;: false, &quot;suffix&quot;: &quot;&quot;}], &quot;container-title&quot;: &quot;Proceedings of the National Academy of Sciences&quot;, &quot;id&quot;: &quot;ITEM-2&quot;, &quot;issued&quot;: {&quot;date-parts&quot;: [[&quot;2007&quot;]]}, &quot;title&quot;: &quot;Molecular-phylogenetic characterization of microbial community imbalances in human inflammatory bowel diseases&quot;, &quot;type&quot;: &quot;article-journal&quot;}, &quot;uris&quot;: [&quot;http://www.mendeley.com/documents/?uuid=b3733c54-7078-4296-a2b5-c55b7549a75b&quot;]}], &quot;mendeley&quot;: {&quot;formattedCitation&quot;: &quot;(Frank &lt;i&gt;et al.&lt;/i&gt;, 2007; David &lt;i&gt;et al.&lt;/i&gt;, 2014)&quot;, &quot;plainTextFormattedCitation&quot;: &quot;(Frank et al., 2007; David et al., 2014)&quot;, &quot;previouslyFormattedCitation&quot;: &quot;(Frank &lt;i&gt;et al.&lt;/i&gt;, 2007; David &lt;i&gt;et al.&lt;/i&gt;, 2014)&quot;}, &quot;properties&quot;: {&quot;noteIndex&quot;: 0}, &quot;schema&quot;: &quot;https://github.com/citation-style-language/schema/raw/master/csl-citation.json&quot;} RND5zDT6IJcml"/><text:span text:style-name="T29">(Frank </text:span><text:span text:style-name="T30">et al.</text:span><text:span text:style-name="T29">, 2007; David </text:span><text:span text:style-name="T30">et al.</text:span><text:span text:style-name="T29">, 2014)</text:span><text:reference-mark-end text:name="ADDIN CSL_CITATION {&quot;citationItems&quot;: [{&quot;id&quot;: &quot;ITEM-1&quot;, &quot;itemData&quot;: {&quot;DOI&quot;: &quot;10.1186/gb-2014-15-7-r89&quot;, &quot;ISSN&quot;: &quot;1465-6914&quot;, &quot;PMID&quot;: &quot;25146375&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author&quot;: [{&quot;dropping-particle&quot;: &quot;&quot;, &quot;family&quot;: &quot;David&quot;, &quot;given&quot;: &quot;Lawrence A&quot;, &quot;non-dropping-particle&quot;: &quot;&quot;, &quot;parse-names&quot;: false, &quot;suffix&quot;: &quot;&quot;}, {&quot;dropping-particle&quot;: &quot;&quot;, &quot;family&quot;: &quot;Materna&quot;, &quot;given&quot;: &quot;Arne C&quot;, &quot;non-dropping-particle&quot;: &quot;&quot;, &quot;parse-names&quot;: false, &quot;suffix&quot;: &quot;&quot;}, {&quot;dropping-particle&quot;: &quot;&quot;, &quot;family&quot;: &quot;Friedman&quot;, &quot;given&quot;: &quot;Jonathan&quot;, &quot;non-dropping-particle&quot;: &quot;&quot;, &quot;parse-names&quot;: false, &quot;suffix&quot;: &quot;&quot;}, {&quot;dropping-particle&quot;: &quot;&quot;, &quot;family&quot;: &quot;Campos-Baptista&quot;, &quot;given&quot;: &quot;Maria I&quot;, &quot;non-dropping-particle&quot;: &quot;&quot;, &quot;parse-names&quot;: false, &quot;suffix&quot;: &quot;&quot;}, {&quot;dropping-particle&quot;: &quot;&quot;, &quot;family&quot;: &quot;Blackburn&quot;, &quot;given&quot;: &quot;Matthew C&quot;, &quot;non-dropping-particle&quot;: &quot;&quot;, &quot;parse-names&quot;: false, &quot;suffix&quot;: &quot;&quot;}, {&quot;dropping-particle&quot;: &quot;&quot;, &quot;family&quot;: &quot;Perrotta&quot;, &quot;given&quot;: &quot;Allison&quot;, &quot;non-dropping-particle&quot;: &quot;&quot;, &quot;parse-names&quot;: false, &quot;suffix&quot;: &quot;&quot;}, {&quot;dropping-particle&quot;: &quot;&quot;, &quot;family&quot;: &quot;Erdman&quot;, &quot;given&quot;: &quot;Susan E&quot;, &quot;non-dropping-particle&quot;: &quot;&quot;, &quot;parse-names&quot;: false, &quot;suffix&quot;: &quot;&quot;}, {&quot;dropping-particle&quot;: &quot;&quot;, &quot;family&quot;: &quot;Alm&quot;, &quot;given&quot;: &quot;Eric J&quot;, &quot;non-dropping-particle&quot;: &quot;&quot;, &quot;parse-names&quot;: false, &quot;suffix&quot;: &quot;&quot;}], &quot;container-title&quot;: &quot;Genome biology&quot;, &quot;id&quot;: &quot;ITEM-1&quot;, &quot;issue&quot;: &quot;7&quot;, &quot;issued&quot;: {&quot;date-parts&quot;: [[&quot;2014&quot;, &quot;1&quot;, &quot;25&quot;]]}, &quot;language&quot;: &quot;En&quot;, &quot;page&quot;: &quot;R89&quot;, &quot;publisher&quot;: &quot;BioMed Central&quot;, &quot;title&quot;: &quot;Host lifestyle affects human microbiota on daily timescales.&quot;, &quot;type&quot;: &quot;article-journal&quot;, &quot;volume&quot;: &quot;15&quot;}, &quot;uris&quot;: [&quot;http://www.mendeley.com/documents/?uuid=dfecea61-9ed9-4500-a29f-5f0a06b261f4&quot;]}, {&quot;id&quot;: &quot;ITEM-2&quot;, &quot;itemData&quot;: {&quot;DOI&quot;: &quot;10.1073/pnas.0706625104&quot;, &quot;ISBN&quot;: &quot;0027-8424 (Print)\\r0027-8424 (Linking)&quot;, &quot;ISSN&quot;: &quot;0027-8424&quot;, &quot;PMID&quot;: &quot;17699621&quot;, &quot;abstract&quot;: &quot;The two primary human inflammatory bowel diseases, Crohn's disease (CD) and ulcerative colitis (UC), are idiopathic relapsing disorders characterized by chronic inflammation of the intestinal tract. Although several lines of reasoning suggest that gastrointestinal (GI) microbes influence inflammatory bowel disease (IBD) pathogenesis, the types of microbes involved have not been adequately described. Here we report the results of a culture-independent rRNA sequence analysis of GI tissue samples obtained from CD and UC patients, as well as non-IBD controls. Specimens were obtained through surgery from a variety of intestinal sites and included both pathologically normal and abnormal states. Our results provide comprehensive molecular-based analysis of the microbiota of the human small intestine. Comparison of clone libraries reveals statistically significant differences between the microbiotas of CD and UC patients and those of non-IBD controls. Significantly, our results indicate that a subset of CD and UC samples contained abnormal GI microbiotas, characterized by depletion of commensal bacteria, notably members of the phyla Firmicutes and Bacteroidetes. Patient stratification by GI microbiota provides further evidence that CD represents a spectrum of disease states and suggests that treatment of some forms of IBD may be facilitated by redress of the detected microbiological imbalances.&quot;, &quot;author&quot;: [{&quot;dropping-particle&quot;: &quot;&quot;, &quot;family&quot;: &quot;Frank&quot;, &quot;given&quot;: &quot;D. N.&quot;, &quot;non-dropping-particle&quot;: &quot;&quot;, &quot;parse-names&quot;: false, &quot;suffix&quot;: &quot;&quot;}, {&quot;dropping-particle&quot;: &quot;&quot;, &quot;family&quot;: &quot;Harpaz&quot;, &quot;given&quot;: &quot;N.&quot;, &quot;non-dropping-particle&quot;: &quot;&quot;, &quot;parse-names&quot;: false, &quot;suffix&quot;: &quot;&quot;}, {&quot;dropping-particle&quot;: &quot;&quot;, &quot;family&quot;: &quot;Amand&quot;, &quot;given&quot;: &quot;A. L.&quot;, &quot;non-dropping-particle&quot;: &quot;St.&quot;, &quot;parse-names&quot;: false, &quot;suffix&quot;: &quot;&quot;}, {&quot;dropping-particle&quot;: &quot;&quot;, &quot;family&quot;: &quot;Pace&quot;, &quot;given&quot;: &quot;N. R.&quot;, &quot;non-dropping-particle&quot;: &quot;&quot;, &quot;parse-names&quot;: false, &quot;suffix&quot;: &quot;&quot;}, {&quot;dropping-particle&quot;: &quot;&quot;, &quot;family&quot;: &quot;Feldman&quot;, &quot;given&quot;: &quot;R. A.&quot;, &quot;non-dropping-particle&quot;: &quot;&quot;, &quot;parse-names&quot;: false, &quot;suffix&quot;: &quot;&quot;}, {&quot;dropping-particle&quot;: &quot;&quot;, &quot;family&quot;: &quot;Boedeker&quot;, &quot;given&quot;: &quot;E. C.&quot;, &quot;non-dropping-particle&quot;: &quot;&quot;, &quot;parse-names&quot;: false, &quot;suffix&quot;: &quot;&quot;}], &quot;container-title&quot;: &quot;Proceedings of the National Academy of Sciences&quot;, &quot;id&quot;: &quot;ITEM-2&quot;, &quot;issued&quot;: {&quot;date-parts&quot;: [[&quot;2007&quot;]]}, &quot;title&quot;: &quot;Molecular-phylogenetic characterization of microbial community imbalances in human inflammatory bowel diseases&quot;, &quot;type&quot;: &quot;article-journal&quot;}, &quot;uris&quot;: [&quot;http://www.mendeley.com/documents/?uuid=b3733c54-7078-4296-a2b5-c55b7549a75b&quot;]}], &quot;mendeley&quot;: {&quot;formattedCitation&quot;: &quot;(Frank &lt;i&gt;et al.&lt;/i&gt;, 2007; David &lt;i&gt;et al.&lt;/i&gt;, 2014)&quot;, &quot;plainTextFormattedCitation&quot;: &quot;(Frank et al., 2007; David et al., 2014)&quot;, &quot;previouslyFormattedCitation&quot;: &quot;(Frank &lt;i&gt;et al.&lt;/i&gt;, 2007; David &lt;i&gt;et al.&lt;/i&gt;, 2014)&quot;}, &quot;properties&quot;: {&quot;noteIndex&quot;: 0}, &quot;schema&quot;: &quot;https://github.com/citation-style-language/schema/raw/master/csl-citation.json&quot;} RND5zDT6IJcml"/><text:span text:style-name="T92">⁠, disturbances caused by host lifestyle or antibiotic use </text:span><text:reference-mark-start text:name="ADDIN CSL_CITATION {&quot;citationItems&quot;: [{&quot;id&quot;: &quot;ITEM-1&quot;, &quot;itemData&quot;: {&quot;DOI&quot;: &quot;10.1371/journal.pone.0046966&quot;, &quot;ISSN&quot;: &quot;1932-6203&quot;, &quot;PMID&quot;: &quot;23071679&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author&quot;: [{&quot;dropping-particle&quot;: &quot;&quot;, &quot;family&quot;: &quot;Peterfreund&quot;, &quot;given&quot;: &quot;Gregory L&quot;, &quot;non-dropping-particle&quot;: &quot;&quot;, &quot;parse-names&quot;: false, &quot;suffix&quot;: &quot;&quot;}, {&quot;dropping-particle&quot;: &quot;&quot;, &quot;family&quot;: &quot;Vandivier&quot;, &quot;given&quot;: &quot;Lee E&quot;, &quot;non-dropping-particle&quot;: &quot;&quot;, &quot;parse-names&quot;: false, &quot;suffix&quot;: &quot;&quot;}, {&quot;dropping-particle&quot;: &quot;&quot;, &quot;family&quot;: &quot;Sinha&quot;, &quot;given&quot;: &quot;Rohini&quot;, &quot;non-dropping-particle&quot;: &quot;&quot;, &quot;parse-names&quot;: false, &quot;suffix&quot;: &quot;&quot;}, {&quot;dropping-particle&quot;: &quot;&quot;, &quot;family&quot;: &quot;Marozsan&quot;, &quot;given&quot;: &quot;Andre J&quot;, &quot;non-dropping-particle&quot;: &quot;&quot;, &quot;parse-names&quot;: false, &quot;suffix&quot;: &quot;&quot;}, {&quot;dropping-particle&quot;: &quot;&quot;, &quot;family&quot;: &quot;Olson&quot;, &quot;given&quot;: &quot;William C&quot;, &quot;non-dropping-particle&quot;: &quot;&quot;, &quot;parse-names&quot;: false, &quot;suffix&quot;: &quot;&quot;}, {&quot;dropping-particle&quot;: &quot;&quot;, &quot;family&quot;: &quot;Zhu&quot;, &quot;given&quot;: &quot;Jun&quot;, &quot;non-dropping-particle&quot;: &quot;&quot;, &quot;parse-names&quot;: false, &quot;suffix&quot;: &quot;&quot;}, {&quot;dropping-particle&quot;: &quot;&quot;, &quot;family&quot;: &quot;Bushman&quot;, &quot;given&quot;: &quot;Frederic D&quot;, &quot;non-dropping-particle&quot;: &quot;&quot;, &quot;parse-names&quot;: false, &quot;suffix&quot;: &quot;&quot;}], &quot;container-title&quot;: &quot;PloS one&quot;, &quot;id&quot;: &quot;ITEM-1&quot;, &quot;issue&quot;: &quot;10&quot;, &quot;issued&quot;: {&quot;date-parts&quot;: [[&quot;2012&quot;, &quot;1&quot;, &quot;10&quot;]]}, &quot;page&quot;: &quot;e46966&quot;, &quot;publisher&quot;: &quot;Public Library of Science&quot;, &quot;title&quot;: &quot;Succession in the gut microbiome following antibiotic and antibody therapies for Clostridium difficile.&quot;, &quot;type&quot;: &quot;article-journal&quot;, &quot;volume&quot;: &quot;7&quot;}, &quot;uris&quot;: [&quot;http://www.mendeley.com/documents/?uuid=c35b8bbb-a9bf-48fc-82c7-c4787dfa0c8a&quot;]}, {&quot;id&quot;: &quot;ITEM-2&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2&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id&quot;: &quot;ITEM-3&quot;, &quot;itemData&quot;: {&quot;DOI&quot;: &quot;10.1038/s41467-019-08377-w&quot;, &quot;ISSN&quot;: &quot;20411723&quot;, &quot;PMID&quot;: &quot;30710083&quot;, &quot;abstract&quot;: &quot;The human gut microbiome develops over early childhood and aids in food digestion and immunomodulation, but the mechanisms driving its development remain elusive. Here we use data curated from literature and online repositories to examine trait-based patterns of gut microbiome succession in 56 infants over their first three years of life. We also develop a new phylogeny-based approach of inferring trait values that can extend readily to other microbial systems and questions. Trait-based patterns suggest that infant gut succession begins with a functionally variable cohort of taxa, adept at proliferating rapidly within hosts, which gradually matures into a more functionally uniform cohort of taxa adapted to thrive in the anoxic gut and disperse between anoxic patches as oxygen-tolerant spores. Trait-based composition stabilizes after the first year, while taxonomic turnover continues unabated, suggesting functional redundancy\u00a0in the traits examined. Trait-based approaches powerfully complement taxonomy-based approaches to understanding the mechanisms of microbial community assembly and succession.&quot;, &quot;author&quot;: [{&quot;dropping-particle&quot;: &quot;&quot;, &quot;family&quot;: &quot;Guittar&quot;, &quot;given&quot;: &quot;John&quot;, &quot;non-dropping-particle&quot;: &quot;&quot;, &quot;parse-names&quot;: false, &quot;suffix&quot;: &quot;&quot;}, {&quot;dropping-particle&quot;: &quot;&quot;, &quot;family&quot;: &quot;Shade&quot;, &quot;given&quot;: &quot;Ashley&quot;, &quot;non-dropping-particle&quot;: &quot;&quot;, &quot;parse-names&quot;: false, &quot;suffix&quot;: &quot;&quot;}, {&quot;dropping-particle&quot;: &quot;&quot;, &quot;family&quot;: &quot;Litchman&quot;, &quot;given&quot;: &quot;Elena&quot;, &quot;non-dropping-particle&quot;: &quot;&quot;, &quot;parse-names&quot;: false, &quot;suffix&quot;: &quot;&quot;}], &quot;container-title&quot;: &quot;Nature Communications&quot;, &quot;id&quot;: &quot;ITEM-3&quot;, &quot;issued&quot;: {&quot;date-parts&quot;: [[&quot;2019&quot;]]}, &quot;title&quot;: &quot;Trait-based community assembly and succession of the infant gut microbiome&quot;, &quot;type&quot;: &quot;article-journal&quot;}, &quot;uris&quot;: [&quot;http://www.mendeley.com/documents/?uuid=2ecf08c5-a726-4c11-a709-e1246516125d&quot;]}], &quot;mendeley&quot;: {&quot;formattedCitation&quot;: &quot;(Peterfreund &lt;i&gt;et al.&lt;/i&gt;, 2012; Kennedy &lt;i&gt;et al.&lt;/i&gt;, 2016; Guittar &lt;i&gt;et al.&lt;/i&gt;, 2019)&quot;, &quot;plainTextFormattedCitation&quot;: &quot;(Peterfreund et al., 2012; Kennedy et al., 2016; Guittar et al., 2019)&quot;, &quot;previouslyFormattedCitation&quot;: &quot;(Peterfreund &lt;i&gt;et al.&lt;/i&gt;, 2012; Kennedy &lt;i&gt;et al.&lt;/i&gt;, 2016; Guittar &lt;i&gt;et al.&lt;/i&gt;, 2019)&quot;}, &quot;properties&quot;: {&quot;noteIndex&quot;: 0}, &quot;schema&quot;: &quot;https://github.com/citation-style-language/schema/raw/master/csl-citation.json&quot;} RND3E9dyyOofk"/><text:span text:style-name="T29">(Peterfreund </text:span><text:span text:style-name="T30">et al.</text:span><text:span text:style-name="T29">, 2012; Kennedy </text:span><text:span text:style-name="T30">et al.</text:span><text:span text:style-name="T29">, 2016; Guittar </text:span><text:span text:style-name="T30">et al.</text:span><text:span text:style-name="T29">, 2019)</text:span><text:reference-mark-end text:name="ADDIN CSL_CITATION {&quot;citationItems&quot;: [{&quot;id&quot;: &quot;ITEM-1&quot;, &quot;itemData&quot;: {&quot;DOI&quot;: &quot;10.1371/journal.pone.0046966&quot;, &quot;ISSN&quot;: &quot;1932-6203&quot;, &quot;PMID&quot;: &quot;23071679&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author&quot;: [{&quot;dropping-particle&quot;: &quot;&quot;, &quot;family&quot;: &quot;Peterfreund&quot;, &quot;given&quot;: &quot;Gregory L&quot;, &quot;non-dropping-particle&quot;: &quot;&quot;, &quot;parse-names&quot;: false, &quot;suffix&quot;: &quot;&quot;}, {&quot;dropping-particle&quot;: &quot;&quot;, &quot;family&quot;: &quot;Vandivier&quot;, &quot;given&quot;: &quot;Lee E&quot;, &quot;non-dropping-particle&quot;: &quot;&quot;, &quot;parse-names&quot;: false, &quot;suffix&quot;: &quot;&quot;}, {&quot;dropping-particle&quot;: &quot;&quot;, &quot;family&quot;: &quot;Sinha&quot;, &quot;given&quot;: &quot;Rohini&quot;, &quot;non-dropping-particle&quot;: &quot;&quot;, &quot;parse-names&quot;: false, &quot;suffix&quot;: &quot;&quot;}, {&quot;dropping-particle&quot;: &quot;&quot;, &quot;family&quot;: &quot;Marozsan&quot;, &quot;given&quot;: &quot;Andre J&quot;, &quot;non-dropping-particle&quot;: &quot;&quot;, &quot;parse-names&quot;: false, &quot;suffix&quot;: &quot;&quot;}, {&quot;dropping-particle&quot;: &quot;&quot;, &quot;family&quot;: &quot;Olson&quot;, &quot;given&quot;: &quot;William C&quot;, &quot;non-dropping-particle&quot;: &quot;&quot;, &quot;parse-names&quot;: false, &quot;suffix&quot;: &quot;&quot;}, {&quot;dropping-particle&quot;: &quot;&quot;, &quot;family&quot;: &quot;Zhu&quot;, &quot;given&quot;: &quot;Jun&quot;, &quot;non-dropping-particle&quot;: &quot;&quot;, &quot;parse-names&quot;: false, &quot;suffix&quot;: &quot;&quot;}, {&quot;dropping-particle&quot;: &quot;&quot;, &quot;family&quot;: &quot;Bushman&quot;, &quot;given&quot;: &quot;Frederic D&quot;, &quot;non-dropping-particle&quot;: &quot;&quot;, &quot;parse-names&quot;: false, &quot;suffix&quot;: &quot;&quot;}], &quot;container-title&quot;: &quot;PloS one&quot;, &quot;id&quot;: &quot;ITEM-1&quot;, &quot;issue&quot;: &quot;10&quot;, &quot;issued&quot;: {&quot;date-parts&quot;: [[&quot;2012&quot;, &quot;1&quot;, &quot;10&quot;]]}, &quot;page&quot;: &quot;e46966&quot;, &quot;publisher&quot;: &quot;Public Library of Science&quot;, &quot;title&quot;: &quot;Succession in the gut microbiome following antibiotic and antibody therapies for Clostridium difficile.&quot;, &quot;type&quot;: &quot;article-journal&quot;, &quot;volume&quot;: &quot;7&quot;}, &quot;uris&quot;: [&quot;http://www.mendeley.com/documents/?uuid=c35b8bbb-a9bf-48fc-82c7-c4787dfa0c8a&quot;]}, {&quot;id&quot;: &quot;ITEM-2&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2&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id&quot;: &quot;ITEM-3&quot;, &quot;itemData&quot;: {&quot;DOI&quot;: &quot;10.1038/s41467-019-08377-w&quot;, &quot;ISSN&quot;: &quot;20411723&quot;, &quot;PMID&quot;: &quot;30710083&quot;, &quot;abstract&quot;: &quot;The human gut microbiome develops over early childhood and aids in food digestion and immunomodulation, but the mechanisms driving its development remain elusive. Here we use data curated from literature and online repositories to examine trait-based patterns of gut microbiome succession in 56 infants over their first three years of life. We also develop a new phylogeny-based approach of inferring trait values that can extend readily to other microbial systems and questions. Trait-based patterns suggest that infant gut succession begins with a functionally variable cohort of taxa, adept at proliferating rapidly within hosts, which gradually matures into a more functionally uniform cohort of taxa adapted to thrive in the anoxic gut and disperse between anoxic patches as oxygen-tolerant spores. Trait-based composition stabilizes after the first year, while taxonomic turnover continues unabated, suggesting functional redundancy\u00a0in the traits examined. Trait-based approaches powerfully complement taxonomy-based approaches to understanding the mechanisms of microbial community assembly and succession.&quot;, &quot;author&quot;: [{&quot;dropping-particle&quot;: &quot;&quot;, &quot;family&quot;: &quot;Guittar&quot;, &quot;given&quot;: &quot;John&quot;, &quot;non-dropping-particle&quot;: &quot;&quot;, &quot;parse-names&quot;: false, &quot;suffix&quot;: &quot;&quot;}, {&quot;dropping-particle&quot;: &quot;&quot;, &quot;family&quot;: &quot;Shade&quot;, &quot;given&quot;: &quot;Ashley&quot;, &quot;non-dropping-particle&quot;: &quot;&quot;, &quot;parse-names&quot;: false, &quot;suffix&quot;: &quot;&quot;}, {&quot;dropping-particle&quot;: &quot;&quot;, &quot;family&quot;: &quot;Litchman&quot;, &quot;given&quot;: &quot;Elena&quot;, &quot;non-dropping-particle&quot;: &quot;&quot;, &quot;parse-names&quot;: false, &quot;suffix&quot;: &quot;&quot;}], &quot;container-title&quot;: &quot;Nature Communications&quot;, &quot;id&quot;: &quot;ITEM-3&quot;, &quot;issued&quot;: {&quot;date-parts&quot;: [[&quot;2019&quot;]]}, &quot;title&quot;: &quot;Trait-based community assembly and succession of the infant gut microbiome&quot;, &quot;type&quot;: &quot;article-journal&quot;}, &quot;uris&quot;: [&quot;http://www.mendeley.com/documents/?uuid=2ecf08c5-a726-4c11-a709-e1246516125d&quot;]}], &quot;mendeley&quot;: {&quot;formattedCitation&quot;: &quot;(Peterfreund &lt;i&gt;et al.&lt;/i&gt;, 2012; Kennedy &lt;i&gt;et al.&lt;/i&gt;, 2016; Guittar &lt;i&gt;et al.&lt;/i&gt;, 2019)&quot;, &quot;plainTextFormattedCitation&quot;: &quot;(Peterfreund et al., 2012; Kennedy et al., 2016; Guittar et al., 2019)&quot;, &quot;previouslyFormattedCitation&quot;: &quot;(Peterfreund &lt;i&gt;et al.&lt;/i&gt;, 2012; Kennedy &lt;i&gt;et al.&lt;/i&gt;, 2016; Guittar &lt;i&gt;et al.&lt;/i&gt;, 2019)&quot;}, &quot;properties&quot;: {&quot;noteIndex&quot;: 0}, &quot;schema&quot;: &quot;https://github.com/citation-style-language/schema/raw/master/csl-citation.json&quot;} RND3E9dyyOofk"/><text:span text:style-name="T92">⁠, and the natural turnover of microbial communities over time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xb8vkld8hV"/><text:span text:style-name="T29">(Caporaso </text:span><text:span text:style-name="T30">et al.</text:span><text:span text:style-name="T29">, 2011)</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xb8vkld8hV"/><text:span text:style-name="T92">⁠. Insights into these difficult-to-observe community assembly processes can be gained via the comparison of microbial communities using high-throughput DNA sequencing </text:span><text:reference-mark-start text:name="ADDIN CSL_CITATION {&quot;citationItems&quot;: [{&quot;id&quot;: &quot;ITEM-1&quot;, &quot;itemData&quot;: {&quot;DOI&quot;: &quot;10.1038/ismej.2015.191&quot;, &quot;ISSN&quot;: &quot;1751-7362&quot;, &quot;author&quot;: [{&quot;dropping-particle&quot;: &quot;&quot;, &quot;family&quot;: &quot;Nemergut&quot;, &quot;given&quot;: &quot;Diana R&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Ferrenberg&quot;, &quot;given&quot;: &quot;Scott&quot;, &quot;non-dropping-particle&quot;: &quot;&quot;, &quot;parse-names&quot;: false, &quot;suffix&quot;: &quot;&quot;}, {&quot;dropping-particle&quot;: &quot;&quot;, &quot;family&quot;: &quot;Bilinski&quot;, &quot;given&quot;: &quot;Teresa&quot;, &quot;non-dropping-particle&quot;: &quot;&quot;, &quot;parse-names&quot;: false, &quot;suffix&quot;: &quot;&quot;}, {&quot;dropping-particle&quot;: &quot;&quot;, &quot;family&quot;: &quot;Melbourne&quot;, &quot;given&quot;: &quot;Brett&quot;, &quot;non-dropping-particle&quot;: &quot;&quot;, &quot;parse-names&quot;: false, &quot;suffix&quot;: &quot;&quot;}, {&quot;dropping-particle&quot;: &quot;&quot;, &quot;family&quot;: &quot;Jiang&quot;, &quot;given&quot;: &quot;Lin&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Prest&quot;, &quot;given&quot;: &quot;Tiffany&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Townsend&quot;, &quot;given&quot;: &quot;Alan R&quot;, &quot;non-dropping-particle&quot;: &quot;&quot;, &quot;parse-names&quot;: false, &quot;suffix&quot;: &quot;&quot;}], &quot;container-title&quot;: &quot;The ISME Journal&quot;, &quot;id&quot;: &quot;ITEM-1&quot;, &quot;issue&quot;: &quot;5&quot;, &quot;issued&quot;: {&quot;date-parts&quot;: [[&quot;2016&quot;, &quot;5&quot;, &quot;13&quot;]]}, &quot;note&quot;: &quot;NULL&quot;, &quot;page&quot;: &quot;1147-1156&quot;, &quot;publisher&quot;: &quot;Nature Publishing Group&quot;, &quot;title&quot;: &quot;Decreases in average bacterial community rRNA operon copy number during succession&quot;, &quot;type&quot;: &quot;article-journal&quot;, &quot;volume&quot;: &quot;10&quot;}, &quot;uris&quot;: [&quot;http://www.mendeley.com/documents/?uuid=9b725a04-70dc-3877-9d7b-05228327121c&quot;]}, {&quot;id&quot;: &quot;ITEM-2&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2&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id&quot;: &quot;ITEM-3&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3&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mendeley&quot;: {&quot;formattedCitation&quot;: &quot;(Caporaso &lt;i&gt;et al.&lt;/i&gt;, 2011; Nemergut &lt;i&gt;et al.&lt;/i&gt;, 2013, 2016)&quot;, &quot;plainTextFormattedCitation&quot;: &quot;(Caporaso et al., 2011; Nemergut et al., 2013, 2016)&quot;, &quot;previouslyFormattedCitation&quot;: &quot;(Caporaso &lt;i&gt;et al.&lt;/i&gt;, 2011; Nemergut &lt;i&gt;et al.&lt;/i&gt;, 2013, 2016)&quot;}, &quot;properties&quot;: {&quot;noteIndex&quot;: 0}, &quot;schema&quot;: &quot;https://github.com/citation-style-language/schema/raw/master/csl-citation.json&quot;} RNDUIm9mCJpbj"/><text:span text:style-name="T29">(Caporaso </text:span><text:span text:style-name="T30">et al.</text:span><text:span text:style-name="T29">, 2011; Nemergut </text:span><text:span text:style-name="T30">et al.</text:span><text:span text:style-name="T29">, 2013, 2016)</text:span><text:reference-mark-end text:name="ADDIN CSL_CITATION {&quot;citationItems&quot;: [{&quot;id&quot;: &quot;ITEM-1&quot;, &quot;itemData&quot;: {&quot;DOI&quot;: &quot;10.1038/ismej.2015.191&quot;, &quot;ISSN&quot;: &quot;1751-7362&quot;, &quot;author&quot;: [{&quot;dropping-particle&quot;: &quot;&quot;, &quot;family&quot;: &quot;Nemergut&quot;, &quot;given&quot;: &quot;Diana R&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Ferrenberg&quot;, &quot;given&quot;: &quot;Scott&quot;, &quot;non-dropping-particle&quot;: &quot;&quot;, &quot;parse-names&quot;: false, &quot;suffix&quot;: &quot;&quot;}, {&quot;dropping-particle&quot;: &quot;&quot;, &quot;family&quot;: &quot;Bilinski&quot;, &quot;given&quot;: &quot;Teresa&quot;, &quot;non-dropping-particle&quot;: &quot;&quot;, &quot;parse-names&quot;: false, &quot;suffix&quot;: &quot;&quot;}, {&quot;dropping-particle&quot;: &quot;&quot;, &quot;family&quot;: &quot;Melbourne&quot;, &quot;given&quot;: &quot;Brett&quot;, &quot;non-dropping-particle&quot;: &quot;&quot;, &quot;parse-names&quot;: false, &quot;suffix&quot;: &quot;&quot;}, {&quot;dropping-particle&quot;: &quot;&quot;, &quot;family&quot;: &quot;Jiang&quot;, &quot;given&quot;: &quot;Lin&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Prest&quot;, &quot;given&quot;: &quot;Tiffany&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Townsend&quot;, &quot;given&quot;: &quot;Alan R&quot;, &quot;non-dropping-particle&quot;: &quot;&quot;, &quot;parse-names&quot;: false, &quot;suffix&quot;: &quot;&quot;}], &quot;container-title&quot;: &quot;The ISME Journal&quot;, &quot;id&quot;: &quot;ITEM-1&quot;, &quot;issue&quot;: &quot;5&quot;, &quot;issued&quot;: {&quot;date-parts&quot;: [[&quot;2016&quot;, &quot;5&quot;, &quot;13&quot;]]}, &quot;note&quot;: &quot;NULL&quot;, &quot;page&quot;: &quot;1147-1156&quot;, &quot;publisher&quot;: &quot;Nature Publishing Group&quot;, &quot;title&quot;: &quot;Decreases in average bacterial community rRNA operon copy number during succession&quot;, &quot;type&quot;: &quot;article-journal&quot;, &quot;volume&quot;: &quot;10&quot;}, &quot;uris&quot;: [&quot;http://www.mendeley.com/documents/?uuid=9b725a04-70dc-3877-9d7b-05228327121c&quot;]}, {&quot;id&quot;: &quot;ITEM-2&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2&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id&quot;: &quot;ITEM-3&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3&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mendeley&quot;: {&quot;formattedCitation&quot;: &quot;(Caporaso &lt;i&gt;et al.&lt;/i&gt;, 2011; Nemergut &lt;i&gt;et al.&lt;/i&gt;, 2013, 2016)&quot;, &quot;plainTextFormattedCitation&quot;: &quot;(Caporaso et al., 2011; Nemergut et al., 2013, 2016)&quot;, &quot;previouslyFormattedCitation&quot;: &quot;(Caporaso &lt;i&gt;et al.&lt;/i&gt;, 2011; Nemergut &lt;i&gt;et al.&lt;/i&gt;, 2013, 2016)&quot;}, &quot;properties&quot;: {&quot;noteIndex&quot;: 0}, &quot;schema&quot;: &quot;https://github.com/citation-style-language/schema/raw/master/csl-citation.json&quot;} RNDUIm9mCJpbj"/><text:span text:style-name="T92">⁠, especially in </text:span><text:span text:style-name="T161">longitudinal (</text:span><text:span text:style-name="T92">time-series</text:span><text:span text:style-name="T161">)</text:span><text:span text:style-name="T92"> studies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id&quot;: &quot;ITEM-2&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2&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id&quot;: &quot;ITEM-3&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3&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id&quot;: &quot;ITEM-4&quot;, &quot;itemData&quot;: {&quot;DOI&quot;: &quot;10.1038/ismej.2015.191&quot;, &quot;ISSN&quot;: &quot;1751-7362&quot;, &quot;author&quot;: [{&quot;dropping-particle&quot;: &quot;&quot;, &quot;family&quot;: &quot;Nemergut&quot;, &quot;given&quot;: &quot;Diana R&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Ferrenberg&quot;, &quot;given&quot;: &quot;Scott&quot;, &quot;non-dropping-particle&quot;: &quot;&quot;, &quot;parse-names&quot;: false, &quot;suffix&quot;: &quot;&quot;}, {&quot;dropping-particle&quot;: &quot;&quot;, &quot;family&quot;: &quot;Bilinski&quot;, &quot;given&quot;: &quot;Teresa&quot;, &quot;non-dropping-particle&quot;: &quot;&quot;, &quot;parse-names&quot;: false, &quot;suffix&quot;: &quot;&quot;}, {&quot;dropping-particle&quot;: &quot;&quot;, &quot;family&quot;: &quot;Melbourne&quot;, &quot;given&quot;: &quot;Brett&quot;, &quot;non-dropping-particle&quot;: &quot;&quot;, &quot;parse-names&quot;: false, &quot;suffix&quot;: &quot;&quot;}, {&quot;dropping-particle&quot;: &quot;&quot;, &quot;family&quot;: &quot;Jiang&quot;, &quot;given&quot;: &quot;Lin&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Prest&quot;, &quot;given&quot;: &quot;Tiffany&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Townsend&quot;, &quot;given&quot;: &quot;Alan R&quot;, &quot;non-dropping-particle&quot;: &quot;&quot;, &quot;parse-names&quot;: false, &quot;suffix&quot;: &quot;&quot;}], &quot;container-title&quot;: &quot;The ISME Journal&quot;, &quot;id&quot;: &quot;ITEM-4&quot;, &quot;issue&quot;: &quot;5&quot;, &quot;issued&quot;: {&quot;date-parts&quot;: [[&quot;2016&quot;, &quot;5&quot;, &quot;13&quot;]]}, &quot;note&quot;: &quot;NULL&quot;, &quot;page&quot;: &quot;1147-1156&quot;, &quot;publisher&quot;: &quot;Nature Publishing Group&quot;, &quot;title&quot;: &quot;Decreases in average bacterial community rRNA operon copy number during succession&quot;, &quot;type&quot;: &quot;article-journal&quot;, &quot;volume&quot;: &quot;10&quot;}, &quot;uris&quot;: [&quot;http://www.mendeley.com/documents/?uuid=9b725a04-70dc-3877-9d7b-05228327121c&quot;]}, {&quot;id&quot;: &quot;ITEM-5&quot;, &quot;itemData&quot;: {&quot;DOI&quot;: &quot;10.1093/femsec/fix095&quot;, &quot;ISSN&quot;: &quot;1574-6941&quot;, &quot;author&quot;: [{&quot;dropping-particle&quot;: &quot;&quot;, &quot;family&quot;: &quot;Darcy&quot;, &quot;given&quot;: &quot;John L.&quot;, &quot;non-dropping-particle&quot;: &quot;&quot;, &quot;parse-names&quot;: false, &quot;suffix&quot;: &quot;&quot;}, {&quot;dropping-particle&quot;: &quot;&quot;, &quot;family&quot;: &quot;King&quot;, &quot;given&quot;: &quot;Andrew J.&quot;, &quot;non-dropping-particle&quot;: &quot;&quot;, &quot;parse-names&quot;: false, &quot;suffix&quot;: &quot;&quot;}, {&quot;dropping-particle&quot;: &quot;&quot;, &quot;family&quot;: &quot;Gendron&quot;, &quot;given&quot;: &quot;Eli M.S.&quot;, &quot;non-dropping-particle&quot;: &quot;&quot;, &quot;parse-names&quot;: false, &quot;suffix&quot;: &quot;&quot;}, {&quot;dropping-particle&quot;: &quot;&quot;, &quot;family&quot;: &quot;Schmidt&quot;, &quot;given&quot;: &quot;Steven K.&quot;, &quot;non-dropping-particle&quot;: &quot;&quot;, &quot;parse-names&quot;: false, &quot;suffix&quot;: &quot;&quot;}], &quot;container-title&quot;: &quot;FEMS Microbiology Ecology&quot;, &quot;id&quot;: &quot;ITEM-5&quot;, &quot;issue&quot;: &quot;8&quot;, &quot;issued&quot;: {&quot;date-parts&quot;: [[&quot;2017&quot;, &quot;8&quot;]]}, &quot;page&quot;: &quot;7287-90&quot;, &quot;publisher&quot;: &quot;Princeton University Press, Princeton&quot;, &quot;title&quot;: &quot;Spatial autocorrelation of microbial communities atop a debris-covered glacier is evidence of a supraglacial chronosequence&quot;, &quot;type&quot;: &quot;article-journal&quot;, &quot;volume&quot;: &quot;93&quot;}, &quot;uris&quot;: [&quot;http://www.mendeley.com/documents/?uuid=7941b5b1-95c6-4b4f-9cca-fb089df4b5c4&quot;]}], &quot;mendeley&quot;: {&quot;formattedCitation&quot;: &quot;(Caporaso &lt;i&gt;et al.&lt;/i&gt;, 2011; Koenig &lt;i&gt;et al.&lt;/i&gt;, 2011; Kennedy &lt;i&gt;et al.&lt;/i&gt;, 2016; Nemergut &lt;i&gt;et al.&lt;/i&gt;, 2016; Darcy &lt;i&gt;et al.&lt;/i&gt;, 2017)&quot;, &quot;plainTextFormattedCitation&quot;: &quot;(Caporaso et al., 2011; Koenig et al., 2011; Kennedy et al., 2016; Nemergut et al., 2016; Darcy et al., 2017)&quot;, &quot;previouslyFormattedCitation&quot;: &quot;(Caporaso &lt;i&gt;et al.&lt;/i&gt;, 2011; Koenig &lt;i&gt;et al.&lt;/i&gt;, 2011; Kennedy &lt;i&gt;et al.&lt;/i&gt;, 2016; Nemergut &lt;i&gt;et al.&lt;/i&gt;, 2016; Darcy &lt;i&gt;et al.&lt;/i&gt;, 2017)&quot;}, &quot;properties&quot;: {&quot;noteIndex&quot;: 0}, &quot;schema&quot;: &quot;https://github.com/citation-style-language/schema/raw/master/csl-citation.json&quot;} RNDwoeShyu2Yo"/><text:span text:style-name="T29">(Caporaso </text:span><text:span text:style-name="T30">et al.</text:span><text:span text:style-name="T29">, 2011; Koenig </text:span><text:span text:style-name="T30">et al.</text:span><text:span text:style-name="T29">, 2011; Kennedy </text:span><text:span text:style-name="T30">et al.</text:span><text:span text:style-name="T29">, 2016; Nemergut </text:span><text:span text:style-name="T30">et al.</text:span><text:span text:style-name="T29">, 2016; Darcy </text:span><text:span text:style-name="T30">et al.</text:span><text:span text:style-name="T29">, 2017)</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id&quot;: &quot;ITEM-2&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2&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id&quot;: &quot;ITEM-3&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3&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id&quot;: &quot;ITEM-4&quot;, &quot;itemData&quot;: {&quot;DOI&quot;: &quot;10.1038/ismej.2015.191&quot;, &quot;ISSN&quot;: &quot;1751-7362&quot;, &quot;author&quot;: [{&quot;dropping-particle&quot;: &quot;&quot;, &quot;family&quot;: &quot;Nemergut&quot;, &quot;given&quot;: &quot;Diana R&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Ferrenberg&quot;, &quot;given&quot;: &quot;Scott&quot;, &quot;non-dropping-particle&quot;: &quot;&quot;, &quot;parse-names&quot;: false, &quot;suffix&quot;: &quot;&quot;}, {&quot;dropping-particle&quot;: &quot;&quot;, &quot;family&quot;: &quot;Bilinski&quot;, &quot;given&quot;: &quot;Teresa&quot;, &quot;non-dropping-particle&quot;: &quot;&quot;, &quot;parse-names&quot;: false, &quot;suffix&quot;: &quot;&quot;}, {&quot;dropping-particle&quot;: &quot;&quot;, &quot;family&quot;: &quot;Melbourne&quot;, &quot;given&quot;: &quot;Brett&quot;, &quot;non-dropping-particle&quot;: &quot;&quot;, &quot;parse-names&quot;: false, &quot;suffix&quot;: &quot;&quot;}, {&quot;dropping-particle&quot;: &quot;&quot;, &quot;family&quot;: &quot;Jiang&quot;, &quot;given&quot;: &quot;Lin&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Prest&quot;, &quot;given&quot;: &quot;Tiffany&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Townsend&quot;, &quot;given&quot;: &quot;Alan R&quot;, &quot;non-dropping-particle&quot;: &quot;&quot;, &quot;parse-names&quot;: false, &quot;suffix&quot;: &quot;&quot;}], &quot;container-title&quot;: &quot;The ISME Journal&quot;, &quot;id&quot;: &quot;ITEM-4&quot;, &quot;issue&quot;: &quot;5&quot;, &quot;issued&quot;: {&quot;date-parts&quot;: [[&quot;2016&quot;, &quot;5&quot;, &quot;13&quot;]]}, &quot;note&quot;: &quot;NULL&quot;, &quot;page&quot;: &quot;1147-1156&quot;, &quot;publisher&quot;: &quot;Nature Publishing Group&quot;, &quot;title&quot;: &quot;Decreases in average bacterial community rRNA operon copy number during succession&quot;, &quot;type&quot;: &quot;article-journal&quot;, &quot;volume&quot;: &quot;10&quot;}, &quot;uris&quot;: [&quot;http://www.mendeley.com/documents/?uuid=9b725a04-70dc-3877-9d7b-05228327121c&quot;]}, {&quot;id&quot;: &quot;ITEM-5&quot;, &quot;itemData&quot;: {&quot;DOI&quot;: &quot;10.1093/femsec/fix095&quot;, &quot;ISSN&quot;: &quot;1574-6941&quot;, &quot;author&quot;: [{&quot;dropping-particle&quot;: &quot;&quot;, &quot;family&quot;: &quot;Darcy&quot;, &quot;given&quot;: &quot;John L.&quot;, &quot;non-dropping-particle&quot;: &quot;&quot;, &quot;parse-names&quot;: false, &quot;suffix&quot;: &quot;&quot;}, {&quot;dropping-particle&quot;: &quot;&quot;, &quot;family&quot;: &quot;King&quot;, &quot;given&quot;: &quot;Andrew J.&quot;, &quot;non-dropping-particle&quot;: &quot;&quot;, &quot;parse-names&quot;: false, &quot;suffix&quot;: &quot;&quot;}, {&quot;dropping-particle&quot;: &quot;&quot;, &quot;family&quot;: &quot;Gendron&quot;, &quot;given&quot;: &quot;Eli M.S.&quot;, &quot;non-dropping-particle&quot;: &quot;&quot;, &quot;parse-names&quot;: false, &quot;suffix&quot;: &quot;&quot;}, {&quot;dropping-particle&quot;: &quot;&quot;, &quot;family&quot;: &quot;Schmidt&quot;, &quot;given&quot;: &quot;Steven K.&quot;, &quot;non-dropping-particle&quot;: &quot;&quot;, &quot;parse-names&quot;: false, &quot;suffix&quot;: &quot;&quot;}], &quot;container-title&quot;: &quot;FEMS Microbiology Ecology&quot;, &quot;id&quot;: &quot;ITEM-5&quot;, &quot;issue&quot;: &quot;8&quot;, &quot;issued&quot;: {&quot;date-parts&quot;: [[&quot;2017&quot;, &quot;8&quot;]]}, &quot;page&quot;: &quot;7287-90&quot;, &quot;publisher&quot;: &quot;Princeton University Press, Princeton&quot;, &quot;title&quot;: &quot;Spatial autocorrelation of microbial communities atop a debris-covered glacier is evidence of a supraglacial chronosequence&quot;, &quot;type&quot;: &quot;article-journal&quot;, &quot;volume&quot;: &quot;93&quot;}, &quot;uris&quot;: [&quot;http://www.mendeley.com/documents/?uuid=7941b5b1-95c6-4b4f-9cca-fb089df4b5c4&quot;]}], &quot;mendeley&quot;: {&quot;formattedCitation&quot;: &quot;(Caporaso &lt;i&gt;et al.&lt;/i&gt;, 2011; Koenig &lt;i&gt;et al.&lt;/i&gt;, 2011; Kennedy &lt;i&gt;et al.&lt;/i&gt;, 2016; Nemergut &lt;i&gt;et al.&lt;/i&gt;, 2016; Darcy &lt;i&gt;et al.&lt;/i&gt;, 2017)&quot;, &quot;plainTextFormattedCitation&quot;: &quot;(Caporaso et al., 2011; Koenig et al., 2011; Kennedy et al., 2016; Nemergut et al., 2016; Darcy et al., 2017)&quot;, &quot;previouslyFormattedCitation&quot;: &quot;(Caporaso &lt;i&gt;et al.&lt;/i&gt;, 2011; Koenig &lt;i&gt;et al.&lt;/i&gt;, 2011; Kennedy &lt;i&gt;et al.&lt;/i&gt;, 2016; Nemergut &lt;i&gt;et al.&lt;/i&gt;, 2016; Darcy &lt;i&gt;et al.&lt;/i&gt;, 2017)&quot;}, &quot;properties&quot;: {&quot;noteIndex&quot;: 0}, &quot;schema&quot;: &quot;https://github.com/citation-style-language/schema/raw/master/csl-citation.json&quot;} RNDwoeShyu2Yo"/><text:span text:style-name="T92">⁠. </text:span></text:p>
      <text:p text:style-name="P16"><text:span text:style-name="T92"><text:tab/></text:span><text:span text:style-name="T163">A central question in microbial community assembly is when and why microbes join communities, </text:span><text:span text:style-name="T194">which can be studied in part by evaluati</text:span><text:span text:style-name="T195">ng the order in which particular microbes join communities given </text:span><text:span text:style-name="T202">data</text:span><text:span text:style-name="T195"> such as </text:span><text:span text:style-name="T202">which microbes</text:span><text:span text:style-name="T195"> are already present or </text:span><text:span text:style-name="T202">what </text:span><text:span text:style-name="T195">changes </text:span><text:span text:style-name="T202">occur in an environment </text:span><text:span text:style-name="T195">over time</text:span><text:span text:style-name="T163"> </text:span><text:reference-mark-start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2&quot;, &quot;itemData&quot;: {&quot;DOI&quot;: &quot;10.1038/nrgastro.2017.173&quot;, &quot;ISBN&quot;: &quot;1759-5053 (Electronic) 1759-5045 (Linking)&quot;, &quot;ISSN&quot;: &quot;17595053&quot;, &quot;PMID&quot;: &quot;29362469&quot;, &quot;abstract&quot;: &quot;The human gut microbiota undergoes dramatic development early in life. Here, the authors explore how this development is influenced by priority effects, whereby the order and timing of microbial species arrival affect community assembly. In turn, factors affecting order and timing, including delivery mode, diet and parenting behaviours, are also discussed.&quot;, &quot;author&quot;: [{&quot;dropping-particle&quot;: &quot;&quot;, &quot;family&quot;: &quot;Sprockett&quot;, &quot;given&quot;: &quot;Daniel&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Relman&quot;, &quot;given&quot;: &quot;David A.&quot;, &quot;non-dropping-particle&quot;: &quot;&quot;, &quot;parse-names&quot;: false, &quot;suffix&quot;: &quot;&quot;}], &quot;container-title&quot;: &quot;Nature Reviews Gastroenterology and Hepatology&quot;, &quot;id&quot;: &quot;ITEM-2&quot;, &quot;issued&quot;: {&quot;date-parts&quot;: [[&quot;2018&quot;]]}, &quot;title&quot;: &quot;Role of priority effects in the early-life assembly of the gut microbiota&quot;, &quot;type&quot;: &quot;article&quot;}, &quot;uris&quot;: [&quot;http://www.mendeley.com/documents/?uuid=7883b99e-cfbf-45d2-a152-f65bf3554d00&quot;]}], &quot;mendeley&quot;: {&quot;formattedCitation&quot;: &quot;(Nemergut &lt;i&gt;et al.&lt;/i&gt;, 2013; Sprockett &lt;i&gt;et al.&lt;/i&gt;, 2018)&quot;, &quot;plainTextFormattedCitation&quot;: &quot;(Nemergut et al., 2013; Sprockett et al., 2018)&quot;, &quot;previouslyFormattedCitation&quot;: &quot;(Nemergut &lt;i&gt;et al.&lt;/i&gt;, 2013; Sprockett &lt;i&gt;et al.&lt;/i&gt;, 2018)&quot;}, &quot;properties&quot;: {&quot;noteIndex&quot;: 0}, &quot;schema&quot;: &quot;https://github.com/citation-style-language/schema/raw/master/csl-citation.json&quot;} RNDcfhPVe4Ihv"/><text:span text:style-name="T47">(Nemergut </text:span><text:span text:style-name="T35">et al.</text:span><text:span text:style-name="T47">, 2013; Sprockett </text:span><text:span text:style-name="T35">et al.</text:span><text:span text:style-name="T47">, 2018)</text:span><text:reference-mark-end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2&quot;, &quot;itemData&quot;: {&quot;DOI&quot;: &quot;10.1038/nrgastro.2017.173&quot;, &quot;ISBN&quot;: &quot;1759-5053 (Electronic) 1759-5045 (Linking)&quot;, &quot;ISSN&quot;: &quot;17595053&quot;, &quot;PMID&quot;: &quot;29362469&quot;, &quot;abstract&quot;: &quot;The human gut microbiota undergoes dramatic development early in life. Here, the authors explore how this development is influenced by priority effects, whereby the order and timing of microbial species arrival affect community assembly. In turn, factors affecting order and timing, including delivery mode, diet and parenting behaviours, are also discussed.&quot;, &quot;author&quot;: [{&quot;dropping-particle&quot;: &quot;&quot;, &quot;family&quot;: &quot;Sprockett&quot;, &quot;given&quot;: &quot;Daniel&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Relman&quot;, &quot;given&quot;: &quot;David A.&quot;, &quot;non-dropping-particle&quot;: &quot;&quot;, &quot;parse-names&quot;: false, &quot;suffix&quot;: &quot;&quot;}], &quot;container-title&quot;: &quot;Nature Reviews Gastroenterology and Hepatology&quot;, &quot;id&quot;: &quot;ITEM-2&quot;, &quot;issued&quot;: {&quot;date-parts&quot;: [[&quot;2018&quot;]]}, &quot;title&quot;: &quot;Role of priority effects in the early-life assembly of the gut microbiota&quot;, &quot;type&quot;: &quot;article&quot;}, &quot;uris&quot;: [&quot;http://www.mendeley.com/documents/?uuid=7883b99e-cfbf-45d2-a152-f65bf3554d00&quot;]}], &quot;mendeley&quot;: {&quot;formattedCitation&quot;: &quot;(Nemergut &lt;i&gt;et al.&lt;/i&gt;, 2013; Sprockett &lt;i&gt;et al.&lt;/i&gt;, 2018)&quot;, &quot;plainTextFormattedCitation&quot;: &quot;(Nemergut et al., 2013; Sprockett et al., 2018)&quot;, &quot;previouslyFormattedCitation&quot;: &quot;(Nemergut &lt;i&gt;et al.&lt;/i&gt;, 2013; Sprockett &lt;i&gt;et al.&lt;/i&gt;, 2018)&quot;}, &quot;properties&quot;: {&quot;noteIndex&quot;: 0}, &quot;schema&quot;: &quot;https://github.com/citation-style-language/schema/raw/master/csl-citation.json&quot;} RNDcfhPVe4Ihv"/><text:span text:style-name="T163">⁠. </text:span><text:span text:style-name="T164">Although the local environment clearly selects for microbial species, it has also been shown that microbial community structure is often historically contingent on previous states of that community </text:span><text:reference-mark-start text:name="ADDIN CSL_CITATION {&quot;citationItems&quot;: [{&quot;id&quot;: &quot;ITEM-1&quot;, &quot;itemData&quot;: {&quot;DOI&quot;: &quot;10.1371/journal.ppat.1007563&quot;, &quot;ISSN&quot;: &quot;1553-7374&quot;, &quot;author&quot;: [{&quot;dropping-particle&quot;: &quot;&quot;, &quot;family&quot;: &quot;Litvak&quot;, &quot;given&quot;: &quot;Yael&quot;, &quot;non-dropping-particle&quot;: &quot;&quot;, &quot;parse-names&quot;: false, &quot;suffix&quot;: &quot;&quot;}, {&quot;dropping-particle&quot;: &quot;&quot;, &quot;family&quot;: &quot;B\u00e4umler&quot;, &quot;given&quot;: &quot;Andreas J.&quot;, &quot;non-dropping-particle&quot;: &quot;&quot;, &quot;parse-names&quot;: false, &quot;suffix&quot;: &quot;&quot;}], &quot;container-title&quot;: &quot;PLOS Pathogens&quot;, &quot;editor&quot;: [{&quot;dropping-particle&quot;: &quot;&quot;, &quot;family&quot;: &quot;Kline&quot;, &quot;given&quot;: &quot;Kimberly A.&quot;, &quot;non-dropping-particle&quot;: &quot;&quot;, &quot;parse-names&quot;: false, &quot;suffix&quot;: &quot;&quot;}], &quot;id&quot;: &quot;ITEM-1&quot;, &quot;issue&quot;: &quot;2&quot;, &quot;issued&quot;: {&quot;date-parts&quot;: [[&quot;2019&quot;, &quot;2&quot;, &quot;21&quot;]]}, &quot;page&quot;: &quot;e1007563&quot;, &quot;publisher&quot;: &quot;Public Library of Science&quot;, &quot;title&quot;: &quot;The founder hypothesis: A basis for microbiota resistance, diversity in taxa carriage, and colonization resistance against pathogens&quot;, &quot;type&quot;: &quot;article-journal&quot;, &quot;volume&quot;: &quot;15&quot;}, &quot;uris&quot;: [&quot;http://www.mendeley.com/documents/?uuid=c0f844e3-6bbd-3be9-8bf9-c940df709a97&quot;]}, {&quot;id&quot;: &quot;ITEM-2&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2&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3&quot;, &quot;itemData&quot;: {&quot;DOI&quot;: &quot;10.1146/annurev-ecolsys-110411-160340&quot;, &quot;ISBN&quot;: &quot;1543-592X&quot;, &quot;ISSN&quot;: &quot;1543-592X&quot;, &quot;PMID&quot;: &quot;17235552&quot;, &quot;abstract&quot;: &quot;The order and timing of species immigration during community assembly can affect species abundances at multiple spatial scales.Known as priority ef- fects, these effects cause historical contingency in the structure and function of communities, resulting in alternative stable states, alternative transient states, or compositional cycles. The mechanisms of priority effects fall into two categories, niche preemption and niche modification, and the condi- tions for historical contingency by priority effects can be organized into two groups, those regarding regional species pool properties and those regarding local population dynamics. Specifically, two requirements must be satisfied for historical contingency to occur: The regional pool contains species that can together cause priority effects, and local dynamics are rapid enough for early-arriving species to preempt or modify niches before other species arrive. Organizing current knowledge this way reveals an outstanding key question:How are regional species pools that yield priority effects generated and maintained?&quot;, &quot;author&quot;: [{&quot;dropping-particle&quot;: &quot;&quot;, &quot;family&quot;: &quot;Fukami&quot;, &quot;given&quot;: &quot;Tadashi&quot;, &quot;non-dropping-particle&quot;: &quot;&quot;, &quot;parse-names&quot;: false, &quot;suffix&quot;: &quot;&quot;}], &quot;container-title&quot;: &quot;Annual Review of Ecology, Evolution, and Systematics&quot;, &quot;id&quot;: &quot;ITEM-3&quot;, &quot;issued&quot;: {&quot;date-parts&quot;: [[&quot;2015&quot;]]}, &quot;title&quot;: &quot;Historical Contingency in Community Assembly: Integrating Niches, Species Pools, and Priority Effects&quot;, &quot;type&quot;: &quot;article-journal&quot;}, &quot;uris&quot;: [&quot;http://www.mendeley.com/documents/?uuid=a0ad2cb4-2d93-4755-9196-936819aa59f3&quot;]}, {&quot;id&quot;: &quot;ITEM-4&quot;, &quot;itemData&quot;: {&quot;DOI&quot;: &quot;10.1038/nrgastro.2017.173&quot;, &quot;ISBN&quot;: &quot;1759-5053 (Electronic) 1759-5045 (Linking)&quot;, &quot;ISSN&quot;: &quot;17595053&quot;, &quot;PMID&quot;: &quot;29362469&quot;, &quot;abstract&quot;: &quot;The human gut microbiota undergoes dramatic development early in life. Here, the authors explore how this development is influenced by priority effects, whereby the order and timing of microbial species arrival affect community assembly. In turn, factors affecting order and timing, including delivery mode, diet and parenting behaviours, are also discussed.&quot;, &quot;author&quot;: [{&quot;dropping-particle&quot;: &quot;&quot;, &quot;family&quot;: &quot;Sprockett&quot;, &quot;given&quot;: &quot;Daniel&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Relman&quot;, &quot;given&quot;: &quot;David A.&quot;, &quot;non-dropping-particle&quot;: &quot;&quot;, &quot;parse-names&quot;: false, &quot;suffix&quot;: &quot;&quot;}], &quot;container-title&quot;: &quot;Nature Reviews Gastroenterology and Hepatology&quot;, &quot;id&quot;: &quot;ITEM-4&quot;, &quot;issued&quot;: {&quot;date-parts&quot;: [[&quot;2018&quot;]]}, &quot;title&quot;: &quot;Role of priority effects in the early-life assembly of the gut microbiota&quot;, &quot;type&quot;: &quot;article&quot;}, &quot;uris&quot;: [&quot;http://www.mendeley.com/documents/?uuid=7883b99e-cfbf-45d2-a152-f65bf3554d00&quot;]}, {&quot;id&quot;: &quot;ITEM-5&quot;, &quot;itemData&quot;: {&quot;DOI&quot;: &quot;10.1186/s40168-018-0571-8&quot;, &quot;ISSN&quot;: &quot;20492618&quot;, &quot;abstract&quot;: &quot;While the composition of the gut microbiome has now been well described by several large-scale studies, models that can account for the range of microbiome compositions that have been observed are still lacking. One model that has been well studied in macro communities and that could be useful for understanding microbiome assembly is the competitive lottery model. This model posits that groups of organisms from a regional pool of species are able to colonize the same niche and that the first species to arrive will take over the entire niche, excluding other group members. Here, we examined whether this model also plays a role in the assembly of the human gut microbiome, defining measures to identify groups of organisms whose distribution across samples conforms to the competitive lottery schema. Applying this model to multiple datasets with thousands of human gut microbiome samples, we identified several taxonomic groups that exhibit a lottery-like distribution, including the Akkermansia, Dialister, and Phascolarctobacterium genera. We validated that these groups exhibit lottery-like assembly in multiple independent microbiome datasets confirming that this assembly schema is universal and not cohort specific. Examining the distribution of species from these groups in the gut microbiome of developing infants, we found that the initial lottery winner can be replaced by a different member of the group. We further found that species from lottery-like groups tend to have fewer genes in their genomes, suggesting more specialized species that are less able to engage in niche differentiation. Combined, our findings highlight the complex and dynamic process through which microbial communities assemble and suggest that different phylogenetic groups may follow different models during this process.&quot;, &quot;author&quot;: [{&quot;dropping-particle&quot;: &quot;&quot;, &quot;family&quot;: &quot;Verster&quot;, &quot;given&quot;: &quot;Adrian J.&quot;, &quot;non-dropping-particle&quot;: &quot;&quot;, &quot;parse-names&quot;: false, &quot;suffix&quot;: &quot;&quot;}, {&quot;dropping-particle&quot;: &quot;&quot;, &quot;family&quot;: &quot;Borenstein&quot;, &quot;given&quot;: &quot;Elhanan&quot;, &quot;non-dropping-particle&quot;: &quot;&quot;, &quot;parse-names&quot;: false, &quot;suffix&quot;: &quot;&quot;}], &quot;container-title&quot;: &quot;Microbiome&quot;, &quot;id&quot;: &quot;ITEM-5&quot;, &quot;issued&quot;: {&quot;date-parts&quot;: [[&quot;2018&quot;]]}, &quot;title&quot;: &quot;Competitive lottery-based assembly of selected clades in the human gut microbiome&quot;, &quot;type&quot;: &quot;article-journal&quot;}, &quot;uris&quot;: [&quot;http://www.mendeley.com/documents/?uuid=df59f436-a196-40da-9ee4-22b8f4af0523&quot;]}], &quot;mendeley&quot;: {&quot;formattedCitation&quot;: &quot;(Nemergut &lt;i&gt;et al.&lt;/i&gt;, 2013; Fukami, 2015; Sprockett &lt;i&gt;et al.&lt;/i&gt;, 2018; Verster and Borenstein, 2018; Litvak and B\u00e4umler, 2019)&quot;, &quot;plainTextFormattedCitation&quot;: &quot;(Nemergut et al., 2013; Fukami, 2015; Sprockett et al., 2018; Verster and Borenstein, 2018; Litvak and B\u00e4umler, 2019)&quot;, &quot;previouslyFormattedCitation&quot;: &quot;(Nemergut &lt;i&gt;et al.&lt;/i&gt;, 2013; Fukami, 2015; Sprockett &lt;i&gt;et al.&lt;/i&gt;, 2018; Verster and Borenstein, 2018; Litvak and B\u00e4umler, 2019)&quot;}, &quot;properties&quot;: {&quot;noteIndex&quot;: 0}, &quot;schema&quot;: &quot;https://github.com/citation-style-language/schema/raw/master/csl-citation.json&quot;} RNDpJPgMjhJ6X"/><text:span text:style-name="T45">(Nemergut </text:span><text:span text:style-name="T33">et al.</text:span><text:span text:style-name="T45">, 2013; Fukami, 2015; Sprockett </text:span><text:span text:style-name="T33">et al.</text:span><text:span text:style-name="T45">, 2018; Verster and Borenstein, 2018; Litvak and Bäumler, 2019)</text:span><text:reference-mark-end text:name="ADDIN CSL_CITATION {&quot;citationItems&quot;: [{&quot;id&quot;: &quot;ITEM-1&quot;, &quot;itemData&quot;: {&quot;DOI&quot;: &quot;10.1371/journal.ppat.1007563&quot;, &quot;ISSN&quot;: &quot;1553-7374&quot;, &quot;author&quot;: [{&quot;dropping-particle&quot;: &quot;&quot;, &quot;family&quot;: &quot;Litvak&quot;, &quot;given&quot;: &quot;Yael&quot;, &quot;non-dropping-particle&quot;: &quot;&quot;, &quot;parse-names&quot;: false, &quot;suffix&quot;: &quot;&quot;}, {&quot;dropping-particle&quot;: &quot;&quot;, &quot;family&quot;: &quot;B\u00e4umler&quot;, &quot;given&quot;: &quot;Andreas J.&quot;, &quot;non-dropping-particle&quot;: &quot;&quot;, &quot;parse-names&quot;: false, &quot;suffix&quot;: &quot;&quot;}], &quot;container-title&quot;: &quot;PLOS Pathogens&quot;, &quot;editor&quot;: [{&quot;dropping-particle&quot;: &quot;&quot;, &quot;family&quot;: &quot;Kline&quot;, &quot;given&quot;: &quot;Kimberly A.&quot;, &quot;non-dropping-particle&quot;: &quot;&quot;, &quot;parse-names&quot;: false, &quot;suffix&quot;: &quot;&quot;}], &quot;id&quot;: &quot;ITEM-1&quot;, &quot;issue&quot;: &quot;2&quot;, &quot;issued&quot;: {&quot;date-parts&quot;: [[&quot;2019&quot;, &quot;2&quot;, &quot;21&quot;]]}, &quot;page&quot;: &quot;e1007563&quot;, &quot;publisher&quot;: &quot;Public Library of Science&quot;, &quot;title&quot;: &quot;The founder hypothesis: A basis for microbiota resistance, diversity in taxa carriage, and colonization resistance against pathogens&quot;, &quot;type&quot;: &quot;article-journal&quot;, &quot;volume&quot;: &quot;15&quot;}, &quot;uris&quot;: [&quot;http://www.mendeley.com/documents/?uuid=c0f844e3-6bbd-3be9-8bf9-c940df709a97&quot;]}, {&quot;id&quot;: &quot;ITEM-2&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2&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3&quot;, &quot;itemData&quot;: {&quot;DOI&quot;: &quot;10.1146/annurev-ecolsys-110411-160340&quot;, &quot;ISBN&quot;: &quot;1543-592X&quot;, &quot;ISSN&quot;: &quot;1543-592X&quot;, &quot;PMID&quot;: &quot;17235552&quot;, &quot;abstract&quot;: &quot;The order and timing of species immigration during community assembly can affect species abundances at multiple spatial scales.Known as priority ef- fects, these effects cause historical contingency in the structure and function of communities, resulting in alternative stable states, alternative transient states, or compositional cycles. The mechanisms of priority effects fall into two categories, niche preemption and niche modification, and the condi- tions for historical contingency by priority effects can be organized into two groups, those regarding regional species pool properties and those regarding local population dynamics. Specifically, two requirements must be satisfied for historical contingency to occur: The regional pool contains species that can together cause priority effects, and local dynamics are rapid enough for early-arriving species to preempt or modify niches before other species arrive. Organizing current knowledge this way reveals an outstanding key question:How are regional species pools that yield priority effects generated and maintained?&quot;, &quot;author&quot;: [{&quot;dropping-particle&quot;: &quot;&quot;, &quot;family&quot;: &quot;Fukami&quot;, &quot;given&quot;: &quot;Tadashi&quot;, &quot;non-dropping-particle&quot;: &quot;&quot;, &quot;parse-names&quot;: false, &quot;suffix&quot;: &quot;&quot;}], &quot;container-title&quot;: &quot;Annual Review of Ecology, Evolution, and Systematics&quot;, &quot;id&quot;: &quot;ITEM-3&quot;, &quot;issued&quot;: {&quot;date-parts&quot;: [[&quot;2015&quot;]]}, &quot;title&quot;: &quot;Historical Contingency in Community Assembly: Integrating Niches, Species Pools, and Priority Effects&quot;, &quot;type&quot;: &quot;article-journal&quot;}, &quot;uris&quot;: [&quot;http://www.mendeley.com/documents/?uuid=a0ad2cb4-2d93-4755-9196-936819aa59f3&quot;]}, {&quot;id&quot;: &quot;ITEM-4&quot;, &quot;itemData&quot;: {&quot;DOI&quot;: &quot;10.1038/nrgastro.2017.173&quot;, &quot;ISBN&quot;: &quot;1759-5053 (Electronic) 1759-5045 (Linking)&quot;, &quot;ISSN&quot;: &quot;17595053&quot;, &quot;PMID&quot;: &quot;29362469&quot;, &quot;abstract&quot;: &quot;The human gut microbiota undergoes dramatic development early in life. Here, the authors explore how this development is influenced by priority effects, whereby the order and timing of microbial species arrival affect community assembly. In turn, factors affecting order and timing, including delivery mode, diet and parenting behaviours, are also discussed.&quot;, &quot;author&quot;: [{&quot;dropping-particle&quot;: &quot;&quot;, &quot;family&quot;: &quot;Sprockett&quot;, &quot;given&quot;: &quot;Daniel&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Relman&quot;, &quot;given&quot;: &quot;David A.&quot;, &quot;non-dropping-particle&quot;: &quot;&quot;, &quot;parse-names&quot;: false, &quot;suffix&quot;: &quot;&quot;}], &quot;container-title&quot;: &quot;Nature Reviews Gastroenterology and Hepatology&quot;, &quot;id&quot;: &quot;ITEM-4&quot;, &quot;issued&quot;: {&quot;date-parts&quot;: [[&quot;2018&quot;]]}, &quot;title&quot;: &quot;Role of priority effects in the early-life assembly of the gut microbiota&quot;, &quot;type&quot;: &quot;article&quot;}, &quot;uris&quot;: [&quot;http://www.mendeley.com/documents/?uuid=7883b99e-cfbf-45d2-a152-f65bf3554d00&quot;]}, {&quot;id&quot;: &quot;ITEM-5&quot;, &quot;itemData&quot;: {&quot;DOI&quot;: &quot;10.1186/s40168-018-0571-8&quot;, &quot;ISSN&quot;: &quot;20492618&quot;, &quot;abstract&quot;: &quot;While the composition of the gut microbiome has now been well described by several large-scale studies, models that can account for the range of microbiome compositions that have been observed are still lacking. One model that has been well studied in macro communities and that could be useful for understanding microbiome assembly is the competitive lottery model. This model posits that groups of organisms from a regional pool of species are able to colonize the same niche and that the first species to arrive will take over the entire niche, excluding other group members. Here, we examined whether this model also plays a role in the assembly of the human gut microbiome, defining measures to identify groups of organisms whose distribution across samples conforms to the competitive lottery schema. Applying this model to multiple datasets with thousands of human gut microbiome samples, we identified several taxonomic groups that exhibit a lottery-like distribution, including the Akkermansia, Dialister, and Phascolarctobacterium genera. We validated that these groups exhibit lottery-like assembly in multiple independent microbiome datasets confirming that this assembly schema is universal and not cohort specific. Examining the distribution of species from these groups in the gut microbiome of developing infants, we found that the initial lottery winner can be replaced by a different member of the group. We further found that species from lottery-like groups tend to have fewer genes in their genomes, suggesting more specialized species that are less able to engage in niche differentiation. Combined, our findings highlight the complex and dynamic process through which microbial communities assemble and suggest that different phylogenetic groups may follow different models during this process.&quot;, &quot;author&quot;: [{&quot;dropping-particle&quot;: &quot;&quot;, &quot;family&quot;: &quot;Verster&quot;, &quot;given&quot;: &quot;Adrian J.&quot;, &quot;non-dropping-particle&quot;: &quot;&quot;, &quot;parse-names&quot;: false, &quot;suffix&quot;: &quot;&quot;}, {&quot;dropping-particle&quot;: &quot;&quot;, &quot;family&quot;: &quot;Borenstein&quot;, &quot;given&quot;: &quot;Elhanan&quot;, &quot;non-dropping-particle&quot;: &quot;&quot;, &quot;parse-names&quot;: false, &quot;suffix&quot;: &quot;&quot;}], &quot;container-title&quot;: &quot;Microbiome&quot;, &quot;id&quot;: &quot;ITEM-5&quot;, &quot;issued&quot;: {&quot;date-parts&quot;: [[&quot;2018&quot;]]}, &quot;title&quot;: &quot;Competitive lottery-based assembly of selected clades in the human gut microbiome&quot;, &quot;type&quot;: &quot;article-journal&quot;}, &quot;uris&quot;: [&quot;http://www.mendeley.com/documents/?uuid=df59f436-a196-40da-9ee4-22b8f4af0523&quot;]}], &quot;mendeley&quot;: {&quot;formattedCitation&quot;: &quot;(Nemergut &lt;i&gt;et al.&lt;/i&gt;, 2013; Fukami, 2015; Sprockett &lt;i&gt;et al.&lt;/i&gt;, 2018; Verster and Borenstein, 2018; Litvak and B\u00e4umler, 2019)&quot;, &quot;plainTextFormattedCitation&quot;: &quot;(Nemergut et al., 2013; Fukami, 2015; Sprockett et al., 2018; Verster and Borenstein, 2018; Litvak and B\u00e4umler, 2019)&quot;, &quot;previouslyFormattedCitation&quot;: &quot;(Nemergut &lt;i&gt;et al.&lt;/i&gt;, 2013; Fukami, 2015; Sprockett &lt;i&gt;et al.&lt;/i&gt;, 2018; Verster and Borenstein, 2018; Litvak and B\u00e4umler, 2019)&quot;}, &quot;properties&quot;: {&quot;noteIndex&quot;: 0}, &quot;schema&quot;: &quot;https://github.com/citation-style-language/schema/raw/master/csl-citation.json&quot;} RNDpJPgMjhJ6X"/><text:span text:style-name="T164">⁠. This </text:span><text:span text:style-name="T195">reflects not only</text:span><text:span text:style-name="T164"> that microbial communities are temporally autocorrelated (gradual change over time), but </text:span><text:span text:style-name="T165">also </text:span><text:span text:style-name="T164">that the recruitment of a given species is a function of which species in the community are already present or have modified the local environment. </text:span><text:span text:style-name="T166">Such historically contingent patterns have mainly been observed and tested within a phylogenetic context, because amplicon data naturally lend themselves to the creation of phylogenies, and because phylogenies have been shown to be predictive of genomic (and perhaps </text:span><text:span text:style-name="T167">niche</text:span><text:span text:style-name="T166">) overlap in human associated microbiota </text:span><text:reference-mark-start text:name="ADDIN CSL_CITATION {&quot;citationItems&quot;: [{&quot;id&quot;: &quot;ITEM-1&quot;, &quot;itemData&quot;: {&quot;DOI&quot;: &quot;10.1093/nar/gkq066&quot;, &quot;ISBN&quot;: &quot;1362-4962 (Electronic)\\n0305-1048 (Linking)&quot;, &quot;ISSN&quot;: &quot;03051048&quot;, &quot;PMID&quot;: &quot;20197316&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author&quot;: [{&quot;dropping-particle&quot;: &quot;&quot;, &quot;family&quot;: &quot;Zaneveld&quot;, &quot;given&quot;: &quot;Jesse R.&quot;, &quot;non-dropping-particle&quot;: &quot;&quot;, &quot;parse-names&quot;: false, &quot;suffix&quot;: &quot;&quot;}, {&quot;dropping-particle&quot;: &quot;&quot;, &quot;family&quot;: &quot;Lozupone&quot;, &quot;given&quot;: &quot;Catherine&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Nucleic Acids Research&quot;, &quot;id&quot;: &quot;ITEM-1&quot;, &quot;issue&quot;: &quot;12&quot;, &quot;issued&quot;: {&quot;date-parts&quot;: [[&quot;2010&quot;]]}, &quot;page&quot;: &quot;3869-3879&quot;, &quot;title&quot;: &quot;Ribosomal RNA diversity predicts genome diversity in gut bacteria and their relatives&quot;, &quot;type&quot;: &quot;article-journal&quot;, &quot;volume&quot;: &quot;38&quot;}, &quot;uris&quot;: [&quot;http://www.mendeley.com/documents/?uuid=40ace32f-80e4-4588-b723-16295bb8b205&quot;]}, {&quot;id&quot;: &quot;ITEM-2&quot;, &quot;itemData&quot;: {&quot;DOI&quot;: &quot;10.1038/nbt.2676&quot;, &quot;ISSN&quot;: &quot;1087-0156&quot;, &quot;author&quot;: [{&quot;dropping-particle&quot;: &quot;&quot;, &quot;family&quot;: &quot;Langille&quot;, &quot;given&quot;: &quot;Morgan G I&quot;, &quot;non-dropping-particle&quot;: &quot;&quot;, &quot;parse-names&quot;: false, &quot;suffix&quot;: &quot;&quot;}, {&quot;dropping-particle&quot;: &quot;&quot;, &quot;family&quot;: &quot;Zaneveld&quot;, &quot;given&quot;: &quot;Jesse&quot;, &quot;non-dropping-particle&quot;: &quot;&quot;, &quot;parse-names&quot;: false, &quot;suffix&quot;: &quot;&quot;}, {&quot;dropping-particle&quot;: &quot;&quot;, &quot;family&quot;: &quot;Caporaso&quot;, &quot;given&quot;: &quot;J Gregory&quot;, &quot;non-dropping-particle&quot;: &quot;&quot;, &quot;parse-names&quot;: false, &quot;suffix&quot;: &quot;&quot;}, {&quot;dropping-particle&quot;: &quot;&quot;, &quot;family&quot;: &quot;McDonald&quot;, &quot;given&quot;: &quot;Daniel&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Reyes&quot;, &quot;given&quot;: &quot;Joshua A&quot;, &quot;non-dropping-particle&quot;: &quot;&quot;, &quot;parse-names&quot;: false, &quot;suffix&quot;: &quot;&quot;}, {&quot;dropping-particle&quot;: &quot;&quot;, &quot;family&quot;: &quot;Clemente&quot;, &quot;given&quot;: &quot;Jose C&quot;, &quot;non-dropping-particle&quot;: &quot;&quot;, &quot;parse-names&quot;: false, &quot;suffix&quot;: &quot;&quot;}, {&quot;dropping-particle&quot;: &quot;&quot;, &quot;family&quot;: &quot;Burkepile&quot;, &quot;given&quot;: &quot;Deron E&quot;, &quot;non-dropping-particle&quot;: &quot;&quot;, &quot;parse-names&quot;: false, &quot;suffix&quot;: &quot;&quot;}, {&quot;dropping-particle&quot;: &quot;&quot;, &quot;family&quot;: &quot;Vega Thurber&quot;, &quot;given&quot;: &quot;Rebecca L&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Beiko&quot;, &quot;given&quot;: &quot;Robert G&quot;, &quot;non-dropping-particle&quot;: &quot;&quot;, &quot;parse-names&quot;: false, &quot;suffix&quot;: &quot;&quot;}, {&quot;dropping-particle&quot;: &quot;&quot;, &quot;family&quot;: &quot;Huttenhower&quot;, &quot;given&quot;: &quot;Curtis&quot;, &quot;non-dropping-particle&quot;: &quot;&quot;, &quot;parse-names&quot;: false, &quot;suffix&quot;: &quot;&quot;}], &quot;container-title&quot;: &quot;Nature Biotechnology&quot;, &quot;id&quot;: &quot;ITEM-2&quot;, &quot;issue&quot;: &quot;9&quot;, &quot;issued&quot;: {&quot;date-parts&quot;: [[&quot;2013&quot;, &quot;8&quot;, &quot;25&quot;]]}, &quot;page&quot;: &quot;814-821&quot;, &quot;publisher&quot;: &quot;Nature Publishing Group&quot;, &quot;title&quot;: &quot;Predictive functional profiling of microbial communities using 16S rRNA marker gene sequences&quot;, &quot;type&quot;: &quot;article-journal&quot;, &quot;volume&quot;: &quot;31&quot;}, &quot;uris&quot;: [&quot;http://www.mendeley.com/documents/?uuid=84fd1904-a930-3619-8dc3-316904134fd0&quot;]}], &quot;mendeley&quot;: {&quot;formattedCitation&quot;: &quot;(Zaneveld &lt;i&gt;et al.&lt;/i&gt;, 2010; Langille &lt;i&gt;et al.&lt;/i&gt;, 2013)&quot;, &quot;plainTextFormattedCitation&quot;: &quot;(Zaneveld et al., 2010; Langille et al., 2013)&quot;, &quot;previouslyFormattedCitation&quot;: &quot;(Zaneveld &lt;i&gt;et al.&lt;/i&gt;, 2010; Langille &lt;i&gt;et al.&lt;/i&gt;, 2013)&quot;}, &quot;properties&quot;: {&quot;noteIndex&quot;: 0}, &quot;schema&quot;: &quot;https://github.com/citation-style-language/schema/raw/master/csl-citation.json&quot;} RND8s4jAWueHG"/><text:span text:style-name="T46">(Zaneveld </text:span><text:span text:style-name="T34">et al.</text:span><text:span text:style-name="T46">, 2010; Langille </text:span><text:span text:style-name="T34">et al.</text:span><text:span text:style-name="T46">, 2013)</text:span><text:reference-mark-end text:name="ADDIN CSL_CITATION {&quot;citationItems&quot;: [{&quot;id&quot;: &quot;ITEM-1&quot;, &quot;itemData&quot;: {&quot;DOI&quot;: &quot;10.1093/nar/gkq066&quot;, &quot;ISBN&quot;: &quot;1362-4962 (Electronic)\\n0305-1048 (Linking)&quot;, &quot;ISSN&quot;: &quot;03051048&quot;, &quot;PMID&quot;: &quot;20197316&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author&quot;: [{&quot;dropping-particle&quot;: &quot;&quot;, &quot;family&quot;: &quot;Zaneveld&quot;, &quot;given&quot;: &quot;Jesse R.&quot;, &quot;non-dropping-particle&quot;: &quot;&quot;, &quot;parse-names&quot;: false, &quot;suffix&quot;: &quot;&quot;}, {&quot;dropping-particle&quot;: &quot;&quot;, &quot;family&quot;: &quot;Lozupone&quot;, &quot;given&quot;: &quot;Catherine&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Nucleic Acids Research&quot;, &quot;id&quot;: &quot;ITEM-1&quot;, &quot;issue&quot;: &quot;12&quot;, &quot;issued&quot;: {&quot;date-parts&quot;: [[&quot;2010&quot;]]}, &quot;page&quot;: &quot;3869-3879&quot;, &quot;title&quot;: &quot;Ribosomal RNA diversity predicts genome diversity in gut bacteria and their relatives&quot;, &quot;type&quot;: &quot;article-journal&quot;, &quot;volume&quot;: &quot;38&quot;}, &quot;uris&quot;: [&quot;http://www.mendeley.com/documents/?uuid=40ace32f-80e4-4588-b723-16295bb8b205&quot;]}, {&quot;id&quot;: &quot;ITEM-2&quot;, &quot;itemData&quot;: {&quot;DOI&quot;: &quot;10.1038/nbt.2676&quot;, &quot;ISSN&quot;: &quot;1087-0156&quot;, &quot;author&quot;: [{&quot;dropping-particle&quot;: &quot;&quot;, &quot;family&quot;: &quot;Langille&quot;, &quot;given&quot;: &quot;Morgan G I&quot;, &quot;non-dropping-particle&quot;: &quot;&quot;, &quot;parse-names&quot;: false, &quot;suffix&quot;: &quot;&quot;}, {&quot;dropping-particle&quot;: &quot;&quot;, &quot;family&quot;: &quot;Zaneveld&quot;, &quot;given&quot;: &quot;Jesse&quot;, &quot;non-dropping-particle&quot;: &quot;&quot;, &quot;parse-names&quot;: false, &quot;suffix&quot;: &quot;&quot;}, {&quot;dropping-particle&quot;: &quot;&quot;, &quot;family&quot;: &quot;Caporaso&quot;, &quot;given&quot;: &quot;J Gregory&quot;, &quot;non-dropping-particle&quot;: &quot;&quot;, &quot;parse-names&quot;: false, &quot;suffix&quot;: &quot;&quot;}, {&quot;dropping-particle&quot;: &quot;&quot;, &quot;family&quot;: &quot;McDonald&quot;, &quot;given&quot;: &quot;Daniel&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Reyes&quot;, &quot;given&quot;: &quot;Joshua A&quot;, &quot;non-dropping-particle&quot;: &quot;&quot;, &quot;parse-names&quot;: false, &quot;suffix&quot;: &quot;&quot;}, {&quot;dropping-particle&quot;: &quot;&quot;, &quot;family&quot;: &quot;Clemente&quot;, &quot;given&quot;: &quot;Jose C&quot;, &quot;non-dropping-particle&quot;: &quot;&quot;, &quot;parse-names&quot;: false, &quot;suffix&quot;: &quot;&quot;}, {&quot;dropping-particle&quot;: &quot;&quot;, &quot;family&quot;: &quot;Burkepile&quot;, &quot;given&quot;: &quot;Deron E&quot;, &quot;non-dropping-particle&quot;: &quot;&quot;, &quot;parse-names&quot;: false, &quot;suffix&quot;: &quot;&quot;}, {&quot;dropping-particle&quot;: &quot;&quot;, &quot;family&quot;: &quot;Vega Thurber&quot;, &quot;given&quot;: &quot;Rebecca L&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Beiko&quot;, &quot;given&quot;: &quot;Robert G&quot;, &quot;non-dropping-particle&quot;: &quot;&quot;, &quot;parse-names&quot;: false, &quot;suffix&quot;: &quot;&quot;}, {&quot;dropping-particle&quot;: &quot;&quot;, &quot;family&quot;: &quot;Huttenhower&quot;, &quot;given&quot;: &quot;Curtis&quot;, &quot;non-dropping-particle&quot;: &quot;&quot;, &quot;parse-names&quot;: false, &quot;suffix&quot;: &quot;&quot;}], &quot;container-title&quot;: &quot;Nature Biotechnology&quot;, &quot;id&quot;: &quot;ITEM-2&quot;, &quot;issue&quot;: &quot;9&quot;, &quot;issued&quot;: {&quot;date-parts&quot;: [[&quot;2013&quot;, &quot;8&quot;, &quot;25&quot;]]}, &quot;page&quot;: &quot;814-821&quot;, &quot;publisher&quot;: &quot;Nature Publishing Group&quot;, &quot;title&quot;: &quot;Predictive functional profiling of microbial communities using 16S rRNA marker gene sequences&quot;, &quot;type&quot;: &quot;article-journal&quot;, &quot;volume&quot;: &quot;31&quot;}, &quot;uris&quot;: [&quot;http://www.mendeley.com/documents/?uuid=84fd1904-a930-3619-8dc3-316904134fd0&quot;]}], &quot;mendeley&quot;: {&quot;formattedCitation&quot;: &quot;(Zaneveld &lt;i&gt;et al.&lt;/i&gt;, 2010; Langille &lt;i&gt;et al.&lt;/i&gt;, 2013)&quot;, &quot;plainTextFormattedCitation&quot;: &quot;(Zaneveld et al., 2010; Langille et al., 2013)&quot;, &quot;previouslyFormattedCitation&quot;: &quot;(Zaneveld &lt;i&gt;et al.&lt;/i&gt;, 2010; Langille &lt;i&gt;et al.&lt;/i&gt;, 2013)&quot;}, &quot;properties&quot;: {&quot;noteIndex&quot;: 0}, &quot;schema&quot;: &quot;https://github.com/citation-style-language/schema/raw/master/csl-citation.json&quot;} RND8s4jAWueHG"/><text:span text:style-name="T166">⁠</text:span><text:span text:style-name="T168">. </text:span></text:p>
      <text:p text:style-name="P17"><text:soft-page-break/><text:span text:style-name="T169"><text:tab/>Within this phylogenetic framework, a predominant hypothesis has been that closely related microbes inhibit each other’</text:span><text:span text:style-name="T177">s successful recruitment</text:span><text:span text:style-name="T169"> </text:span><text:reference-mark-start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2&quot;, &quot;itemData&quot;: {&quot;DOI&quot;: &quot;10.1146/annurev-ecolsys-110411-160340&quot;, &quot;ISBN&quot;: &quot;1543-592X&quot;, &quot;ISSN&quot;: &quot;1543-592X&quot;, &quot;PMID&quot;: &quot;17235552&quot;, &quot;abstract&quot;: &quot;The order and timing of species immigration during community assembly can affect species abundances at multiple spatial scales.Known as priority ef- fects, these effects cause historical contingency in the structure and function of communities, resulting in alternative stable states, alternative transient states, or compositional cycles. The mechanisms of priority effects fall into two categories, niche preemption and niche modification, and the condi- tions for historical contingency by priority effects can be organized into two groups, those regarding regional species pool properties and those regarding local population dynamics. Specifically, two requirements must be satisfied for historical contingency to occur: The regional pool contains species that can together cause priority effects, and local dynamics are rapid enough for early-arriving species to preempt or modify niches before other species arrive. Organizing current knowledge this way reveals an outstanding key question:How are regional species pools that yield priority effects generated and maintained?&quot;, &quot;author&quot;: [{&quot;dropping-particle&quot;: &quot;&quot;, &quot;family&quot;: &quot;Fukami&quot;, &quot;given&quot;: &quot;Tadashi&quot;, &quot;non-dropping-particle&quot;: &quot;&quot;, &quot;parse-names&quot;: false, &quot;suffix&quot;: &quot;&quot;}], &quot;container-title&quot;: &quot;Annual Review of Ecology, Evolution, and Systematics&quot;, &quot;id&quot;: &quot;ITEM-2&quot;, &quot;issued&quot;: {&quot;date-parts&quot;: [[&quot;2015&quot;]]}, &quot;title&quot;: &quot;Historical Contingency in Community Assembly: Integrating Niches, Species Pools, and Priority Effects&quot;, &quot;type&quot;: &quot;article-journal&quot;}, &quot;uris&quot;: [&quot;http://www.mendeley.com/documents/?uuid=a0ad2cb4-2d93-4755-9196-936819aa59f3&quot;]}, {&quot;id&quot;: &quot;ITEM-3&quot;, &quot;itemData&quot;: {&quot;DOI&quot;: &quot;10.1186/s40168-018-0571-8&quot;, &quot;ISSN&quot;: &quot;20492618&quot;, &quot;abstract&quot;: &quot;While the composition of the gut microbiome has now been well described by several large-scale studies, models that can account for the range of microbiome compositions that have been observed are still lacking. One model that has been well studied in macro communities and that could be useful for understanding microbiome assembly is the competitive lottery model. This model posits that groups of organisms from a regional pool of species are able to colonize the same niche and that the first species to arrive will take over the entire niche, excluding other group members. Here, we examined whether this model also plays a role in the assembly of the human gut microbiome, defining measures to identify groups of organisms whose distribution across samples conforms to the competitive lottery schema. Applying this model to multiple datasets with thousands of human gut microbiome samples, we identified several taxonomic groups that exhibit a lottery-like distribution, including the Akkermansia, Dialister, and Phascolarctobacterium genera. We validated that these groups exhibit lottery-like assembly in multiple independent microbiome datasets confirming that this assembly schema is universal and not cohort specific. Examining the distribution of species from these groups in the gut microbiome of developing infants, we found that the initial lottery winner can be replaced by a different member of the group. We further found that species from lottery-like groups tend to have fewer genes in their genomes, suggesting more specialized species that are less able to engage in niche differentiation. Combined, our findings highlight the complex and dynamic process through which microbial communities assemble and suggest that different phylogenetic groups may follow different models during this process.&quot;, &quot;author&quot;: [{&quot;dropping-particle&quot;: &quot;&quot;, &quot;family&quot;: &quot;Verster&quot;, &quot;given&quot;: &quot;Adrian J.&quot;, &quot;non-dropping-particle&quot;: &quot;&quot;, &quot;parse-names&quot;: false, &quot;suffix&quot;: &quot;&quot;}, {&quot;dropping-particle&quot;: &quot;&quot;, &quot;family&quot;: &quot;Borenstein&quot;, &quot;given&quot;: &quot;Elhanan&quot;, &quot;non-dropping-particle&quot;: &quot;&quot;, &quot;parse-names&quot;: false, &quot;suffix&quot;: &quot;&quot;}], &quot;container-title&quot;: &quot;Microbiome&quot;, &quot;id&quot;: &quot;ITEM-3&quot;, &quot;issued&quot;: {&quot;date-parts&quot;: [[&quot;2018&quot;]]}, &quot;title&quot;: &quot;Competitive lottery-based assembly of selected clades in the human gut microbiome&quot;, &quot;type&quot;: &quot;article-journal&quot;}, &quot;uris&quot;: [&quot;http://www.mendeley.com/documents/?uuid=df59f436-a196-40da-9ee4-22b8f4af0523&quot;]}], &quot;mendeley&quot;: {&quot;formattedCitation&quot;: &quot;(Nemergut &lt;i&gt;et al.&lt;/i&gt;, 2013; Fukami, 2015; Verster and Borenstein, 2018)&quot;, &quot;plainTextFormattedCitation&quot;: &quot;(Nemergut et al., 2013; Fukami, 2015; Verster and Borenstein, 2018)&quot;, &quot;previouslyFormattedCitation&quot;: &quot;(Nemergut &lt;i&gt;et al.&lt;/i&gt;, 2013; Fukami, 2015; Verster and Borenstein, 2018)&quot;}, &quot;properties&quot;: {&quot;noteIndex&quot;: 0}, &quot;schema&quot;: &quot;https://github.com/citation-style-language/schema/raw/master/csl-citation.json&quot;} RNDc6INgg30kR"/><text:span text:style-name="T48">(Nemergut </text:span><text:span text:style-name="T36">et al.</text:span><text:span text:style-name="T48">, 2013; Fukami, 2015; Verster and Borenstein, 2018)</text:span><text:reference-mark-end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2&quot;, &quot;itemData&quot;: {&quot;DOI&quot;: &quot;10.1146/annurev-ecolsys-110411-160340&quot;, &quot;ISBN&quot;: &quot;1543-592X&quot;, &quot;ISSN&quot;: &quot;1543-592X&quot;, &quot;PMID&quot;: &quot;17235552&quot;, &quot;abstract&quot;: &quot;The order and timing of species immigration during community assembly can affect species abundances at multiple spatial scales.Known as priority ef- fects, these effects cause historical contingency in the structure and function of communities, resulting in alternative stable states, alternative transient states, or compositional cycles. The mechanisms of priority effects fall into two categories, niche preemption and niche modification, and the condi- tions for historical contingency by priority effects can be organized into two groups, those regarding regional species pool properties and those regarding local population dynamics. Specifically, two requirements must be satisfied for historical contingency to occur: The regional pool contains species that can together cause priority effects, and local dynamics are rapid enough for early-arriving species to preempt or modify niches before other species arrive. Organizing current knowledge this way reveals an outstanding key question:How are regional species pools that yield priority effects generated and maintained?&quot;, &quot;author&quot;: [{&quot;dropping-particle&quot;: &quot;&quot;, &quot;family&quot;: &quot;Fukami&quot;, &quot;given&quot;: &quot;Tadashi&quot;, &quot;non-dropping-particle&quot;: &quot;&quot;, &quot;parse-names&quot;: false, &quot;suffix&quot;: &quot;&quot;}], &quot;container-title&quot;: &quot;Annual Review of Ecology, Evolution, and Systematics&quot;, &quot;id&quot;: &quot;ITEM-2&quot;, &quot;issued&quot;: {&quot;date-parts&quot;: [[&quot;2015&quot;]]}, &quot;title&quot;: &quot;Historical Contingency in Community Assembly: Integrating Niches, Species Pools, and Priority Effects&quot;, &quot;type&quot;: &quot;article-journal&quot;}, &quot;uris&quot;: [&quot;http://www.mendeley.com/documents/?uuid=a0ad2cb4-2d93-4755-9196-936819aa59f3&quot;]}, {&quot;id&quot;: &quot;ITEM-3&quot;, &quot;itemData&quot;: {&quot;DOI&quot;: &quot;10.1186/s40168-018-0571-8&quot;, &quot;ISSN&quot;: &quot;20492618&quot;, &quot;abstract&quot;: &quot;While the composition of the gut microbiome has now been well described by several large-scale studies, models that can account for the range of microbiome compositions that have been observed are still lacking. One model that has been well studied in macro communities and that could be useful for understanding microbiome assembly is the competitive lottery model. This model posits that groups of organisms from a regional pool of species are able to colonize the same niche and that the first species to arrive will take over the entire niche, excluding other group members. Here, we examined whether this model also plays a role in the assembly of the human gut microbiome, defining measures to identify groups of organisms whose distribution across samples conforms to the competitive lottery schema. Applying this model to multiple datasets with thousands of human gut microbiome samples, we identified several taxonomic groups that exhibit a lottery-like distribution, including the Akkermansia, Dialister, and Phascolarctobacterium genera. We validated that these groups exhibit lottery-like assembly in multiple independent microbiome datasets confirming that this assembly schema is universal and not cohort specific. Examining the distribution of species from these groups in the gut microbiome of developing infants, we found that the initial lottery winner can be replaced by a different member of the group. We further found that species from lottery-like groups tend to have fewer genes in their genomes, suggesting more specialized species that are less able to engage in niche differentiation. Combined, our findings highlight the complex and dynamic process through which microbial communities assemble and suggest that different phylogenetic groups may follow different models during this process.&quot;, &quot;author&quot;: [{&quot;dropping-particle&quot;: &quot;&quot;, &quot;family&quot;: &quot;Verster&quot;, &quot;given&quot;: &quot;Adrian J.&quot;, &quot;non-dropping-particle&quot;: &quot;&quot;, &quot;parse-names&quot;: false, &quot;suffix&quot;: &quot;&quot;}, {&quot;dropping-particle&quot;: &quot;&quot;, &quot;family&quot;: &quot;Borenstein&quot;, &quot;given&quot;: &quot;Elhanan&quot;, &quot;non-dropping-particle&quot;: &quot;&quot;, &quot;parse-names&quot;: false, &quot;suffix&quot;: &quot;&quot;}], &quot;container-title&quot;: &quot;Microbiome&quot;, &quot;id&quot;: &quot;ITEM-3&quot;, &quot;issued&quot;: {&quot;date-parts&quot;: [[&quot;2018&quot;]]}, &quot;title&quot;: &quot;Competitive lottery-based assembly of selected clades in the human gut microbiome&quot;, &quot;type&quot;: &quot;article-journal&quot;}, &quot;uris&quot;: [&quot;http://www.mendeley.com/documents/?uuid=df59f436-a196-40da-9ee4-22b8f4af0523&quot;]}], &quot;mendeley&quot;: {&quot;formattedCitation&quot;: &quot;(Nemergut &lt;i&gt;et al.&lt;/i&gt;, 2013; Fukami, 2015; Verster and Borenstein, 2018)&quot;, &quot;plainTextFormattedCitation&quot;: &quot;(Nemergut et al., 2013; Fukami, 2015; Verster and Borenstein, 2018)&quot;, &quot;previouslyFormattedCitation&quot;: &quot;(Nemergut &lt;i&gt;et al.&lt;/i&gt;, 2013; Fukami, 2015; Verster and Borenstein, 2018)&quot;}, &quot;properties&quot;: {&quot;noteIndex&quot;: 0}, &quot;schema&quot;: &quot;https://github.com/citation-style-language/schema/raw/master/csl-citation.json&quot;} RNDc6INgg30kR"/><text:span text:style-name="T169">⁠. The proposed mechanism for this hypothesis is that closely related microbes likely have similar niches (phylogenetic niche conservatism; </text:span><text:reference-mark-start text:name="ADDIN CSL_CITATION {&quot;citationItems&quot;: [{&quot;id&quot;: &quot;ITEM-1&quot;, &quot;itemData&quot;: {&quot;DOI&quot;: &quot;10.1111/j.1461-0248.2008.01229.x&quot;, &quot;ISBN&quot;: &quot;1461-0248 (Electronic)\\r1461-023X (Linking)&quot;, &quot;ISSN&quot;: &quot;1461023X&quot;, &quot;PMID&quot;: &quot;18673385&quot;, &quot;abstract&quot;: &quot;Ecologists are increasingly adopting an evolutionary perspective, and in recent years, the idea that closely related species are ecologically similar has become widespread. In this regard, phylogenetic signal must be distinguished from phylogenetic niche conservatism. Phylogenetic niche conservatism results when closely related species are more ecologically similar that would be expected based on their phylogenetic relationships; its occurrence suggests that some process is constraining divergence among closely related species. In contrast, phylogenetic signal refers to the situation in which ecological similarity between species is related to phylogenetic relatedness; this is the expected outcome of Brownian motion divergence and thus is necessary, but not sufficient, evidence for the existence of phylogenetic niche conservatism. Although many workers consider phylogenetic niche conservatism to be common, a review of case studies indicates that ecological and phylogenetic similarities often are not related. Consequently, ecologists should not assume that phylogenetic niche conservatism exists, but rather should empirically examine the extent to which it occurs.&quot;, &quot;author&quot;: [{&quot;dropping-particle&quot;: &quot;&quot;, &quot;family&quot;: &quot;Losos&quot;, &quot;given&quot;: &quot;Jonathan B.&quot;, &quot;non-dropping-particle&quot;: &quot;&quot;, &quot;parse-names&quot;: false, &quot;suffix&quot;: &quot;&quot;}], &quot;container-title&quot;: &quot;Ecology Letters&quot;, &quot;id&quot;: &quot;ITEM-1&quot;, &quot;issued&quot;: {&quot;date-parts&quot;: [[&quot;2008&quot;]]}, &quot;title&quot;: &quot;Phylogenetic niche conservatism, phylogenetic signal and the relationship between phylogenetic relatedness and ecological similarity among species&quot;, &quot;type&quot;: &quot;article&quot;}, &quot;uris&quot;: [&quot;http://www.mendeley.com/documents/?uuid=5dfaae52-a87e-4cbf-ba5a-ac90835f409c&quot;]}], &quot;mendeley&quot;: {&quot;formattedCitation&quot;: &quot;(Losos, 2008)&quot;, &quot;plainTextFormattedCitation&quot;: &quot;(Losos, 2008)&quot;, &quot;previouslyFormattedCitation&quot;: &quot;(Losos, 2008)&quot;}, &quot;properties&quot;: {&quot;noteIndex&quot;: 0}, &quot;schema&quot;: &quot;https://github.com/citation-style-language/schema/raw/master/csl-citation.json&quot;} RNDbP6XSbMNMN"/><text:span text:style-name="T48">(Losos, 2008)</text:span><text:reference-mark-end text:name="ADDIN CSL_CITATION {&quot;citationItems&quot;: [{&quot;id&quot;: &quot;ITEM-1&quot;, &quot;itemData&quot;: {&quot;DOI&quot;: &quot;10.1111/j.1461-0248.2008.01229.x&quot;, &quot;ISBN&quot;: &quot;1461-0248 (Electronic)\\r1461-023X (Linking)&quot;, &quot;ISSN&quot;: &quot;1461023X&quot;, &quot;PMID&quot;: &quot;18673385&quot;, &quot;abstract&quot;: &quot;Ecologists are increasingly adopting an evolutionary perspective, and in recent years, the idea that closely related species are ecologically similar has become widespread. In this regard, phylogenetic signal must be distinguished from phylogenetic niche conservatism. Phylogenetic niche conservatism results when closely related species are more ecologically similar that would be expected based on their phylogenetic relationships; its occurrence suggests that some process is constraining divergence among closely related species. In contrast, phylogenetic signal refers to the situation in which ecological similarity between species is related to phylogenetic relatedness; this is the expected outcome of Brownian motion divergence and thus is necessary, but not sufficient, evidence for the existence of phylogenetic niche conservatism. Although many workers consider phylogenetic niche conservatism to be common, a review of case studies indicates that ecological and phylogenetic similarities often are not related. Consequently, ecologists should not assume that phylogenetic niche conservatism exists, but rather should empirically examine the extent to which it occurs.&quot;, &quot;author&quot;: [{&quot;dropping-particle&quot;: &quot;&quot;, &quot;family&quot;: &quot;Losos&quot;, &quot;given&quot;: &quot;Jonathan B.&quot;, &quot;non-dropping-particle&quot;: &quot;&quot;, &quot;parse-names&quot;: false, &quot;suffix&quot;: &quot;&quot;}], &quot;container-title&quot;: &quot;Ecology Letters&quot;, &quot;id&quot;: &quot;ITEM-1&quot;, &quot;issued&quot;: {&quot;date-parts&quot;: [[&quot;2008&quot;]]}, &quot;title&quot;: &quot;Phylogenetic niche conservatism, phylogenetic signal and the relationship between phylogenetic relatedness and ecological similarity among species&quot;, &quot;type&quot;: &quot;article&quot;}, &quot;uris&quot;: [&quot;http://www.mendeley.com/documents/?uuid=5dfaae52-a87e-4cbf-ba5a-ac90835f409c&quot;]}], &quot;mendeley&quot;: {&quot;formattedCitation&quot;: &quot;(Losos, 2008)&quot;, &quot;plainTextFormattedCitation&quot;: &quot;(Losos, 2008)&quot;, &quot;previouslyFormattedCitation&quot;: &quot;(Losos, 2008)&quot;}, &quot;properties&quot;: {&quot;noteIndex&quot;: 0}, &quot;schema&quot;: &quot;https://github.com/citation-style-language/schema/raw/master/csl-citation.json&quot;} RNDbP6XSbMNMN"/><text:span text:style-name="T169">⁠), and the microbe that arrives first into </text:span><text:span text:style-name="T195">a</text:span><text:span text:style-name="T169"> community will occupy its niche to the exclusion of ecologically similar strains. </text:span><text:span text:style-name="T170">This is also the basis of Darwin’s naturalization hypothesis </text:span><text:reference-mark-start text:name="ADDIN CSL_CITATION {&quot;citationItems&quot;: [{&quot;id&quot;: &quot;ITEM-1&quot;, &quot;itemData&quot;: {&quot;DOI&quot;: &quot;10.4324/9780203509104&quot;, &quot;ISBN&quot;: &quot;9780203509104&quot;, &quot;author&quot;: [{&quot;dropping-particle&quot;: &quot;&quot;, &quot;family&quot;: &quot;Darwin&quot;, &quot;given&quot;: &quot;Charles&quot;, &quot;non-dropping-particle&quot;: &quot;&quot;, &quot;parse-names&quot;: false, &quot;suffix&quot;: &quot;&quot;}], &quot;id&quot;: &quot;ITEM-1&quot;, &quot;issued&quot;: {&quot;date-parts&quot;: [[&quot;1859&quot;, &quot;11&quot;, &quot;27&quot;]]}, &quot;publisher&quot;: &quot;Murray&quot;, &quot;publisher-place&quot;: &quot;London&quot;, &quot;title&quot;: &quot;On the Origin of Species, 1859&quot;, &quot;type&quot;: &quot;book&quot;}, &quot;uris&quot;: [&quot;http://www.mendeley.com/documents/?uuid=8e156fde-5d8f-3ff2-b7cf-bf35e973862e&quot;]}], &quot;mendeley&quot;: {&quot;formattedCitation&quot;: &quot;(Darwin, 1859)&quot;, &quot;plainTextFormattedCitation&quot;: &quot;(Darwin, 1859)&quot;, &quot;previouslyFormattedCitation&quot;: &quot;(Darwin, 1859)&quot;}, &quot;properties&quot;: {&quot;noteIndex&quot;: 0}, &quot;schema&quot;: &quot;https://github.com/citation-style-language/schema/raw/master/csl-citation.json&quot;} RNDMwshTrDR7R"/>(Darwin, 1859)<text:reference-mark-end text:name="ADDIN CSL_CITATION {&quot;citationItems&quot;: [{&quot;id&quot;: &quot;ITEM-1&quot;, &quot;itemData&quot;: {&quot;DOI&quot;: &quot;10.4324/9780203509104&quot;, &quot;ISBN&quot;: &quot;9780203509104&quot;, &quot;author&quot;: [{&quot;dropping-particle&quot;: &quot;&quot;, &quot;family&quot;: &quot;Darwin&quot;, &quot;given&quot;: &quot;Charles&quot;, &quot;non-dropping-particle&quot;: &quot;&quot;, &quot;parse-names&quot;: false, &quot;suffix&quot;: &quot;&quot;}], &quot;id&quot;: &quot;ITEM-1&quot;, &quot;issued&quot;: {&quot;date-parts&quot;: [[&quot;1859&quot;, &quot;11&quot;, &quot;27&quot;]]}, &quot;publisher&quot;: &quot;Murray&quot;, &quot;publisher-place&quot;: &quot;London&quot;, &quot;title&quot;: &quot;On the Origin of Species, 1859&quot;, &quot;type&quot;: &quot;book&quot;}, &quot;uris&quot;: [&quot;http://www.mendeley.com/documents/?uuid=8e156fde-5d8f-3ff2-b7cf-bf35e973862e&quot;]}], &quot;mendeley&quot;: {&quot;formattedCitation&quot;: &quot;(Darwin, 1859)&quot;, &quot;plainTextFormattedCitation&quot;: &quot;(Darwin, 1859)&quot;, &quot;previouslyFormattedCitation&quot;: &quot;(Darwin, 1859)&quot;}, &quot;properties&quot;: {&quot;noteIndex&quot;: 0}, &quot;schema&quot;: &quot;https://github.com/citation-style-language/schema/raw/master/csl-citation.json&quot;} RNDMwshTrDR7R"/><text:span text:style-name="T49">, which </text:span><text:span text:style-name="T60">proposed</text:span><text:span text:style-name="T49"> that species are less likely to join a community if a close relative is present </text:span><text:reference-mark-start text:name="ADDIN CSL_CITATION {&quot;citationItems&quot;: [{&quot;id&quot;: &quot;ITEM-1&quot;, &quot;itemData&quot;: {&quot;DOI&quot;: &quot;10.1098/rspb.2016.0663&quot;, &quot;ISSN&quot;: &quot;0962-8452&quot;, &quot;abstract&quot;: &quot;Darwin's naturalization hypothesis (DNH), which predicts that alien species more distantly related to native communities are more likely to naturalize, has received much recent attention. The mixed findings from empirical studies that have tested DNH, however, seem to defy generalizations. Using meta-analysis to synthesize results of existing studies, we show that the predictive power of DNH depends on both the invasion stage and the spatial scale of the studies. Alien species more closely related to natives tended to be less successful at the local scale, supporting DNH; invasion success, however, was unaffected by alien\u2013native relatedness at the regional scale. On the other hand, alien species with stronger impacts on native communities tended to be more closely related to natives at the local scale, but less closely related to natives at the regional scale. These patterns are generally consistent across different ecosystems, taxa and investigation methods. Our results revealed the different effects of ...&quot;, &quot;author&quot;: [{&quot;dropping-particle&quot;: &quot;&quot;, &quot;family&quot;: &quot;Ma&quot;, &quot;given&quot;: &quot;Chao&quot;, &quot;non-dropping-particle&quot;: &quot;&quot;, &quot;parse-names&quot;: false, &quot;suffix&quot;: &quot;&quot;}, {&quot;dropping-particle&quot;: &quot;&quot;, &quot;family&quot;: &quot;Li&quot;, &quot;given&quot;: &quot;Shao-peng&quot;, &quot;non-dropping-particle&quot;: &quot;&quot;, &quot;parse-names&quot;: false, &quot;suffix&quot;: &quot;&quot;}, {&quot;dropping-particle&quot;: &quot;&quot;, &quot;family&quot;: &quot;Pu&quot;, &quot;given&quot;: &quot;Zhichao&quot;, &quot;non-dropping-particle&quot;: &quot;&quot;, &quot;parse-names&quot;: false, &quot;suffix&quot;: &quot;&quot;}, {&quot;dropping-particle&quot;: &quot;&quot;, &quot;family&quot;: &quot;Tan&quot;, &quot;given&quot;: &quot;Jiaqi&quot;, &quot;non-dropping-particle&quot;: &quot;&quot;, &quot;parse-names&quot;: false, &quot;suffix&quot;: &quot;&quot;}, {&quot;dropping-particle&quot;: &quot;&quot;, &quot;family&quot;: &quot;Liu&quot;, &quot;given&quot;: &quot;Manqiang&quot;, &quot;non-dropping-particle&quot;: &quot;&quot;, &quot;parse-names&quot;: false, &quot;suffix&quot;: &quot;&quot;}, {&quot;dropping-particle&quot;: &quot;&quot;, &quot;family&quot;: &quot;Zhou&quot;, &quot;given&quot;: &quot;Jing&quot;, &quot;non-dropping-particle&quot;: &quot;&quot;, &quot;parse-names&quot;: false, &quot;suffix&quot;: &quot;&quot;}, {&quot;dropping-particle&quot;: &quot;&quot;, &quot;family&quot;: &quot;Li&quot;, &quot;given&quot;: &quot;Huixin&quot;, &quot;non-dropping-particle&quot;: &quot;&quot;, &quot;parse-names&quot;: false, &quot;suffix&quot;: &quot;&quot;}, {&quot;dropping-particle&quot;: &quot;&quot;, &quot;family&quot;: &quot;Jiang&quot;, &quot;given&quot;: &quot;Lin&quot;, &quot;non-dropping-particle&quot;: &quot;&quot;, &quot;parse-names&quot;: false, &quot;suffix&quot;: &quot;&quot;}], &quot;container-title&quot;: &quot;Proceedings of the Royal Society B: Biological Sciences&quot;, &quot;id&quot;: &quot;ITEM-1&quot;, &quot;issue&quot;: &quot;1838&quot;, &quot;issued&quot;: {&quot;date-parts&quot;: [[&quot;2016&quot;, &quot;9&quot;, &quot;14&quot;]]}, &quot;page&quot;: &quot;20160663&quot;, &quot;publisher&quot;: &quot;\nThe Royal Society\n&quot;, &quot;title&quot;: &quot;Different effects of invader\u2013native phylogenetic relatedness on invasion success and impact: a meta-analysis of Darwin's naturalization hypothesis&quot;, &quot;type&quot;: &quot;article-journal&quot;, &quot;volume&quot;: &quot;283&quot;}, &quot;uris&quot;: [&quot;http://www.mendeley.com/documents/?uuid=603bca98-4380-33ff-94c5-5f6c998a18be&quot;]}], &quot;mendeley&quot;: {&quot;formattedCitation&quot;: &quot;(Ma &lt;i&gt;et al.&lt;/i&gt;, 2016)&quot;, &quot;plainTextFormattedCitation&quot;: &quot;(Ma et al., 2016)&quot;, &quot;previouslyFormattedCitation&quot;: &quot;(Ma &lt;i&gt;et al.&lt;/i&gt;, 2016)&quot;}, &quot;properties&quot;: {&quot;noteIndex&quot;: 0}, &quot;schema&quot;: &quot;https://github.com/citation-style-language/schema/raw/master/csl-citation.json&quot;} RNDWeROdhg89s"/><text:span text:style-name="T49">(Ma </text:span><text:span text:style-name="T37">et al.</text:span><text:span text:style-name="T49">, 2016)</text:span><text:reference-mark-end text:name="ADDIN CSL_CITATION {&quot;citationItems&quot;: [{&quot;id&quot;: &quot;ITEM-1&quot;, &quot;itemData&quot;: {&quot;DOI&quot;: &quot;10.1098/rspb.2016.0663&quot;, &quot;ISSN&quot;: &quot;0962-8452&quot;, &quot;abstract&quot;: &quot;Darwin's naturalization hypothesis (DNH), which predicts that alien species more distantly related to native communities are more likely to naturalize, has received much recent attention. The mixed findings from empirical studies that have tested DNH, however, seem to defy generalizations. Using meta-analysis to synthesize results of existing studies, we show that the predictive power of DNH depends on both the invasion stage and the spatial scale of the studies. Alien species more closely related to natives tended to be less successful at the local scale, supporting DNH; invasion success, however, was unaffected by alien\u2013native relatedness at the regional scale. On the other hand, alien species with stronger impacts on native communities tended to be more closely related to natives at the local scale, but less closely related to natives at the regional scale. These patterns are generally consistent across different ecosystems, taxa and investigation methods. Our results revealed the different effects of ...&quot;, &quot;author&quot;: [{&quot;dropping-particle&quot;: &quot;&quot;, &quot;family&quot;: &quot;Ma&quot;, &quot;given&quot;: &quot;Chao&quot;, &quot;non-dropping-particle&quot;: &quot;&quot;, &quot;parse-names&quot;: false, &quot;suffix&quot;: &quot;&quot;}, {&quot;dropping-particle&quot;: &quot;&quot;, &quot;family&quot;: &quot;Li&quot;, &quot;given&quot;: &quot;Shao-peng&quot;, &quot;non-dropping-particle&quot;: &quot;&quot;, &quot;parse-names&quot;: false, &quot;suffix&quot;: &quot;&quot;}, {&quot;dropping-particle&quot;: &quot;&quot;, &quot;family&quot;: &quot;Pu&quot;, &quot;given&quot;: &quot;Zhichao&quot;, &quot;non-dropping-particle&quot;: &quot;&quot;, &quot;parse-names&quot;: false, &quot;suffix&quot;: &quot;&quot;}, {&quot;dropping-particle&quot;: &quot;&quot;, &quot;family&quot;: &quot;Tan&quot;, &quot;given&quot;: &quot;Jiaqi&quot;, &quot;non-dropping-particle&quot;: &quot;&quot;, &quot;parse-names&quot;: false, &quot;suffix&quot;: &quot;&quot;}, {&quot;dropping-particle&quot;: &quot;&quot;, &quot;family&quot;: &quot;Liu&quot;, &quot;given&quot;: &quot;Manqiang&quot;, &quot;non-dropping-particle&quot;: &quot;&quot;, &quot;parse-names&quot;: false, &quot;suffix&quot;: &quot;&quot;}, {&quot;dropping-particle&quot;: &quot;&quot;, &quot;family&quot;: &quot;Zhou&quot;, &quot;given&quot;: &quot;Jing&quot;, &quot;non-dropping-particle&quot;: &quot;&quot;, &quot;parse-names&quot;: false, &quot;suffix&quot;: &quot;&quot;}, {&quot;dropping-particle&quot;: &quot;&quot;, &quot;family&quot;: &quot;Li&quot;, &quot;given&quot;: &quot;Huixin&quot;, &quot;non-dropping-particle&quot;: &quot;&quot;, &quot;parse-names&quot;: false, &quot;suffix&quot;: &quot;&quot;}, {&quot;dropping-particle&quot;: &quot;&quot;, &quot;family&quot;: &quot;Jiang&quot;, &quot;given&quot;: &quot;Lin&quot;, &quot;non-dropping-particle&quot;: &quot;&quot;, &quot;parse-names&quot;: false, &quot;suffix&quot;: &quot;&quot;}], &quot;container-title&quot;: &quot;Proceedings of the Royal Society B: Biological Sciences&quot;, &quot;id&quot;: &quot;ITEM-1&quot;, &quot;issue&quot;: &quot;1838&quot;, &quot;issued&quot;: {&quot;date-parts&quot;: [[&quot;2016&quot;, &quot;9&quot;, &quot;14&quot;]]}, &quot;page&quot;: &quot;20160663&quot;, &quot;publisher&quot;: &quot;\nThe Royal Society\n&quot;, &quot;title&quot;: &quot;Different effects of invader\u2013native phylogenetic relatedness on invasion success and impact: a meta-analysis of Darwin's naturalization hypothesis&quot;, &quot;type&quot;: &quot;article-journal&quot;, &quot;volume&quot;: &quot;283&quot;}, &quot;uris&quot;: [&quot;http://www.mendeley.com/documents/?uuid=603bca98-4380-33ff-94c5-5f6c998a18be&quot;]}], &quot;mendeley&quot;: {&quot;formattedCitation&quot;: &quot;(Ma &lt;i&gt;et al.&lt;/i&gt;, 2016)&quot;, &quot;plainTextFormattedCitation&quot;: &quot;(Ma et al., 2016)&quot;, &quot;previouslyFormattedCitation&quot;: &quot;(Ma &lt;i&gt;et al.&lt;/i&gt;, 2016)&quot;}, &quot;properties&quot;: {&quot;noteIndex&quot;: 0}, &quot;schema&quot;: &quot;https://github.com/citation-style-language/schema/raw/master/csl-citation.json&quot;} RNDWeROdhg89s"/><text:span text:style-name="T49">⁠. </text:span><text:span text:style-name="T50">Indeed, this assembly mode has been found to be the case in </text:span><text:span text:style-name="T52">artificial nectar microcosms, where phylogenetically similar yeast species had </text:span><text:span text:style-name="T60">similar</text:span><text:span text:style-name="T52"> nutrient requirements, and inhibited each others’ colonization </text:span><text:reference-mark-start text:name="ADDIN CSL_CITATION {&quot;citationItems&quot;: [{&quot;id&quot;: &quot;ITEM-1&quot;, &quot;itemData&quot;: {&quot;DOI&quot;: &quot;10.1098/rspb.2011.1230&quot;, &quot;ISBN&quot;: &quot;1471-2954 (Electronic)\\r0962-8452 (Linking)&quot;, &quot;ISSN&quot;: &quot;14712970&quot;, &quot;PMID&quot;: &quot;21775330&quot;, &quot;abstract&quot;: &quot;Priority effects, in which the outcome of species interactions depends on the order of their arrival, are a key component of many models of community assembly. Yet, much remains unknown about how priority effects vary in strength among species in a community and what factors explain this variation.We experi- mented with a model natural community in laboratory microcosms that allowed us to quantify the strength of priority effects for most of the yeast species found in the floral nectar of a hummingbird- pollinated shrub at a biological preserve in northern California. We found that priority effects were widespread, with late-arriving species experiencing strong negative effects from early-arriving species. However, the magnitude of priority effects varied across species pairs. This variation was phylogenetically non-random, with priority effects stronger between closer relatives. Analysis of carbon and amino acid consumption profiles indicated that competition between closer relatives was more intense owing to higher ecological similarity, consistent with Darwin\u2019s naturalization hypothesis. These results suggest that phylogenetic relatedness between potential colonists may explain the strength of priority effects and, as a consequence, the degree to which community assembly is historically contingent.&quot;, &quot;author&quot;: [{&quot;dropping-particle&quot;: &quot;&quot;, &quot;family&quot;: &quot;Peay&quot;, &quot;given&quot;: &quot;Kabir G.&quot;, &quot;non-dropping-particle&quot;: &quot;&quot;, &quot;parse-names&quot;: false, &quot;suffix&quot;: &quot;&quot;}, {&quot;dropping-particle&quot;: &quot;&quot;, &quot;family&quot;: &quot;Belisle&quot;, &quot;given&quot;: &quot;Melinda&quot;, &quot;non-dropping-particle&quot;: &quot;&quot;, &quot;parse-names&quot;: false, &quot;suffix&quot;: &quot;&quot;}, {&quot;dropping-particle&quot;: &quot;&quot;, &quot;family&quot;: &quot;Fukami&quot;, &quot;given&quot;: &quot;Tadashi&quot;, &quot;non-dropping-particle&quot;: &quot;&quot;, &quot;parse-names&quot;: false, &quot;suffix&quot;: &quot;&quot;}], &quot;container-title&quot;: &quot;Proceedings of the Royal Society B: Biological Sciences&quot;, &quot;id&quot;: &quot;ITEM-1&quot;, &quot;issued&quot;: {&quot;date-parts&quot;: [[&quot;2012&quot;]]}, &quot;title&quot;: &quot;Phylogenetic relatedness predicts priority effects in nectar yeast communities&quot;, &quot;type&quot;: &quot;article-journal&quot;}, &quot;uris&quot;: [&quot;http://www.mendeley.com/documents/?uuid=5f53c439-9355-4a88-9a43-1d4c595918cc&quot;]}], &quot;mendeley&quot;: {&quot;formattedCitation&quot;: &quot;(Peay &lt;i&gt;et al.&lt;/i&gt;, 2012)&quot;, &quot;plainTextFormattedCitation&quot;: &quot;(Peay et al., 2012)&quot;, &quot;previouslyFormattedCitation&quot;: &quot;(Peay &lt;i&gt;et al.&lt;/i&gt;, 2012)&quot;}, &quot;properties&quot;: {&quot;noteIndex&quot;: 0}, &quot;schema&quot;: &quot;https://github.com/citation-style-language/schema/raw/master/csl-citation.json&quot;} RNDwlX8ZFYTOC"/><text:span text:style-name="T52">(Peay </text:span><text:span text:style-name="T38">et al.</text:span><text:span text:style-name="T52">, 2012)</text:span><text:reference-mark-end text:name="ADDIN CSL_CITATION {&quot;citationItems&quot;: [{&quot;id&quot;: &quot;ITEM-1&quot;, &quot;itemData&quot;: {&quot;DOI&quot;: &quot;10.1098/rspb.2011.1230&quot;, &quot;ISBN&quot;: &quot;1471-2954 (Electronic)\\r0962-8452 (Linking)&quot;, &quot;ISSN&quot;: &quot;14712970&quot;, &quot;PMID&quot;: &quot;21775330&quot;, &quot;abstract&quot;: &quot;Priority effects, in which the outcome of species interactions depends on the order of their arrival, are a key component of many models of community assembly. Yet, much remains unknown about how priority effects vary in strength among species in a community and what factors explain this variation.We experi- mented with a model natural community in laboratory microcosms that allowed us to quantify the strength of priority effects for most of the yeast species found in the floral nectar of a hummingbird- pollinated shrub at a biological preserve in northern California. We found that priority effects were widespread, with late-arriving species experiencing strong negative effects from early-arriving species. However, the magnitude of priority effects varied across species pairs. This variation was phylogenetically non-random, with priority effects stronger between closer relatives. Analysis of carbon and amino acid consumption profiles indicated that competition between closer relatives was more intense owing to higher ecological similarity, consistent with Darwin\u2019s naturalization hypothesis. These results suggest that phylogenetic relatedness between potential colonists may explain the strength of priority effects and, as a consequence, the degree to which community assembly is historically contingent.&quot;, &quot;author&quot;: [{&quot;dropping-particle&quot;: &quot;&quot;, &quot;family&quot;: &quot;Peay&quot;, &quot;given&quot;: &quot;Kabir G.&quot;, &quot;non-dropping-particle&quot;: &quot;&quot;, &quot;parse-names&quot;: false, &quot;suffix&quot;: &quot;&quot;}, {&quot;dropping-particle&quot;: &quot;&quot;, &quot;family&quot;: &quot;Belisle&quot;, &quot;given&quot;: &quot;Melinda&quot;, &quot;non-dropping-particle&quot;: &quot;&quot;, &quot;parse-names&quot;: false, &quot;suffix&quot;: &quot;&quot;}, {&quot;dropping-particle&quot;: &quot;&quot;, &quot;family&quot;: &quot;Fukami&quot;, &quot;given&quot;: &quot;Tadashi&quot;, &quot;non-dropping-particle&quot;: &quot;&quot;, &quot;parse-names&quot;: false, &quot;suffix&quot;: &quot;&quot;}], &quot;container-title&quot;: &quot;Proceedings of the Royal Society B: Biological Sciences&quot;, &quot;id&quot;: &quot;ITEM-1&quot;, &quot;issued&quot;: {&quot;date-parts&quot;: [[&quot;2012&quot;]]}, &quot;title&quot;: &quot;Phylogenetic relatedness predicts priority effects in nectar yeast communities&quot;, &quot;type&quot;: &quot;article-journal&quot;}, &quot;uris&quot;: [&quot;http://www.mendeley.com/documents/?uuid=5f53c439-9355-4a88-9a43-1d4c595918cc&quot;]}], &quot;mendeley&quot;: {&quot;formattedCitation&quot;: &quot;(Peay &lt;i&gt;et al.&lt;/i&gt;, 2012)&quot;, &quot;plainTextFormattedCitation&quot;: &quot;(Peay et al., 2012)&quot;, &quot;previouslyFormattedCitation&quot;: &quot;(Peay &lt;i&gt;et al.&lt;/i&gt;, 2012)&quot;}, &quot;properties&quot;: {&quot;noteIndex&quot;: 0}, &quot;schema&quot;: &quot;https://github.com/citation-style-language/schema/raw/master/csl-citation.json&quot;} RNDwlX8ZFYTOC"/><text:span text:style-name="T52">⁠</text:span><text:span text:style-name="T50">. In this paper, we refer to </text:span><text:span text:style-name="T52">the assembly mode where distant relatives are more likely to join a community than close relatives</text:span><text:span text:style-name="T50"> as the </text:span><text:span text:style-name="T51">overdispersion hypothesis</text:span><text:span text:style-name="T50">, since it predicts the preferential addition of novel phylogenetic diversity to a community </text:span><text:span text:style-name="T52">(i.e. phylogenetic overdispersion).</text:span></text:p>
      <text:p text:style-name="P17"><text:span text:style-name="T52"><text:tab/></text:span><text:span text:style-name="T53">However, overdispersion is far from universal, and multiple studies have </text:span><text:span text:style-name="T55">shown</text:span><text:span text:style-name="T53"> </text:span><text:span text:style-name="T54">that</text:span><text:span text:style-name="T53"> </text:span><text:span text:style-name="T55">extremely </text:span><text:span text:style-name="T53">close relatives </text:span><text:span text:style-name="T55">can coexist within the human microbiome </text:span><text:reference-mark-start text:name="ADDIN CSL_CITATION {&quot;citationItems&quot;: [{&quot;id&quot;: &quot;ITEM-1&quot;, &quot;itemData&quot;: {&quot;DOI&quot;: &quot;10.1126/science.aad8852&quot;, &quot;ISSN&quot;: &quot;1095-9203&quot;, &quot;PMID&quot;: &quot;27126044&quot;, &quot;abstract&quot;: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author&quot;: [{&quot;dropping-particle&quot;: &quot;&quot;, &quot;family&quot;: &quot;Li&quot;, &quot;given&quot;: &quot;Simone S&quot;, &quot;non-dropping-particle&quot;: &quot;&quot;, &quot;parse-names&quot;: false, &quot;suffix&quot;: &quot;&quot;}, {&quot;dropping-particle&quot;: &quot;&quot;, &quot;family&quot;: &quot;Zhu&quot;, &quot;given&quot;: &quot;Ana&quot;, &quot;non-dropping-particle&quot;: &quot;&quot;, &quot;parse-names&quot;: false, &quot;suffix&quot;: &quot;&quot;}, {&quot;dropping-particle&quot;: &quot;&quot;, &quot;family&quot;: &quot;Benes&quot;, &quot;given&quot;: &quot;Vladimir&quot;, &quot;non-dropping-particle&quot;: &quot;&quot;, &quot;parse-names&quot;: false, &quot;suffix&quot;: &quot;&quot;}, {&quot;dropping-particle&quot;: &quot;&quot;, &quot;family&quot;: &quot;Costea&quot;, &quot;given&quot;: &quot;Paul I&quot;, &quot;non-dropping-particle&quot;: &quot;&quot;, &quot;parse-names&quot;: false, &quot;suffix&quot;: &quot;&quot;}, {&quot;dropping-particle&quot;: &quot;&quot;, &quot;family&quot;: &quot;Hercog&quot;, &quot;given&quot;: &quot;Rajna&quot;, &quot;non-dropping-particle&quot;: &quot;&quot;, &quot;parse-names&quot;: false, &quot;suffix&quot;: &quot;&quot;}, {&quot;dropping-particle&quot;: &quot;&quot;, &quot;family&quot;: &quot;Hildebrand&quot;, &quot;given&quot;: &quot;Falk&quot;, &quot;non-dropping-particle&quot;: &quot;&quot;, &quot;parse-names&quot;: false, &quot;suffix&quot;: &quot;&quot;}, {&quot;dropping-particle&quot;: &quot;&quot;, &quot;family&quot;: &quot;Huerta-Cepas&quot;, &quot;given&quot;: &quot;Jaime&quot;, &quot;non-dropping-particle&quot;: &quot;&quot;, &quot;parse-names&quot;: false, &quot;suffix&quot;: &quot;&quot;}, {&quot;dropping-particle&quot;: &quot;&quot;, &quot;family&quot;: &quot;Nieuwdorp&quot;, &quot;given&quot;: &quot;Max&quot;, &quot;non-dropping-particle&quot;: &quot;&quot;, &quot;parse-names&quot;: false, &quot;suffix&quot;: &quot;&quot;}, {&quot;dropping-particle&quot;: &quot;&quot;, &quot;family&quot;: &quot;Saloj\u00e4rvi&quot;, &quot;given&quot;: &quot;Jarkko&quot;, &quot;non-dropping-particle&quot;: &quot;&quot;, &quot;parse-names&quot;: false, &quot;suffix&quot;: &quot;&quot;}, {&quot;dropping-particle&quot;: &quot;&quot;, &quot;family&quot;: &quot;Voigt&quot;, &quot;given&quot;: &quot;Anita Y&quot;, &quot;non-dropping-particle&quot;: &quot;&quot;, &quot;parse-names&quot;: false, &quot;suffix&quot;: &quot;&quot;}, {&quot;dropping-particle&quot;: &quot;&quot;, &quot;family&quot;: &quot;Zeller&quot;, &quot;given&quot;: &quot;Georg&quot;, &quot;non-dropping-particle&quot;: &quot;&quot;, &quot;parse-names&quot;: false, &quot;suffix&quot;: &quot;&quot;}, {&quot;dropping-particle&quot;: &quot;&quot;, &quot;family&quot;: &quot;Sunagawa&quot;, &quot;given&quot;: &quot;Shinichi&quot;, &quot;non-dropping-particle&quot;: &quot;&quot;, &quot;parse-names&quot;: false, &quot;suffix&quot;: &quot;&quot;}, {&quot;dropping-particle&quot;: &quot;&quot;, &quot;family&quot;: &quot;Vos&quot;, &quot;given&quot;: &quot;Willem M&quot;, &quot;non-dropping-particle&quot;: &quot;de&quot;, &quot;parse-names&quot;: false, &quot;suffix&quot;: &quot;&quot;}, {&quot;dropping-particle&quot;: &quot;&quot;, &quot;family&quot;: &quot;Bork&quot;, &quot;given&quot;: &quot;Peer&quot;, &quot;non-dropping-particle&quot;: &quot;&quot;, &quot;parse-names&quot;: false, &quot;suffix&quot;: &quot;&quot;}], &quot;container-title&quot;: &quot;Science&quot;, &quot;id&quot;: &quot;ITEM-1&quot;, &quot;issue&quot;: &quot;6285&quot;, &quot;issued&quot;: {&quot;date-parts&quot;: [[&quot;2016&quot;, &quot;4&quot;, &quot;29&quot;]]}, &quot;page&quot;: &quot;586-9&quot;, &quot;publisher&quot;: &quot;American Association for the Advancement of Science&quot;, &quot;title&quot;: &quot;Durable coexistence of donor and recipient strains after fecal microbiota transplantation.&quot;, &quot;type&quot;: &quot;article-journal&quot;, &quot;volume&quot;: &quot;352&quot;}, &quot;uris&quot;: [&quot;http://www.mendeley.com/documents/?uuid=fbab7171-1ba4-32eb-97de-efcb215bb450&quot;]}], &quot;mendeley&quot;: {&quot;formattedCitation&quot;: &quot;(Li &lt;i&gt;et al.&lt;/i&gt;, 2016)&quot;, &quot;plainTextFormattedCitation&quot;: &quot;(Li et al., 2016)&quot;, &quot;previouslyFormattedCitation&quot;: &quot;(Li &lt;i&gt;et al.&lt;/i&gt;, 2016)&quot;}, &quot;properties&quot;: {&quot;noteIndex&quot;: 0}, &quot;schema&quot;: &quot;https://github.com/citation-style-language/schema/raw/master/csl-citation.json&quot;} RNDh1wROm5ulm"/><text:span text:style-name="T55">(Li </text:span><text:span text:style-name="T39">et al.</text:span><text:span text:style-name="T55">, 2016)</text:span><text:reference-mark-end text:name="ADDIN CSL_CITATION {&quot;citationItems&quot;: [{&quot;id&quot;: &quot;ITEM-1&quot;, &quot;itemData&quot;: {&quot;DOI&quot;: &quot;10.1126/science.aad8852&quot;, &quot;ISSN&quot;: &quot;1095-9203&quot;, &quot;PMID&quot;: &quot;27126044&quot;, &quot;abstract&quot;: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author&quot;: [{&quot;dropping-particle&quot;: &quot;&quot;, &quot;family&quot;: &quot;Li&quot;, &quot;given&quot;: &quot;Simone S&quot;, &quot;non-dropping-particle&quot;: &quot;&quot;, &quot;parse-names&quot;: false, &quot;suffix&quot;: &quot;&quot;}, {&quot;dropping-particle&quot;: &quot;&quot;, &quot;family&quot;: &quot;Zhu&quot;, &quot;given&quot;: &quot;Ana&quot;, &quot;non-dropping-particle&quot;: &quot;&quot;, &quot;parse-names&quot;: false, &quot;suffix&quot;: &quot;&quot;}, {&quot;dropping-particle&quot;: &quot;&quot;, &quot;family&quot;: &quot;Benes&quot;, &quot;given&quot;: &quot;Vladimir&quot;, &quot;non-dropping-particle&quot;: &quot;&quot;, &quot;parse-names&quot;: false, &quot;suffix&quot;: &quot;&quot;}, {&quot;dropping-particle&quot;: &quot;&quot;, &quot;family&quot;: &quot;Costea&quot;, &quot;given&quot;: &quot;Paul I&quot;, &quot;non-dropping-particle&quot;: &quot;&quot;, &quot;parse-names&quot;: false, &quot;suffix&quot;: &quot;&quot;}, {&quot;dropping-particle&quot;: &quot;&quot;, &quot;family&quot;: &quot;Hercog&quot;, &quot;given&quot;: &quot;Rajna&quot;, &quot;non-dropping-particle&quot;: &quot;&quot;, &quot;parse-names&quot;: false, &quot;suffix&quot;: &quot;&quot;}, {&quot;dropping-particle&quot;: &quot;&quot;, &quot;family&quot;: &quot;Hildebrand&quot;, &quot;given&quot;: &quot;Falk&quot;, &quot;non-dropping-particle&quot;: &quot;&quot;, &quot;parse-names&quot;: false, &quot;suffix&quot;: &quot;&quot;}, {&quot;dropping-particle&quot;: &quot;&quot;, &quot;family&quot;: &quot;Huerta-Cepas&quot;, &quot;given&quot;: &quot;Jaime&quot;, &quot;non-dropping-particle&quot;: &quot;&quot;, &quot;parse-names&quot;: false, &quot;suffix&quot;: &quot;&quot;}, {&quot;dropping-particle&quot;: &quot;&quot;, &quot;family&quot;: &quot;Nieuwdorp&quot;, &quot;given&quot;: &quot;Max&quot;, &quot;non-dropping-particle&quot;: &quot;&quot;, &quot;parse-names&quot;: false, &quot;suffix&quot;: &quot;&quot;}, {&quot;dropping-particle&quot;: &quot;&quot;, &quot;family&quot;: &quot;Saloj\u00e4rvi&quot;, &quot;given&quot;: &quot;Jarkko&quot;, &quot;non-dropping-particle&quot;: &quot;&quot;, &quot;parse-names&quot;: false, &quot;suffix&quot;: &quot;&quot;}, {&quot;dropping-particle&quot;: &quot;&quot;, &quot;family&quot;: &quot;Voigt&quot;, &quot;given&quot;: &quot;Anita Y&quot;, &quot;non-dropping-particle&quot;: &quot;&quot;, &quot;parse-names&quot;: false, &quot;suffix&quot;: &quot;&quot;}, {&quot;dropping-particle&quot;: &quot;&quot;, &quot;family&quot;: &quot;Zeller&quot;, &quot;given&quot;: &quot;Georg&quot;, &quot;non-dropping-particle&quot;: &quot;&quot;, &quot;parse-names&quot;: false, &quot;suffix&quot;: &quot;&quot;}, {&quot;dropping-particle&quot;: &quot;&quot;, &quot;family&quot;: &quot;Sunagawa&quot;, &quot;given&quot;: &quot;Shinichi&quot;, &quot;non-dropping-particle&quot;: &quot;&quot;, &quot;parse-names&quot;: false, &quot;suffix&quot;: &quot;&quot;}, {&quot;dropping-particle&quot;: &quot;&quot;, &quot;family&quot;: &quot;Vos&quot;, &quot;given&quot;: &quot;Willem M&quot;, &quot;non-dropping-particle&quot;: &quot;de&quot;, &quot;parse-names&quot;: false, &quot;suffix&quot;: &quot;&quot;}, {&quot;dropping-particle&quot;: &quot;&quot;, &quot;family&quot;: &quot;Bork&quot;, &quot;given&quot;: &quot;Peer&quot;, &quot;non-dropping-particle&quot;: &quot;&quot;, &quot;parse-names&quot;: false, &quot;suffix&quot;: &quot;&quot;}], &quot;container-title&quot;: &quot;Science&quot;, &quot;id&quot;: &quot;ITEM-1&quot;, &quot;issue&quot;: &quot;6285&quot;, &quot;issued&quot;: {&quot;date-parts&quot;: [[&quot;2016&quot;, &quot;4&quot;, &quot;29&quot;]]}, &quot;page&quot;: &quot;586-9&quot;, &quot;publisher&quot;: &quot;American Association for the Advancement of Science&quot;, &quot;title&quot;: &quot;Durable coexistence of donor and recipient strains after fecal microbiota transplantation.&quot;, &quot;type&quot;: &quot;article-journal&quot;, &quot;volume&quot;: &quot;352&quot;}, &quot;uris&quot;: [&quot;http://www.mendeley.com/documents/?uuid=fbab7171-1ba4-32eb-97de-efcb215bb450&quot;]}], &quot;mendeley&quot;: {&quot;formattedCitation&quot;: &quot;(Li &lt;i&gt;et al.&lt;/i&gt;, 2016)&quot;, &quot;plainTextFormattedCitation&quot;: &quot;(Li et al., 2016)&quot;, &quot;previouslyFormattedCitation&quot;: &quot;(Li &lt;i&gt;et al.&lt;/i&gt;, 2016)&quot;}, &quot;properties&quot;: {&quot;noteIndex&quot;: 0}, &quot;schema&quot;: &quot;https://github.com/citation-style-language/schema/raw/master/csl-citation.json&quot;} RNDh1wROm5ulm"/><text:span text:style-name="T55">⁠, </text:span><text:span text:style-name="T56">and may even be preferentially recruited </text:span><text:reference-mark-start text:name="ADDIN CSL_CITATION {&quot;citationItems&quot;: [{&quot;id&quot;: &quot;ITEM-1&quot;, &quot;itemData&quot;: {&quot;DOI&quot;: &quot;10.1128/MBIO.00441-18&quot;, &quot;ISSN&quot;: &quot;2150-7511&quot;, &quot;PMID&quot;: &quot;29636439&quot;, &quot;abstract&quot;: &quot;Humans are colonized by microbes at birth, a process that is important to health and development. However, much remains to be known about the fine-scale microbial dynamics that occur during the colonization period. We conducted a genome-resolved study of microbial community composition, replication rates, and proteomes during the first 3\u00a0months of life of both healthy and sick premature infants. Infants were found to be colonized by similar microbes, but each underwent a distinct colonization trajectory. Interestingly, related microbes colonizing different infants were found to have distinct proteomes, indicating that microbiome function is not only driven by which organisms are present, but also largely depends on microbial responses to the unique set of physiological conditions in the infant gut.&quot;, &quot;author&quot;: [{&quot;dropping-particle&quot;: &quot;&quot;, &quot;family&quot;: &quot;Brown&quot;, &quot;given&quot;: &quot;Christopher T.&quot;, &quot;non-dropping-particle&quot;: &quot;&quot;, &quot;parse-names&quot;: false, &quot;suffix&quot;: &quot;&quot;}, {&quot;dropping-particle&quot;: &quot;&quot;, &quot;family&quot;: &quot;Xiong&quot;, &quot;given&quot;: &quot;Weili&quot;, &quot;non-dropping-particle&quot;: &quot;&quot;, &quot;parse-names&quot;: false, &quot;suffix&quot;: &quot;&quot;}, {&quot;dropping-particle&quot;: &quot;&quot;, &quot;family&quot;: &quot;Olm&quot;, &quot;given&quot;: &quot;Matthew R.&quot;, &quot;non-dropping-particle&quot;: &quot;&quot;, &quot;parse-names&quot;: false, &quot;suffix&quot;: &quot;&quot;}, {&quot;dropping-particle&quot;: &quot;&quot;, &quot;family&quot;: &quot;Thomas&quot;, &quot;given&quot;: &quot;Brian C.&quot;, &quot;non-dropping-particle&quot;: &quot;&quot;, &quot;parse-names&quot;: false, &quot;suffix&quot;: &quot;&quot;}, {&quot;dropping-particle&quot;: &quot;&quot;, &quot;family&quot;: &quot;Baker&quot;, &quot;given&quot;: &quot;Robyn&quot;, &quot;non-dropping-particle&quot;: &quot;&quot;, &quot;parse-names&quot;: false, &quot;suffix&quot;: &quot;&quot;}, {&quot;dropping-particle&quot;: &quot;&quot;, &quot;family&quot;: &quot;Firek&quot;, &quot;given&quot;: &quot;Brian&quot;, &quot;non-dropping-particle&quot;: &quot;&quot;, &quot;parse-names&quot;: false, &quot;suffix&quot;: &quot;&quot;}, {&quot;dropping-particle&quot;: &quot;&quot;, &quot;family&quot;: &quot;Morowitz&quot;, &quot;given&quot;: &quot;Michael J.&quot;, &quot;non-dropping-particle&quot;: &quot;&quot;, &quot;parse-names&quot;: false, &quot;suffix&quot;: &quot;&quot;}, {&quot;dropping-particle&quot;: &quot;&quot;, &quot;family&quot;: &quot;Hettich&quot;, &quot;given&quot;: &quot;Robert L.&quot;, &quot;non-dropping-particle&quot;: &quot;&quot;, &quot;parse-names&quot;: false, &quot;suffix&quot;: &quot;&quot;}, {&quot;dropping-particle&quot;: &quot;&quot;, &quot;family&quot;: &quot;Banfield&quot;, &quot;given&quot;: &quot;Jillian F.&quot;, &quot;non-dropping-particle&quot;: &quot;&quot;, &quot;parse-names&quot;: false, &quot;suffix&quot;: &quot;&quot;}], &quot;container-title&quot;: &quot;mBio&quot;, &quot;id&quot;: &quot;ITEM-1&quot;, &quot;issue&quot;: &quot;2&quot;, &quot;issued&quot;: {&quot;date-parts&quot;: [[&quot;2018&quot;, &quot;5&quot;, &quot;2&quot;]]}, &quot;page&quot;: &quot;e00441-18&quot;, &quot;publisher&quot;: &quot;American Society for Microbiology&quot;, &quot;title&quot;: &quot;Hospitalized Premature Infants Are Colonized by Related Bacterial Strains with Distinct Proteomic Profiles&quot;, &quot;type&quot;: &quot;article-journal&quot;, &quot;volume&quot;: &quot;9&quot;}, &quot;uris&quot;: [&quot;http://www.mendeley.com/documents/?uuid=e229fcac-841d-3e86-bd88-7ae7908febcf&quot;]}], &quot;mendeley&quot;: {&quot;formattedCitation&quot;: &quot;(Brown &lt;i&gt;et al.&lt;/i&gt;, 2018)&quot;, &quot;plainTextFormattedCitation&quot;: &quot;(Brown et al., 2018)&quot;, &quot;previouslyFormattedCitation&quot;: &quot;(Brown &lt;i&gt;et al.&lt;/i&gt;, 2018)&quot;}, &quot;properties&quot;: {&quot;noteIndex&quot;: 0}, &quot;schema&quot;: &quot;https://github.com/citation-style-language/schema/raw/master/csl-citation.json&quot;} RNDP0P0qRa2Gq"/><text:span text:style-name="T56">(Brown </text:span><text:span text:style-name="T40">et al.</text:span><text:span text:style-name="T56">, 2018)</text:span><text:reference-mark-end text:name="ADDIN CSL_CITATION {&quot;citationItems&quot;: [{&quot;id&quot;: &quot;ITEM-1&quot;, &quot;itemData&quot;: {&quot;DOI&quot;: &quot;10.1128/MBIO.00441-18&quot;, &quot;ISSN&quot;: &quot;2150-7511&quot;, &quot;PMID&quot;: &quot;29636439&quot;, &quot;abstract&quot;: &quot;Humans are colonized by microbes at birth, a process that is important to health and development. However, much remains to be known about the fine-scale microbial dynamics that occur during the colonization period. We conducted a genome-resolved study of microbial community composition, replication rates, and proteomes during the first 3\u00a0months of life of both healthy and sick premature infants. Infants were found to be colonized by similar microbes, but each underwent a distinct colonization trajectory. Interestingly, related microbes colonizing different infants were found to have distinct proteomes, indicating that microbiome function is not only driven by which organisms are present, but also largely depends on microbial responses to the unique set of physiological conditions in the infant gut.&quot;, &quot;author&quot;: [{&quot;dropping-particle&quot;: &quot;&quot;, &quot;family&quot;: &quot;Brown&quot;, &quot;given&quot;: &quot;Christopher T.&quot;, &quot;non-dropping-particle&quot;: &quot;&quot;, &quot;parse-names&quot;: false, &quot;suffix&quot;: &quot;&quot;}, {&quot;dropping-particle&quot;: &quot;&quot;, &quot;family&quot;: &quot;Xiong&quot;, &quot;given&quot;: &quot;Weili&quot;, &quot;non-dropping-particle&quot;: &quot;&quot;, &quot;parse-names&quot;: false, &quot;suffix&quot;: &quot;&quot;}, {&quot;dropping-particle&quot;: &quot;&quot;, &quot;family&quot;: &quot;Olm&quot;, &quot;given&quot;: &quot;Matthew R.&quot;, &quot;non-dropping-particle&quot;: &quot;&quot;, &quot;parse-names&quot;: false, &quot;suffix&quot;: &quot;&quot;}, {&quot;dropping-particle&quot;: &quot;&quot;, &quot;family&quot;: &quot;Thomas&quot;, &quot;given&quot;: &quot;Brian C.&quot;, &quot;non-dropping-particle&quot;: &quot;&quot;, &quot;parse-names&quot;: false, &quot;suffix&quot;: &quot;&quot;}, {&quot;dropping-particle&quot;: &quot;&quot;, &quot;family&quot;: &quot;Baker&quot;, &quot;given&quot;: &quot;Robyn&quot;, &quot;non-dropping-particle&quot;: &quot;&quot;, &quot;parse-names&quot;: false, &quot;suffix&quot;: &quot;&quot;}, {&quot;dropping-particle&quot;: &quot;&quot;, &quot;family&quot;: &quot;Firek&quot;, &quot;given&quot;: &quot;Brian&quot;, &quot;non-dropping-particle&quot;: &quot;&quot;, &quot;parse-names&quot;: false, &quot;suffix&quot;: &quot;&quot;}, {&quot;dropping-particle&quot;: &quot;&quot;, &quot;family&quot;: &quot;Morowitz&quot;, &quot;given&quot;: &quot;Michael J.&quot;, &quot;non-dropping-particle&quot;: &quot;&quot;, &quot;parse-names&quot;: false, &quot;suffix&quot;: &quot;&quot;}, {&quot;dropping-particle&quot;: &quot;&quot;, &quot;family&quot;: &quot;Hettich&quot;, &quot;given&quot;: &quot;Robert L.&quot;, &quot;non-dropping-particle&quot;: &quot;&quot;, &quot;parse-names&quot;: false, &quot;suffix&quot;: &quot;&quot;}, {&quot;dropping-particle&quot;: &quot;&quot;, &quot;family&quot;: &quot;Banfield&quot;, &quot;given&quot;: &quot;Jillian F.&quot;, &quot;non-dropping-particle&quot;: &quot;&quot;, &quot;parse-names&quot;: false, &quot;suffix&quot;: &quot;&quot;}], &quot;container-title&quot;: &quot;mBio&quot;, &quot;id&quot;: &quot;ITEM-1&quot;, &quot;issue&quot;: &quot;2&quot;, &quot;issued&quot;: {&quot;date-parts&quot;: [[&quot;2018&quot;, &quot;5&quot;, &quot;2&quot;]]}, &quot;page&quot;: &quot;e00441-18&quot;, &quot;publisher&quot;: &quot;American Society for Microbiology&quot;, &quot;title&quot;: &quot;Hospitalized Premature Infants Are Colonized by Related Bacterial Strains with Distinct Proteomic Profiles&quot;, &quot;type&quot;: &quot;article-journal&quot;, &quot;volume&quot;: &quot;9&quot;}, &quot;uris&quot;: [&quot;http://www.mendeley.com/documents/?uuid=e229fcac-841d-3e86-bd88-7ae7908febcf&quot;]}], &quot;mendeley&quot;: {&quot;formattedCitation&quot;: &quot;(Brown &lt;i&gt;et al.&lt;/i&gt;, 2018)&quot;, &quot;plainTextFormattedCitation&quot;: &quot;(Brown et al., 2018)&quot;, &quot;previouslyFormattedCitation&quot;: &quot;(Brown &lt;i&gt;et al.&lt;/i&gt;, 2018)&quot;}, &quot;properties&quot;: {&quot;noteIndex&quot;: 0}, &quot;schema&quot;: &quot;https://github.com/citation-style-language/schema/raw/master/csl-citation.json&quot;} RNDP0P0qRa2Gq"/><text:span text:style-name="T56">⁠</text:span><text:span text:style-name="T169">. </text:span><text:span text:style-name="T172">Indeed, Darwin’s pre-adaptation hypothesis predicts that species with a close relative present in a community will be preferentially recruited, because they are likely </text:span><text:span text:style-name="T177">to already be adapted to the</text:span><text:span text:style-name="T172"> </text:span><text:span text:style-name="T173">new</text:span><text:span text:style-name="T172"> environment </text:span><text:reference-mark-start text:name="ADDIN CSL_CITATION {&quot;citationItems&quot;: [{&quot;id&quot;: &quot;ITEM-1&quot;, &quot;itemData&quot;: {&quot;DOI&quot;: &quot;10.4324/9780203509104&quot;, &quot;ISBN&quot;: &quot;9780203509104&quot;, &quot;author&quot;: [{&quot;dropping-particle&quot;: &quot;&quot;, &quot;family&quot;: &quot;Darwin&quot;, &quot;given&quot;: &quot;Charles&quot;, &quot;non-dropping-particle&quot;: &quot;&quot;, &quot;parse-names&quot;: false, &quot;suffix&quot;: &quot;&quot;}], &quot;id&quot;: &quot;ITEM-1&quot;, &quot;issued&quot;: {&quot;date-parts&quot;: [[&quot;1859&quot;, &quot;11&quot;, &quot;27&quot;]]}, &quot;publisher&quot;: &quot;Murray&quot;, &quot;publisher-place&quot;: &quot;London&quot;, &quot;title&quot;: &quot;On the Origin of Species, 1859&quot;, &quot;type&quot;: &quot;book&quot;}, &quot;uris&quot;: [&quot;http://www.mendeley.com/documents/?uuid=8e156fde-5d8f-3ff2-b7cf-bf35e973862e&quot;]}], &quot;mendeley&quot;: {&quot;formattedCitation&quot;: &quot;(Darwin, 1859)&quot;, &quot;plainTextFormattedCitation&quot;: &quot;(Darwin, 1859)&quot;, &quot;previouslyFormattedCitation&quot;: &quot;(Darwin, 1859)&quot;}, &quot;properties&quot;: {&quot;noteIndex&quot;: 0}, &quot;schema&quot;: &quot;https://github.com/citation-style-language/schema/raw/master/csl-citation.json&quot;} RNDf1G1VPSEMv"/><text:span text:style-name="T56">(Darwin, 1859)</text:span><text:reference-mark-end text:name="ADDIN CSL_CITATION {&quot;citationItems&quot;: [{&quot;id&quot;: &quot;ITEM-1&quot;, &quot;itemData&quot;: {&quot;DOI&quot;: &quot;10.4324/9780203509104&quot;, &quot;ISBN&quot;: &quot;9780203509104&quot;, &quot;author&quot;: [{&quot;dropping-particle&quot;: &quot;&quot;, &quot;family&quot;: &quot;Darwin&quot;, &quot;given&quot;: &quot;Charles&quot;, &quot;non-dropping-particle&quot;: &quot;&quot;, &quot;parse-names&quot;: false, &quot;suffix&quot;: &quot;&quot;}], &quot;id&quot;: &quot;ITEM-1&quot;, &quot;issued&quot;: {&quot;date-parts&quot;: [[&quot;1859&quot;, &quot;11&quot;, &quot;27&quot;]]}, &quot;publisher&quot;: &quot;Murray&quot;, &quot;publisher-place&quot;: &quot;London&quot;, &quot;title&quot;: &quot;On the Origin of Species, 1859&quot;, &quot;type&quot;: &quot;book&quot;}, &quot;uris&quot;: [&quot;http://www.mendeley.com/documents/?uuid=8e156fde-5d8f-3ff2-b7cf-bf35e973862e&quot;]}], &quot;mendeley&quot;: {&quot;formattedCitation&quot;: &quot;(Darwin, 1859)&quot;, &quot;plainTextFormattedCitation&quot;: &quot;(Darwin, 1859)&quot;, &quot;previouslyFormattedCitation&quot;: &quot;(Darwin, 1859)&quot;}, &quot;properties&quot;: {&quot;noteIndex&quot;: 0}, &quot;schema&quot;: &quot;https://github.com/citation-style-language/schema/raw/master/csl-citation.json&quot;} RNDf1G1VPSEMv"/><text:span text:style-name="T172">⁠</text:span><text:span text:style-name="T162">. </text:span><text:span text:style-name="T174">This hypothesis predicts that close relatives are more likely to join a community than distant relatives, so the amount of new phylogenetic diversity added to a community is minimized (phylogenetic underdispersion). For this reason, we refer to this hypothesis as the </text:span><text:span text:style-name="T175">underdispersion hypothesis</text:span><text:span text:style-name="T145">. </text:span><text:span text:style-name="T146">Both this and the </text:span><text:span text:style-name="T147">over</text:span><text:span text:style-name="T146">dispersion hypotheses are alternatives </text:span><text:span text:style-name="T148">to the null hypothesis </text:span><text:span text:style-name="T146">that species </text:span><text:span text:style-name="T150">arrival</text:span><text:span text:style-name="T146"> into communities is independent of phylogenetic relatedness </text:span><text:span text:style-name="T149">among</text:span><text:span text:style-name="T146"> species. Since the null hypothesis is phylogenetically neutral, we refer to it as the </text:span><text:span text:style-name="T144">neutral hypothesis</text:span><text:span text:style-name="T114">. </text:span></text:p>
      <text:p text:style-name="P53"><text:span text:style-name="T92"><text:tab/>Here, we use the phylogenetic relationships among species within a time-series to understand the community’s change over time in a new way. Instead of analyzing broad patterns of community </text:span><text:soft-page-break/><text:span text:style-name="T92">change via beta-diversity statistics (UniFrac </text:span><text:reference-mark-start text:name="ADDIN CSL_CITATION {&quot;citationItems&quot;: [{&quot;id&quot;: &quot;ITEM-1&quot;, &quot;itemData&quot;: {&quot;DOI&quot;: &quot;10.1128/AEM.71.12.8228&quot;, &quot;ISBN&quot;: &quot;0099-2240 (Print)\\n0099-2240 (Linking)&quot;, &quot;ISSN&quot;: &quot;0099-2240&quot;, &quot;PMID&quot;: &quot;16332807&quot;, &quot;abstract&quot;: &quot;We introduce here a new method for computing differences between microbial communities based on phylogenetic information. This method, UniFrac, measures the phylogenetic distance between sets of taxa in a phylogenetic tree as the fraction of the branch length of the tree that leads to descendants from either one environment or the other, but not both. UniFrac can be used to determine whether communities are signifi- cantly different, to compare many communities simultaneously using clustering and ordination techniques, and to measure the relative contributions of different factors, such as chemistry and geography, to similarities between samples. We demonstrate the utility of UniFrac by applying it to published 16S rRNA gene libraries from cultured isolates and environmental clones of bacteria in marine sediment, water, and ice. Our results reveal that (i) cultured isolates from ice, water, and sediment resemble each other and environmental clone sequences from sea ice, but not environmental clone sequences from sediment and water; (ii) the geographical location does not correlate strongly with bacterial community differences in ice and sediment from the Arctic and Antarctic; and (iii) bacterial communities differ between terrestrially impacted seawater (whether polar or temperate) and warm oligotrophic seawater, whereas those in individual seawater samples are not more similar to each other than to those in sediment or ice samples. These results illustrate that UniFrac provides a new way of characterizing microbial communities, using the wealth of environmental rRNA sequences, and allows quantitative insight into the factors that underlie the distribution of lineages among environments.&quot;, &quot;author&quot;: [{&quot;dropping-particle&quot;: &quot;&quot;, &quot;family&quot;: &quot;Lozupone&quot;, &quot;given&quot;: &quot;Catherine&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Applied and environmental microbiology&quot;, &quot;id&quot;: &quot;ITEM-1&quot;, &quot;issue&quot;: &quot;12&quot;, &quot;issued&quot;: {&quot;date-parts&quot;: [[&quot;2005&quot;]]}, &quot;page&quot;: &quot;8228-8235&quot;, &quot;title&quot;: &quot;UniFrac : a New Phylogenetic Method for Comparing Microbial Communities UniFrac : a New Phylogenetic Method for Comparing Microbial Communities&quot;, &quot;type&quot;: &quot;article-journal&quot;, &quot;volume&quot;: &quot;71&quot;}, &quot;uris&quot;: [&quot;http://www.mendeley.com/documents/?uuid=bdb8c7ea-231f-45bc-8a04-23aceb76454e&quot;]}], &quot;mendeley&quot;: {&quot;formattedCitation&quot;: &quot;(Lozupone and Knight, 2005)&quot;, &quot;plainTextFormattedCitation&quot;: &quot;(Lozupone and Knight, 2005)&quot;, &quot;previouslyFormattedCitation&quot;: &quot;(Lozupone and Knight, 2005)&quot;}, &quot;properties&quot;: {&quot;noteIndex&quot;: 0}, &quot;schema&quot;: &quot;https://github.com/citation-style-language/schema/raw/master/csl-citation.json&quot;} RNDUWzqHg4Mwc"/><text:span text:style-name="T29">(Lozupone and Knight, 2005)</text:span><text:reference-mark-end text:name="ADDIN CSL_CITATION {&quot;citationItems&quot;: [{&quot;id&quot;: &quot;ITEM-1&quot;, &quot;itemData&quot;: {&quot;DOI&quot;: &quot;10.1128/AEM.71.12.8228&quot;, &quot;ISBN&quot;: &quot;0099-2240 (Print)\\n0099-2240 (Linking)&quot;, &quot;ISSN&quot;: &quot;0099-2240&quot;, &quot;PMID&quot;: &quot;16332807&quot;, &quot;abstract&quot;: &quot;We introduce here a new method for computing differences between microbial communities based on phylogenetic information. This method, UniFrac, measures the phylogenetic distance between sets of taxa in a phylogenetic tree as the fraction of the branch length of the tree that leads to descendants from either one environment or the other, but not both. UniFrac can be used to determine whether communities are signifi- cantly different, to compare many communities simultaneously using clustering and ordination techniques, and to measure the relative contributions of different factors, such as chemistry and geography, to similarities between samples. We demonstrate the utility of UniFrac by applying it to published 16S rRNA gene libraries from cultured isolates and environmental clones of bacteria in marine sediment, water, and ice. Our results reveal that (i) cultured isolates from ice, water, and sediment resemble each other and environmental clone sequences from sea ice, but not environmental clone sequences from sediment and water; (ii) the geographical location does not correlate strongly with bacterial community differences in ice and sediment from the Arctic and Antarctic; and (iii) bacterial communities differ between terrestrially impacted seawater (whether polar or temperate) and warm oligotrophic seawater, whereas those in individual seawater samples are not more similar to each other than to those in sediment or ice samples. These results illustrate that UniFrac provides a new way of characterizing microbial communities, using the wealth of environmental rRNA sequences, and allows quantitative insight into the factors that underlie the distribution of lineages among environments.&quot;, &quot;author&quot;: [{&quot;dropping-particle&quot;: &quot;&quot;, &quot;family&quot;: &quot;Lozupone&quot;, &quot;given&quot;: &quot;Catherine&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Applied and environmental microbiology&quot;, &quot;id&quot;: &quot;ITEM-1&quot;, &quot;issue&quot;: &quot;12&quot;, &quot;issued&quot;: {&quot;date-parts&quot;: [[&quot;2005&quot;]]}, &quot;page&quot;: &quot;8228-8235&quot;, &quot;title&quot;: &quot;UniFrac : a New Phylogenetic Method for Comparing Microbial Communities UniFrac : a New Phylogenetic Method for Comparing Microbial Communities&quot;, &quot;type&quot;: &quot;article-journal&quot;, &quot;volume&quot;: &quot;71&quot;}, &quot;uris&quot;: [&quot;http://www.mendeley.com/documents/?uuid=bdb8c7ea-231f-45bc-8a04-23aceb76454e&quot;]}], &quot;mendeley&quot;: {&quot;formattedCitation&quot;: &quot;(Lozupone and Knight, 2005)&quot;, &quot;plainTextFormattedCitation&quot;: &quot;(Lozupone and Knight, 2005)&quot;, &quot;previouslyFormattedCitation&quot;: &quot;(Lozupone and Knight, 2005)&quot;}, &quot;properties&quot;: {&quot;noteIndex&quot;: 0}, &quot;schema&quot;: &quot;https://github.com/citation-style-language/schema/raw/master/csl-citation.json&quot;} RNDUWzqHg4Mwc"/><text:span text:style-name="T92">⁠) or analyzing patterns of select clades within the community (PhyloFactor </text:span><text:reference-mark-start text:name="ADDIN CSL_CITATION {&quot;citationItems&quot;: [{&quot;id&quot;: &quot;ITEM-1&quot;, &quot;itemData&quot;: {&quot;DOI&quot;: &quot;10.7717/peerj.2969&quot;, &quot;ISSN&quot;: &quot;2167-8359&quot;, &quot;abstract&quot;: &quot;&lt;p&gt;Marker gene sequencing of microbial communities has generated big datasets of microbial relative abundances varying across environmental conditions, sample sites and treatments. These data often come with putative phylogenies, providing unique opportunities to investigate how shared evolutionary history affects microbial abundance patterns. Here, we present a method to identify the phylogenetic factors driving patterns in microbial community composition. We use the method, \u201cphylofactorization,\u201d to re-analyze datasets from the human body and soil microbial communities, demonstrating how phylofactorization is a dimensionality-reducing tool, an ordination-visualization tool, and an inferential tool for identifying edges in the phylogeny along which putative functional ecological traits may have arisen.&lt;/p&gt;&quot;, &quot;author&quot;: [{&quot;dropping-particle&quot;: &quot;&quot;, &quot;family&quot;: &quot;Washburne&quot;, &quot;given&quot;: &quot;Alex D.&quot;, &quot;non-dropping-particle&quot;: &quot;&quot;, &quot;parse-names&quot;: false, &quot;suffix&quot;: &quot;&quot;}, {&quot;dropping-particle&quot;: &quot;&quot;, &quot;family&quot;: &quot;Silverman&quot;, &quot;given&quot;: &quot;Justin D.&quot;, &quot;non-dropping-particle&quot;: &quot;&quot;, &quot;parse-names&quot;: false, &quot;suffix&quot;: &quot;&quot;}, {&quot;dropping-particle&quot;: &quot;&quot;, &quot;family&quot;: &quot;Leff&quot;, &quot;given&quot;: &quot;Jonathan W.&quot;, &quot;non-dropping-particle&quot;: &quot;&quot;, &quot;parse-names&quot;: false, &quot;suffix&quot;: &quot;&quot;}, {&quot;dropping-particle&quot;: &quot;&quot;, &quot;family&quot;: &quot;Bennett&quot;, &quot;given&quot;: &quot;Dominic J.&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Mukherjee&quot;, &quot;given&quot;: &quot;Sayan&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David&quot;, &quot;given&quot;: &quot;Lawrence A.&quot;, &quot;non-dropping-particle&quot;: &quot;&quot;, &quot;parse-names&quot;: false, &quot;suffix&quot;: &quot;&quot;}], &quot;container-title&quot;: &quot;PeerJ&quot;, &quot;id&quot;: &quot;ITEM-1&quot;, &quot;issued&quot;: {&quot;date-parts&quot;: [[&quot;2017&quot;, &quot;2&quot;, &quot;9&quot;]]}, &quot;page&quot;: &quot;e2969&quot;, &quot;publisher&quot;: &quot;PeerJ Inc.&quot;, &quot;title&quot;: &quot;Phylogenetic factorization of compositional data yields lineage-level associations in microbiome datasets&quot;, &quot;type&quot;: &quot;article-journal&quot;, &quot;volume&quot;: &quot;5&quot;}, &quot;uris&quot;: [&quot;http://www.mendeley.com/documents/?uuid=c90aea6d-9e56-3022-b7bd-bbdb69f64b23&quot;]}], &quot;mendeley&quot;: {&quot;formattedCitation&quot;: &quot;(Washburne &lt;i&gt;et al.&lt;/i&gt;, 2017)&quot;, &quot;plainTextFormattedCitation&quot;: &quot;(Washburne et al., 2017)&quot;, &quot;previouslyFormattedCitation&quot;: &quot;(Washburne &lt;i&gt;et al.&lt;/i&gt;, 2017)&quot;}, &quot;properties&quot;: {&quot;noteIndex&quot;: 0}, &quot;schema&quot;: &quot;https://github.com/citation-style-language/schema/raw/master/csl-citation.json&quot;} RNDFqtjVnLo4y"/><text:span text:style-name="T29">(Washburne </text:span><text:span text:style-name="T30">et al.</text:span><text:span text:style-name="T29">, 2017)</text:span><text:reference-mark-end text:name="ADDIN CSL_CITATION {&quot;citationItems&quot;: [{&quot;id&quot;: &quot;ITEM-1&quot;, &quot;itemData&quot;: {&quot;DOI&quot;: &quot;10.7717/peerj.2969&quot;, &quot;ISSN&quot;: &quot;2167-8359&quot;, &quot;abstract&quot;: &quot;&lt;p&gt;Marker gene sequencing of microbial communities has generated big datasets of microbial relative abundances varying across environmental conditions, sample sites and treatments. These data often come with putative phylogenies, providing unique opportunities to investigate how shared evolutionary history affects microbial abundance patterns. Here, we present a method to identify the phylogenetic factors driving patterns in microbial community composition. We use the method, \u201cphylofactorization,\u201d to re-analyze datasets from the human body and soil microbial communities, demonstrating how phylofactorization is a dimensionality-reducing tool, an ordination-visualization tool, and an inferential tool for identifying edges in the phylogeny along which putative functional ecological traits may have arisen.&lt;/p&gt;&quot;, &quot;author&quot;: [{&quot;dropping-particle&quot;: &quot;&quot;, &quot;family&quot;: &quot;Washburne&quot;, &quot;given&quot;: &quot;Alex D.&quot;, &quot;non-dropping-particle&quot;: &quot;&quot;, &quot;parse-names&quot;: false, &quot;suffix&quot;: &quot;&quot;}, {&quot;dropping-particle&quot;: &quot;&quot;, &quot;family&quot;: &quot;Silverman&quot;, &quot;given&quot;: &quot;Justin D.&quot;, &quot;non-dropping-particle&quot;: &quot;&quot;, &quot;parse-names&quot;: false, &quot;suffix&quot;: &quot;&quot;}, {&quot;dropping-particle&quot;: &quot;&quot;, &quot;family&quot;: &quot;Leff&quot;, &quot;given&quot;: &quot;Jonathan W.&quot;, &quot;non-dropping-particle&quot;: &quot;&quot;, &quot;parse-names&quot;: false, &quot;suffix&quot;: &quot;&quot;}, {&quot;dropping-particle&quot;: &quot;&quot;, &quot;family&quot;: &quot;Bennett&quot;, &quot;given&quot;: &quot;Dominic J.&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Mukherjee&quot;, &quot;given&quot;: &quot;Sayan&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David&quot;, &quot;given&quot;: &quot;Lawrence A.&quot;, &quot;non-dropping-particle&quot;: &quot;&quot;, &quot;parse-names&quot;: false, &quot;suffix&quot;: &quot;&quot;}], &quot;container-title&quot;: &quot;PeerJ&quot;, &quot;id&quot;: &quot;ITEM-1&quot;, &quot;issued&quot;: {&quot;date-parts&quot;: [[&quot;2017&quot;, &quot;2&quot;, &quot;9&quot;]]}, &quot;page&quot;: &quot;e2969&quot;, &quot;publisher&quot;: &quot;PeerJ Inc.&quot;, &quot;title&quot;: &quot;Phylogenetic factorization of compositional data yields lineage-level associations in microbiome datasets&quot;, &quot;type&quot;: &quot;article-journal&quot;, &quot;volume&quot;: &quot;5&quot;}, &quot;uris&quot;: [&quot;http://www.mendeley.com/documents/?uuid=c90aea6d-9e56-3022-b7bd-bbdb69f64b23&quot;]}], &quot;mendeley&quot;: {&quot;formattedCitation&quot;: &quot;(Washburne &lt;i&gt;et al.&lt;/i&gt;, 2017)&quot;, &quot;plainTextFormattedCitation&quot;: &quot;(Washburne et al., 2017)&quot;, &quot;previouslyFormattedCitation&quot;: &quot;(Washburne &lt;i&gt;et al.&lt;/i&gt;, 2017)&quot;}, &quot;properties&quot;: {&quot;noteIndex&quot;: 0}, &quot;schema&quot;: &quot;https://github.com/citation-style-language/schema/raw/master/csl-citation.json&quot;} RNDFqtjVnLo4y"/><text:span text:style-name="T92">⁠, Edge PCA </text:span><text:reference-mark-start text:name="ADDIN CSL_CITATION {&quot;citationItems&quot;: [{&quot;id&quot;: &quot;ITEM-1&quot;, &quot;itemData&quot;: {&quot;DOI&quot;: &quot;10.1371/journal.pone.0056859&quot;, &quot;ISSN&quot;: &quot;1932-6203&quot;, &quot;author&quot;: [{&quot;dropping-particle&quot;: &quot;&quot;, &quot;family&quot;: &quot;Matsen IV&quot;, &quot;given&quot;: &quot;Frederick A.&quot;, &quot;non-dropping-particle&quot;: &quot;&quot;, &quot;parse-names&quot;: false, &quot;suffix&quot;: &quot;&quot;}, {&quot;dropping-particle&quot;: &quot;&quot;, &quot;family&quot;: &quot;Evans&quot;, &quot;given&quot;: &quot;Steven N.&quot;, &quot;non-dropping-particle&quot;: &quot;&quot;, &quot;parse-names&quot;: false, &quot;suffix&quot;: &quot;&quot;}, {&quot;dropping-particle&quot;: &quot;&quot;, &quot;family&quot;: &quot;Gilks&quot;, &quot;given&quot;: &quot;WR&quot;, &quot;non-dropping-particle&quot;: &quot;&quot;, &quot;parse-names&quot;: false, &quot;suffix&quot;: &quot;&quot;}, {&quot;dropping-particle&quot;: &quot;&quot;, &quot;family&quot;: &quot;Ghodsi&quot;, &quot;given&quot;: &quot;MR&quot;, &quot;non-dropping-particle&quot;: &quot;&quot;, &quot;parse-names&quot;: false, &quot;suffix&quot;: &quot;&quot;}, {&quot;dropping-particle&quot;: &quot;&quot;, &quot;family&quot;: &quot;Kingsford&quot;, &quot;given&quot;: &quot;C&quot;, &quot;non-dropping-particle&quot;: &quot;&quot;, &quot;parse-names&quot;: false, &quot;suffix&quot;: &quot;&quot;}], &quot;container-title&quot;: &quot;PLoS ONE&quot;, &quot;editor&quot;: [{&quot;dropping-particle&quot;: &quot;&quot;, &quot;family&quot;: &quot;Moustafa&quot;, &quot;given&quot;: &quot;Ahmed&quot;, &quot;non-dropping-particle&quot;: &quot;&quot;, &quot;parse-names&quot;: false, &quot;suffix&quot;: &quot;&quot;}], &quot;id&quot;: &quot;ITEM-1&quot;, &quot;issue&quot;: &quot;3&quot;, &quot;issued&quot;: {&quot;date-parts&quot;: [[&quot;2013&quot;, &quot;3&quot;, &quot;11&quot;]]}, &quot;page&quot;: &quot;e56859&quot;, &quot;publisher&quot;: &quot;Public Library of Science&quot;, &quot;title&quot;: &quot;Edge Principal Components and Squash Clustering: Using the Special Structure of Phylogenetic Placement Data for Sample Comparison&quot;, &quot;type&quot;: &quot;article-journal&quot;, &quot;volume&quot;: &quot;8&quot;}, &quot;uris&quot;: [&quot;http://www.mendeley.com/documents/?uuid=fd97b993-8ba3-3609-b1ba-acff46e0b4d0&quot;]}], &quot;mendeley&quot;: {&quot;formattedCitation&quot;: &quot;(Matsen IV &lt;i&gt;et al.&lt;/i&gt;, 2013)&quot;, &quot;plainTextFormattedCitation&quot;: &quot;(Matsen IV et al., 2013)&quot;, &quot;previouslyFormattedCitation&quot;: &quot;(Matsen IV &lt;i&gt;et al.&lt;/i&gt;, 2013)&quot;}, &quot;properties&quot;: {&quot;noteIndex&quot;: 0}, &quot;schema&quot;: &quot;https://github.com/citation-style-language/schema/raw/master/csl-citation.json&quot;} RNDJKlNC7Nfgg"/><text:span text:style-name="T29">(Matsen IV </text:span><text:span text:style-name="T30">et al.</text:span><text:span text:style-name="T29">, 2013)</text:span><text:reference-mark-end text:name="ADDIN CSL_CITATION {&quot;citationItems&quot;: [{&quot;id&quot;: &quot;ITEM-1&quot;, &quot;itemData&quot;: {&quot;DOI&quot;: &quot;10.1371/journal.pone.0056859&quot;, &quot;ISSN&quot;: &quot;1932-6203&quot;, &quot;author&quot;: [{&quot;dropping-particle&quot;: &quot;&quot;, &quot;family&quot;: &quot;Matsen IV&quot;, &quot;given&quot;: &quot;Frederick A.&quot;, &quot;non-dropping-particle&quot;: &quot;&quot;, &quot;parse-names&quot;: false, &quot;suffix&quot;: &quot;&quot;}, {&quot;dropping-particle&quot;: &quot;&quot;, &quot;family&quot;: &quot;Evans&quot;, &quot;given&quot;: &quot;Steven N.&quot;, &quot;non-dropping-particle&quot;: &quot;&quot;, &quot;parse-names&quot;: false, &quot;suffix&quot;: &quot;&quot;}, {&quot;dropping-particle&quot;: &quot;&quot;, &quot;family&quot;: &quot;Gilks&quot;, &quot;given&quot;: &quot;WR&quot;, &quot;non-dropping-particle&quot;: &quot;&quot;, &quot;parse-names&quot;: false, &quot;suffix&quot;: &quot;&quot;}, {&quot;dropping-particle&quot;: &quot;&quot;, &quot;family&quot;: &quot;Ghodsi&quot;, &quot;given&quot;: &quot;MR&quot;, &quot;non-dropping-particle&quot;: &quot;&quot;, &quot;parse-names&quot;: false, &quot;suffix&quot;: &quot;&quot;}, {&quot;dropping-particle&quot;: &quot;&quot;, &quot;family&quot;: &quot;Kingsford&quot;, &quot;given&quot;: &quot;C&quot;, &quot;non-dropping-particle&quot;: &quot;&quot;, &quot;parse-names&quot;: false, &quot;suffix&quot;: &quot;&quot;}], &quot;container-title&quot;: &quot;PLoS ONE&quot;, &quot;editor&quot;: [{&quot;dropping-particle&quot;: &quot;&quot;, &quot;family&quot;: &quot;Moustafa&quot;, &quot;given&quot;: &quot;Ahmed&quot;, &quot;non-dropping-particle&quot;: &quot;&quot;, &quot;parse-names&quot;: false, &quot;suffix&quot;: &quot;&quot;}], &quot;id&quot;: &quot;ITEM-1&quot;, &quot;issue&quot;: &quot;3&quot;, &quot;issued&quot;: {&quot;date-parts&quot;: [[&quot;2013&quot;, &quot;3&quot;, &quot;11&quot;]]}, &quot;page&quot;: &quot;e56859&quot;, &quot;publisher&quot;: &quot;Public Library of Science&quot;, &quot;title&quot;: &quot;Edge Principal Components and Squash Clustering: Using the Special Structure of Phylogenetic Placement Data for Sample Comparison&quot;, &quot;type&quot;: &quot;article-journal&quot;, &quot;volume&quot;: &quot;8&quot;}, &quot;uris&quot;: [&quot;http://www.mendeley.com/documents/?uuid=fd97b993-8ba3-3609-b1ba-acff46e0b4d0&quot;]}], &quot;mendeley&quot;: {&quot;formattedCitation&quot;: &quot;(Matsen IV &lt;i&gt;et al.&lt;/i&gt;, 2013)&quot;, &quot;plainTextFormattedCitation&quot;: &quot;(Matsen IV et al., 2013)&quot;, &quot;previouslyFormattedCitation&quot;: &quot;(Matsen IV &lt;i&gt;et al.&lt;/i&gt;, 2013)&quot;}, &quot;properties&quot;: {&quot;noteIndex&quot;: 0}, &quot;schema&quot;: &quot;https://github.com/citation-style-language/schema/raw/master/csl-citation.json&quot;} RNDJKlNC7Nfgg"/><text:span text:style-name="T92">⁠), we model the probability of each new species’ </text:span><text:span text:style-name="T197">first arrival</text:span><text:span text:style-name="T92"> into </text:span><text:span text:style-name="T197">the</text:span><text:span text:style-name="T92"> community as a monotonic function of its phylogenetic distance to members of the community that have already arrived.</text:span><text:span text:style-name="T196"> </text:span></text:p>
      <text:p text:style-name="P54"><text:span text:style-name="T92"><text:tab/>The model we present here can be used to estimate the </text:span><text:span text:style-name="T198">degree</text:span><text:span text:style-name="T92"> to which </text:span><text:span text:style-name="T203">newly arriving species</text:span><text:span text:style-name="T92"> are phylogenetically over- or underdispersed during a time-series microbiome dataset. Said another way, we estimate the extent to which </text:span><text:span text:style-name="T203">these</text:span><text:span text:style-name="T92"> arrival </text:span><text:span text:style-name="T203">events</text:span><text:span text:style-name="T92"> are “nepotistic”, meaning </text:span><text:span text:style-name="T203">species</text:span><text:span text:style-name="T92"> are more likely to arrive when a close relative is already present (phylogenetic underdispersion). We fit our model (described in our methods section, below) to several time-series human microbiome data sets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id&quot;: &quot;ITEM-2&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2&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id&quot;: &quot;ITEM-3&quot;, &quot;itemData&quot;: {&quot;DOI&quot;: &quot;10.1038/s41467-019-08377-w&quot;, &quot;ISSN&quot;: &quot;20411723&quot;, &quot;PMID&quot;: &quot;30710083&quot;, &quot;abstract&quot;: &quot;The human gut microbiome develops over early childhood and aids in food digestion and immunomodulation, but the mechanisms driving its development remain elusive. Here we use data curated from literature and online repositories to examine trait-based patterns of gut microbiome succession in 56 infants over their first three years of life. We also develop a new phylogeny-based approach of inferring trait values that can extend readily to other microbial systems and questions. Trait-based patterns suggest that infant gut succession begins with a functionally variable cohort of taxa, adept at proliferating rapidly within hosts, which gradually matures into a more functionally uniform cohort of taxa adapted to thrive in the anoxic gut and disperse between anoxic patches as oxygen-tolerant spores. Trait-based composition stabilizes after the first year, while taxonomic turnover continues unabated, suggesting functional redundancy\u00a0in the traits examined. Trait-based approaches powerfully complement taxonomy-based approaches to understanding the mechanisms of microbial community assembly and succession.&quot;, &quot;author&quot;: [{&quot;dropping-particle&quot;: &quot;&quot;, &quot;family&quot;: &quot;Guittar&quot;, &quot;given&quot;: &quot;John&quot;, &quot;non-dropping-particle&quot;: &quot;&quot;, &quot;parse-names&quot;: false, &quot;suffix&quot;: &quot;&quot;}, {&quot;dropping-particle&quot;: &quot;&quot;, &quot;family&quot;: &quot;Shade&quot;, &quot;given&quot;: &quot;Ashley&quot;, &quot;non-dropping-particle&quot;: &quot;&quot;, &quot;parse-names&quot;: false, &quot;suffix&quot;: &quot;&quot;}, {&quot;dropping-particle&quot;: &quot;&quot;, &quot;family&quot;: &quot;Litchman&quot;, &quot;given&quot;: &quot;Elena&quot;, &quot;non-dropping-particle&quot;: &quot;&quot;, &quot;parse-names&quot;: false, &quot;suffix&quot;: &quot;&quot;}], &quot;container-title&quot;: &quot;Nature Communications&quot;, &quot;id&quot;: &quot;ITEM-3&quot;, &quot;issued&quot;: {&quot;date-parts&quot;: [[&quot;2019&quot;]]}, &quot;title&quot;: &quot;Trait-based community assembly and succession of the infant gut microbiome&quot;, &quot;type&quot;: &quot;article-journal&quot;}, &quot;uris&quot;: [&quot;http://www.mendeley.com/documents/?uuid=2ecf08c5-a726-4c11-a709-e1246516125d&quot;]}], &quot;mendeley&quot;: {&quot;formattedCitation&quot;: &quot;(Caporaso &lt;i&gt;et al.&lt;/i&gt;, 2011; Koenig &lt;i&gt;et al.&lt;/i&gt;, 2011; Guittar &lt;i&gt;et al.&lt;/i&gt;, 2019)&quot;, &quot;plainTextFormattedCitation&quot;: &quot;(Caporaso et al., 2011; Koenig et al., 2011; Guittar et al., 2019)&quot;, &quot;previouslyFormattedCitation&quot;: &quot;(Caporaso &lt;i&gt;et al.&lt;/i&gt;, 2011; Koenig &lt;i&gt;et al.&lt;/i&gt;, 2011; Guittar &lt;i&gt;et al.&lt;/i&gt;, 2019)&quot;}, &quot;properties&quot;: {&quot;noteIndex&quot;: 0}, &quot;schema&quot;: &quot;https://github.com/citation-style-language/schema/raw/master/csl-citation.json&quot;} RNDRfZtKMOXaI"/><text:span text:style-name="T29">(Caporaso </text:span><text:span text:style-name="T30">et al.</text:span><text:span text:style-name="T29">, 2011; Koenig </text:span><text:span text:style-name="T30">et al.</text:span><text:span text:style-name="T29">, 2011; Guittar </text:span><text:span text:style-name="T30">et al.</text:span><text:span text:style-name="T29">, 2019)</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id&quot;: &quot;ITEM-2&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2&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id&quot;: &quot;ITEM-3&quot;, &quot;itemData&quot;: {&quot;DOI&quot;: &quot;10.1038/s41467-019-08377-w&quot;, &quot;ISSN&quot;: &quot;20411723&quot;, &quot;PMID&quot;: &quot;30710083&quot;, &quot;abstract&quot;: &quot;The human gut microbiome develops over early childhood and aids in food digestion and immunomodulation, but the mechanisms driving its development remain elusive. Here we use data curated from literature and online repositories to examine trait-based patterns of gut microbiome succession in 56 infants over their first three years of life. We also develop a new phylogeny-based approach of inferring trait values that can extend readily to other microbial systems and questions. Trait-based patterns suggest that infant gut succession begins with a functionally variable cohort of taxa, adept at proliferating rapidly within hosts, which gradually matures into a more functionally uniform cohort of taxa adapted to thrive in the anoxic gut and disperse between anoxic patches as oxygen-tolerant spores. Trait-based composition stabilizes after the first year, while taxonomic turnover continues unabated, suggesting functional redundancy\u00a0in the traits examined. Trait-based approaches powerfully complement taxonomy-based approaches to understanding the mechanisms of microbial community assembly and succession.&quot;, &quot;author&quot;: [{&quot;dropping-particle&quot;: &quot;&quot;, &quot;family&quot;: &quot;Guittar&quot;, &quot;given&quot;: &quot;John&quot;, &quot;non-dropping-particle&quot;: &quot;&quot;, &quot;parse-names&quot;: false, &quot;suffix&quot;: &quot;&quot;}, {&quot;dropping-particle&quot;: &quot;&quot;, &quot;family&quot;: &quot;Shade&quot;, &quot;given&quot;: &quot;Ashley&quot;, &quot;non-dropping-particle&quot;: &quot;&quot;, &quot;parse-names&quot;: false, &quot;suffix&quot;: &quot;&quot;}, {&quot;dropping-particle&quot;: &quot;&quot;, &quot;family&quot;: &quot;Litchman&quot;, &quot;given&quot;: &quot;Elena&quot;, &quot;non-dropping-particle&quot;: &quot;&quot;, &quot;parse-names&quot;: false, &quot;suffix&quot;: &quot;&quot;}], &quot;container-title&quot;: &quot;Nature Communications&quot;, &quot;id&quot;: &quot;ITEM-3&quot;, &quot;issued&quot;: {&quot;date-parts&quot;: [[&quot;2019&quot;]]}, &quot;title&quot;: &quot;Trait-based community assembly and succession of the infant gut microbiome&quot;, &quot;type&quot;: &quot;article-journal&quot;}, &quot;uris&quot;: [&quot;http://www.mendeley.com/documents/?uuid=2ecf08c5-a726-4c11-a709-e1246516125d&quot;]}], &quot;mendeley&quot;: {&quot;formattedCitation&quot;: &quot;(Caporaso &lt;i&gt;et al.&lt;/i&gt;, 2011; Koenig &lt;i&gt;et al.&lt;/i&gt;, 2011; Guittar &lt;i&gt;et al.&lt;/i&gt;, 2019)&quot;, &quot;plainTextFormattedCitation&quot;: &quot;(Caporaso et al., 2011; Koenig et al., 2011; Guittar et al., 2019)&quot;, &quot;previouslyFormattedCitation&quot;: &quot;(Caporaso &lt;i&gt;et al.&lt;/i&gt;, 2011; Koenig &lt;i&gt;et al.&lt;/i&gt;, 2011; Guittar &lt;i&gt;et al.&lt;/i&gt;, 2019)&quot;}, &quot;properties&quot;: {&quot;noteIndex&quot;: 0}, &quot;schema&quot;: &quot;https://github.com/citation-style-language/schema/raw/master/csl-citation.json&quot;} RNDRfZtKMOXaI"/><text:span text:style-name="T92">⁠, to compare patterns of microbial community assembly between subjects, sample sites, or time periods. </text:span><text:span text:style-name="T176">We found that in general, the human microbiome follows the underdispersion hypothesis – microbes with low phylogenetic distance to the existing community had a higher probability of recruitment than microbes with a high phylogenetic distance to the existing community. There were exceptions where this pattern was not significantly different than the neutral model, but none of the longitudinal data sets we analyzed showed </text:span><text:span text:style-name="T177">statistically</text:span><text:span text:style-name="T176"> significant overdispersion. Furthermore, the predominance of</text:span><text:span text:style-name="T92"> non-neutral assembly in the microbial communities analyzed here suggests that phylogeny carries relevant </text:span><text:span text:style-name="T203">and potentially predictive </text:span><text:span text:style-name="T92">information for microbial community assembly, with implications for microbiome perturbation and rehabilitation. </text:span></text:p>
      <text:p text:style-name="P27"/>
      <text:p text:style-name="P66">Materials and Methods</text:p>
      <text:p text:style-name="P59">Overview</text:p>
      <text:p text:style-name="P38"><text:tab/></text:p>
      <text:p text:style-name="P38"><text:soft-page-break/><text:span text:style-name="T341">H</text:span>ere, we describe a statistical model of phylogenetic microbial community assembly, and how we apply that model to time-series microbiome data. Our goal is to estimate the degree to which species arriving into a community for the first time are phylogenetically over- or underdispersed, <text:span text:style-name="T337">competitively</text:span> <text:span text:style-name="T337">testing the overdispersion or underdispersion hypotheses against the neutral hypothesis. </text:span>Said another way, we want to estimate the extent to which recruitment of species into the community is <text:span text:style-name="T338">related to</text:span> arriving species’ phylogenetic similarity to (or distance from) species <text:span text:style-name="T309">that already arrived</text:span>. Our <text:span text:style-name="T317">Statistical Model</text:span> describes the probabilities of those species arriving into a community over time. We use our model with empirical data via <text:span text:style-name="T304">S</text:span><text:span text:style-name="T303">imulations</text:span><text:span text:style-name="T278">, where we re-sample the empirically observed species using our model </text:span><text:span text:style-name="T279">with known parameter values, to produce surrogate data sets. Specifically, we fix and record the model’s dispersion parameter (</text:span><text:span text:style-name="T3">D</text:span><text:span text:style-name="T279">), which determines the extent to which species with a close relative are preferentially added to the surrogate community (or, conversely, if species without a close relative are preferred). Our </text:span><text:span text:style-name="T304">Parameter Estimation</text:span><text:span text:style-name="T3"> </text:span><text:span text:style-name="T279">compares the empirical pattern of species arrival to that of the surrogate data sets (which have known </text:span><text:span text:style-name="T3">D</text:span><text:span text:style-name="T279"> values), in order to determine which value of </text:span><text:span text:style-name="T3">D</text:span><text:span text:style-name="T279"> best describes the empirical data. </text:span><text:span text:style-name="T304">Hypothesis </text:span><text:span text:style-name="T305">T</text:span><text:span text:style-name="T304">esting</text:span><text:span text:style-name="T279"> is done </text:span><text:span text:style-name="T281">by comparing empirical data to repeated simulations under the neutral model, </text:span><text:span text:style-name="T279">which is </text:span><text:span text:style-name="T3">D = </text:span><text:span text:style-name="T279">0. We </text:span><text:span text:style-name="T280">describe the bioinformatic and technical details of this process in our </text:span><text:span text:style-name="T306">Analysis</text:span><text:span text:style-name="T280"> section, and make our code available to others in the </text:span><text:span text:style-name="T306">Code and </text:span><text:span text:style-name="T305">D</text:span><text:span text:style-name="T306">ata </text:span><text:span text:style-name="T280">section. </text:span></text:p>
      <text:p text:style-name="P39"/>
      <text:p text:style-name="P60">Statistical <text:span text:style-name="T339">M</text:span>odel</text:p>
      <text:p text:style-name="P27"><text:tab/>At any point in time, a community is composed of many species, and other species are not present but are available to be added. Species not yet added (“species pool”) represent organisms present within the metacommunity but not the local community. Our model <text:span text:style-name="T340">parameterizes</text:span> the probability of species arriving in a local community for the first time, based on their phylogenetic distances from species that have already arrived.</text:p>
      <text:p text:style-name="P5"><text:soft-page-break/><text:span text:style-name="T215"><text:tab/>In a species-neutral model of community assembly, each species </text:span><text:span text:style-name="Default_20_Paragraph_20_Font"><text:span text:style-name="T246">i</text:span></text:span><text:span text:style-name="T215"> in the species pool has the same probability of arrival at time </text:span><text:span text:style-name="Default_20_Paragraph_20_Font"><text:span text:style-name="T246">t</text:span></text:span><text:span text:style-name="T215">, irrespective of how different it is from species that are already present at time </text:span><text:span text:style-name="Default_20_Paragraph_20_Font"><text:span text:style-name="T246">t</text:span></text:span><text:span text:style-name="T215">. Thus, the neutral model for first-time arrivals is a random draw without replacement of species from the species pool. We extend the species-neutral model by modeling the probability </text:span><text:bookmark-start text:name="__DdeLink__1568_1186360433"/><text:span text:style-name="Default_20_Paragraph_20_Font"><text:span text:style-name="T246">p</text:span></text:span><text:span text:style-name="Default_20_Paragraph_20_Font"><text:span text:style-name="T88">i,t</text:span></text:span><text:bookmark-end text:name="__DdeLink__1568_1186360433"/><text:span text:style-name="T215"> of species </text:span><text:span text:style-name="Default_20_Paragraph_20_Font"><text:span text:style-name="T246">i</text:span></text:span><text:span text:style-name="T215"> being observed for the first time at time </text:span><text:span text:style-name="Default_20_Paragraph_20_Font"><text:span text:style-name="T246">t</text:span></text:span><text:span text:style-name="T215"> as,</text:span></text:p>
      <text:p text:style-name="P46"/>
      <text:p text:style-name="P60">Equation 1</text:p>
      <text:p text:style-name="P60"><draw:frame draw:style-name="fr1" draw:name="Object1" text:anchor-type="char" svg:width="0.9173in" svg:height="0.6083in" draw:z-index="0"><draw:object xlink:href="./Object 2" xlink:type="simple" xlink:show="embed" xlink:actuate="onLoad"/><draw:image xlink:href="./ObjectReplacements/Object 2" xlink:type="simple" xlink:show="embed" xlink:actuate="onLoad"/><svg:desc>formula</svg:desc></draw:frame></text:p>
      <text:p text:style-name="P5"><text:span text:style-name="T215">where </text:span><text:span text:style-name="Default_20_Paragraph_20_Font"><text:span text:style-name="T246">d</text:span></text:span><text:span text:style-name="Default_20_Paragraph_20_Font"><text:span text:style-name="T88">i,t</text:span></text:span><text:span text:style-name="Default_20_Paragraph_20_Font"><text:span text:style-name="T246"> </text:span></text:span><text:span text:style-name="T215">is the phylogenetic distance from species </text:span><text:span text:style-name="Default_20_Paragraph_20_Font"><text:span text:style-name="T246">i</text:span></text:span><text:span text:style-name="T215"> to its closest relative that has already been observed prior to time point </text:span><text:span text:style-name="Default_20_Paragraph_20_Font"><text:span text:style-name="T246">t</text:span></text:span><text:span text:style-name="T215">, and </text:span><text:span text:style-name="Default_20_Paragraph_20_Font"><text:span text:style-name="T246">D</text:span></text:span><text:span text:style-name="T215"> is a dispersion parameter.</text:span></text:p>
      <text:p text:style-name="P5"><text:span text:style-name="T215"><text:tab/>When </text:span><text:span text:style-name="Default_20_Paragraph_20_Font"><text:span text:style-name="T246">D</text:span></text:span><text:span text:style-name="T215"> = 0, our model functions as a neutral model; all species have the same probability of arriving in the community for the first time, since </text:span><text:span text:style-name="Default_20_Paragraph_20_Font"><text:span text:style-name="T61">p</text:span></text:span><text:span text:style-name="Default_20_Paragraph_20_Font"><text:span text:style-name="T88">i,t</text:span></text:span><text:span text:style-name="T215"> is the same for every species. When </text:span><text:span text:style-name="Default_20_Paragraph_20_Font"><text:span text:style-name="T246">D</text:span></text:span><text:span text:style-name="T215"> &lt; 0, </text:span><text:span text:style-name="Default_20_Paragraph_20_Font"><text:span text:style-name="T246">p</text:span></text:span><text:span text:style-name="Default_20_Paragraph_20_Font"><text:span text:style-name="T88">i,t</text:span></text:span><text:span text:style-name="T215"> decreases with </text:span><text:span text:style-name="Default_20_Paragraph_20_Font"><text:span text:style-name="T246">d</text:span></text:span><text:span text:style-name="Default_20_Paragraph_20_Font"><text:span text:style-name="T88">i,t</text:span></text:span><text:span text:style-name="Default_20_Paragraph_20_Font"><text:span text:style-name="T246"> </text:span></text:span><text:span text:style-name="T215">meaning that species from the species pool have higher probabilities of arriving when they are more closely related to species that have already been observed in the local community (underdispersion; phylogenetically constrained). When </text:span><text:span text:style-name="Default_20_Paragraph_20_Font"><text:span text:style-name="T246">D</text:span></text:span><text:span text:style-name="T215"> &gt; 0, the opposite is true (overdispersion; phylogenetically divergent). Our hypothesis testing and parameter estimation focus on the dispersion parameter, </text:span><text:span text:style-name="Default_20_Paragraph_20_Font"><text:span text:style-name="T246">D</text:span></text:span><text:span text:style-name="T215">.</text:span></text:p>
      <text:p text:style-name="P27"/>
      <text:p text:style-name="P60">Simulations</text:p>
      <text:p text:style-name="P5"><text:span text:style-name="T215"><text:tab/>Our analysis of a data set relies on re-constructing</text:span><text:span text:style-name="T217"> </text:span><text:span text:style-name="T215">that data set via simulation of our statistical model using known values of </text:span><text:span text:style-name="Default_20_Paragraph_20_Font"><text:span text:style-name="T246">D</text:span></text:span><text:span text:style-name="T215">, allowing for hypothesis testing and parameter estimation. Using the empirical data as a starting point, we simulate many surrogate data sets with </text:span><text:span text:style-name="Default_20_Paragraph_20_Font"><text:span text:style-name="T246">D</text:span></text:span><text:span text:style-name="T215"> values ranging from </text:span><text:span text:style-name="Default_20_Paragraph_20_Font"><text:span text:style-name="T246">D</text:span></text:span><text:span text:style-name="T215"> &lt; </text:span><text:soft-page-break/><text:span text:style-name="T215">0 (underdispersed) to </text:span><text:span text:style-name="Default_20_Paragraph_20_Font"><text:span text:style-name="T246">D</text:span></text:span><text:span text:style-name="T215"> = 0 (neutral) to </text:span><text:span text:style-name="Default_20_Paragraph_20_Font"><text:span text:style-name="T246">D</text:span></text:span><text:span text:style-name="T215"> &gt; 0 (overdispersed). This is done so that the empirical data can later be compared to the surrogate data sets, to estimate the empirical value of </text:span><text:span text:style-name="Default_20_Paragraph_20_Font"><text:span text:style-name="T246">D.</text:span></text:span></text:p>
      <text:p text:style-name="P5"><text:span text:style-name="T215"><text:tab/>We start each surrogate data set with the same species present in the first sample of its corresponding empirical data set. Then, surrogate data sets are constructed forward in time by randomly drawing </text:span><text:span text:style-name="Default_20_Paragraph_20_Font"><text:span text:style-name="T246">M</text:span></text:span><text:span text:style-name="Default_20_Paragraph_20_Font"><text:span text:style-name="T88">t</text:span></text:span><text:span text:style-name="T215"> new arrivals from the species pool </text:span><text:span text:style-name="T218">(all species observed in the empirical data set that have not yet been sampled by this process)</text:span><text:span text:style-name="T215">, where the probabilities of species arriving at any given time are given by Equation 1, and </text:span><text:span text:style-name="Default_20_Paragraph_20_Font"><text:span text:style-name="T246">M</text:span></text:span><text:span text:style-name="Default_20_Paragraph_20_Font"><text:span text:style-name="T88">t</text:span></text:span><text:span text:style-name="T215"> is the number of new arrivals in the empirical data set from times </text:span><text:span text:style-name="Default_20_Paragraph_20_Font"><text:span text:style-name="T246">t</text:span></text:span><text:span text:style-name="T215">-1 to </text:span><text:span text:style-name="Default_20_Paragraph_20_Font"><text:span text:style-name="T246">t</text:span></text:span><text:span text:style-name="T215">. The number of arrivals from the empirical data set is used so that species richness is kept constant </text:span><text:span text:style-name="T218">between the empirical data set and all surrogate data sets</text:span><text:span text:style-name="T215">. The species pool is updated to exclude those species drawn at previous time points, and the newly sampled species are recorded.</text:span><text:span text:style-name="T260"> <text:s/></text:span><text:span text:style-name="T215">Surrogate data sets are produced for many different </text:span><text:span text:style-name="Default_20_Paragraph_20_Font"><text:span text:style-name="T246">D</text:span></text:span><text:span text:style-name="T215"> values, ranging from underdispersed to overdispersed models. In the analyses we present here, we performed </text:span><text:span text:style-name="T219">500</text:span><text:span text:style-name="T215"> simulations (as described above) for each data set analyzed.</text:span></text:p>
      <text:p text:style-name="P27"/>
      <text:p text:style-name="P60">Parameter Estimation</text:p>
      <text:p text:style-name="P6"><text:span text:style-name="T215"><text:tab/>Our main goal is to estimate the empirical dispersion parameter </text:span><text:span text:style-name="T246">D</text:span><text:span text:style-name="T215"> (Equation 1), which quantifies the degree to which first-time arrivals are phylogenetically underdispersed (</text:span><text:span text:style-name="T246">D </text:span><text:span text:style-name="T215">&gt; 0), neutral (</text:span><text:span text:style-name="T246">D</text:span><text:span text:style-name="T215"> = 0), or overdispersed (</text:span><text:span text:style-name="T246">D</text:span><text:span text:style-name="T215"> &gt; 0). </text:span><text:span text:style-name="T219">As previously stated, these assembly modes correspond to our hypotheses (see Introduction section). </text:span><text:span text:style-name="T215">To this end, we use Faith's phylodiversity </text:span><text:reference-mark-start text:name="ADDIN CSL_CITATION {&quot;citationItems&quot;: [{&quot;id&quot;: &quot;ITEM-1&quot;, &quot;itemData&quot;: {&quot;DOI&quot;: &quot;10.1016/0006-3207(92)91201-3&quot;, &quot;ISSN&quot;: &quot;00063207&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author&quot;: [{&quot;dropping-particle&quot;: &quot;&quot;, &quot;family&quot;: &quot;Faith&quot;, &quot;given&quot;: &quot;Daniel P.&quot;, &quot;non-dropping-particle&quot;: &quot;&quot;, &quot;parse-names&quot;: false, &quot;suffix&quot;: &quot;&quot;}], &quot;container-title&quot;: &quot;Biological Conservation&quot;, &quot;id&quot;: &quot;ITEM-1&quot;, &quot;issue&quot;: &quot;1&quot;, &quot;issued&quot;: {&quot;date-parts&quot;: [[&quot;1992&quot;, &quot;1&quot;]]}, &quot;page&quot;: &quot;1-10&quot;, &quot;title&quot;: &quot;Conservation evaluation and phylogenetic diversity&quot;, &quot;type&quot;: &quot;article-journal&quot;, &quot;volume&quot;: &quot;61&quot;}, &quot;uris&quot;: [&quot;http://www.mendeley.com/documents/?uuid=de0c95c7-cca0-4992-8330-62900e1514e6&quot;]}], &quot;mendeley&quot;: {&quot;formattedCitation&quot;: &quot;(Faith, 1992)&quot;, &quot;plainTextFormattedCitation&quot;: &quot;(Faith, 1992)&quot;, &quot;previouslyFormattedCitation&quot;: &quot;(Faith, 1992)&quot;}, &quot;properties&quot;: {&quot;noteIndex&quot;: 0}, &quot;schema&quot;: &quot;https://github.com/citation-style-language/schema/raw/master/csl-citation.json&quot;} RND9dvsi1d9IF"/><text:span text:style-name="T66">(Faith, 1992)</text:span><text:reference-mark-end text:name="ADDIN CSL_CITATION {&quot;citationItems&quot;: [{&quot;id&quot;: &quot;ITEM-1&quot;, &quot;itemData&quot;: {&quot;DOI&quot;: &quot;10.1016/0006-3207(92)91201-3&quot;, &quot;ISSN&quot;: &quot;00063207&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author&quot;: [{&quot;dropping-particle&quot;: &quot;&quot;, &quot;family&quot;: &quot;Faith&quot;, &quot;given&quot;: &quot;Daniel P.&quot;, &quot;non-dropping-particle&quot;: &quot;&quot;, &quot;parse-names&quot;: false, &quot;suffix&quot;: &quot;&quot;}], &quot;container-title&quot;: &quot;Biological Conservation&quot;, &quot;id&quot;: &quot;ITEM-1&quot;, &quot;issue&quot;: &quot;1&quot;, &quot;issued&quot;: {&quot;date-parts&quot;: [[&quot;1992&quot;, &quot;1&quot;]]}, &quot;page&quot;: &quot;1-10&quot;, &quot;title&quot;: &quot;Conservation evaluation and phylogenetic diversity&quot;, &quot;type&quot;: &quot;article-journal&quot;, &quot;volume&quot;: &quot;61&quot;}, &quot;uris&quot;: [&quot;http://www.mendeley.com/documents/?uuid=de0c95c7-cca0-4992-8330-62900e1514e6&quot;]}], &quot;mendeley&quot;: {&quot;formattedCitation&quot;: &quot;(Faith, 1992)&quot;, &quot;plainTextFormattedCitation&quot;: &quot;(Faith, 1992)&quot;, &quot;previouslyFormattedCitation&quot;: &quot;(Faith, 1992)&quot;}, &quot;properties&quot;: {&quot;noteIndex&quot;: 0}, &quot;schema&quot;: &quot;https://github.com/citation-style-language/schema/raw/master/csl-citation.json&quot;} RND9dvsi1d9IF"/><text:span text:style-name="T215">⁠ to compare each of the 500 surrogate data sets (described above) to the empirical data set. Phylodiversity is the sum of branch-lengths on a phylogenetic tree for a set of species, so phylodiversity of a set of highly related species is low (</text:span><text:span text:style-name="Default_20_Paragraph_20_Font"><text:span text:style-name="T246">i.e</text:span></text:span><text:span text:style-name="T215">. phylogenetically constrained) because there are no long branch lengths in the tree, but phylodiversity is higher (phylogenetically divergent) for a set of more distantly related species </text:span><text:reference-mark-start text:name="ADDIN CSL_CITATION {&quot;citationItems&quot;: [{&quot;id&quot;: &quot;ITEM-1&quot;, &quot;itemData&quot;: {&quot;DOI&quot;: &quot;10.1016/0006-3207(92)91201-3&quot;, &quot;ISSN&quot;: &quot;00063207&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author&quot;: [{&quot;dropping-particle&quot;: &quot;&quot;, &quot;family&quot;: &quot;Faith&quot;, &quot;given&quot;: &quot;Daniel P.&quot;, &quot;non-dropping-particle&quot;: &quot;&quot;, &quot;parse-names&quot;: false, &quot;suffix&quot;: &quot;&quot;}], &quot;container-title&quot;: &quot;Biological Conservation&quot;, &quot;id&quot;: &quot;ITEM-1&quot;, &quot;issue&quot;: &quot;1&quot;, &quot;issued&quot;: {&quot;date-parts&quot;: [[&quot;1992&quot;, &quot;1&quot;]]}, &quot;page&quot;: &quot;1-10&quot;, &quot;title&quot;: &quot;Conservation evaluation and phylogenetic diversity&quot;, &quot;type&quot;: &quot;article-journal&quot;, &quot;volume&quot;: &quot;61&quot;}, &quot;uris&quot;: [&quot;http://www.mendeley.com/documents/?uuid=de0c95c7-cca0-4992-8330-62900e1514e6&quot;]}], &quot;mendeley&quot;: {&quot;formattedCitation&quot;: &quot;(Faith, 1992)&quot;, &quot;plainTextFormattedCitation&quot;: &quot;(Faith, 1992)&quot;, &quot;previouslyFormattedCitation&quot;: &quot;(Faith, 1992)&quot;}, &quot;properties&quot;: {&quot;noteIndex&quot;: 0}, &quot;schema&quot;: &quot;https://github.com/citation-style-language/schema/raw/master/csl-citation.json&quot;} RNDfk4jtx5KQI"/><text:span text:style-name="T66">(Faith, 1992)</text:span><text:reference-mark-end text:name="ADDIN CSL_CITATION {&quot;citationItems&quot;: [{&quot;id&quot;: &quot;ITEM-1&quot;, &quot;itemData&quot;: {&quot;DOI&quot;: &quot;10.1016/0006-3207(92)91201-3&quot;, &quot;ISSN&quot;: &quot;00063207&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author&quot;: [{&quot;dropping-particle&quot;: &quot;&quot;, &quot;family&quot;: &quot;Faith&quot;, &quot;given&quot;: &quot;Daniel P.&quot;, &quot;non-dropping-particle&quot;: &quot;&quot;, &quot;parse-names&quot;: false, &quot;suffix&quot;: &quot;&quot;}], &quot;container-title&quot;: &quot;Biological Conservation&quot;, &quot;id&quot;: &quot;ITEM-1&quot;, &quot;issue&quot;: &quot;1&quot;, &quot;issued&quot;: {&quot;date-parts&quot;: [[&quot;1992&quot;, &quot;1&quot;]]}, &quot;page&quot;: &quot;1-10&quot;, &quot;title&quot;: &quot;Conservation evaluation and phylogenetic diversity&quot;, &quot;type&quot;: &quot;article-journal&quot;, &quot;volume&quot;: &quot;61&quot;}, &quot;uris&quot;: [&quot;http://www.mendeley.com/documents/?uuid=de0c95c7-cca0-4992-8330-62900e1514e6&quot;]}], &quot;mendeley&quot;: {&quot;formattedCitation&quot;: &quot;(Faith, 1992)&quot;, &quot;plainTextFormattedCitation&quot;: &quot;(Faith, 1992)&quot;, &quot;previouslyFormattedCitation&quot;: &quot;(Faith, 1992)&quot;}, &quot;properties&quot;: {&quot;noteIndex&quot;: 0}, &quot;schema&quot;: &quot;https://github.com/citation-style-language/schema/raw/master/csl-citation.json&quot;} RNDfk4jtx5KQI"/><text:span text:style-name="T215">⁠. If </text:span><text:span text:style-name="Default_20_Paragraph_20_Font"><text:span text:style-name="T246">D</text:span></text:span><text:span text:style-name="T215"> ≠ 0, then species are preferentially added if they have relatively low (</text:span><text:span text:style-name="Default_20_Paragraph_20_Font"><text:span text:style-name="T246">D</text:span></text:span><text:span text:style-name="T215"> &lt; 0) or relatively high (</text:span><text:span text:style-name="Default_20_Paragraph_20_Font"><text:span text:style-name="T246">D</text:span></text:span><text:span text:style-name="T215"> &gt; 0) phylogenetic distance to the resident community (</text:span><text:span text:style-name="Default_20_Paragraph_20_Font"><text:span text:style-name="T246">d</text:span></text:span><text:span text:style-name="Default_20_Paragraph_20_Font"><text:span text:style-name="T88">it</text:span></text:span><text:span text:style-name="T215">, Equation 1), </text:span><text:soft-page-break/><text:span text:style-name="T215">yielding accumulations of total phylodiversity that are relatively slow (</text:span><text:span text:style-name="Default_20_Paragraph_20_Font"><text:span text:style-name="T246">D</text:span></text:span><text:span text:style-name="T215"> &lt; 0) or relatively fast (</text:span><text:span text:style-name="Default_20_Paragraph_20_Font"><text:span text:style-name="T246">D</text:span></text:span><text:span text:style-name="T215"> &gt; 0) compared to the neutral model (Figure 1</text:span><text:span text:style-name="T220">A</text:span><text:span text:style-name="T215">). In other words, at any time point </text:span><text:span text:style-name="Default_20_Paragraph_20_Font"><text:span text:style-name="T246">t</text:span></text:span><text:span text:style-name="T215">, the phylogenetic diversity of species </text:span><text:span text:style-name="T221">that</text:span><text:span text:style-name="T215"> have already been observed is </text:span><text:span text:style-name="Default_20_Paragraph_20_Font"><text:span text:style-name="T246">PD</text:span></text:span><text:span text:style-name="Default_20_Paragraph_20_Font"><text:span text:style-name="T88">t</text:span></text:span><text:span text:style-name="T215">, and the extent to which </text:span><text:span text:style-name="Default_20_Paragraph_20_Font"><text:span text:style-name="T246">PD</text:span></text:span><text:span text:style-name="Default_20_Paragraph_20_Font"><text:span text:style-name="T88">t</text:span></text:span><text:span text:style-name="T215"> accelerates or decelerates over a sampling effort depends on </text:span><text:span text:style-name="Default_20_Paragraph_20_Font"><text:span text:style-name="T246">D</text:span></text:span><text:span text:style-name="T215">. Because of this, we can estimate </text:span><text:span text:style-name="Default_20_Paragraph_20_Font"><text:span text:style-name="T246">D</text:span></text:span><text:span text:style-name="T215"> by comparing the empirical phylodiversity curve to our surrogate phylodiversity curves, which have known </text:span><text:span text:style-name="Default_20_Paragraph_20_Font"><text:span text:style-name="T246">D</text:span></text:span><text:span text:style-name="T215"> values.</text:span></text:p>
      <text:p text:style-name="P55"><text:span text:style-name="T92"><text:tab/>For the comparison of an empirical phylodiversity accumulation curve to curves for corresponding surrogate data sets, </text:span><text:span text:style-name="T178">we evaluate the amount of phylodiversity </text:span><text:span text:style-name="T100">PD</text:span><text:span text:style-name="T328">m</text:span><text:span text:style-name="T178"> accumulated at time </text:span><text:span text:style-name="T179">index</text:span><text:span text:style-name="T178"> </text:span><text:span text:style-name="T100">m</text:span><text:span text:style-name="T178">, midpoint between the first and final </text:span><text:span text:style-name="T179">samples</text:span><text:span text:style-name="T178">. </text:span><text:span text:style-name="T181">Time </text:span><text:span text:style-name="T99">m</text:span><text:span text:style-name="T181"> is used because this leaves many species yet to be observed in the species pool, so that there can be variability in surrogate data sets. Multiple time indices are not used to compare surrogate and empirical data sets because value </text:span><text:span text:style-name="T99">PD</text:span><text:span text:style-name="T329">t=t̂</text:span><text:span text:style-name="T181"> is a function of all values </text:span><text:span text:style-name="T99">PD</text:span><text:span text:style-name="T329">t</text:span><text:span text:style-name="T330">&lt;</text:span><text:span text:style-name="T329">t̂</text:span><text:span text:style-name="T181">. </text:span><text:span text:style-name="T101">PD</text:span><text:span text:style-name="T331">m</text:span><text:span text:style-name="T179"> values are calculated for all surrogate data sets, and </text:span><text:span text:style-name="T185">a</text:span><text:span text:style-name="T179"> </text:span><text:span text:style-name="T101">PD</text:span><text:span text:style-name="T331">m</text:span><text:span text:style-name="T179"> value is calculated for the empirical data set. </text:span><text:span text:style-name="T183">The difference</text:span><text:span text:style-name="T185">s</text:span><text:span text:style-name="T183"> between the empirical </text:span><text:span text:style-name="T101">PD</text:span><text:span text:style-name="T331">m</text:span><text:span text:style-name="T183"> and </text:span><text:span text:style-name="T185">each</text:span><text:span text:style-name="T183"> </text:span><text:span text:style-name="T101">PD</text:span><text:span text:style-name="T331">m</text:span><text:span text:style-name="T183"> simulated with </text:span><text:span text:style-name="T102">D=Dhat </text:span><text:span text:style-name="T125">is </text:span><text:span text:style-name="T127">given by the vector</text:span><text:span text:style-name="T102"> </text:span><text:span text:style-name="T99">ΔPD</text:span><text:span text:style-name="T332">Dhat</text:span><text:span text:style-name="T102">, </text:span><text:span text:style-name="T125">which is the error between surrogate and empirical data. </text:span><text:span text:style-name="T180">We then estimate the empirical value of </text:span><text:span text:style-name="T98">D </text:span><text:span text:style-name="T123">b</text:span><text:span text:style-name="T124">y</text:span><text:span text:style-name="T180"> minimizing </text:span><text:span text:style-name="T99">ΔPD</text:span><text:span text:style-name="T332">Dhat</text:span><text:span text:style-name="T180"> (Figure 1B). </text:span><text:span text:style-name="T181">This minimization is </text:span><text:span text:style-name="T183">performed</text:span><text:span text:style-name="T181"> using a logistic error model,</text:span></text:p>
      <text:p text:style-name="P61">Equation <text:span text:style-name="T335">2</text:span></text:p>
      <text:p text:style-name="P62"><draw:frame draw:style-name="fr1" draw:name="Object2" text:anchor-type="char" svg:width="1.6028in" svg:height="0.4264in" draw:z-index="1"><draw:object xlink:href="./Object 3" xlink:type="simple" xlink:show="embed" xlink:actuate="onLoad"/><draw:image xlink:href="./ObjectReplacements/Object 3" xlink:type="simple" xlink:show="embed" xlink:actuate="onLoad"/><svg:desc>formula</svg:desc></draw:frame></text:p>
      <text:p text:style-name="P56"><text:span text:style-name="T182">where a and b are the upper and lower </text:span><text:span text:style-name="T183">horizontal</text:span><text:span text:style-name="T182"> asymptotes, </text:span><text:span text:style-name="T183">and </text:span><text:span text:style-name="T102">r</text:span><text:span text:style-name="T125"> and </text:span><text:span text:style-name="T102">i </text:span><text:span text:style-name="T125">are rate and inflection parameters for the logistic model. <text:s/></text:span><text:span text:style-name="T99">ΔPD</text:span><text:span text:style-name="T332">Dhat</text:span><text:span text:style-name="T181"> is modeled </text:span><text:span text:style-name="T183">with</text:span><text:span text:style-name="T181"> a logistic function because there is a maximum and minimum observable </text:span><text:span text:style-name="T99">ΔPD</text:span><text:span text:style-name="T332">Dhat</text:span><text:span text:style-name="T181"> value as a function of the phylogeny; </text:span><text:span text:style-name="T186">this is because there are strict minimum and maximum limits to the amount of phylodiversity obtainable by observing </text:span><text:span text:style-name="T104">n</text:span><text:span text:style-name="T186"> species where </text:span><text:span text:style-name="T104">n</text:span><text:span text:style-name="T186"> is the total species richness accumulated up to time </text:span><text:span text:style-name="T104">m</text:span><text:span text:style-name="T186">. T</text:span><text:span text:style-name="T181">he two horizontal asymptotes of the logistic model are </text:span><text:span text:style-name="T186">easily</text:span><text:span text:style-name="T181"> fit to these extremes (Figure 1B). </text:span><text:span text:style-name="T183">Once fit, the </text:span><text:span text:style-name="T181">error model is solved for </text:span><text:soft-page-break/><text:span text:style-name="T99">ΔPD</text:span><text:span text:style-name="T181">=0, </text:span><text:span text:style-name="T194">giving</text:span><text:span text:style-name="T181"> an estimate for the empirical </text:span><text:span text:style-name="T99">D</text:span><text:span text:style-name="T122">. </text:span><text:span text:style-name="T126">Confidence intervals for this estimate are obtained via bootstrapping </text:span><text:span text:style-name="T133">our error model.</text:span></text:p>
      <text:p text:style-name="P47"/>
      <text:p text:style-name="P60">Hypothesis Testing</text:p>
      <text:p text:style-name="P8"><text:span text:style-name="T215"><text:tab/></text:span><text:span text:style-name="T222">For this test, our null hypothesis is the neutral model, where </text:span><text:span text:style-name="T247">D</text:span><text:span text:style-name="T261"> = 0, since this model represents the absence of the effect we are testing (over- or underdispersion, a 2-tailed test). </text:span><text:span text:style-name="T262">We test this null hypothesis competitively by </text:span><text:span text:style-name="T263">simulating</text:span><text:span text:style-name="T262"> 1000 </text:span><text:span text:style-name="T263">surrogate data sets</text:span><text:span text:style-name="T262"> at </text:span><text:span text:style-name="T248">D </text:span><text:span text:style-name="T262">= 0 (Figure 2A) to generate a null </text:span><text:span text:style-name="T249">PD</text:span><text:span text:style-name="T333">m</text:span><text:span text:style-name="T262"> distribution. The empirical </text:span><text:span text:style-name="T249">PD</text:span><text:span text:style-name="T333">m</text:span><text:span text:style-name="T262"> is compared to this distribution (Figure 2B), and if the empirical </text:span><text:span text:style-name="T249">PD</text:span><text:span text:style-name="T333">m</text:span><text:span text:style-name="T262"> is below the 2.5% quantile or above the 97.5% quantile, we reject the null </text:span><text:span text:style-name="T264">(</text:span><text:span text:style-name="T250">i.e. </text:span><text:span text:style-name="T264">neutral) </text:span><text:span text:style-name="T262">hypothesis.</text:span><text:span text:style-name="T215"> Evidence of either overdispersion (</text:span><text:span text:style-name="Default_20_Paragraph_20_Font"><text:span text:style-name="T246">D</text:span></text:span><text:span text:style-name="T215"> &gt; 0) or underdispersion (</text:span><text:span text:style-name="Default_20_Paragraph_20_Font"><text:span text:style-name="T246">D</text:span></text:span><text:span text:style-name="T215"> &lt; 0) allows us to reject.</text:span></text:p>
      <text:p text:style-name="P27"/>
      <text:p text:style-name="P60">Analysis</text:p>
      <text:p text:style-name="P57"><text:span text:style-name="T92"><text:tab/></text:span><text:span text:style-name="T208">Infant gut </text:span><text:span text:style-name="T92">16S rDNA sequencing data from Koenig et al. </text:span><text:reference-mark-start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VX1kr4ZcN6"/><text:span text:style-name="T29">(Koenig </text:span><text:span text:style-name="T30">et al.</text:span><text:span text:style-name="T29">, 2011)</text:span><text:bookmark-start text:name="__Fieldmark__594_1186360433"/><text:reference-mark-end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VX1kr4ZcN6"/><text:span text:style-name="T92">⁠</text:span><text:bookmark-end text:name="__Fieldmark__594_1186360433"/><text:span text:style-name="T92"> were downloaded from the NCBI Short Read Archive (SRA) website (http://www.ncbi.nlm.nih.gov/sra) along with their metadata. These data are a time-series of fecal bacterial communities from an infant subject, over the first 500 days of life. QIIME </text:span><text:reference-mark-start text:name="ADDIN CSL_CITATION {&quot;citationItems&quot;: [{&quot;id&quot;: &quot;ITEM-1&quot;, &quot;itemData&quot;: {&quot;DOI&quot;: &quot;10.1038/nmeth.f.303&quot;, &quot;ISSN&quot;: &quot;1548-7105&quot;, &quot;PMID&quot;: &quot;20383131&quot;, &quot;author&quot;: [{&quot;dropping-particle&quot;: &quot;&quot;, &quot;family&quot;: &quot;Caporaso&quot;, &quot;given&quot;: &quot;J Gregory&quot;, &quot;non-dropping-particle&quot;: &quot;&quot;, &quot;parse-names&quot;: false, &quot;suffix&quot;: &quot;&quot;}, {&quot;dropping-particle&quot;: &quot;&quot;, &quot;family&quot;: &quot;Kuczynski&quot;, &quot;given&quot;: &quot;Justin&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Bittinger&quot;, &quot;given&quot;: &quot;Kyle&quot;, &quot;non-dropping-particle&quot;: &quot;&quot;, &quot;parse-names&quot;: false, &quot;suffix&quot;: &quot;&quot;}, {&quot;dropping-particle&quot;: &quot;&quot;, &quot;family&quot;: &quot;Bushman&quot;, &quot;given&quot;: &quot;Frederic D&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Pe\u00f1a&quot;, &quot;given&quot;: &quot;Antonio Gonzalez&quot;, &quot;non-dropping-particle&quot;: &quot;&quot;, &quot;parse-names&quot;: false, &quot;suffix&quot;: &quot;&quot;}, {&quot;dropping-particle&quot;: &quot;&quot;, &quot;family&quot;: &quot;Goodrich&quot;, &quot;given&quot;: &quot;Julia K&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Huttley&quot;, &quot;given&quot;: &quot;Gavin A&quot;, &quot;non-dropping-particle&quot;: &quot;&quot;, &quot;parse-names&quot;: false, &quot;suffix&quot;: &quot;&quot;}, {&quot;dropping-particle&quot;: &quot;&quot;, &quot;family&quot;: &quot;Kelley&quot;, &quot;given&quot;: &quot;Scott T&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Koenig&quot;, &quot;given&quot;: &quot;Jeremy E&quot;, &quot;non-dropping-particle&quot;: &quot;&quot;, &quot;parse-names&quot;: false, &quot;suffix&quot;: &quot;&quot;}, {&quot;dropping-particle&quot;: &quot;&quot;, &quot;family&quot;: &quot;Ley&quot;, &quot;given&quot;: &quot;Ruth E&quot;, &quot;non-dropping-particle&quot;: &quot;&quot;, &quot;parse-names&quot;: false, &quot;suffix&quot;: &quot;&quot;}, {&quot;dropping-particle&quot;: &quot;&quot;, &quot;family&quot;: &quot;Lozupone&quot;, &quot;given&quot;: &quot;Catherine A&quot;, &quot;non-dropping-particle&quot;: &quot;&quot;, &quot;parse-names&quot;: false, &quot;suffix&quot;: &quot;&quot;}, {&quot;dropping-particle&quot;: &quot;&quot;, &quot;family&quot;: &quot;McDonald&quot;, &quot;given&quot;: &quot;Daniel&quot;, &quot;non-dropping-particle&quot;: &quot;&quot;, &quot;parse-names&quot;: false, &quot;suffix&quot;: &quot;&quot;}, {&quot;dropping-particle&quot;: &quot;&quot;, &quot;family&quot;: &quot;Muegge&quot;, &quot;given&quot;: &quot;Brian D&quot;, &quot;non-dropping-particle&quot;: &quot;&quot;, &quot;parse-names&quot;: false, &quot;suffix&quot;: &quot;&quot;}, {&quot;dropping-particle&quot;: &quot;&quot;, &quot;family&quot;: &quot;Pirrung&quot;, &quot;given&quot;: &quot;Meg&quot;, &quot;non-dropping-particle&quot;: &quot;&quot;, &quot;parse-names&quot;: false, &quot;suffix&quot;: &quot;&quot;}, {&quot;dropping-particle&quot;: &quot;&quot;, &quot;family&quot;: &quot;Reeder&quot;, &quot;given&quot;: &quot;Jens&quot;, &quot;non-dropping-particle&quot;: &quot;&quot;, &quot;parse-names&quot;: false, &quot;suffix&quot;: &quot;&quot;}, {&quot;dropping-particle&quot;: &quot;&quot;, &quot;family&quot;: &quot;Sevinsky&quot;, &quot;given&quot;: &quot;Joel R&quot;, &quot;non-dropping-particle&quot;: &quot;&quot;, &quot;parse-names&quot;: false, &quot;suffix&quot;: &quot;&quot;}, {&quot;dropping-particle&quot;: &quot;&quot;, &quot;family&quot;: &quot;Turnbaugh&quot;, &quot;given&quot;: &quot;Peter J&quot;, &quot;non-dropping-particle&quot;: &quot;&quot;, &quot;parse-names&quot;: false, &quot;suffix&quot;: &quot;&quot;}, {&quot;dropping-particle&quot;: &quot;&quot;, &quot;family&quot;: &quot;Walters&quot;, &quot;given&quot;: &quot;William A&quot;, &quot;non-dropping-particle&quot;: &quot;&quot;, &quot;parse-names&quot;: false, &quot;suffix&quot;: &quot;&quot;}, {&quot;dropping-particle&quot;: &quot;&quot;, &quot;family&quot;: &quot;Widmann&quot;, &quot;given&quot;: &quot;Jeremy&quot;, &quot;non-dropping-particle&quot;: &quot;&quot;, &quot;parse-names&quot;: false, &quot;suffix&quot;: &quot;&quot;}, {&quot;dropping-particle&quot;: &quot;&quot;, &quot;family&quot;: &quot;Yatsunenko&quot;, &quot;given&quot;: &quot;Tanya&quot;, &quot;non-dropping-particle&quot;: &quot;&quot;, &quot;parse-names&quot;: false, &quot;suffix&quot;: &quot;&quot;}, {&quot;dropping-particle&quot;: &quot;&quot;, &quot;family&quot;: &quot;Zaneveld&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Nature methods&quot;, &quot;id&quot;: &quot;ITEM-1&quot;, &quot;issue&quot;: &quot;5&quot;, &quot;issued&quot;: {&quot;date-parts&quot;: [[&quot;2010&quot;, &quot;5&quot;]]}, &quot;page&quot;: &quot;335-6&quot;, &quot;publisher&quot;: &quot;Nature Publishing Group&quot;, &quot;title&quot;: &quot;QIIME allows analysis of high-throughput community sequencing data.&quot;, &quot;title-short&quot;: &quot;Nat Meth&quot;, &quot;type&quot;: &quot;article-journal&quot;, &quot;volume&quot;: &quot;7&quot;}, &quot;uris&quot;: [&quot;http://www.mendeley.com/documents/?uuid=962f71ef-3b8f-4104-be76-55a07ae20a4e&quot;]}], &quot;mendeley&quot;: {&quot;formattedCitation&quot;: &quot;(Caporaso &lt;i&gt;et al.&lt;/i&gt;, 2010)&quot;, &quot;plainTextFormattedCitation&quot;: &quot;(Caporaso et al., 2010)&quot;, &quot;previouslyFormattedCitation&quot;: &quot;(Caporaso &lt;i&gt;et al.&lt;/i&gt;, 2010)&quot;}, &quot;properties&quot;: {&quot;noteIndex&quot;: 0}, &quot;schema&quot;: &quot;https://github.com/citation-style-language/schema/raw/master/csl-citation.json&quot;} RNDWOECTmGfa0"/><text:span text:style-name="T29">(Caporaso </text:span><text:span text:style-name="T30">et al.</text:span><text:span text:style-name="T29">, 2010)</text:span><text:bookmark-start text:name="__Fieldmark__601_1186360433"/><text:reference-mark-end text:name="ADDIN CSL_CITATION {&quot;citationItems&quot;: [{&quot;id&quot;: &quot;ITEM-1&quot;, &quot;itemData&quot;: {&quot;DOI&quot;: &quot;10.1038/nmeth.f.303&quot;, &quot;ISSN&quot;: &quot;1548-7105&quot;, &quot;PMID&quot;: &quot;20383131&quot;, &quot;author&quot;: [{&quot;dropping-particle&quot;: &quot;&quot;, &quot;family&quot;: &quot;Caporaso&quot;, &quot;given&quot;: &quot;J Gregory&quot;, &quot;non-dropping-particle&quot;: &quot;&quot;, &quot;parse-names&quot;: false, &quot;suffix&quot;: &quot;&quot;}, {&quot;dropping-particle&quot;: &quot;&quot;, &quot;family&quot;: &quot;Kuczynski&quot;, &quot;given&quot;: &quot;Justin&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Bittinger&quot;, &quot;given&quot;: &quot;Kyle&quot;, &quot;non-dropping-particle&quot;: &quot;&quot;, &quot;parse-names&quot;: false, &quot;suffix&quot;: &quot;&quot;}, {&quot;dropping-particle&quot;: &quot;&quot;, &quot;family&quot;: &quot;Bushman&quot;, &quot;given&quot;: &quot;Frederic D&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Pe\u00f1a&quot;, &quot;given&quot;: &quot;Antonio Gonzalez&quot;, &quot;non-dropping-particle&quot;: &quot;&quot;, &quot;parse-names&quot;: false, &quot;suffix&quot;: &quot;&quot;}, {&quot;dropping-particle&quot;: &quot;&quot;, &quot;family&quot;: &quot;Goodrich&quot;, &quot;given&quot;: &quot;Julia K&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Huttley&quot;, &quot;given&quot;: &quot;Gavin A&quot;, &quot;non-dropping-particle&quot;: &quot;&quot;, &quot;parse-names&quot;: false, &quot;suffix&quot;: &quot;&quot;}, {&quot;dropping-particle&quot;: &quot;&quot;, &quot;family&quot;: &quot;Kelley&quot;, &quot;given&quot;: &quot;Scott T&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Koenig&quot;, &quot;given&quot;: &quot;Jeremy E&quot;, &quot;non-dropping-particle&quot;: &quot;&quot;, &quot;parse-names&quot;: false, &quot;suffix&quot;: &quot;&quot;}, {&quot;dropping-particle&quot;: &quot;&quot;, &quot;family&quot;: &quot;Ley&quot;, &quot;given&quot;: &quot;Ruth E&quot;, &quot;non-dropping-particle&quot;: &quot;&quot;, &quot;parse-names&quot;: false, &quot;suffix&quot;: &quot;&quot;}, {&quot;dropping-particle&quot;: &quot;&quot;, &quot;family&quot;: &quot;Lozupone&quot;, &quot;given&quot;: &quot;Catherine A&quot;, &quot;non-dropping-particle&quot;: &quot;&quot;, &quot;parse-names&quot;: false, &quot;suffix&quot;: &quot;&quot;}, {&quot;dropping-particle&quot;: &quot;&quot;, &quot;family&quot;: &quot;McDonald&quot;, &quot;given&quot;: &quot;Daniel&quot;, &quot;non-dropping-particle&quot;: &quot;&quot;, &quot;parse-names&quot;: false, &quot;suffix&quot;: &quot;&quot;}, {&quot;dropping-particle&quot;: &quot;&quot;, &quot;family&quot;: &quot;Muegge&quot;, &quot;given&quot;: &quot;Brian D&quot;, &quot;non-dropping-particle&quot;: &quot;&quot;, &quot;parse-names&quot;: false, &quot;suffix&quot;: &quot;&quot;}, {&quot;dropping-particle&quot;: &quot;&quot;, &quot;family&quot;: &quot;Pirrung&quot;, &quot;given&quot;: &quot;Meg&quot;, &quot;non-dropping-particle&quot;: &quot;&quot;, &quot;parse-names&quot;: false, &quot;suffix&quot;: &quot;&quot;}, {&quot;dropping-particle&quot;: &quot;&quot;, &quot;family&quot;: &quot;Reeder&quot;, &quot;given&quot;: &quot;Jens&quot;, &quot;non-dropping-particle&quot;: &quot;&quot;, &quot;parse-names&quot;: false, &quot;suffix&quot;: &quot;&quot;}, {&quot;dropping-particle&quot;: &quot;&quot;, &quot;family&quot;: &quot;Sevinsky&quot;, &quot;given&quot;: &quot;Joel R&quot;, &quot;non-dropping-particle&quot;: &quot;&quot;, &quot;parse-names&quot;: false, &quot;suffix&quot;: &quot;&quot;}, {&quot;dropping-particle&quot;: &quot;&quot;, &quot;family&quot;: &quot;Turnbaugh&quot;, &quot;given&quot;: &quot;Peter J&quot;, &quot;non-dropping-particle&quot;: &quot;&quot;, &quot;parse-names&quot;: false, &quot;suffix&quot;: &quot;&quot;}, {&quot;dropping-particle&quot;: &quot;&quot;, &quot;family&quot;: &quot;Walters&quot;, &quot;given&quot;: &quot;William A&quot;, &quot;non-dropping-particle&quot;: &quot;&quot;, &quot;parse-names&quot;: false, &quot;suffix&quot;: &quot;&quot;}, {&quot;dropping-particle&quot;: &quot;&quot;, &quot;family&quot;: &quot;Widmann&quot;, &quot;given&quot;: &quot;Jeremy&quot;, &quot;non-dropping-particle&quot;: &quot;&quot;, &quot;parse-names&quot;: false, &quot;suffix&quot;: &quot;&quot;}, {&quot;dropping-particle&quot;: &quot;&quot;, &quot;family&quot;: &quot;Yatsunenko&quot;, &quot;given&quot;: &quot;Tanya&quot;, &quot;non-dropping-particle&quot;: &quot;&quot;, &quot;parse-names&quot;: false, &quot;suffix&quot;: &quot;&quot;}, {&quot;dropping-particle&quot;: &quot;&quot;, &quot;family&quot;: &quot;Zaneveld&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Nature methods&quot;, &quot;id&quot;: &quot;ITEM-1&quot;, &quot;issue&quot;: &quot;5&quot;, &quot;issued&quot;: {&quot;date-parts&quot;: [[&quot;2010&quot;, &quot;5&quot;]]}, &quot;page&quot;: &quot;335-6&quot;, &quot;publisher&quot;: &quot;Nature Publishing Group&quot;, &quot;title&quot;: &quot;QIIME allows analysis of high-throughput community sequencing data.&quot;, &quot;title-short&quot;: &quot;Nat Meth&quot;, &quot;type&quot;: &quot;article-journal&quot;, &quot;volume&quot;: &quot;7&quot;}, &quot;uris&quot;: [&quot;http://www.mendeley.com/documents/?uuid=962f71ef-3b8f-4104-be76-55a07ae20a4e&quot;]}], &quot;mendeley&quot;: {&quot;formattedCitation&quot;: &quot;(Caporaso &lt;i&gt;et al.&lt;/i&gt;, 2010)&quot;, &quot;plainTextFormattedCitation&quot;: &quot;(Caporaso et al., 2010)&quot;, &quot;previouslyFormattedCitation&quot;: &quot;(Caporaso &lt;i&gt;et al.&lt;/i&gt;, 2010)&quot;}, &quot;properties&quot;: {&quot;noteIndex&quot;: 0}, &quot;schema&quot;: &quot;https://github.com/citation-style-language/schema/raw/master/csl-citation.json&quot;} RNDWOECTmGfa0"/><text:span text:style-name="T92">⁠</text:span><text:bookmark-end text:name="__Fieldmark__601_1186360433"/><text:span text:style-name="T92"> was used to trim primer regions from these data. Clustering was performed using the unoise3 pipeline </text:span><text:reference-mark-start text:name="ADDIN CSL_CITATION {&quot;citationItems&quot;: [{&quot;id&quot;: &quot;ITEM-1&quot;, &quot;itemData&quot;: {&quot;author&quot;: [{&quot;dropping-particle&quot;: &quot;&quot;, &quot;family&quot;: &quot;Edgar&quot;, &quot;given&quot;: &quot;Robert C&quot;, &quot;non-dropping-particle&quot;: &quot;&quot;, &quot;parse-names&quot;: false, &quot;suffix&quot;: &quot;&quot;}], &quot;container-title&quot;: &quot;bioRxiv&quot;, &quot;id&quot;: &quot;ITEM-1&quot;, &quot;issued&quot;: {&quot;date-parts&quot;: [[&quot;2016&quot;]]}, &quot;title&quot;: &quot;UNOISE2: improved error-correction for Illumina 16S and ITS amplicon sequencing&quot;, &quot;type&quot;: &quot;article-journal&quot;}, &quot;uris&quot;: [&quot;http://www.mendeley.com/documents/?uuid=0c7ae072-074c-38e1-88da-621009601c45&quot;]}], &quot;mendeley&quot;: {&quot;formattedCitation&quot;: &quot;(Edgar, 2016)&quot;, &quot;plainTextFormattedCitation&quot;: &quot;(Edgar, 2016)&quot;, &quot;previouslyFormattedCitation&quot;: &quot;(Edgar, 2016)&quot;}, &quot;properties&quot;: {&quot;noteIndex&quot;: 0}, &quot;schema&quot;: &quot;https://github.com/citation-style-language/schema/raw/master/csl-citation.json&quot;} RNDpzFfIhmejo"/><text:span text:style-name="T29">(Edgar, 2016)</text:span><text:reference-mark-end text:name="ADDIN CSL_CITATION {&quot;citationItems&quot;: [{&quot;id&quot;: &quot;ITEM-1&quot;, &quot;itemData&quot;: {&quot;author&quot;: [{&quot;dropping-particle&quot;: &quot;&quot;, &quot;family&quot;: &quot;Edgar&quot;, &quot;given&quot;: &quot;Robert C&quot;, &quot;non-dropping-particle&quot;: &quot;&quot;, &quot;parse-names&quot;: false, &quot;suffix&quot;: &quot;&quot;}], &quot;container-title&quot;: &quot;bioRxiv&quot;, &quot;id&quot;: &quot;ITEM-1&quot;, &quot;issued&quot;: {&quot;date-parts&quot;: [[&quot;2016&quot;]]}, &quot;title&quot;: &quot;UNOISE2: improved error-correction for Illumina 16S and ITS amplicon sequencing&quot;, &quot;type&quot;: &quot;article-journal&quot;}, &quot;uris&quot;: [&quot;http://www.mendeley.com/documents/?uuid=0c7ae072-074c-38e1-88da-621009601c45&quot;]}], &quot;mendeley&quot;: {&quot;formattedCitation&quot;: &quot;(Edgar, 2016)&quot;, &quot;plainTextFormattedCitation&quot;: &quot;(Edgar, 2016)&quot;, &quot;previouslyFormattedCitation&quot;: &quot;(Edgar, 2016)&quot;}, &quot;properties&quot;: {&quot;noteIndex&quot;: 0}, &quot;schema&quot;: &quot;https://github.com/citation-style-language/schema/raw/master/csl-citation.json&quot;} RNDpzFfIhmejo"/><text:span text:style-name="T92">⁠; sequences were de-replicated at 100% identity using vsearch </text:span><text:reference-mark-start text:name="ADDIN CSL_CITATION {&quot;citationItems&quot;: [{&quot;id&quot;: &quot;ITEM-1&quot;, &quot;itemData&quot;: {&quot;DOI&quot;: &quot;10.7287/peerj.preprints.2409v1&quot;, &quot;ISBN&quot;: &quot;2167-8359&quot;, &quot;ISSN&quot;: &quot;2167-9843&quot;, &quot;PMID&quot;: &quot;27781170&quot;, &quot;abstract&quot;: &quot;Background. VSEARCH is an open source and free of charge multithreaded 64-bit tool for processing metagenomics nucleotide sequence data. It is designed as an alternative to the widely used USEARCH tool (Edgar 2010) for which the source code is not publicly available, algorithm details are only rudimentarily described, and only a memory-confined 32-bit version is freely available for academic use.\\r\\n\\r\\nMethods. When searching nucleotide sequences, VSEARCH uses a fast heuristic based on words shared by the query and target sequences in order to quickly identify similar sequences, a similar strategy is probably used in USEARCH. VSEARCH then performs optimal global sequence alignment of the query against potential target sequences, using full dynamic programming instead of the seed-and-extend heuristic used by USEARCH. Pairwise alignments are computed in parallel using vectorisation and multiple threads.\\r\\n\\r\\nResults. VSEARCH includes most commands for analysing nucleotide sequences available in USEARCH version 7 and several of those available in USEARCH version 8, including searching (exact or based on global alignment), clustering by similarity (using length pre-sorting, abundance pre-sorting or a user-defined order), chimera detection (reference-based or de novo), dereplication (full length or prefix), pairwise alignment, reverse complementation, sorting, and subsampling. VSEARCH also includes commands for FASTQ file processing, i.e. format detection, filtering, read quality statistics, and merging of paired reads. Furthermore, VSEARCH extends functionality with several new commands and improvements, including shuffling, rereplication, masking of low-complexity sequences with the well-known DUST algorithm, a choice among different similarity definitions, and FASTQ file format conversion. VSEARCH is here shown to be more accurate than USEARCH when performing searching, clustering, chimera detection and subsampling, while on a par with USEARCH for paired-ends read merging. VSEARCH is slower than USEARCH when performing clustering and chimera detection, but significantly faster when performing paired-end reads merging and dereplication. VSEARCH is available at https://github.com/torognes/vsearch under either the BSD 2-clause license or the GNU General Public License version 3.0.\\r\\n\\r\\nDiscussion. VSEARCH has been shown to be a fast, accurate and full-fledged alternative to USEARCH. A free and open-source versatile tool for sequence analysis is now avai\u2026&quot;, &quot;author&quot;: [{&quot;dropping-particle&quot;: &quot;&quot;, &quot;family&quot;: &quot;Rognes&quot;, &quot;given&quot;: &quot;Torbj\u00f8rn&quot;, &quot;non-dropping-particle&quot;: &quot;&quot;, &quot;parse-names&quot;: false, &quot;suffix&quot;: &quot;&quot;}, {&quot;dropping-particle&quot;: &quot;&quot;, &quot;family&quot;: &quot;Flouri&quot;, &quot;given&quot;: &quot;Tom\u00e1\u0161&quot;, &quot;non-dropping-particle&quot;: &quot;&quot;, &quot;parse-names&quot;: false, &quot;suffix&quot;: &quot;&quot;}, {&quot;dropping-particle&quot;: &quot;&quot;, &quot;family&quot;: &quot;Nichols&quot;, &quot;given&quot;: &quot;Ben&quot;, &quot;non-dropping-particle&quot;: &quot;&quot;, &quot;parse-names&quot;: false, &quot;suffix&quot;: &quot;&quot;}, {&quot;dropping-particle&quot;: &quot;&quot;, &quot;family&quot;: &quot;Quince&quot;, &quot;given&quot;: &quot;Christopher&quot;, &quot;non-dropping-particle&quot;: &quot;&quot;, &quot;parse-names&quot;: false, &quot;suffix&quot;: &quot;&quot;}, {&quot;dropping-particle&quot;: &quot;&quot;, &quot;family&quot;: &quot;Mah\u00e9&quot;, &quot;given&quot;: &quot;Fr\u00e9d\u00e9ric&quot;, &quot;non-dropping-particle&quot;: &quot;&quot;, &quot;parse-names&quot;: false, &quot;suffix&quot;: &quot;&quot;}], &quot;container-title&quot;: &quot;PeerJ Preprints&quot;, &quot;id&quot;: &quot;ITEM-1&quot;, &quot;issued&quot;: {&quot;date-parts&quot;: [[&quot;2016&quot;]]}, &quot;page&quot;: &quot;e2409v1&quot;, &quot;title&quot;: &quot;VSEARCH: a versatile open source tool for metagenomics&quot;, &quot;type&quot;: &quot;article-journal&quot;, &quot;volume&quot;: &quot;4&quot;}, &quot;uris&quot;: [&quot;http://www.mendeley.com/documents/?uuid=6d924f4f-08d7-4e36-95d4-4df22052c5e2&quot;]}], &quot;mendeley&quot;: {&quot;formattedCitation&quot;: &quot;(Rognes &lt;i&gt;et al.&lt;/i&gt;, 2016)&quot;, &quot;plainTextFormattedCitation&quot;: &quot;(Rognes et al., 2016)&quot;, &quot;previouslyFormattedCitation&quot;: &quot;(Rognes &lt;i&gt;et al.&lt;/i&gt;, 2016)&quot;}, &quot;properties&quot;: {&quot;noteIndex&quot;: 0}, &quot;schema&quot;: &quot;https://github.com/citation-style-language/schema/raw/master/csl-citation.json&quot;} RND56Txgm51MV"/><text:span text:style-name="T29">(Rognes </text:span><text:span text:style-name="T30">et al.</text:span><text:span text:style-name="T29">, 2016)</text:span><text:reference-mark-end text:name="ADDIN CSL_CITATION {&quot;citationItems&quot;: [{&quot;id&quot;: &quot;ITEM-1&quot;, &quot;itemData&quot;: {&quot;DOI&quot;: &quot;10.7287/peerj.preprints.2409v1&quot;, &quot;ISBN&quot;: &quot;2167-8359&quot;, &quot;ISSN&quot;: &quot;2167-9843&quot;, &quot;PMID&quot;: &quot;27781170&quot;, &quot;abstract&quot;: &quot;Background. VSEARCH is an open source and free of charge multithreaded 64-bit tool for processing metagenomics nucleotide sequence data. It is designed as an alternative to the widely used USEARCH tool (Edgar 2010) for which the source code is not publicly available, algorithm details are only rudimentarily described, and only a memory-confined 32-bit version is freely available for academic use.\\r\\n\\r\\nMethods. When searching nucleotide sequences, VSEARCH uses a fast heuristic based on words shared by the query and target sequences in order to quickly identify similar sequences, a similar strategy is probably used in USEARCH. VSEARCH then performs optimal global sequence alignment of the query against potential target sequences, using full dynamic programming instead of the seed-and-extend heuristic used by USEARCH. Pairwise alignments are computed in parallel using vectorisation and multiple threads.\\r\\n\\r\\nResults. VSEARCH includes most commands for analysing nucleotide sequences available in USEARCH version 7 and several of those available in USEARCH version 8, including searching (exact or based on global alignment), clustering by similarity (using length pre-sorting, abundance pre-sorting or a user-defined order), chimera detection (reference-based or de novo), dereplication (full length or prefix), pairwise alignment, reverse complementation, sorting, and subsampling. VSEARCH also includes commands for FASTQ file processing, i.e. format detection, filtering, read quality statistics, and merging of paired reads. Furthermore, VSEARCH extends functionality with several new commands and improvements, including shuffling, rereplication, masking of low-complexity sequences with the well-known DUST algorithm, a choice among different similarity definitions, and FASTQ file format conversion. VSEARCH is here shown to be more accurate than USEARCH when performing searching, clustering, chimera detection and subsampling, while on a par with USEARCH for paired-ends read merging. VSEARCH is slower than USEARCH when performing clustering and chimera detection, but significantly faster when performing paired-end reads merging and dereplication. VSEARCH is available at https://github.com/torognes/vsearch under either the BSD 2-clause license or the GNU General Public License version 3.0.\\r\\n\\r\\nDiscussion. VSEARCH has been shown to be a fast, accurate and full-fledged alternative to USEARCH. A free and open-source versatile tool for sequence analysis is now avai\u2026&quot;, &quot;author&quot;: [{&quot;dropping-particle&quot;: &quot;&quot;, &quot;family&quot;: &quot;Rognes&quot;, &quot;given&quot;: &quot;Torbj\u00f8rn&quot;, &quot;non-dropping-particle&quot;: &quot;&quot;, &quot;parse-names&quot;: false, &quot;suffix&quot;: &quot;&quot;}, {&quot;dropping-particle&quot;: &quot;&quot;, &quot;family&quot;: &quot;Flouri&quot;, &quot;given&quot;: &quot;Tom\u00e1\u0161&quot;, &quot;non-dropping-particle&quot;: &quot;&quot;, &quot;parse-names&quot;: false, &quot;suffix&quot;: &quot;&quot;}, {&quot;dropping-particle&quot;: &quot;&quot;, &quot;family&quot;: &quot;Nichols&quot;, &quot;given&quot;: &quot;Ben&quot;, &quot;non-dropping-particle&quot;: &quot;&quot;, &quot;parse-names&quot;: false, &quot;suffix&quot;: &quot;&quot;}, {&quot;dropping-particle&quot;: &quot;&quot;, &quot;family&quot;: &quot;Quince&quot;, &quot;given&quot;: &quot;Christopher&quot;, &quot;non-dropping-particle&quot;: &quot;&quot;, &quot;parse-names&quot;: false, &quot;suffix&quot;: &quot;&quot;}, {&quot;dropping-particle&quot;: &quot;&quot;, &quot;family&quot;: &quot;Mah\u00e9&quot;, &quot;given&quot;: &quot;Fr\u00e9d\u00e9ric&quot;, &quot;non-dropping-particle&quot;: &quot;&quot;, &quot;parse-names&quot;: false, &quot;suffix&quot;: &quot;&quot;}], &quot;container-title&quot;: &quot;PeerJ Preprints&quot;, &quot;id&quot;: &quot;ITEM-1&quot;, &quot;issued&quot;: {&quot;date-parts&quot;: [[&quot;2016&quot;]]}, &quot;page&quot;: &quot;e2409v1&quot;, &quot;title&quot;: &quot;VSEARCH: a versatile open source tool for metagenomics&quot;, &quot;type&quot;: &quot;article-journal&quot;, &quot;volume&quot;: &quot;4&quot;}, &quot;uris&quot;: [&quot;http://www.mendeley.com/documents/?uuid=6d924f4f-08d7-4e36-95d4-4df22052c5e2&quot;]}], &quot;mendeley&quot;: {&quot;formattedCitation&quot;: &quot;(Rognes &lt;i&gt;et al.&lt;/i&gt;, 2016)&quot;, &quot;plainTextFormattedCitation&quot;: &quot;(Rognes et al., 2016)&quot;, &quot;previouslyFormattedCitation&quot;: &quot;(Rognes &lt;i&gt;et al.&lt;/i&gt;, 2016)&quot;}, &quot;properties&quot;: {&quot;noteIndex&quot;: 0}, &quot;schema&quot;: &quot;https://github.com/citation-style-language/schema/raw/master/csl-citation.json&quot;} RND56Txgm51MV"/><text:span text:style-name="T92">⁠, zOTU centroid sequences were picked and chimeric sequences were removed using unoise3 </text:span><text:reference-mark-start text:name="ADDIN CSL_CITATION {&quot;citationItems&quot;: [{&quot;id&quot;: &quot;ITEM-1&quot;, &quot;itemData&quot;: {&quot;author&quot;: [{&quot;dropping-particle&quot;: &quot;&quot;, &quot;family&quot;: &quot;Edgar&quot;, &quot;given&quot;: &quot;Robert C&quot;, &quot;non-dropping-particle&quot;: &quot;&quot;, &quot;parse-names&quot;: false, &quot;suffix&quot;: &quot;&quot;}], &quot;container-title&quot;: &quot;bioRxiv&quot;, &quot;id&quot;: &quot;ITEM-1&quot;, &quot;issued&quot;: {&quot;date-parts&quot;: [[&quot;2016&quot;]]}, &quot;title&quot;: &quot;UNOISE2: improved error-correction for Illumina 16S and ITS amplicon sequencing&quot;, &quot;type&quot;: &quot;article-journal&quot;}, &quot;uris&quot;: [&quot;http://www.mendeley.com/documents/?uuid=0c7ae072-074c-38e1-88da-621009601c45&quot;]}], &quot;mendeley&quot;: {&quot;formattedCitation&quot;: &quot;(Edgar, 2016)&quot;, &quot;plainTextFormattedCitation&quot;: &quot;(Edgar, 2016)&quot;, &quot;previouslyFormattedCitation&quot;: &quot;(Edgar, 2016)&quot;}, &quot;properties&quot;: {&quot;noteIndex&quot;: 0}, &quot;schema&quot;: &quot;https://github.com/citation-style-language/schema/raw/master/csl-citation.json&quot;} RNDsMRQrPxbsm"/><text:span text:style-name="T29">(Edgar, 2016)</text:span><text:reference-mark-end text:name="ADDIN CSL_CITATION {&quot;citationItems&quot;: [{&quot;id&quot;: &quot;ITEM-1&quot;, &quot;itemData&quot;: {&quot;author&quot;: [{&quot;dropping-particle&quot;: &quot;&quot;, &quot;family&quot;: &quot;Edgar&quot;, &quot;given&quot;: &quot;Robert C&quot;, &quot;non-dropping-particle&quot;: &quot;&quot;, &quot;parse-names&quot;: false, &quot;suffix&quot;: &quot;&quot;}], &quot;container-title&quot;: &quot;bioRxiv&quot;, &quot;id&quot;: &quot;ITEM-1&quot;, &quot;issued&quot;: {&quot;date-parts&quot;: [[&quot;2016&quot;]]}, &quot;title&quot;: &quot;UNOISE2: improved error-correction for Illumina 16S and ITS amplicon sequencing&quot;, &quot;type&quot;: &quot;article-journal&quot;}, &quot;uris&quot;: [&quot;http://www.mendeley.com/documents/?uuid=0c7ae072-074c-38e1-88da-621009601c45&quot;]}], &quot;mendeley&quot;: {&quot;formattedCitation&quot;: &quot;(Edgar, 2016)&quot;, &quot;plainTextFormattedCitation&quot;: &quot;(Edgar, 2016)&quot;, &quot;previouslyFormattedCitation&quot;: &quot;(Edgar, 2016)&quot;}, &quot;properties&quot;: {&quot;noteIndex&quot;: 0}, &quot;schema&quot;: &quot;https://github.com/citation-style-language/schema/raw/master/csl-citation.json&quot;} RNDsMRQrPxbsm"/><text:span text:style-name="T92">⁠, then all sequences were mapped onto zOTU seeds to create a zOTU table </text:span><text:span text:style-name="T156">using vsearch</text:span><text:span text:style-name="T92">. zOTU stands for “zero-radius operational taxonomic unit” </text:span><text:reference-mark-start text:name="ADDIN CSL_CITATION {&quot;citationItems&quot;: [{&quot;id&quot;: &quot;ITEM-1&quot;, &quot;itemData&quot;: {&quot;author&quot;: [{&quot;dropping-particle&quot;: &quot;&quot;, &quot;family&quot;: &quot;Edgar&quot;, &quot;given&quot;: &quot;Robert C&quot;, &quot;non-dropping-particle&quot;: &quot;&quot;, &quot;parse-names&quot;: false, &quot;suffix&quot;: &quot;&quot;}], &quot;container-title&quot;: &quot;bioRxiv&quot;, &quot;id&quot;: &quot;ITEM-1&quot;, &quot;issued&quot;: {&quot;date-parts&quot;: [[&quot;2016&quot;]]}, &quot;title&quot;: &quot;UNOISE2: improved error-correction for Illumina 16S and ITS amplicon sequencing&quot;, &quot;type&quot;: &quot;article-journal&quot;}, &quot;uris&quot;: [&quot;http://www.mendeley.com/documents/?uuid=0c7ae072-074c-38e1-88da-621009601c45&quot;]}], &quot;mendeley&quot;: {&quot;formattedCitation&quot;: &quot;(Edgar, 2016)&quot;, &quot;plainTextFormattedCitation&quot;: &quot;(Edgar, 2016)&quot;, &quot;previouslyFormattedCitation&quot;: &quot;(Edgar, 2016)&quot;}, &quot;properties&quot;: {&quot;noteIndex&quot;: 0}, &quot;schema&quot;: &quot;https://github.com/citation-style-language/schema/raw/master/csl-citation.json&quot;} RND3l9XLjvtEs"/><text:span text:style-name="T29">(Edgar, 2016)</text:span><text:reference-mark-end text:name="ADDIN CSL_CITATION {&quot;citationItems&quot;: [{&quot;id&quot;: &quot;ITEM-1&quot;, &quot;itemData&quot;: {&quot;author&quot;: [{&quot;dropping-particle&quot;: &quot;&quot;, &quot;family&quot;: &quot;Edgar&quot;, &quot;given&quot;: &quot;Robert C&quot;, &quot;non-dropping-particle&quot;: &quot;&quot;, &quot;parse-names&quot;: false, &quot;suffix&quot;: &quot;&quot;}], &quot;container-title&quot;: &quot;bioRxiv&quot;, &quot;id&quot;: &quot;ITEM-1&quot;, &quot;issued&quot;: {&quot;date-parts&quot;: [[&quot;2016&quot;]]}, &quot;title&quot;: &quot;UNOISE2: improved error-correction for Illumina 16S and ITS amplicon sequencing&quot;, &quot;type&quot;: &quot;article-journal&quot;}, &quot;uris&quot;: [&quot;http://www.mendeley.com/documents/?uuid=0c7ae072-074c-38e1-88da-621009601c45&quot;]}], &quot;mendeley&quot;: {&quot;formattedCitation&quot;: &quot;(Edgar, 2016)&quot;, &quot;plainTextFormattedCitation&quot;: &quot;(Edgar, 2016)&quot;, &quot;previouslyFormattedCitation&quot;: &quot;(Edgar, 2016)&quot;}, &quot;properties&quot;: {&quot;noteIndex&quot;: 0}, &quot;schema&quot;: &quot;https://github.com/citation-style-language/schema/raw/master/csl-citation.json&quot;} RND3l9XLjvtEs"/><text:span text:style-name="T92">⁠. </text:span><text:span text:style-name="T117">Unlike traditional </text:span><text:span text:style-name="T96">de novo</text:span><text:span text:style-name="T118"> clustered OTUs, zOTUs are exact sequence variants (ESVs) which are consistent and easily comparable across dat</text:span><text:span text:style-name="T336">a</text:span><text:span text:style-name="T119">. </text:span><text:span text:style-name="T120">The SINA aligner</text:span><text:span text:style-name="T92"> </text:span><text:reference-mark-start text:name="ADDIN CSL_CITATION {&quot;citationItems&quot;: [{&quot;id&quot;: &quot;ITEM-1&quot;, &quot;itemData&quot;: {&quot;DOI&quot;: &quot;10.1093/bioinformatics/bts252&quot;, &quot;ISBN&quot;: &quot;1367-4803&quot;, &quot;ISSN&quot;: &quot;13674803&quot;, &quot;PMID&quot;: &quot;22556368&quot;, &quot;abstract&quot;: &quot;MOTIVATION: In the analysis of homologous sequences, computation of multiple sequence alignments (MSAs) has become a bottleneck. This is especially troublesome for marker genes like the ribosomal RNA (rRNA) where already millions of sequences are publicly available and individual studies can easily produce hundreds of thousands of new sequences. Methods have been developed to cope with such numbers, but further improvements are needed to meet accuracy requirements.\\n\\nRESULTS: In this study, we present the SILVA Incremental Aligner (SINA) used to align the rRNA gene databases provided by the SILVA ribosomal RNA project. SINA uses a combination of k-mer searching and partial order alignment (POA) to maintain very high alignment accuracy while satisfying high throughput performance demands. SINA was evaluated in comparison with the commonly used high throughput MSA programs PyNAST and mothur. The three BRAliBase III benchmark MSAs could be reproduced with 99.3, 97.6 and 96.1 accuracy. A larger benchmark MSA comprising 38 772 sequences could be reproduced with 98.9 and 99.3% accuracy using reference MSAs comprising 1000 and 5000 sequences. SINA was able to achieve higher accuracy than PyNAST and mothur in all performed benchmarks.\\n\\nAVAILABILITY: Alignment of up to 500 sequences using the latest SILVA SSU/LSU Ref datasets as reference MSA is offered at http://www.arb-silva.de/aligner. This page also links to Linux binaries, user manual and tutorial. SINA is made available under a personal use license.&quot;, &quot;author&quot;: [{&quot;dropping-particle&quot;: &quot;&quot;, &quot;family&quot;: &quot;Pruesse&quot;, &quot;given&quot;: &quot;Elmar&quot;, &quot;non-dropping-particle&quot;: &quot;&quot;, &quot;parse-names&quot;: false, &quot;suffix&quot;: &quot;&quot;}, {&quot;dropping-particle&quot;: &quot;&quot;, &quot;family&quot;: &quot;Peplies&quot;, &quot;given&quot;: &quot;J\u00f6rg&quot;, &quot;non-dropping-particle&quot;: &quot;&quot;, &quot;parse-names&quot;: false, &quot;suffix&quot;: &quot;&quot;}, {&quot;dropping-particle&quot;: &quot;&quot;, &quot;family&quot;: &quot;Gl\u00f6ckner&quot;, &quot;given&quot;: &quot;Frank Oliver&quot;, &quot;non-dropping-particle&quot;: &quot;&quot;, &quot;parse-names&quot;: false, &quot;suffix&quot;: &quot;&quot;}], &quot;container-title&quot;: &quot;Bioinformatics&quot;, &quot;id&quot;: &quot;ITEM-1&quot;, &quot;issue&quot;: &quot;14&quot;, &quot;issued&quot;: {&quot;date-parts&quot;: [[&quot;2012&quot;]]}, &quot;page&quot;: &quot;1823-1829&quot;, &quot;title&quot;: &quot;SINA: Accurate high-throughput multiple sequence alignment of ribosomal RNA genes&quot;, &quot;type&quot;: &quot;article-journal&quot;, &quot;volume&quot;: &quot;28&quot;}, &quot;uris&quot;: [&quot;http://www.mendeley.com/documents/?uuid=ff1fed3f-a168-4999-b518-feba204bd400&quot;]}], &quot;mendeley&quot;: {&quot;formattedCitation&quot;: &quot;(Pruesse &lt;i&gt;et al.&lt;/i&gt;, 2012)&quot;, &quot;plainTextFormattedCitation&quot;: &quot;(Pruesse et al., 2012)&quot;, &quot;previouslyFormattedCitation&quot;: &quot;(Pruesse &lt;i&gt;et al.&lt;/i&gt;, 2012)&quot;}, &quot;properties&quot;: {&quot;noteIndex&quot;: 0}, &quot;schema&quot;: &quot;https://github.com/citation-style-language/schema/raw/master/csl-citation.json&quot;} RNDiB8wpRY1OS"/><text:span text:style-name="T29">(Pruesse </text:span><text:span text:style-name="T30">et al.</text:span><text:span text:style-name="T29">, 2012)</text:span><text:reference-mark-end text:name="ADDIN CSL_CITATION {&quot;citationItems&quot;: [{&quot;id&quot;: &quot;ITEM-1&quot;, &quot;itemData&quot;: {&quot;DOI&quot;: &quot;10.1093/bioinformatics/bts252&quot;, &quot;ISBN&quot;: &quot;1367-4803&quot;, &quot;ISSN&quot;: &quot;13674803&quot;, &quot;PMID&quot;: &quot;22556368&quot;, &quot;abstract&quot;: &quot;MOTIVATION: In the analysis of homologous sequences, computation of multiple sequence alignments (MSAs) has become a bottleneck. This is especially troublesome for marker genes like the ribosomal RNA (rRNA) where already millions of sequences are publicly available and individual studies can easily produce hundreds of thousands of new sequences. Methods have been developed to cope with such numbers, but further improvements are needed to meet accuracy requirements.\\n\\nRESULTS: In this study, we present the SILVA Incremental Aligner (SINA) used to align the rRNA gene databases provided by the SILVA ribosomal RNA project. SINA uses a combination of k-mer searching and partial order alignment (POA) to maintain very high alignment accuracy while satisfying high throughput performance demands. SINA was evaluated in comparison with the commonly used high throughput MSA programs PyNAST and mothur. The three BRAliBase III benchmark MSAs could be reproduced with 99.3, 97.6 and 96.1 accuracy. A larger benchmark MSA comprising 38 772 sequences could be reproduced with 98.9 and 99.3% accuracy using reference MSAs comprising 1000 and 5000 sequences. SINA was able to achieve higher accuracy than PyNAST and mothur in all performed benchmarks.\\n\\nAVAILABILITY: Alignment of up to 500 sequences using the latest SILVA SSU/LSU Ref datasets as reference MSA is offered at http://www.arb-silva.de/aligner. This page also links to Linux binaries, user manual and tutorial. SINA is made available under a personal use license.&quot;, &quot;author&quot;: [{&quot;dropping-particle&quot;: &quot;&quot;, &quot;family&quot;: &quot;Pruesse&quot;, &quot;given&quot;: &quot;Elmar&quot;, &quot;non-dropping-particle&quot;: &quot;&quot;, &quot;parse-names&quot;: false, &quot;suffix&quot;: &quot;&quot;}, {&quot;dropping-particle&quot;: &quot;&quot;, &quot;family&quot;: &quot;Peplies&quot;, &quot;given&quot;: &quot;J\u00f6rg&quot;, &quot;non-dropping-particle&quot;: &quot;&quot;, &quot;parse-names&quot;: false, &quot;suffix&quot;: &quot;&quot;}, {&quot;dropping-particle&quot;: &quot;&quot;, &quot;family&quot;: &quot;Gl\u00f6ckner&quot;, &quot;given&quot;: &quot;Frank Oliver&quot;, &quot;non-dropping-particle&quot;: &quot;&quot;, &quot;parse-names&quot;: false, &quot;suffix&quot;: &quot;&quot;}], &quot;container-title&quot;: &quot;Bioinformatics&quot;, &quot;id&quot;: &quot;ITEM-1&quot;, &quot;issue&quot;: &quot;14&quot;, &quot;issued&quot;: {&quot;date-parts&quot;: [[&quot;2012&quot;]]}, &quot;page&quot;: &quot;1823-1829&quot;, &quot;title&quot;: &quot;SINA: Accurate high-throughput multiple sequence alignment of ribosomal RNA genes&quot;, &quot;type&quot;: &quot;article-journal&quot;, &quot;volume&quot;: &quot;28&quot;}, &quot;uris&quot;: [&quot;http://www.mendeley.com/documents/?uuid=ff1fed3f-a168-4999-b518-feba204bd400&quot;]}], &quot;mendeley&quot;: {&quot;formattedCitation&quot;: &quot;(Pruesse &lt;i&gt;et al.&lt;/i&gt;, 2012)&quot;, &quot;plainTextFormattedCitation&quot;: &quot;(Pruesse et al., 2012)&quot;, &quot;previouslyFormattedCitation&quot;: &quot;(Pruesse &lt;i&gt;et al.&lt;/i&gt;, 2012)&quot;}, &quot;properties&quot;: {&quot;noteIndex&quot;: 0}, &quot;schema&quot;: &quot;https://github.com/citation-style-language/schema/raw/master/csl-citation.json&quot;} RNDiB8wpRY1OS"/><text:span text:style-name="T92">⁠ was used to align zOTU centroid sequences </text:span><text:span text:style-name="T151">to the SILVA SSU Ref 128 database (available from https://www.arb-silva.de/download/arb-files/)</text:span><text:span text:style-name="T92">. </text:span><text:span text:style-name="T115">We then used </text:span><text:span text:style-name="T184">IQ-TREE </text:span><text:reference-mark-start text:name="ADDIN CSL_CITATION {&quot;citationItems&quot;: [{&quot;id&quot;: &quot;ITEM-1&quot;, &quot;itemData&quot;: {&quot;DOI&quot;: &quot;10.1093/molbev/msu300&quot;, &quot;ISBN&quot;: &quot;0737-4038&quot;, &quot;ISSN&quot;: &quot;15371719&quot;, &quot;PMID&quot;: &quot;25371430&quot;, &quot;abstract&quot;: &quot;Large phylogenomics data sets require fast tree inference methods, especially for maximum-likelihood (ML) phylogenies. Fast programs exist, but due to inherent heuristics to find optimal trees, it is not clear whether the best tree is found. Thus, there is need for additional approaches that employ different search strategies to find ML trees and that are at the same time as fast as currently available ML programs. We show that a combination of hill-climbing approaches and a stochastic perturbation method can be time-efficiently implemented. If we allow the same CPU time as RAxML and PhyML, then our software IQ-TREE found higher likelihoods between 62.2% and 87.1% of the studied alignments, thus efficiently exploring the tree-space. If we use the IQ-TREE stopping rule, RAxML and PhyML are faster in 75.7% and 47.1% of the DNA alignments and 42.2% and 100% of the protein alignments, respectively. However, the range of obtaining higher likelihoods with IQ-TREE improves to 73.3-97.1%. IQ-TREE is freely available at http://www.cibiv.at/software/iqtree.&quot;, &quot;author&quot;: [{&quot;dropping-particle&quot;: &quot;&quot;, &quot;family&quot;: &quot;Nguyen&quot;, &quot;given&quot;: &quot;Lam Tung&quot;, &quot;non-dropping-particle&quot;: &quot;&quot;, &quot;parse-names&quot;: false, &quot;suffix&quot;: &quot;&quot;}, {&quot;dropping-particle&quot;: &quot;&quot;, &quot;family&quot;: &quot;Schmidt&quot;, &quot;given&quot;: &quot;Heiko A.&quot;, &quot;non-dropping-particle&quot;: &quot;&quot;, &quot;parse-names&quot;: false, &quot;suffix&quot;: &quot;&quot;}, {&quot;dropping-particle&quot;: &quot;&quot;, &quot;family&quot;: &quot;Haeseler&quot;, &quot;given&quot;: &quot;Arndt&quot;, &quot;non-dropping-particle&quot;: &quot;Von&quot;, &quot;parse-names&quot;: false, &quot;suffix&quot;: &quot;&quot;}, {&quot;dropping-particle&quot;: &quot;&quot;, &quot;family&quot;: &quot;Minh&quot;, &quot;given&quot;: &quot;Bui Quang&quot;, &quot;non-dropping-particle&quot;: &quot;&quot;, &quot;parse-names&quot;: false, &quot;suffix&quot;: &quot;&quot;}], &quot;container-title&quot;: &quot;Molecular Biology and Evolution&quot;, &quot;id&quot;: &quot;ITEM-1&quot;, &quot;issued&quot;: {&quot;date-parts&quot;: [[&quot;2015&quot;]]}, &quot;title&quot;: &quot;IQ-TREE: A fast and effective stochastic algorithm for estimating maximum-likelihood phylogenies&quot;, &quot;type&quot;: &quot;article-journal&quot;}, &quot;uris&quot;: [&quot;http://www.mendeley.com/documents/?uuid=2a238bdb-0b3f-4977-98e4-bf231c542b4d&quot;]}], &quot;mendeley&quot;: {&quot;formattedCitation&quot;: &quot;(Nguyen &lt;i&gt;et al.&lt;/i&gt;, 2015)&quot;, &quot;plainTextFormattedCitation&quot;: &quot;(Nguyen et al., 2015)&quot;, &quot;previouslyFormattedCitation&quot;: &quot;(Nguyen &lt;i&gt;et al.&lt;/i&gt;, 2015)&quot;}, &quot;properties&quot;: {&quot;noteIndex&quot;: 0}, &quot;schema&quot;: &quot;https://github.com/citation-style-language/schema/raw/master/csl-citation.json&quot;} RNDnTwvVDHI40"/><text:span text:style-name="T57">(Nguyen </text:span><text:span text:style-name="T41">et al.</text:span><text:span text:style-name="T57">, 2015)</text:span><text:reference-mark-end text:name="ADDIN CSL_CITATION {&quot;citationItems&quot;: [{&quot;id&quot;: &quot;ITEM-1&quot;, &quot;itemData&quot;: {&quot;DOI&quot;: &quot;10.1093/molbev/msu300&quot;, &quot;ISBN&quot;: &quot;0737-4038&quot;, &quot;ISSN&quot;: &quot;15371719&quot;, &quot;PMID&quot;: &quot;25371430&quot;, &quot;abstract&quot;: &quot;Large phylogenomics data sets require fast tree inference methods, especially for maximum-likelihood (ML) phylogenies. Fast programs exist, but due to inherent heuristics to find optimal trees, it is not clear whether the best tree is found. Thus, there is need for additional approaches that employ different search strategies to find ML trees and that are at the same time as fast as currently available ML programs. We show that a combination of hill-climbing approaches and a stochastic perturbation method can be time-efficiently implemented. If we allow the same CPU time as RAxML and PhyML, then our software IQ-TREE found higher likelihoods between 62.2% and 87.1% of the studied alignments, thus efficiently exploring the tree-space. If we use the IQ-TREE stopping rule, RAxML and PhyML are faster in 75.7% and 47.1% of the DNA alignments and 42.2% and 100% of the protein alignments, respectively. However, the range of obtaining higher likelihoods with IQ-TREE improves to 73.3-97.1%. IQ-TREE is freely available at http://www.cibiv.at/software/iqtree.&quot;, &quot;author&quot;: [{&quot;dropping-particle&quot;: &quot;&quot;, &quot;family&quot;: &quot;Nguyen&quot;, &quot;given&quot;: &quot;Lam Tung&quot;, &quot;non-dropping-particle&quot;: &quot;&quot;, &quot;parse-names&quot;: false, &quot;suffix&quot;: &quot;&quot;}, {&quot;dropping-particle&quot;: &quot;&quot;, &quot;family&quot;: &quot;Schmidt&quot;, &quot;given&quot;: &quot;Heiko A.&quot;, &quot;non-dropping-particle&quot;: &quot;&quot;, &quot;parse-names&quot;: false, &quot;suffix&quot;: &quot;&quot;}, {&quot;dropping-particle&quot;: &quot;&quot;, &quot;family&quot;: &quot;Haeseler&quot;, &quot;given&quot;: &quot;Arndt&quot;, &quot;non-dropping-particle&quot;: &quot;Von&quot;, &quot;parse-names&quot;: false, &quot;suffix&quot;: &quot;&quot;}, {&quot;dropping-particle&quot;: &quot;&quot;, &quot;family&quot;: &quot;Minh&quot;, &quot;given&quot;: &quot;Bui Quang&quot;, &quot;non-dropping-particle&quot;: &quot;&quot;, &quot;parse-names&quot;: false, &quot;suffix&quot;: &quot;&quot;}], &quot;container-title&quot;: &quot;Molecular Biology and Evolution&quot;, &quot;id&quot;: &quot;ITEM-1&quot;, &quot;issued&quot;: {&quot;date-parts&quot;: [[&quot;2015&quot;]]}, &quot;title&quot;: &quot;IQ-TREE: A fast and effective stochastic algorithm for estimating maximum-likelihood phylogenies&quot;, &quot;type&quot;: &quot;article-journal&quot;}, &quot;uris&quot;: [&quot;http://www.mendeley.com/documents/?uuid=2a238bdb-0b3f-4977-98e4-bf231c542b4d&quot;]}], &quot;mendeley&quot;: {&quot;formattedCitation&quot;: &quot;(Nguyen &lt;i&gt;et al.&lt;/i&gt;, 2015)&quot;, &quot;plainTextFormattedCitation&quot;: &quot;(Nguyen et al., 2015)&quot;, &quot;previouslyFormattedCitation&quot;: &quot;(Nguyen &lt;i&gt;et al.&lt;/i&gt;, 2015)&quot;}, &quot;properties&quot;: {&quot;noteIndex&quot;: 0}, &quot;schema&quot;: &quot;https://github.com/citation-style-language/schema/raw/master/csl-citation.json&quot;} RNDnTwvVDHI40"/><text:span text:style-name="T184">⁠</text:span><text:span text:style-name="T115"> </text:span><text:span text:style-name="T184">to</text:span><text:span text:style-name="T92"> build a phylogenetic tree.</text:span></text:p>
      <text:p text:style-name="P9"><text:soft-page-break/><text:span text:style-name="T215"><text:tab/>The resulting zOTU table was rarefied to 1000 sequences per sample, and samples with fewer sequences were excluded. The last five time points were excluded as well because they were sampled at a much lower temporal resolution. This left 52 time points spread over the first 469 days of the infant subject's life. The zOTU table was then split into two zOTU tables, one for time points before the infant started using baby formula, and one for those after. The “pre-formula” zOTU table contained ages 4 days through 146, and the “post-formula” zOTU table contained ages 161 days through 469 days. Each zOTU table was used to run our model as described above using </text:span><text:span text:style-name="T223">500</text:span><text:span text:style-name="T215"> </text:span><text:span text:style-name="Default_20_Paragraph_20_Font"><text:span text:style-name="T246">D</text:span></text:span><text:span text:style-name="T215"> values (Equation 1), ranging from underdispersed (</text:span><text:span text:style-name="Default_20_Paragraph_20_Font"><text:span text:style-name="T246">D </text:span></text:span><text:span text:style-name="T215">= -</text:span><text:span text:style-name="T224">5</text:span><text:span text:style-name="T215">) to overdispersed (</text:span><text:span text:style-name="Default_20_Paragraph_20_Font"><text:span text:style-name="T246">D</text:span></text:span><text:span text:style-name="T215"> = </text:span><text:span text:style-name="T224">5</text:span><text:span text:style-name="T215">), using zOTUs in lieu of species. </text:span><text:span text:style-name="T225">zOTUs with zero phylogenetic distance between them were combined, because these </text:span><text:span text:style-name="T226">z</text:span><text:span text:style-name="T225">OTUs were uninformative for our statistical model (Equation 1; zero raised to a negative exponent is undefined)</text:span><text:span text:style-name="T215">. The </text:span><text:span text:style-name="T223">500</text:span><text:span text:style-name="T215"> resulting </text:span><text:span text:style-name="T224">surrogate data sets were compared to the empirical data set as described above, using difference between phylodiversity values at the middle time point. </text:span><text:span text:style-name="T227">The logistic error model (Equation 2) was fit and bootstrapped, yielding an estimate for </text:span><text:span text:style-name="T251">D</text:span><text:span text:style-name="T265"> and 95% confidence intervals for that estimate.</text:span></text:p>
      <text:p text:style-name="P58"><text:span text:style-name="T92"><text:tab/>“</text:span><text:span text:style-name="T208">Moving pictures” s</text:span><text:span text:style-name="T92">equence data from Caporaso et al.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fHJxRtKgaY"/><text:span text:style-name="T29">(Caporaso </text:span><text:span text:style-name="T30">et al.</text:span><text:span text:style-name="T29">, 2011)</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fHJxRtKgaY"/><text:span text:style-name="T92">⁠</text:span><text:bookmark-start text:name="__Fieldmark__423_1764676328"/><text:span text:style-name="T92"> were downloaded from the MG-RAST database (http://metagenomics.anl.gov/). </text:span><text:bookmark-end text:name="__Fieldmark__423_1764676328"/><text:span text:style-name="T92">These are </text:span><text:span text:style-name="T189">longitudinal</text:span><text:span text:style-name="T92"> data from one adult male subject and one adult female subject, over a period of several hundred days, across multiple sample sites (feces, both palms, tongue). Time points were excluded which did not have sequence data for each of the 8 environments (L hand, R hand, mouth, and feces of the male and female subjects), and rarefied to 5000 sequences per sample. This left 107 time-points, ranging from day 1 to day 185. Analysis for each </text:span><text:span text:style-name="T188">data set (</text:span><text:span text:style-name="T105">e.g. </text:span><text:span text:style-name="T188">female right palm)</text:span><text:span text:style-name="T92"> was carried out as described above, except raw sequences were trimmed to a length of 91 bp after the end of the forward PCR primer site in order to ensure that all raw sequences spanned the same region of the 16S rRNA gene. 91 bp was chosen as a </text:span><text:span text:style-name="T155">length </text:span><text:span text:style-name="T92">cutoff in order to keep 95% of the sequence data (5% of sequences were discarded because they were shorter).</text:span></text:p>
      <text:p text:style-name="P58"><text:soft-page-break/><text:span text:style-name="T92"><text:tab/></text:span><text:span text:style-name="T208">Analysis of the “moving pictures” data was also done using two approaches that were intended to showcase potential functionality of </text:span><text:span text:style-name="T209">our</text:span><text:span text:style-name="T208"> model, albeit without directly testing any hypotheses. We analyzed palm communities in a “meta” context, where surrogate data sets were generated assuming the species pool for a given palm was composed of all four palms in the data set. </text:span><text:span text:style-name="T209">In this case, the difference between the </text:span><text:span text:style-name="T208">“</text:span><text:span text:style-name="T209">self” </text:span><text:span text:style-name="T110">D</text:span><text:span text:style-name="T136"> estimate (generated above) and the “meta” </text:span><text:span text:style-name="T110">D</text:span><text:span text:style-name="T136"> estimate (estimated with a metapopulation of zOTUs) is related to the exclusivity of arrivals into the community. In other words, if we were to estimate similar </text:span><text:span text:style-name="T110">D</text:span><text:span text:style-name="T136"> values for both the “meta” and “self” analyses, the inclusion of extra species in the species pool would be of little importance to the model, and we would learn that it would make little difference to community assembly patterns if the species pool really was composed of the “meta” set. We also analyzed a section of </text:span><text:span text:style-name="T137">samples from the male right palm data that were collected every day over a period of 19 days, using a sliding window approach. We ran our model as described above on each window of 5 continuous days (15 windows), in order to see how </text:span><text:span text:style-name="T111">D</text:span><text:span text:style-name="T137"> varied over time. We only conducted this analysis for the section of samples that were sampled every day, so that comparisons between windows would not be confounded by window size.</text:span></text:p>
      <text:p text:style-name="P5"><text:span text:style-name="T215"><text:tab/></text:span><text:span text:style-name="T228">Finnish infant s</text:span><text:span text:style-name="T229">equence data from Yassour et al. </text:span><text:reference-mark-start text:name="ADDIN CSL_CITATION {&quot;citationItems&quot;: [{&quot;id&quot;: &quot;ITEM-1&quot;, &quot;itemData&quot;: {&quot;DOI&quot;: &quot;10.1126/scitranslmed.aad0917&quot;, &quot;ISBN&quot;: &quot;1946-6242 (Electronic)\\r1946-6234 (Linking)&quot;, &quot;ISSN&quot;: &quot;19466242&quot;, &quot;PMID&quot;: &quot;27306663&quot;, &quot;abstract&quot;: &quot;The gut microbial community is dynamic during the first 3 years of life, before stabilizing to an adult-like state. However, little is known about the impact of environmental factors on the developing human gut microbiome. We report a longitudinal study of the gut microbiome based on DNA sequence analysis of monthly stool samples and clinical information from 39 children, about half of whom received multiple courses of antibiotics during the first 3 years of life. Whereas the gut microbiome of most children born by vaginal delivery was dominated by Bacteroides species, the four children born by cesarean section and about 20% of vaginally born children lacked Bacteroides in the first 6 to 18 months of life. Longitudinal sampling, coupled with whole-genome shotgun sequencing, allowed detection of strain-level variation as well as the abundance of antibiotic resistance genes. The microbiota of antibiotic-treated children was less diverse in terms of both bacterial species and strains, with some species often dominated by single strains. In addition, we observed short-term composition changes between consecutive samples from children treated with antibiotics. Antibiotic resistance genes carried on microbial chromosomes showed a peak in abundance after antibiotic treatment followed by a sharp decline, whereas some genes carried on mobile elements persisted longer after antibiotic therapy ended. Our results highlight the value of high-density longitudinal sampling studies with high-resolution strain profiling for studying the establishment and response to perturbation of the infant gut microbiome.&quot;, &quot;author&quot;: [{&quot;dropping-particle&quot;: &quot;&quot;, &quot;family&quot;: &quot;Yassour&quot;, &quot;given&quot;: &quot;Moran&quot;, &quot;non-dropping-particle&quot;: &quot;&quot;, &quot;parse-names&quot;: false, &quot;suffix&quot;: &quot;&quot;}, {&quot;dropping-particle&quot;: &quot;&quot;, &quot;family&quot;: &quot;Vatanen&quot;, &quot;given&quot;: &quot;Tommi&quot;, &quot;non-dropping-particle&quot;: &quot;&quot;, &quot;parse-names&quot;: false, &quot;suffix&quot;: &quot;&quot;}, {&quot;dropping-particle&quot;: &quot;&quot;, &quot;family&quot;: &quot;Siljander&quot;, &quot;given&quot;: &quot;Heli&quot;, &quot;non-dropping-particle&quot;: &quot;&quot;, &quot;parse-names&quot;: false, &quot;suffix&quot;: &quot;&quot;}, {&quot;dropping-particle&quot;: &quot;&quot;, &quot;family&quot;: &quot;H\u00e4m\u00e4l\u00e4inen&quot;, &quot;given&quot;: &quot;Anu Maaria&quot;, &quot;non-dropping-particle&quot;: &quot;&quot;, &quot;parse-names&quot;: false, &quot;suffix&quot;: &quot;&quot;}, {&quot;dropping-particle&quot;: &quot;&quot;, &quot;family&quot;: &quot;H\u00e4rk\u00f6nen&quot;, &quot;given&quot;: &quot;Taina&quot;, &quot;non-dropping-particle&quot;: &quot;&quot;, &quot;parse-names&quot;: false, &quot;suffix&quot;: &quot;&quot;}, {&quot;dropping-particle&quot;: &quot;&quot;, &quot;family&quot;: &quot;Ryh\u00e4nen&quot;, &quot;given&quot;: &quot;Samppa J.&quot;, &quot;non-dropping-particle&quot;: &quot;&quot;, &quot;parse-names&quot;: false, &quot;suffix&quot;: &quot;&quot;}, {&quot;dropping-particle&quot;: &quot;&quot;, &quot;family&quot;: &quot;Franzosa&quot;, &quot;given&quot;: &quot;Eric A.&quot;, &quot;non-dropping-particle&quot;: &quot;&quot;, &quot;parse-names&quot;: false, &quot;suffix&quot;: &quot;&quot;}, {&quot;dropping-particle&quot;: &quot;&quot;, &quot;family&quot;: &quot;Vlamakis&quot;, &quot;given&quot;: &quot;Hera&quot;, &quot;non-dropping-particle&quot;: &quot;&quot;, &quot;parse-names&quot;: false, &quot;suffix&quot;: &quot;&quot;}, {&quot;dropping-particle&quot;: &quot;&quot;, &quot;family&quot;: &quot;Huttenhower&quot;, &quot;given&quot;: &quot;Curtis&quot;, &quot;non-dropping-particle&quot;: &quot;&quot;, &quot;parse-names&quot;: false, &quot;suffix&quot;: &quot;&quot;}, {&quot;dropping-particle&quot;: &quot;&quot;, &quot;family&quot;: &quot;Gevers&quot;, &quot;given&quot;: &quot;Dirk&quot;, &quot;non-dropping-particle&quot;: &quot;&quot;, &quot;parse-names&quot;: false, &quot;suffix&quot;: &quot;&quot;}, {&quot;dropping-particle&quot;: &quot;&quot;, &quot;family&quot;: &quot;Lander&quot;, &quot;given&quot;: &quot;Eric S.&quot;, &quot;non-dropping-particle&quot;: &quot;&quot;, &quot;parse-names&quot;: false, &quot;suffix&quot;: &quot;&quot;}, {&quot;dropping-particle&quot;: &quot;&quot;, &quot;family&quot;: &quot;Knip&quot;, &quot;given&quot;: &quot;Mikael&quot;, &quot;non-dropping-particle&quot;: &quot;&quot;, &quot;parse-names&quot;: false, &quot;suffix&quot;: &quot;&quot;}, {&quot;dropping-particle&quot;: &quot;&quot;, &quot;family&quot;: &quot;Xavier&quot;, &quot;given&quot;: &quot;Ramnik J.&quot;, &quot;non-dropping-particle&quot;: &quot;&quot;, &quot;parse-names&quot;: false, &quot;suffix&quot;: &quot;&quot;}], &quot;container-title&quot;: &quot;Science Translational Medicine&quot;, &quot;id&quot;: &quot;ITEM-1&quot;, &quot;issued&quot;: {&quot;date-parts&quot;: [[&quot;2016&quot;]]}, &quot;title&quot;: &quot;Natural history of the infant gut microbiome and impact of antibiotic treatment on bacterial strain diversity and stability&quot;, &quot;type&quot;: &quot;article-journal&quot;}, &quot;uris&quot;: [&quot;http://www.mendeley.com/documents/?uuid=69c14c93-a298-47c8-a5d7-e29a5d348cc4&quot;]}], &quot;mendeley&quot;: {&quot;formattedCitation&quot;: &quot;(Yassour &lt;i&gt;et al.&lt;/i&gt;, 2016)&quot;, &quot;plainTextFormattedCitation&quot;: &quot;(Yassour et al., 2016)&quot;, &quot;previouslyFormattedCitation&quot;: &quot;(Yassour &lt;i&gt;et al.&lt;/i&gt;, 2016)&quot;}, &quot;properties&quot;: {&quot;noteIndex&quot;: 0}, &quot;schema&quot;: &quot;https://github.com/citation-style-language/schema/raw/master/csl-citation.json&quot;} RNDspKnBXyV4K"/><text:span text:style-name="T67">(Yassour </text:span><text:span text:style-name="T63">et al.</text:span><text:span text:style-name="T67">, 2016)</text:span><text:reference-mark-end text:name="ADDIN CSL_CITATION {&quot;citationItems&quot;: [{&quot;id&quot;: &quot;ITEM-1&quot;, &quot;itemData&quot;: {&quot;DOI&quot;: &quot;10.1126/scitranslmed.aad0917&quot;, &quot;ISBN&quot;: &quot;1946-6242 (Electronic)\\r1946-6234 (Linking)&quot;, &quot;ISSN&quot;: &quot;19466242&quot;, &quot;PMID&quot;: &quot;27306663&quot;, &quot;abstract&quot;: &quot;The gut microbial community is dynamic during the first 3 years of life, before stabilizing to an adult-like state. However, little is known about the impact of environmental factors on the developing human gut microbiome. We report a longitudinal study of the gut microbiome based on DNA sequence analysis of monthly stool samples and clinical information from 39 children, about half of whom received multiple courses of antibiotics during the first 3 years of life. Whereas the gut microbiome of most children born by vaginal delivery was dominated by Bacteroides species, the four children born by cesarean section and about 20% of vaginally born children lacked Bacteroides in the first 6 to 18 months of life. Longitudinal sampling, coupled with whole-genome shotgun sequencing, allowed detection of strain-level variation as well as the abundance of antibiotic resistance genes. The microbiota of antibiotic-treated children was less diverse in terms of both bacterial species and strains, with some species often dominated by single strains. In addition, we observed short-term composition changes between consecutive samples from children treated with antibiotics. Antibiotic resistance genes carried on microbial chromosomes showed a peak in abundance after antibiotic treatment followed by a sharp decline, whereas some genes carried on mobile elements persisted longer after antibiotic therapy ended. Our results highlight the value of high-density longitudinal sampling studies with high-resolution strain profiling for studying the establishment and response to perturbation of the infant gut microbiome.&quot;, &quot;author&quot;: [{&quot;dropping-particle&quot;: &quot;&quot;, &quot;family&quot;: &quot;Yassour&quot;, &quot;given&quot;: &quot;Moran&quot;, &quot;non-dropping-particle&quot;: &quot;&quot;, &quot;parse-names&quot;: false, &quot;suffix&quot;: &quot;&quot;}, {&quot;dropping-particle&quot;: &quot;&quot;, &quot;family&quot;: &quot;Vatanen&quot;, &quot;given&quot;: &quot;Tommi&quot;, &quot;non-dropping-particle&quot;: &quot;&quot;, &quot;parse-names&quot;: false, &quot;suffix&quot;: &quot;&quot;}, {&quot;dropping-particle&quot;: &quot;&quot;, &quot;family&quot;: &quot;Siljander&quot;, &quot;given&quot;: &quot;Heli&quot;, &quot;non-dropping-particle&quot;: &quot;&quot;, &quot;parse-names&quot;: false, &quot;suffix&quot;: &quot;&quot;}, {&quot;dropping-particle&quot;: &quot;&quot;, &quot;family&quot;: &quot;H\u00e4m\u00e4l\u00e4inen&quot;, &quot;given&quot;: &quot;Anu Maaria&quot;, &quot;non-dropping-particle&quot;: &quot;&quot;, &quot;parse-names&quot;: false, &quot;suffix&quot;: &quot;&quot;}, {&quot;dropping-particle&quot;: &quot;&quot;, &quot;family&quot;: &quot;H\u00e4rk\u00f6nen&quot;, &quot;given&quot;: &quot;Taina&quot;, &quot;non-dropping-particle&quot;: &quot;&quot;, &quot;parse-names&quot;: false, &quot;suffix&quot;: &quot;&quot;}, {&quot;dropping-particle&quot;: &quot;&quot;, &quot;family&quot;: &quot;Ryh\u00e4nen&quot;, &quot;given&quot;: &quot;Samppa J.&quot;, &quot;non-dropping-particle&quot;: &quot;&quot;, &quot;parse-names&quot;: false, &quot;suffix&quot;: &quot;&quot;}, {&quot;dropping-particle&quot;: &quot;&quot;, &quot;family&quot;: &quot;Franzosa&quot;, &quot;given&quot;: &quot;Eric A.&quot;, &quot;non-dropping-particle&quot;: &quot;&quot;, &quot;parse-names&quot;: false, &quot;suffix&quot;: &quot;&quot;}, {&quot;dropping-particle&quot;: &quot;&quot;, &quot;family&quot;: &quot;Vlamakis&quot;, &quot;given&quot;: &quot;Hera&quot;, &quot;non-dropping-particle&quot;: &quot;&quot;, &quot;parse-names&quot;: false, &quot;suffix&quot;: &quot;&quot;}, {&quot;dropping-particle&quot;: &quot;&quot;, &quot;family&quot;: &quot;Huttenhower&quot;, &quot;given&quot;: &quot;Curtis&quot;, &quot;non-dropping-particle&quot;: &quot;&quot;, &quot;parse-names&quot;: false, &quot;suffix&quot;: &quot;&quot;}, {&quot;dropping-particle&quot;: &quot;&quot;, &quot;family&quot;: &quot;Gevers&quot;, &quot;given&quot;: &quot;Dirk&quot;, &quot;non-dropping-particle&quot;: &quot;&quot;, &quot;parse-names&quot;: false, &quot;suffix&quot;: &quot;&quot;}, {&quot;dropping-particle&quot;: &quot;&quot;, &quot;family&quot;: &quot;Lander&quot;, &quot;given&quot;: &quot;Eric S.&quot;, &quot;non-dropping-particle&quot;: &quot;&quot;, &quot;parse-names&quot;: false, &quot;suffix&quot;: &quot;&quot;}, {&quot;dropping-particle&quot;: &quot;&quot;, &quot;family&quot;: &quot;Knip&quot;, &quot;given&quot;: &quot;Mikael&quot;, &quot;non-dropping-particle&quot;: &quot;&quot;, &quot;parse-names&quot;: false, &quot;suffix&quot;: &quot;&quot;}, {&quot;dropping-particle&quot;: &quot;&quot;, &quot;family&quot;: &quot;Xavier&quot;, &quot;given&quot;: &quot;Ramnik J.&quot;, &quot;non-dropping-particle&quot;: &quot;&quot;, &quot;parse-names&quot;: false, &quot;suffix&quot;: &quot;&quot;}], &quot;container-title&quot;: &quot;Science Translational Medicine&quot;, &quot;id&quot;: &quot;ITEM-1&quot;, &quot;issued&quot;: {&quot;date-parts&quot;: [[&quot;2016&quot;]]}, &quot;title&quot;: &quot;Natural history of the infant gut microbiome and impact of antibiotic treatment on bacterial strain diversity and stability&quot;, &quot;type&quot;: &quot;article-journal&quot;}, &quot;uris&quot;: [&quot;http://www.mendeley.com/documents/?uuid=69c14c93-a298-47c8-a5d7-e29a5d348cc4&quot;]}], &quot;mendeley&quot;: {&quot;formattedCitation&quot;: &quot;(Yassour &lt;i&gt;et al.&lt;/i&gt;, 2016)&quot;, &quot;plainTextFormattedCitation&quot;: &quot;(Yassour et al., 2016)&quot;, &quot;previouslyFormattedCitation&quot;: &quot;(Yassour &lt;i&gt;et al.&lt;/i&gt;, 2016)&quot;}, &quot;properties&quot;: {&quot;noteIndex&quot;: 0}, &quot;schema&quot;: &quot;https://github.com/citation-style-language/schema/raw/master/csl-citation.json&quot;} RNDspKnBXyV4K"/><text:span text:style-name="T229">⁠ and associated metadata were downloaded from the DIABIMMUNE Microbiome Project website (</text:span><text:a xlink:type="simple" xlink:href="https://pubs.broadinstitute.org/diabimmune" text:style-name="Internet_20_link" text:visited-style-name="Visited_20_Internet_20_Link"><text:span text:style-name="T229">https://pubs.broadinstitute.org/diabimmune</text:span></text:a><text:span text:style-name="T229">). These are longitudinal </text:span><text:span text:style-name="T230">gut microbiome </text:span><text:span text:style-name="T229">data from</text:span><text:span text:style-name="T230"> </text:span><text:span text:style-name="T231">Finnish</text:span><text:span text:style-name="T230"> infants, collected over the first 36 months of life </text:span><text:reference-mark-start text:name="ADDIN CSL_CITATION {&quot;citationItems&quot;: [{&quot;id&quot;: &quot;ITEM-1&quot;, &quot;itemData&quot;: {&quot;DOI&quot;: &quot;10.1126/scitranslmed.aad0917&quot;, &quot;ISBN&quot;: &quot;1946-6242 (Electronic)\\r1946-6234 (Linking)&quot;, &quot;ISSN&quot;: &quot;19466242&quot;, &quot;PMID&quot;: &quot;27306663&quot;, &quot;abstract&quot;: &quot;The gut microbial community is dynamic during the first 3 years of life, before stabilizing to an adult-like state. However, little is known about the impact of environmental factors on the developing human gut microbiome. We report a longitudinal study of the gut microbiome based on DNA sequence analysis of monthly stool samples and clinical information from 39 children, about half of whom received multiple courses of antibiotics during the first 3 years of life. Whereas the gut microbiome of most children born by vaginal delivery was dominated by Bacteroides species, the four children born by cesarean section and about 20% of vaginally born children lacked Bacteroides in the first 6 to 18 months of life. Longitudinal sampling, coupled with whole-genome shotgun sequencing, allowed detection of strain-level variation as well as the abundance of antibiotic resistance genes. The microbiota of antibiotic-treated children was less diverse in terms of both bacterial species and strains, with some species often dominated by single strains. In addition, we observed short-term composition changes between consecutive samples from children treated with antibiotics. Antibiotic resistance genes carried on microbial chromosomes showed a peak in abundance after antibiotic treatment followed by a sharp decline, whereas some genes carried on mobile elements persisted longer after antibiotic therapy ended. Our results highlight the value of high-density longitudinal sampling studies with high-resolution strain profiling for studying the establishment and response to perturbation of the infant gut microbiome.&quot;, &quot;author&quot;: [{&quot;dropping-particle&quot;: &quot;&quot;, &quot;family&quot;: &quot;Yassour&quot;, &quot;given&quot;: &quot;Moran&quot;, &quot;non-dropping-particle&quot;: &quot;&quot;, &quot;parse-names&quot;: false, &quot;suffix&quot;: &quot;&quot;}, {&quot;dropping-particle&quot;: &quot;&quot;, &quot;family&quot;: &quot;Vatanen&quot;, &quot;given&quot;: &quot;Tommi&quot;, &quot;non-dropping-particle&quot;: &quot;&quot;, &quot;parse-names&quot;: false, &quot;suffix&quot;: &quot;&quot;}, {&quot;dropping-particle&quot;: &quot;&quot;, &quot;family&quot;: &quot;Siljander&quot;, &quot;given&quot;: &quot;Heli&quot;, &quot;non-dropping-particle&quot;: &quot;&quot;, &quot;parse-names&quot;: false, &quot;suffix&quot;: &quot;&quot;}, {&quot;dropping-particle&quot;: &quot;&quot;, &quot;family&quot;: &quot;H\u00e4m\u00e4l\u00e4inen&quot;, &quot;given&quot;: &quot;Anu Maaria&quot;, &quot;non-dropping-particle&quot;: &quot;&quot;, &quot;parse-names&quot;: false, &quot;suffix&quot;: &quot;&quot;}, {&quot;dropping-particle&quot;: &quot;&quot;, &quot;family&quot;: &quot;H\u00e4rk\u00f6nen&quot;, &quot;given&quot;: &quot;Taina&quot;, &quot;non-dropping-particle&quot;: &quot;&quot;, &quot;parse-names&quot;: false, &quot;suffix&quot;: &quot;&quot;}, {&quot;dropping-particle&quot;: &quot;&quot;, &quot;family&quot;: &quot;Ryh\u00e4nen&quot;, &quot;given&quot;: &quot;Samppa J.&quot;, &quot;non-dropping-particle&quot;: &quot;&quot;, &quot;parse-names&quot;: false, &quot;suffix&quot;: &quot;&quot;}, {&quot;dropping-particle&quot;: &quot;&quot;, &quot;family&quot;: &quot;Franzosa&quot;, &quot;given&quot;: &quot;Eric A.&quot;, &quot;non-dropping-particle&quot;: &quot;&quot;, &quot;parse-names&quot;: false, &quot;suffix&quot;: &quot;&quot;}, {&quot;dropping-particle&quot;: &quot;&quot;, &quot;family&quot;: &quot;Vlamakis&quot;, &quot;given&quot;: &quot;Hera&quot;, &quot;non-dropping-particle&quot;: &quot;&quot;, &quot;parse-names&quot;: false, &quot;suffix&quot;: &quot;&quot;}, {&quot;dropping-particle&quot;: &quot;&quot;, &quot;family&quot;: &quot;Huttenhower&quot;, &quot;given&quot;: &quot;Curtis&quot;, &quot;non-dropping-particle&quot;: &quot;&quot;, &quot;parse-names&quot;: false, &quot;suffix&quot;: &quot;&quot;}, {&quot;dropping-particle&quot;: &quot;&quot;, &quot;family&quot;: &quot;Gevers&quot;, &quot;given&quot;: &quot;Dirk&quot;, &quot;non-dropping-particle&quot;: &quot;&quot;, &quot;parse-names&quot;: false, &quot;suffix&quot;: &quot;&quot;}, {&quot;dropping-particle&quot;: &quot;&quot;, &quot;family&quot;: &quot;Lander&quot;, &quot;given&quot;: &quot;Eric S.&quot;, &quot;non-dropping-particle&quot;: &quot;&quot;, &quot;parse-names&quot;: false, &quot;suffix&quot;: &quot;&quot;}, {&quot;dropping-particle&quot;: &quot;&quot;, &quot;family&quot;: &quot;Knip&quot;, &quot;given&quot;: &quot;Mikael&quot;, &quot;non-dropping-particle&quot;: &quot;&quot;, &quot;parse-names&quot;: false, &quot;suffix&quot;: &quot;&quot;}, {&quot;dropping-particle&quot;: &quot;&quot;, &quot;family&quot;: &quot;Xavier&quot;, &quot;given&quot;: &quot;Ramnik J.&quot;, &quot;non-dropping-particle&quot;: &quot;&quot;, &quot;parse-names&quot;: false, &quot;suffix&quot;: &quot;&quot;}], &quot;container-title&quot;: &quot;Science Translational Medicine&quot;, &quot;id&quot;: &quot;ITEM-1&quot;, &quot;issued&quot;: {&quot;date-parts&quot;: [[&quot;2016&quot;]]}, &quot;title&quot;: &quot;Natural history of the infant gut microbiome and impact of antibiotic treatment on bacterial strain diversity and stability&quot;, &quot;type&quot;: &quot;article-journal&quot;}, &quot;uris&quot;: [&quot;http://www.mendeley.com/documents/?uuid=69c14c93-a298-47c8-a5d7-e29a5d348cc4&quot;]}], &quot;mendeley&quot;: {&quot;formattedCitation&quot;: &quot;(Yassour &lt;i&gt;et al.&lt;/i&gt;, 2016)&quot;, &quot;plainTextFormattedCitation&quot;: &quot;(Yassour et al., 2016)&quot;, &quot;previouslyFormattedCitation&quot;: &quot;(Yassour &lt;i&gt;et al.&lt;/i&gt;, 2016)&quot;}, &quot;properties&quot;: {&quot;noteIndex&quot;: 0}, &quot;schema&quot;: &quot;https://github.com/citation-style-language/schema/raw/master/csl-citation.json&quot;} RNDaP3gg5o3vO"/><text:span text:style-name="T68">(Yassour </text:span><text:span text:style-name="T64">et al.</text:span><text:span text:style-name="T68">, 2016)</text:span><text:reference-mark-end text:name="ADDIN CSL_CITATION {&quot;citationItems&quot;: [{&quot;id&quot;: &quot;ITEM-1&quot;, &quot;itemData&quot;: {&quot;DOI&quot;: &quot;10.1126/scitranslmed.aad0917&quot;, &quot;ISBN&quot;: &quot;1946-6242 (Electronic)\\r1946-6234 (Linking)&quot;, &quot;ISSN&quot;: &quot;19466242&quot;, &quot;PMID&quot;: &quot;27306663&quot;, &quot;abstract&quot;: &quot;The gut microbial community is dynamic during the first 3 years of life, before stabilizing to an adult-like state. However, little is known about the impact of environmental factors on the developing human gut microbiome. We report a longitudinal study of the gut microbiome based on DNA sequence analysis of monthly stool samples and clinical information from 39 children, about half of whom received multiple courses of antibiotics during the first 3 years of life. Whereas the gut microbiome of most children born by vaginal delivery was dominated by Bacteroides species, the four children born by cesarean section and about 20% of vaginally born children lacked Bacteroides in the first 6 to 18 months of life. Longitudinal sampling, coupled with whole-genome shotgun sequencing, allowed detection of strain-level variation as well as the abundance of antibiotic resistance genes. The microbiota of antibiotic-treated children was less diverse in terms of both bacterial species and strains, with some species often dominated by single strains. In addition, we observed short-term composition changes between consecutive samples from children treated with antibiotics. Antibiotic resistance genes carried on microbial chromosomes showed a peak in abundance after antibiotic treatment followed by a sharp decline, whereas some genes carried on mobile elements persisted longer after antibiotic therapy ended. Our results highlight the value of high-density longitudinal sampling studies with high-resolution strain profiling for studying the establishment and response to perturbation of the infant gut microbiome.&quot;, &quot;author&quot;: [{&quot;dropping-particle&quot;: &quot;&quot;, &quot;family&quot;: &quot;Yassour&quot;, &quot;given&quot;: &quot;Moran&quot;, &quot;non-dropping-particle&quot;: &quot;&quot;, &quot;parse-names&quot;: false, &quot;suffix&quot;: &quot;&quot;}, {&quot;dropping-particle&quot;: &quot;&quot;, &quot;family&quot;: &quot;Vatanen&quot;, &quot;given&quot;: &quot;Tommi&quot;, &quot;non-dropping-particle&quot;: &quot;&quot;, &quot;parse-names&quot;: false, &quot;suffix&quot;: &quot;&quot;}, {&quot;dropping-particle&quot;: &quot;&quot;, &quot;family&quot;: &quot;Siljander&quot;, &quot;given&quot;: &quot;Heli&quot;, &quot;non-dropping-particle&quot;: &quot;&quot;, &quot;parse-names&quot;: false, &quot;suffix&quot;: &quot;&quot;}, {&quot;dropping-particle&quot;: &quot;&quot;, &quot;family&quot;: &quot;H\u00e4m\u00e4l\u00e4inen&quot;, &quot;given&quot;: &quot;Anu Maaria&quot;, &quot;non-dropping-particle&quot;: &quot;&quot;, &quot;parse-names&quot;: false, &quot;suffix&quot;: &quot;&quot;}, {&quot;dropping-particle&quot;: &quot;&quot;, &quot;family&quot;: &quot;H\u00e4rk\u00f6nen&quot;, &quot;given&quot;: &quot;Taina&quot;, &quot;non-dropping-particle&quot;: &quot;&quot;, &quot;parse-names&quot;: false, &quot;suffix&quot;: &quot;&quot;}, {&quot;dropping-particle&quot;: &quot;&quot;, &quot;family&quot;: &quot;Ryh\u00e4nen&quot;, &quot;given&quot;: &quot;Samppa J.&quot;, &quot;non-dropping-particle&quot;: &quot;&quot;, &quot;parse-names&quot;: false, &quot;suffix&quot;: &quot;&quot;}, {&quot;dropping-particle&quot;: &quot;&quot;, &quot;family&quot;: &quot;Franzosa&quot;, &quot;given&quot;: &quot;Eric A.&quot;, &quot;non-dropping-particle&quot;: &quot;&quot;, &quot;parse-names&quot;: false, &quot;suffix&quot;: &quot;&quot;}, {&quot;dropping-particle&quot;: &quot;&quot;, &quot;family&quot;: &quot;Vlamakis&quot;, &quot;given&quot;: &quot;Hera&quot;, &quot;non-dropping-particle&quot;: &quot;&quot;, &quot;parse-names&quot;: false, &quot;suffix&quot;: &quot;&quot;}, {&quot;dropping-particle&quot;: &quot;&quot;, &quot;family&quot;: &quot;Huttenhower&quot;, &quot;given&quot;: &quot;Curtis&quot;, &quot;non-dropping-particle&quot;: &quot;&quot;, &quot;parse-names&quot;: false, &quot;suffix&quot;: &quot;&quot;}, {&quot;dropping-particle&quot;: &quot;&quot;, &quot;family&quot;: &quot;Gevers&quot;, &quot;given&quot;: &quot;Dirk&quot;, &quot;non-dropping-particle&quot;: &quot;&quot;, &quot;parse-names&quot;: false, &quot;suffix&quot;: &quot;&quot;}, {&quot;dropping-particle&quot;: &quot;&quot;, &quot;family&quot;: &quot;Lander&quot;, &quot;given&quot;: &quot;Eric S.&quot;, &quot;non-dropping-particle&quot;: &quot;&quot;, &quot;parse-names&quot;: false, &quot;suffix&quot;: &quot;&quot;}, {&quot;dropping-particle&quot;: &quot;&quot;, &quot;family&quot;: &quot;Knip&quot;, &quot;given&quot;: &quot;Mikael&quot;, &quot;non-dropping-particle&quot;: &quot;&quot;, &quot;parse-names&quot;: false, &quot;suffix&quot;: &quot;&quot;}, {&quot;dropping-particle&quot;: &quot;&quot;, &quot;family&quot;: &quot;Xavier&quot;, &quot;given&quot;: &quot;Ramnik J.&quot;, &quot;non-dropping-particle&quot;: &quot;&quot;, &quot;parse-names&quot;: false, &quot;suffix&quot;: &quot;&quot;}], &quot;container-title&quot;: &quot;Science Translational Medicine&quot;, &quot;id&quot;: &quot;ITEM-1&quot;, &quot;issued&quot;: {&quot;date-parts&quot;: [[&quot;2016&quot;]]}, &quot;title&quot;: &quot;Natural history of the infant gut microbiome and impact of antibiotic treatment on bacterial strain diversity and stability&quot;, &quot;type&quot;: &quot;article-journal&quot;}, &quot;uris&quot;: [&quot;http://www.mendeley.com/documents/?uuid=69c14c93-a298-47c8-a5d7-e29a5d348cc4&quot;]}], &quot;mendeley&quot;: {&quot;formattedCitation&quot;: &quot;(Yassour &lt;i&gt;et al.&lt;/i&gt;, 2016)&quot;, &quot;plainTextFormattedCitation&quot;: &quot;(Yassour et al., 2016)&quot;, &quot;previouslyFormattedCitation&quot;: &quot;(Yassour &lt;i&gt;et al.&lt;/i&gt;, 2016)&quot;}, &quot;properties&quot;: {&quot;noteIndex&quot;: 0}, &quot;schema&quot;: &quot;https://github.com/citation-style-language/schema/raw/master/csl-citation.json&quot;} RNDaP3gg5o3vO"/><text:span text:style-name="T230">⁠. </text:span><text:span text:style-name="T231">Roughly half of these infants were repeatedly treated with oral antibiotics, almost universally for ear infections. </text:span><text:span text:style-name="T230">Metadata for this data set were compiled in a different re-analysis of these data </text:span><text:reference-mark-start text:name="ADDIN CSL_CITATION {&quot;citationItems&quot;: [{&quot;id&quot;: &quot;ITEM-1&quot;, &quot;itemData&quot;: {&quot;DOI&quot;: &quot;10.1038/s41467-019-08377-w&quot;, &quot;ISSN&quot;: &quot;20411723&quot;, &quot;PMID&quot;: &quot;30710083&quot;, &quot;abstract&quot;: &quot;The human gut microbiome develops over early childhood and aids in food digestion and immunomodulation, but the mechanisms driving its development remain elusive. Here we use data curated from literature and online repositories to examine trait-based patterns of gut microbiome succession in 56 infants over their first three years of life. We also develop a new phylogeny-based approach of inferring trait values that can extend readily to other microbial systems and questions. Trait-based patterns suggest that infant gut succession begins with a functionally variable cohort of taxa, adept at proliferating rapidly within hosts, which gradually matures into a more functionally uniform cohort of taxa adapted to thrive in the anoxic gut and disperse between anoxic patches as oxygen-tolerant spores. Trait-based composition stabilizes after the first year, while taxonomic turnover continues unabated, suggesting functional redundancy\u00a0in the traits examined. Trait-based approaches powerfully complement taxonomy-based approaches to understanding the mechanisms of microbial community assembly and succession.&quot;, &quot;author&quot;: [{&quot;dropping-particle&quot;: &quot;&quot;, &quot;family&quot;: &quot;Guittar&quot;, &quot;given&quot;: &quot;John&quot;, &quot;non-dropping-particle&quot;: &quot;&quot;, &quot;parse-names&quot;: false, &quot;suffix&quot;: &quot;&quot;}, {&quot;dropping-particle&quot;: &quot;&quot;, &quot;family&quot;: &quot;Shade&quot;, &quot;given&quot;: &quot;Ashley&quot;, &quot;non-dropping-particle&quot;: &quot;&quot;, &quot;parse-names&quot;: false, &quot;suffix&quot;: &quot;&quot;}, {&quot;dropping-particle&quot;: &quot;&quot;, &quot;family&quot;: &quot;Litchman&quot;, &quot;given&quot;: &quot;Elena&quot;, &quot;non-dropping-particle&quot;: &quot;&quot;, &quot;parse-names&quot;: false, &quot;suffix&quot;: &quot;&quot;}], &quot;container-title&quot;: &quot;Nature Communications&quot;, &quot;id&quot;: &quot;ITEM-1&quot;, &quot;issued&quot;: {&quot;date-parts&quot;: [[&quot;2019&quot;]]}, &quot;title&quot;: &quot;Trait-based community assembly and succession of the infant gut microbiome&quot;, &quot;type&quot;: &quot;article-journal&quot;}, &quot;uris&quot;: [&quot;http://www.mendeley.com/documents/?uuid=2ecf08c5-a726-4c11-a709-e1246516125d&quot;]}], &quot;mendeley&quot;: {&quot;formattedCitation&quot;: &quot;(Guittar &lt;i&gt;et al.&lt;/i&gt;, 2019)&quot;, &quot;plainTextFormattedCitation&quot;: &quot;(Guittar et al., 2019)&quot;, &quot;previouslyFormattedCitation&quot;: &quot;(Guittar &lt;i&gt;et al.&lt;/i&gt;, 2019)&quot;}, &quot;properties&quot;: {&quot;noteIndex&quot;: 0}, &quot;schema&quot;: &quot;https://github.com/citation-style-language/schema/raw/master/csl-citation.json&quot;} RND2jsx33TRfM"/><text:span text:style-name="T68">(Guittar </text:span><text:span text:style-name="T64">et al.</text:span><text:span text:style-name="T68">, 2019)</text:span><text:reference-mark-end text:name="ADDIN CSL_CITATION {&quot;citationItems&quot;: [{&quot;id&quot;: &quot;ITEM-1&quot;, &quot;itemData&quot;: {&quot;DOI&quot;: &quot;10.1038/s41467-019-08377-w&quot;, &quot;ISSN&quot;: &quot;20411723&quot;, &quot;PMID&quot;: &quot;30710083&quot;, &quot;abstract&quot;: &quot;The human gut microbiome develops over early childhood and aids in food digestion and immunomodulation, but the mechanisms driving its development remain elusive. Here we use data curated from literature and online repositories to examine trait-based patterns of gut microbiome succession in 56 infants over their first three years of life. We also develop a new phylogeny-based approach of inferring trait values that can extend readily to other microbial systems and questions. Trait-based patterns suggest that infant gut succession begins with a functionally variable cohort of taxa, adept at proliferating rapidly within hosts, which gradually matures into a more functionally uniform cohort of taxa adapted to thrive in the anoxic gut and disperse between anoxic patches as oxygen-tolerant spores. Trait-based composition stabilizes after the first year, while taxonomic turnover continues unabated, suggesting functional redundancy\u00a0in the traits examined. Trait-based approaches powerfully complement taxonomy-based approaches to understanding the mechanisms of microbial community assembly and succession.&quot;, &quot;author&quot;: [{&quot;dropping-particle&quot;: &quot;&quot;, &quot;family&quot;: &quot;Guittar&quot;, &quot;given&quot;: &quot;John&quot;, &quot;non-dropping-particle&quot;: &quot;&quot;, &quot;parse-names&quot;: false, &quot;suffix&quot;: &quot;&quot;}, {&quot;dropping-particle&quot;: &quot;&quot;, &quot;family&quot;: &quot;Shade&quot;, &quot;given&quot;: &quot;Ashley&quot;, &quot;non-dropping-particle&quot;: &quot;&quot;, &quot;parse-names&quot;: false, &quot;suffix&quot;: &quot;&quot;}, {&quot;dropping-particle&quot;: &quot;&quot;, &quot;family&quot;: &quot;Litchman&quot;, &quot;given&quot;: &quot;Elena&quot;, &quot;non-dropping-particle&quot;: &quot;&quot;, &quot;parse-names&quot;: false, &quot;suffix&quot;: &quot;&quot;}], &quot;container-title&quot;: &quot;Nature Communications&quot;, &quot;id&quot;: &quot;ITEM-1&quot;, &quot;issued&quot;: {&quot;date-parts&quot;: [[&quot;2019&quot;]]}, &quot;title&quot;: &quot;Trait-based community assembly and succession of the infant gut microbiome&quot;, &quot;type&quot;: &quot;article-journal&quot;}, &quot;uris&quot;: [&quot;http://www.mendeley.com/documents/?uuid=2ecf08c5-a726-4c11-a709-e1246516125d&quot;]}], &quot;mendeley&quot;: {&quot;formattedCitation&quot;: &quot;(Guittar &lt;i&gt;et al.&lt;/i&gt;, 2019)&quot;, &quot;plainTextFormattedCitation&quot;: &quot;(Guittar et al., 2019)&quot;, &quot;previouslyFormattedCitation&quot;: &quot;(Guittar &lt;i&gt;et al.&lt;/i&gt;, 2019)&quot;}, &quot;properties&quot;: {&quot;noteIndex&quot;: 0}, &quot;schema&quot;: &quot;https://github.com/citation-style-language/schema/raw/master/csl-citation.json&quot;} RND2jsx33TRfM"/><text:span text:style-name="T230">⁠ and were downloaded from the authors’ </text:span><text:span text:style-name="T232">GitHub</text:span><text:span text:style-name="T230"> page (</text:span><text:a xlink:type="simple" xlink:href="https://github.com/ShadeLab/microbiome_trait_succession" text:style-name="Internet_20_link" text:visited-style-name="Visited_20_Internet_20_Link"><text:span text:style-name="T230">https://github.com/ShadeLab/microbiome_trait_succession</text:span></text:a><text:span text:style-name="T233">). Subject data</text:span><text:span text:style-name="T234"> sets</text:span><text:span text:style-name="T233"> belonging to the groups “Antibiotic” </text:span><text:span text:style-name="T234">(n=18)</text:span><text:span text:style-name="T233"> or “Control” </text:span><text:span text:style-name="T234">(n=15)</text:span><text:span text:style-name="T233"> were each analyzed using our model, similar to above. These subjects had between 19 and 36 samples collected over 36 months, with a mean of 28 samples. Sequence data were rarefied to 5000 sequences, and our model was run per above. We compared the </text:span><text:soft-page-break/><text:span text:style-name="T233">estimated </text:span><text:span text:style-name="T252">D</text:span><text:span text:style-name="T266"> values between antibiotic and control groups using a Mann-Whitney test. </text:span><text:span text:style-name="T267">Because this data set had </text:span><text:span text:style-name="T268">so many subjects, we used this analysis as an opportunity to analyze whether the number of zOTUs, total phylodiversity, or number of time-points had an effect on estimated </text:span><text:span text:style-name="T253">D</text:span><text:span text:style-name="T268"> values. This was done via correlation of </text:span><text:span text:style-name="T253">D</text:span><text:span text:style-name="T268"> estimate</text:span><text:span text:style-name="T269">s</text:span><text:span text:style-name="T268"> with the aforementioned potential covariates.</text:span></text:p>
      <text:p text:style-name="P27"/>
      <text:p text:style-name="P60">Code and <text:span text:style-name="T339">D</text:span>ata</text:p>
      <text:p text:style-name="P5"><text:span text:style-name="T215"><text:tab/>R code and data to replicate our analysis, or to perform a similar analysis on other data, are available at </text:span><text:a xlink:type="simple" xlink:href="https://figshare.com/s/922b268891f1945c1944" office:target-frame-name="_top" xlink:show="replace" text:style-name="Internet_20_link" text:visited-style-name="Visited_20_Internet_20_Link"><text:span text:style-name="Internet_20_link"><text:span text:style-name="T215">https://figshare.com/s/922b268891f1945c1944</text:span></text:span></text:a><text:span text:style-name="T215"> (temporary private link, </text:span><text:span text:style-name="T235">please do not share until publication</text:span><text:span text:style-name="T215">). </text:span><text:span text:style-name="T232">R functions to use our model are also available on GitHub, </text:span><text:span text:style-name="T236">along with a tutorial vignette</text:span><text:span text:style-name="T232">: (link will be added upon acceptance).</text:span></text:p>
      <text:p text:style-name="P27"/>
      <text:p text:style-name="P64">RESULTS</text:p>
      <text:p text:style-name="P1"><text:span text:style-name="T215"><text:tab/></text:span><text:span text:style-name="T237">B</text:span><text:span text:style-name="T215">y varying </text:span><text:span text:style-name="Default_20_Paragraph_20_Font"><text:span text:style-name="T246">D</text:span></text:span><text:span text:style-name="T215">, we </text:span><text:span text:style-name="T237">successfully </text:span><text:span text:style-name="T215">changed the rate at which phylodiversity is added to </text:span><text:span text:style-name="T217">surrogate</text:span><text:span text:style-name="T215"> (i.e. resampled) microbial communities over time </text:span><text:span text:style-name="T237">(Figure 1A)</text:span><text:span text:style-name="T215">. Compared to the neutral model where </text:span><text:span text:style-name="Default_20_Paragraph_20_Font"><text:span text:style-name="T246">D = </text:span></text:span><text:span text:style-name="T215">0, higher </text:span><text:span text:style-name="Default_20_Paragraph_20_Font"><text:span text:style-name="T246">D</text:span></text:span><text:span text:style-name="T215"> values result in phylodiversity accumulating quickly, since in the overdispersed model, species that contribute more phylodiversity are preferentially sampled. Conversely, lower </text:span><text:span text:style-name="Default_20_Paragraph_20_Font"><text:span text:style-name="T246">D</text:span></text:span><text:span text:style-name="T215"> values result in phylodiversity accumulating slowly, since in the underdispersed model, species that contribute less phylodiversity (since they are very similar to species that are already present) are preferentially sampled. These results show that the </text:span><text:span text:style-name="Default_20_Paragraph_20_Font"><text:span text:style-name="T246">D</text:span></text:span><text:span text:style-name="T215"> parameter in our model does in fact correspond to over- and underdispersion relative to the neutral model. </text:span><text:span text:style-name="T237">Our error model also fit nicely to the differences between empirical and surrogate data sets (</text:span><text:span text:style-name="T254">ΔPD</text:span><text:span text:style-name="T334">Dhat</text:span><text:span text:style-name="T237">, Figure 1B). Each error model fit was manually inspected to be sure that </text:span><text:span text:style-name="T255">D</text:span><text:span text:style-name="T270"> estimates were not spurious, and all data analyzed produced nice looking fits, including data sets where </text:span><text:span text:style-name="T255">D</text:span><text:span text:style-name="T270"> was not significantly different from 0. </text:span></text:p>
      <text:p text:style-name="P60"/>
      <text:p text:style-name="P60">Results from “moving pictures” data</text:p>
      <text:p text:style-name="P10"><text:soft-page-break/><text:span text:style-name="T215"><text:tab/>All </text:span><text:span text:style-name="T238">time-series from adult </text:span><text:span text:style-name="T239">feces</text:span><text:span text:style-name="T240"> and palm microbiomes</text:span><text:span text:style-name="T238">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IeP2rO7iNj"/><text:span text:style-name="T69">(Caporaso </text:span><text:span text:style-name="T65">et al.</text:span><text:span text:style-name="T69">, 2011)</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IeP2rO7iNj"/><text:span text:style-name="T238">⁠ </text:span><text:span text:style-name="T241">s</text:span><text:span text:style-name="T238">how</text:span><text:span text:style-name="T241">ed </text:span><text:span text:style-name="T240">significant</text:span><text:span text:style-name="T238"> phylogenetic underdispersion of first-time arrivals </text:span><text:span text:style-name="T239">(Figure </text:span><text:span text:style-name="T242">2</text:span><text:span text:style-name="T239">)</text:span><text:span text:style-name="T238">. This means that when a zOTU was observed for the first time in one of these communities, it was more likely to be phylogenetically similar to a zOTU that had previously arrived in that community. For both the male and female subject, </text:span><text:span text:style-name="Default_20_Paragraph_20_Font"><text:span text:style-name="T256">D</text:span></text:span><text:span text:style-name="T238"> estimates were </text:span><text:span text:style-name="T239">lower (more underdispersed) in the feces than in the palms, </text:span><text:span text:style-name="T242">left and right </text:span><text:span text:style-name="T239">palm </text:span><text:span text:style-name="T257">D</text:span><text:span text:style-name="T271"> estimates </text:span><text:span text:style-name="T272">were similar to each other, and tongue </text:span><text:span text:style-name="T258">D </text:span><text:span text:style-name="T272">estimates were higher. All sites except the tongue showed statistically significant underdispersion in both subjects, while tongue data were not significantly different than the neutral model. </text:span><text:span text:style-name="T273">In the comparison between “meta” and “self” models, “meta” models needed to be much more underdispersed than “self” in order to approximate empirical phylogenetic diversity accumulation </text:span><text:span text:style-name="T274">(Supplemental Figure 2)</text:span><text:span text:style-name="T273">. We also observed </text:span><text:span text:style-name="T275">a general upward trend in </text:span><text:span text:style-name="T259">D</text:span><text:span text:style-name="T275"> in our sliding window analysis of the male right palm data set </text:span><text:span text:style-name="T274">(Supplemental Figure 3)</text:span><text:span text:style-name="T275">, although this trend was only observed over 19 days.</text:span></text:p>
      <text:p text:style-name="P27"/>
      <text:p text:style-name="P60">Results from infant gut data</text:p>
      <text:p text:style-name="P28"><text:tab/><text:span text:style-name="T342">Empirical p</text:span>hylodiversity accumulation in the infant gut microbiom<text:span text:style-name="T89">e </text:span><text:reference-mark-start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Q8PbfEOtBe"/><text:span text:style-name="T79">(Koenig </text:span><text:span text:style-name="T72">et al.</text:span><text:span text:style-name="T79">, 2011)</text:span><text:reference-mark-end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Q8PbfEOtBe"/><text:span text:style-name="T89">⁠ sh</text:span>owed a sharp increase in phylodiversity after day 161 (Figure <text:span text:style-name="T342">3</text:span>), the same date that the <text:span text:style-name="T342">subject</text:span> began consuming baby formula. This suggests that baby formula changed the phylogenetic colonization patterns of the developing infant gut. We analyzed this data set as two separate time-series, one before formula use and one <text:span text:style-name="T342">during</text:span>, and both had negative <text:span text:style-name="T2">D</text:span> estimates, <text:span text:style-name="T342">with the pre-formula </text:span><text:span text:style-name="T4">D</text:span><text:span text:style-name="T282"> estimate being lower</text:span> <text:span text:style-name="T342">(Figure 4). While the pre-formula data set was significantly underdispersed (</text:span><text:span text:style-name="T4">P</text:span><text:span text:style-name="T282"> = 0.007), the formula data set was not significantly different from the neutral model, although this result is marginal (</text:span><text:span text:style-name="T4">P</text:span><text:span text:style-name="T282"> = 0.107). Infant gut data from Finnish infants </text:span><text:reference-mark-start text:name="ADDIN CSL_CITATION {&quot;citationItems&quot;: [{&quot;id&quot;: &quot;ITEM-1&quot;, &quot;itemData&quot;: {&quot;DOI&quot;: &quot;10.1126/scitranslmed.aad0917&quot;, &quot;ISBN&quot;: &quot;1946-6242 (Electronic)\\r1946-6234 (Linking)&quot;, &quot;ISSN&quot;: &quot;19466242&quot;, &quot;PMID&quot;: &quot;27306663&quot;, &quot;abstract&quot;: &quot;The gut microbial community is dynamic during the first 3 years of life, before stabilizing to an adult-like state. However, little is known about the impact of environmental factors on the developing human gut microbiome. We report a longitudinal study of the gut microbiome based on DNA sequence analysis of monthly stool samples and clinical information from 39 children, about half of whom received multiple courses of antibiotics during the first 3 years of life. Whereas the gut microbiome of most children born by vaginal delivery was dominated by Bacteroides species, the four children born by cesarean section and about 20% of vaginally born children lacked Bacteroides in the first 6 to 18 months of life. Longitudinal sampling, coupled with whole-genome shotgun sequencing, allowed detection of strain-level variation as well as the abundance of antibiotic resistance genes. The microbiota of antibiotic-treated children was less diverse in terms of both bacterial species and strains, with some species often dominated by single strains. In addition, we observed short-term composition changes between consecutive samples from children treated with antibiotics. Antibiotic resistance genes carried on microbial chromosomes showed a peak in abundance after antibiotic treatment followed by a sharp decline, whereas some genes carried on mobile elements persisted longer after antibiotic therapy ended. Our results highlight the value of high-density longitudinal sampling studies with high-resolution strain profiling for studying the establishment and response to perturbation of the infant gut microbiome.&quot;, &quot;author&quot;: [{&quot;dropping-particle&quot;: &quot;&quot;, &quot;family&quot;: &quot;Yassour&quot;, &quot;given&quot;: &quot;Moran&quot;, &quot;non-dropping-particle&quot;: &quot;&quot;, &quot;parse-names&quot;: false, &quot;suffix&quot;: &quot;&quot;}, {&quot;dropping-particle&quot;: &quot;&quot;, &quot;family&quot;: &quot;Vatanen&quot;, &quot;given&quot;: &quot;Tommi&quot;, &quot;non-dropping-particle&quot;: &quot;&quot;, &quot;parse-names&quot;: false, &quot;suffix&quot;: &quot;&quot;}, {&quot;dropping-particle&quot;: &quot;&quot;, &quot;family&quot;: &quot;Siljander&quot;, &quot;given&quot;: &quot;Heli&quot;, &quot;non-dropping-particle&quot;: &quot;&quot;, &quot;parse-names&quot;: false, &quot;suffix&quot;: &quot;&quot;}, {&quot;dropping-particle&quot;: &quot;&quot;, &quot;family&quot;: &quot;H\u00e4m\u00e4l\u00e4inen&quot;, &quot;given&quot;: &quot;Anu Maaria&quot;, &quot;non-dropping-particle&quot;: &quot;&quot;, &quot;parse-names&quot;: false, &quot;suffix&quot;: &quot;&quot;}, {&quot;dropping-particle&quot;: &quot;&quot;, &quot;family&quot;: &quot;H\u00e4rk\u00f6nen&quot;, &quot;given&quot;: &quot;Taina&quot;, &quot;non-dropping-particle&quot;: &quot;&quot;, &quot;parse-names&quot;: false, &quot;suffix&quot;: &quot;&quot;}, {&quot;dropping-particle&quot;: &quot;&quot;, &quot;family&quot;: &quot;Ryh\u00e4nen&quot;, &quot;given&quot;: &quot;Samppa J.&quot;, &quot;non-dropping-particle&quot;: &quot;&quot;, &quot;parse-names&quot;: false, &quot;suffix&quot;: &quot;&quot;}, {&quot;dropping-particle&quot;: &quot;&quot;, &quot;family&quot;: &quot;Franzosa&quot;, &quot;given&quot;: &quot;Eric A.&quot;, &quot;non-dropping-particle&quot;: &quot;&quot;, &quot;parse-names&quot;: false, &quot;suffix&quot;: &quot;&quot;}, {&quot;dropping-particle&quot;: &quot;&quot;, &quot;family&quot;: &quot;Vlamakis&quot;, &quot;given&quot;: &quot;Hera&quot;, &quot;non-dropping-particle&quot;: &quot;&quot;, &quot;parse-names&quot;: false, &quot;suffix&quot;: &quot;&quot;}, {&quot;dropping-particle&quot;: &quot;&quot;, &quot;family&quot;: &quot;Huttenhower&quot;, &quot;given&quot;: &quot;Curtis&quot;, &quot;non-dropping-particle&quot;: &quot;&quot;, &quot;parse-names&quot;: false, &quot;suffix&quot;: &quot;&quot;}, {&quot;dropping-particle&quot;: &quot;&quot;, &quot;family&quot;: &quot;Gevers&quot;, &quot;given&quot;: &quot;Dirk&quot;, &quot;non-dropping-particle&quot;: &quot;&quot;, &quot;parse-names&quot;: false, &quot;suffix&quot;: &quot;&quot;}, {&quot;dropping-particle&quot;: &quot;&quot;, &quot;family&quot;: &quot;Lander&quot;, &quot;given&quot;: &quot;Eric S.&quot;, &quot;non-dropping-particle&quot;: &quot;&quot;, &quot;parse-names&quot;: false, &quot;suffix&quot;: &quot;&quot;}, {&quot;dropping-particle&quot;: &quot;&quot;, &quot;family&quot;: &quot;Knip&quot;, &quot;given&quot;: &quot;Mikael&quot;, &quot;non-dropping-particle&quot;: &quot;&quot;, &quot;parse-names&quot;: false, &quot;suffix&quot;: &quot;&quot;}, {&quot;dropping-particle&quot;: &quot;&quot;, &quot;family&quot;: &quot;Xavier&quot;, &quot;given&quot;: &quot;Ramnik J.&quot;, &quot;non-dropping-particle&quot;: &quot;&quot;, &quot;parse-names&quot;: false, &quot;suffix&quot;: &quot;&quot;}], &quot;container-title&quot;: &quot;Science Translational Medicine&quot;, &quot;id&quot;: &quot;ITEM-1&quot;, &quot;issued&quot;: {&quot;date-parts&quot;: [[&quot;2016&quot;]]}, &quot;title&quot;: &quot;Natural history of the infant gut microbiome and impact of antibiotic treatment on bacterial strain diversity and stability&quot;, &quot;type&quot;: &quot;article-journal&quot;}, &quot;uris&quot;: [&quot;http://www.mendeley.com/documents/?uuid=69c14c93-a298-47c8-a5d7-e29a5d348cc4&quot;]}], &quot;mendeley&quot;: {&quot;formattedCitation&quot;: &quot;(Yassour &lt;i&gt;et al.&lt;/i&gt;, 2016)&quot;, &quot;plainTextFormattedCitation&quot;: &quot;(Yassour et al., 2016)&quot;, &quot;previouslyFormattedCitation&quot;: &quot;(Yassour &lt;i&gt;et al.&lt;/i&gt;, 2016)&quot;}, &quot;properties&quot;: {&quot;noteIndex&quot;: 0}, &quot;schema&quot;: &quot;https://github.com/citation-style-language/schema/raw/master/csl-citation.json&quot;} RNDxogLzjn9lx"/><text:span text:style-name="T80">(Yassour </text:span><text:span text:style-name="T73">et al.</text:span><text:span text:style-name="T80">, 2016)</text:span><text:reference-mark-end text:name="ADDIN CSL_CITATION {&quot;citationItems&quot;: [{&quot;id&quot;: &quot;ITEM-1&quot;, &quot;itemData&quot;: {&quot;DOI&quot;: &quot;10.1126/scitranslmed.aad0917&quot;, &quot;ISBN&quot;: &quot;1946-6242 (Electronic)\\r1946-6234 (Linking)&quot;, &quot;ISSN&quot;: &quot;19466242&quot;, &quot;PMID&quot;: &quot;27306663&quot;, &quot;abstract&quot;: &quot;The gut microbial community is dynamic during the first 3 years of life, before stabilizing to an adult-like state. However, little is known about the impact of environmental factors on the developing human gut microbiome. We report a longitudinal study of the gut microbiome based on DNA sequence analysis of monthly stool samples and clinical information from 39 children, about half of whom received multiple courses of antibiotics during the first 3 years of life. Whereas the gut microbiome of most children born by vaginal delivery was dominated by Bacteroides species, the four children born by cesarean section and about 20% of vaginally born children lacked Bacteroides in the first 6 to 18 months of life. Longitudinal sampling, coupled with whole-genome shotgun sequencing, allowed detection of strain-level variation as well as the abundance of antibiotic resistance genes. The microbiota of antibiotic-treated children was less diverse in terms of both bacterial species and strains, with some species often dominated by single strains. In addition, we observed short-term composition changes between consecutive samples from children treated with antibiotics. Antibiotic resistance genes carried on microbial chromosomes showed a peak in abundance after antibiotic treatment followed by a sharp decline, whereas some genes carried on mobile elements persisted longer after antibiotic therapy ended. Our results highlight the value of high-density longitudinal sampling studies with high-resolution strain profiling for studying the establishment and response to perturbation of the infant gut microbiome.&quot;, &quot;author&quot;: [{&quot;dropping-particle&quot;: &quot;&quot;, &quot;family&quot;: &quot;Yassour&quot;, &quot;given&quot;: &quot;Moran&quot;, &quot;non-dropping-particle&quot;: &quot;&quot;, &quot;parse-names&quot;: false, &quot;suffix&quot;: &quot;&quot;}, {&quot;dropping-particle&quot;: &quot;&quot;, &quot;family&quot;: &quot;Vatanen&quot;, &quot;given&quot;: &quot;Tommi&quot;, &quot;non-dropping-particle&quot;: &quot;&quot;, &quot;parse-names&quot;: false, &quot;suffix&quot;: &quot;&quot;}, {&quot;dropping-particle&quot;: &quot;&quot;, &quot;family&quot;: &quot;Siljander&quot;, &quot;given&quot;: &quot;Heli&quot;, &quot;non-dropping-particle&quot;: &quot;&quot;, &quot;parse-names&quot;: false, &quot;suffix&quot;: &quot;&quot;}, {&quot;dropping-particle&quot;: &quot;&quot;, &quot;family&quot;: &quot;H\u00e4m\u00e4l\u00e4inen&quot;, &quot;given&quot;: &quot;Anu Maaria&quot;, &quot;non-dropping-particle&quot;: &quot;&quot;, &quot;parse-names&quot;: false, &quot;suffix&quot;: &quot;&quot;}, {&quot;dropping-particle&quot;: &quot;&quot;, &quot;family&quot;: &quot;H\u00e4rk\u00f6nen&quot;, &quot;given&quot;: &quot;Taina&quot;, &quot;non-dropping-particle&quot;: &quot;&quot;, &quot;parse-names&quot;: false, &quot;suffix&quot;: &quot;&quot;}, {&quot;dropping-particle&quot;: &quot;&quot;, &quot;family&quot;: &quot;Ryh\u00e4nen&quot;, &quot;given&quot;: &quot;Samppa J.&quot;, &quot;non-dropping-particle&quot;: &quot;&quot;, &quot;parse-names&quot;: false, &quot;suffix&quot;: &quot;&quot;}, {&quot;dropping-particle&quot;: &quot;&quot;, &quot;family&quot;: &quot;Franzosa&quot;, &quot;given&quot;: &quot;Eric A.&quot;, &quot;non-dropping-particle&quot;: &quot;&quot;, &quot;parse-names&quot;: false, &quot;suffix&quot;: &quot;&quot;}, {&quot;dropping-particle&quot;: &quot;&quot;, &quot;family&quot;: &quot;Vlamakis&quot;, &quot;given&quot;: &quot;Hera&quot;, &quot;non-dropping-particle&quot;: &quot;&quot;, &quot;parse-names&quot;: false, &quot;suffix&quot;: &quot;&quot;}, {&quot;dropping-particle&quot;: &quot;&quot;, &quot;family&quot;: &quot;Huttenhower&quot;, &quot;given&quot;: &quot;Curtis&quot;, &quot;non-dropping-particle&quot;: &quot;&quot;, &quot;parse-names&quot;: false, &quot;suffix&quot;: &quot;&quot;}, {&quot;dropping-particle&quot;: &quot;&quot;, &quot;family&quot;: &quot;Gevers&quot;, &quot;given&quot;: &quot;Dirk&quot;, &quot;non-dropping-particle&quot;: &quot;&quot;, &quot;parse-names&quot;: false, &quot;suffix&quot;: &quot;&quot;}, {&quot;dropping-particle&quot;: &quot;&quot;, &quot;family&quot;: &quot;Lander&quot;, &quot;given&quot;: &quot;Eric S.&quot;, &quot;non-dropping-particle&quot;: &quot;&quot;, &quot;parse-names&quot;: false, &quot;suffix&quot;: &quot;&quot;}, {&quot;dropping-particle&quot;: &quot;&quot;, &quot;family&quot;: &quot;Knip&quot;, &quot;given&quot;: &quot;Mikael&quot;, &quot;non-dropping-particle&quot;: &quot;&quot;, &quot;parse-names&quot;: false, &quot;suffix&quot;: &quot;&quot;}, {&quot;dropping-particle&quot;: &quot;&quot;, &quot;family&quot;: &quot;Xavier&quot;, &quot;given&quot;: &quot;Ramnik J.&quot;, &quot;non-dropping-particle&quot;: &quot;&quot;, &quot;parse-names&quot;: false, &quot;suffix&quot;: &quot;&quot;}], &quot;container-title&quot;: &quot;Science Translational Medicine&quot;, &quot;id&quot;: &quot;ITEM-1&quot;, &quot;issued&quot;: {&quot;date-parts&quot;: [[&quot;2016&quot;]]}, &quot;title&quot;: &quot;Natural history of the infant gut microbiome and impact of antibiotic treatment on bacterial strain diversity and stability&quot;, &quot;type&quot;: &quot;article-journal&quot;}, &quot;uris&quot;: [&quot;http://www.mendeley.com/documents/?uuid=69c14c93-a298-47c8-a5d7-e29a5d348cc4&quot;]}], &quot;mendeley&quot;: {&quot;formattedCitation&quot;: &quot;(Yassour &lt;i&gt;et al.&lt;/i&gt;, 2016)&quot;, &quot;plainTextFormattedCitation&quot;: &quot;(Yassour et al., 2016)&quot;, &quot;previouslyFormattedCitation&quot;: &quot;(Yassour &lt;i&gt;et al.&lt;/i&gt;, 2016)&quot;}, &quot;properties&quot;: {&quot;noteIndex&quot;: 0}, &quot;schema&quot;: &quot;https://github.com/citation-style-language/schema/raw/master/csl-citation.json&quot;} RNDxogLzjn9lx"/><text:span text:style-name="T282">⁠ were sampled at a much lower temporal resulution, and as such were not split between formula use. </text:span><text:span text:style-name="T283">3</text:span><text:span text:style-name="T285">1</text:span><text:span text:style-name="T283"> out of 3</text:span><text:span text:style-name="T285">3</text:span><text:span text:style-name="T283"> individuals</text:span><text:span text:style-name="T282"> </text:span><text:span text:style-name="T285">analyzed </text:span><text:span text:style-name="T282">exhibited significantly significant underdispersion, </text:span><text:span text:style-name="T283">and the other </text:span><text:span text:style-name="T285">two</text:span><text:span text:style-name="T283"> were not significantly different from the neutral model. </text:span><text:span text:style-name="T285">Both</text:span><text:span text:style-name="T283"> nonsignificant individuals were from the group </text:span><text:soft-page-break/><text:span text:style-name="T283">treated with heavy antibiotics, but even so, no significant difference in </text:span><text:span text:style-name="T5">D</text:span><text:span text:style-name="T283"> values was detected between antibiotics and control groups (</text:span><text:span text:style-name="T284">Supplemental</text:span><text:span text:style-name="T283"> Figure </text:span><text:span text:style-name="T284">4</text:span><text:span text:style-name="T283">). </text:span><text:span text:style-name="T286">Estimates of </text:span><text:span text:style-name="T6">D </text:span><text:span text:style-name="T286">did not significantly correlate with the number of zOTUs in a data set, the total phylodiversity of the data set, or the number of samples in a data set (Supplemental Figure 5). </text:span></text:p>
      <text:p text:style-name="P29"/>
      <text:p text:style-name="P64">DISCUSSION</text:p>
      <text:p text:style-name="P64"/>
      <text:p text:style-name="P30"><text:tab/>Any organism of interest in a human microbiome data set, from the pathogenic to the probiotic, will at some point <text:span text:style-name="T343">arrive for the first time</text:span>, and the order in which these organisms arrive in the community is determined by community assembly processes <text:reference-mark-start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mendeley&quot;: {&quot;formattedCitation&quot;: &quot;(Nemergut &lt;i&gt;et al.&lt;/i&gt;, 2013)&quot;, &quot;plainTextFormattedCitation&quot;: &quot;(Nemergut et al., 2013)&quot;, &quot;previouslyFormattedCitation&quot;: &quot;(Nemergut &lt;i&gt;et al.&lt;/i&gt;, 2013)&quot;}, &quot;properties&quot;: {&quot;noteIndex&quot;: 0}, &quot;schema&quot;: &quot;https://github.com/citation-style-language/schema/raw/master/csl-citation.json&quot;} RNDhpb6FfUFKY"/><text:span text:style-name="T26">(Nemergut </text:span><text:span text:style-name="T70">et al.</text:span><text:span text:style-name="T26">, 2013)</text:span><text:reference-mark-end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mendeley&quot;: {&quot;formattedCitation&quot;: &quot;(Nemergut &lt;i&gt;et al.&lt;/i&gt;, 2013)&quot;, &quot;plainTextFormattedCitation&quot;: &quot;(Nemergut et al., 2013)&quot;, &quot;previouslyFormattedCitation&quot;: &quot;(Nemergut &lt;i&gt;et al.&lt;/i&gt;, 2013)&quot;}, &quot;properties&quot;: {&quot;noteIndex&quot;: 0}, &quot;schema&quot;: &quot;https://github.com/citation-style-language/schema/raw/master/csl-citation.json&quot;} RNDhpb6FfUFKY"/>⁠. Predicting which lineages of organisms can <text:span text:style-name="T344">be recruited into</text:span> a given environment has far-reaching implications for ecosystem remediation and management, especially in microbial communities where the <text:span text:style-name="T327">ecological and medical importances o</text:span>f many microbes are still largely unknown <text:reference-mark-start text:name="ADDIN CSL_CITATION {&quot;citationItems&quot;: [{&quot;id&quot;: &quot;ITEM-1&quot;, &quot;itemData&quot;: {&quot;DOI&quot;: &quot;10.1126/science.aac9323&quot;, &quot;ISSN&quot;: &quot;0036-8075&quot;, &quot;PMID&quot;: &quot;26542581&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author&quot;: [{&quot;dropping-particle&quot;: &quot;&quot;, &quot;family&quot;: &quot;Martiny&quot;, &quot;given&quot;: &quot;J. B. H.&quot;, &quot;non-dropping-particle&quot;: &quot;&quot;, &quot;parse-names&quot;: false, &quot;suffix&quot;: &quot;&quot;}, {&quot;dropping-particle&quot;: &quot;&quot;, &quot;family&quot;: &quot;Jones&quot;, &quot;given&quot;: &quot;S. E.&quot;, &quot;non-dropping-particle&quot;: &quot;&quot;, &quot;parse-names&quot;: false, &quot;suffix&quot;: &quot;&quot;}, {&quot;dropping-particle&quot;: &quot;&quot;, &quot;family&quot;: &quot;Lennon&quot;, &quot;given&quot;: &quot;J. T.&quot;, &quot;non-dropping-particle&quot;: &quot;&quot;, &quot;parse-names&quot;: false, &quot;suffix&quot;: &quot;&quot;}, {&quot;dropping-particle&quot;: &quot;&quot;, &quot;family&quot;: &quot;Martiny&quot;, &quot;given&quot;: &quot;A. C.&quot;, &quot;non-dropping-particle&quot;: &quot;&quot;, &quot;parse-names&quot;: false, &quot;suffix&quot;: &quot;&quot;}], &quot;container-title&quot;: &quot;Science&quot;, &quot;id&quot;: &quot;ITEM-1&quot;, &quot;issue&quot;: &quot;6261&quot;, &quot;issued&quot;: {&quot;date-parts&quot;: [[&quot;2015&quot;, &quot;11&quot;, &quot;5&quot;]]}, &quot;language&quot;: &quot;en&quot;, &quot;page&quot;: &quot;aac9323-aac9323&quot;, &quot;publisher&quot;: &quot;American Association for the Advancement of Science&quot;, &quot;title&quot;: &quot;Microbiomes in light of traits: A phylogenetic perspective&quot;, &quot;type&quot;: &quot;article-journal&quot;, &quot;volume&quot;: &quot;350&quot;}, &quot;uris&quot;: [&quot;http://www.mendeley.com/documents/?uuid=44a7e668-d101-4d72-9a99-b4147091a0a6&quot;]}], &quot;mendeley&quot;: {&quot;formattedCitation&quot;: &quot;(Martiny &lt;i&gt;et al.&lt;/i&gt;, 2015)&quot;, &quot;plainTextFormattedCitation&quot;: &quot;(Martiny et al., 2015)&quot;, &quot;previouslyFormattedCitation&quot;: &quot;(Martiny &lt;i&gt;et al.&lt;/i&gt;, 2015)&quot;}, &quot;properties&quot;: {&quot;noteIndex&quot;: 0}, &quot;schema&quot;: &quot;https://github.com/citation-style-language/schema/raw/master/csl-citation.json&quot;} RNDZNn3KCXFAk"/><text:span text:style-name="T26">(Martiny </text:span><text:span text:style-name="T70">et al.</text:span><text:span text:style-name="T26">, 2015)</text:span><text:reference-mark-end text:name="ADDIN CSL_CITATION {&quot;citationItems&quot;: [{&quot;id&quot;: &quot;ITEM-1&quot;, &quot;itemData&quot;: {&quot;DOI&quot;: &quot;10.1126/science.aac9323&quot;, &quot;ISSN&quot;: &quot;0036-8075&quot;, &quot;PMID&quot;: &quot;26542581&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author&quot;: [{&quot;dropping-particle&quot;: &quot;&quot;, &quot;family&quot;: &quot;Martiny&quot;, &quot;given&quot;: &quot;J. B. H.&quot;, &quot;non-dropping-particle&quot;: &quot;&quot;, &quot;parse-names&quot;: false, &quot;suffix&quot;: &quot;&quot;}, {&quot;dropping-particle&quot;: &quot;&quot;, &quot;family&quot;: &quot;Jones&quot;, &quot;given&quot;: &quot;S. E.&quot;, &quot;non-dropping-particle&quot;: &quot;&quot;, &quot;parse-names&quot;: false, &quot;suffix&quot;: &quot;&quot;}, {&quot;dropping-particle&quot;: &quot;&quot;, &quot;family&quot;: &quot;Lennon&quot;, &quot;given&quot;: &quot;J. T.&quot;, &quot;non-dropping-particle&quot;: &quot;&quot;, &quot;parse-names&quot;: false, &quot;suffix&quot;: &quot;&quot;}, {&quot;dropping-particle&quot;: &quot;&quot;, &quot;family&quot;: &quot;Martiny&quot;, &quot;given&quot;: &quot;A. C.&quot;, &quot;non-dropping-particle&quot;: &quot;&quot;, &quot;parse-names&quot;: false, &quot;suffix&quot;: &quot;&quot;}], &quot;container-title&quot;: &quot;Science&quot;, &quot;id&quot;: &quot;ITEM-1&quot;, &quot;issue&quot;: &quot;6261&quot;, &quot;issued&quot;: {&quot;date-parts&quot;: [[&quot;2015&quot;, &quot;11&quot;, &quot;5&quot;]]}, &quot;language&quot;: &quot;en&quot;, &quot;page&quot;: &quot;aac9323-aac9323&quot;, &quot;publisher&quot;: &quot;American Association for the Advancement of Science&quot;, &quot;title&quot;: &quot;Microbiomes in light of traits: A phylogenetic perspective&quot;, &quot;type&quot;: &quot;article-journal&quot;, &quot;volume&quot;: &quot;350&quot;}, &quot;uris&quot;: [&quot;http://www.mendeley.com/documents/?uuid=44a7e668-d101-4d72-9a99-b4147091a0a6&quot;]}], &quot;mendeley&quot;: {&quot;formattedCitation&quot;: &quot;(Martiny &lt;i&gt;et al.&lt;/i&gt;, 2015)&quot;, &quot;plainTextFormattedCitation&quot;: &quot;(Martiny et al., 2015)&quot;, &quot;previouslyFormattedCitation&quot;: &quot;(Martiny &lt;i&gt;et al.&lt;/i&gt;, 2015)&quot;}, &quot;properties&quot;: {&quot;noteIndex&quot;: 0}, &quot;schema&quot;: &quot;https://github.com/citation-style-language/schema/raw/master/csl-citation.json&quot;} RNDZNn3KCXFAk"/>⁠. Identifying conditions under which assembly mechanisms change, or under which non-neutral assembly is particular strong, may facilitate microbial community rehabilitation by understanding when and how microbial communities can be colonized by close/distant relatives. If there are patterns or general rules <text:span text:style-name="T344">for </text:span>which taxa have higher probabilities of arriving, these rules can guide habitat restoration projects, help us better design probiotics for colonization, and better exploit disturbance as a tool for managing microbial systems related to human health and disease. We found that assembly during primary succession of the infant gut <text:span text:style-name="T345">(Figure 4, Supplamental Figure 4)</text:span> and during turnover of the microbial communities on the adult palms and gut <text:span text:style-name="T345">(Figure 2)</text:span> follows a predictable pattern: <text:span text:style-name="T343">species</text:span> are more likely to arrive if a close relative has already arrived.</text:p>
      <text:p text:style-name="P31"><text:tab/>This <text:span text:style-name="T343">generally </text:span>“nepotistic” pattern in arrivals <text:span text:style-name="T343">strongly supports our </text:span><text:span text:style-name="T318">underdispersion hypothesis</text:span><text:span text:style-name="T307">, which is similar to Darwin’s pre-adaptation hypothesis </text:span><text:reference-mark-start text:name="ADDIN CSL_CITATION {&quot;citationItems&quot;: [{&quot;id&quot;: &quot;ITEM-1&quot;, &quot;itemData&quot;: {&quot;DOI&quot;: &quot;10.4324/9780203509104&quot;, &quot;ISBN&quot;: &quot;9780203509104&quot;, &quot;author&quot;: [{&quot;dropping-particle&quot;: &quot;&quot;, &quot;family&quot;: &quot;Darwin&quot;, &quot;given&quot;: &quot;Charles&quot;, &quot;non-dropping-particle&quot;: &quot;&quot;, &quot;parse-names&quot;: false, &quot;suffix&quot;: &quot;&quot;}], &quot;id&quot;: &quot;ITEM-1&quot;, &quot;issued&quot;: {&quot;date-parts&quot;: [[&quot;1859&quot;, &quot;11&quot;, &quot;27&quot;]]}, &quot;publisher&quot;: &quot;Murray&quot;, &quot;publisher-place&quot;: &quot;London&quot;, &quot;title&quot;: &quot;On the Origin of Species, 1859&quot;, &quot;type&quot;: &quot;book&quot;}, &quot;uris&quot;: [&quot;http://www.mendeley.com/documents/?uuid=8e156fde-5d8f-3ff2-b7cf-bf35e973862e&quot;]}], &quot;mendeley&quot;: {&quot;formattedCitation&quot;: &quot;(Darwin, 1859)&quot;, &quot;plainTextFormattedCitation&quot;: &quot;(Darwin, 1859)&quot;, &quot;previouslyFormattedCitation&quot;: &quot;(Darwin, 1859)&quot;}, &quot;properties&quot;: {&quot;noteIndex&quot;: 0}, &quot;schema&quot;: &quot;https://github.com/citation-style-language/schema/raw/master/csl-citation.json&quot;} RNDhROmccfaIq"/><text:span text:style-name="T84">(Darwin, 1859)</text:span><text:reference-mark-end text:name="ADDIN CSL_CITATION {&quot;citationItems&quot;: [{&quot;id&quot;: &quot;ITEM-1&quot;, &quot;itemData&quot;: {&quot;DOI&quot;: &quot;10.4324/9780203509104&quot;, &quot;ISBN&quot;: &quot;9780203509104&quot;, &quot;author&quot;: [{&quot;dropping-particle&quot;: &quot;&quot;, &quot;family&quot;: &quot;Darwin&quot;, &quot;given&quot;: &quot;Charles&quot;, &quot;non-dropping-particle&quot;: &quot;&quot;, &quot;parse-names&quot;: false, &quot;suffix&quot;: &quot;&quot;}], &quot;id&quot;: &quot;ITEM-1&quot;, &quot;issued&quot;: {&quot;date-parts&quot;: [[&quot;1859&quot;, &quot;11&quot;, &quot;27&quot;]]}, &quot;publisher&quot;: &quot;Murray&quot;, &quot;publisher-place&quot;: &quot;London&quot;, &quot;title&quot;: &quot;On the Origin of Species, 1859&quot;, &quot;type&quot;: &quot;book&quot;}, &quot;uris&quot;: [&quot;http://www.mendeley.com/documents/?uuid=8e156fde-5d8f-3ff2-b7cf-bf35e973862e&quot;]}], &quot;mendeley&quot;: {&quot;formattedCitation&quot;: &quot;(Darwin, 1859)&quot;, &quot;plainTextFormattedCitation&quot;: &quot;(Darwin, 1859)&quot;, &quot;previouslyFormattedCitation&quot;: &quot;(Darwin, 1859)&quot;}, &quot;properties&quot;: {&quot;noteIndex&quot;: 0}, &quot;schema&quot;: &quot;https://github.com/citation-style-language/schema/raw/master/csl-citation.json&quot;} RNDhROmccfaIq"/><text:span text:style-name="T307">⁠. Under that hypothesis, species are better able to join a community where a close relative is present because they </text:span><text:soft-page-break/><text:span text:style-name="T307">likely already have </text:span><text:span text:style-name="T308">the “right stuff” to live there. This is because closely related species are likely to be ecologically similar due to phylogenetic niche conservatism </text:span><text:reference-mark-start text:name="ADDIN CSL_CITATION {&quot;citationItems&quot;: [{&quot;id&quot;: &quot;ITEM-1&quot;, &quot;itemData&quot;: {&quot;DOI&quot;: &quot;10.1111/j.1461-0248.2010.01515.x&quot;, &quot;ISSN&quot;: &quot;1461023X&quot;, &quot;author&quot;: [{&quot;dropping-particle&quot;: &quot;&quot;, &quot;family&quot;: &quot;Wiens&quot;, &quot;given&quot;: &quot;John J.&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Allen&quot;, &quot;given&quot;: &quot;Andrew P.&quot;, &quot;non-dropping-particle&quot;: &quot;&quot;, &quot;parse-names&quot;: false, &quot;suffix&quot;: &quot;&quot;}, {&quot;dropping-particle&quot;: &quot;&quot;, &quot;family&quot;: &quot;Anacker&quot;, &quot;given&quot;: &quot;Brian L.&quot;, &quot;non-dropping-particle&quot;: &quot;&quot;, &quot;parse-names&quot;: false, &quot;suffix&quot;: &quot;&quot;}, {&quot;dropping-particle&quot;: &quot;&quot;, &quot;family&quot;: &quot;Buckley&quot;, &quot;given&quot;: &quot;Lauren B.&quot;, &quot;non-dropping-particle&quot;: &quot;&quot;, &quot;parse-names&quot;: false, &quot;suffix&quot;: &quot;&quot;}, {&quot;dropping-particle&quot;: &quot;V.&quot;, &quot;family&quot;: &quot;Cornell&quot;, &quot;given&quot;: &quot;Howard&quot;, &quot;non-dropping-particle&quot;: &quot;&quot;, &quot;parse-names&quot;: false, &quot;suffix&quot;: &quot;&quot;}, {&quot;dropping-particle&quot;: &quot;&quot;, &quot;family&quot;: &quot;Damschen&quot;, &quot;given&quot;: &quot;Ellen I.&quot;, &quot;non-dropping-particle&quot;: &quot;&quot;, &quot;parse-names&quot;: false, &quot;suffix&quot;: &quot;&quot;}, {&quot;dropping-particle&quot;: &quot;&quot;, &quot;family&quot;: &quot;Jonathan Davies&quot;, &quot;given&quot;: &quot;T.&quot;, &quot;non-dropping-particle&quot;: &quot;&quot;, &quot;parse-names&quot;: false, &quot;suffix&quot;: &quot;&quot;}, {&quot;dropping-particle&quot;: &quot;&quot;, &quot;family&quot;: &quot;Grytnes&quot;, &quot;given&quot;: &quot;John-Arvid&quot;, &quot;non-dropping-particle&quot;: &quot;&quot;, &quot;parse-names&quot;: false, &quot;suffix&quot;: &quot;&quot;}, {&quot;dropping-particle&quot;: &quot;&quot;, &quot;family&quot;: &quot;Harrison&quot;, &quot;given&quot;: &quot;Susan P.&quot;, &quot;non-dropping-particle&quot;: &quot;&quot;, &quot;parse-names&quot;: false, &quot;suffix&quot;: &quot;&quot;}, {&quot;dropping-particle&quot;: &quot;&quot;, &quot;family&quot;: &quot;Hawkins&quot;, &quot;given&quot;: &quot;Bradford A.&quot;, &quot;non-dropping-particle&quot;: &quot;&quot;, &quot;parse-names&quot;: false, &quot;suffix&quot;: &quot;&quot;}, {&quot;dropping-particle&quot;: &quot;&quot;, &quot;family&quot;: &quot;Holt&quot;, &quot;given&quot;: &quot;Robert D.&quot;, &quot;non-dropping-particle&quot;: &quot;&quot;, &quot;parse-names&quot;: false, &quot;suffix&quot;: &quot;&quot;}, {&quot;dropping-particle&quot;: &quot;&quot;, &quot;family&quot;: &quot;McCain&quot;, &quot;given&quot;: &quot;Christy M.&quot;, &quot;non-dropping-particle&quot;: &quot;&quot;, &quot;parse-names&quot;: false, &quot;suffix&quot;: &quot;&quot;}, {&quot;dropping-particle&quot;: &quot;&quot;, &quot;family&quot;: &quot;Stephens&quot;, &quot;given&quot;: &quot;Patrick R.&quot;, &quot;non-dropping-particle&quot;: &quot;&quot;, &quot;parse-names&quot;: false, &quot;suffix&quot;: &quot;&quot;}], &quot;container-title&quot;: &quot;Ecology Letters&quot;, &quot;id&quot;: &quot;ITEM-1&quot;, &quot;issue&quot;: &quot;10&quot;, &quot;issued&quot;: {&quot;date-parts&quot;: [[&quot;2010&quot;, &quot;10&quot;]]}, &quot;page&quot;: &quot;1310-1324&quot;, &quot;publisher&quot;: &quot;Blackwell Publishing Ltd&quot;, &quot;title&quot;: &quot;Niche conservatism as an emerging principle in ecology and conservation biology&quot;, &quot;type&quot;: &quot;article-journal&quot;, &quot;volume&quot;: &quot;13&quot;}, &quot;uris&quot;: [&quot;http://www.mendeley.com/documents/?uuid=3a253620-8041-4128-9ef6-3dfbb37dca30&quot;]}], &quot;mendeley&quot;: {&quot;formattedCitation&quot;: &quot;(Wiens &lt;i&gt;et al.&lt;/i&gt;, 2010)&quot;, &quot;plainTextFormattedCitation&quot;: &quot;(Wiens et al., 2010)&quot;, &quot;previouslyFormattedCitation&quot;: &quot;(Wiens &lt;i&gt;et al.&lt;/i&gt;, 2010)&quot;}, &quot;properties&quot;: {&quot;noteIndex&quot;: 0}, &quot;schema&quot;: &quot;https://github.com/citation-style-language/schema/raw/master/csl-citation.json&quot;} RNDbbpvajO8tq"/><text:span text:style-name="T85">(Wiens </text:span><text:span text:style-name="T76">et al.</text:span><text:span text:style-name="T85">, 2010)</text:span><text:reference-mark-end text:name="ADDIN CSL_CITATION {&quot;citationItems&quot;: [{&quot;id&quot;: &quot;ITEM-1&quot;, &quot;itemData&quot;: {&quot;DOI&quot;: &quot;10.1111/j.1461-0248.2010.01515.x&quot;, &quot;ISSN&quot;: &quot;1461023X&quot;, &quot;author&quot;: [{&quot;dropping-particle&quot;: &quot;&quot;, &quot;family&quot;: &quot;Wiens&quot;, &quot;given&quot;: &quot;John J.&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Allen&quot;, &quot;given&quot;: &quot;Andrew P.&quot;, &quot;non-dropping-particle&quot;: &quot;&quot;, &quot;parse-names&quot;: false, &quot;suffix&quot;: &quot;&quot;}, {&quot;dropping-particle&quot;: &quot;&quot;, &quot;family&quot;: &quot;Anacker&quot;, &quot;given&quot;: &quot;Brian L.&quot;, &quot;non-dropping-particle&quot;: &quot;&quot;, &quot;parse-names&quot;: false, &quot;suffix&quot;: &quot;&quot;}, {&quot;dropping-particle&quot;: &quot;&quot;, &quot;family&quot;: &quot;Buckley&quot;, &quot;given&quot;: &quot;Lauren B.&quot;, &quot;non-dropping-particle&quot;: &quot;&quot;, &quot;parse-names&quot;: false, &quot;suffix&quot;: &quot;&quot;}, {&quot;dropping-particle&quot;: &quot;V.&quot;, &quot;family&quot;: &quot;Cornell&quot;, &quot;given&quot;: &quot;Howard&quot;, &quot;non-dropping-particle&quot;: &quot;&quot;, &quot;parse-names&quot;: false, &quot;suffix&quot;: &quot;&quot;}, {&quot;dropping-particle&quot;: &quot;&quot;, &quot;family&quot;: &quot;Damschen&quot;, &quot;given&quot;: &quot;Ellen I.&quot;, &quot;non-dropping-particle&quot;: &quot;&quot;, &quot;parse-names&quot;: false, &quot;suffix&quot;: &quot;&quot;}, {&quot;dropping-particle&quot;: &quot;&quot;, &quot;family&quot;: &quot;Jonathan Davies&quot;, &quot;given&quot;: &quot;T.&quot;, &quot;non-dropping-particle&quot;: &quot;&quot;, &quot;parse-names&quot;: false, &quot;suffix&quot;: &quot;&quot;}, {&quot;dropping-particle&quot;: &quot;&quot;, &quot;family&quot;: &quot;Grytnes&quot;, &quot;given&quot;: &quot;John-Arvid&quot;, &quot;non-dropping-particle&quot;: &quot;&quot;, &quot;parse-names&quot;: false, &quot;suffix&quot;: &quot;&quot;}, {&quot;dropping-particle&quot;: &quot;&quot;, &quot;family&quot;: &quot;Harrison&quot;, &quot;given&quot;: &quot;Susan P.&quot;, &quot;non-dropping-particle&quot;: &quot;&quot;, &quot;parse-names&quot;: false, &quot;suffix&quot;: &quot;&quot;}, {&quot;dropping-particle&quot;: &quot;&quot;, &quot;family&quot;: &quot;Hawkins&quot;, &quot;given&quot;: &quot;Bradford A.&quot;, &quot;non-dropping-particle&quot;: &quot;&quot;, &quot;parse-names&quot;: false, &quot;suffix&quot;: &quot;&quot;}, {&quot;dropping-particle&quot;: &quot;&quot;, &quot;family&quot;: &quot;Holt&quot;, &quot;given&quot;: &quot;Robert D.&quot;, &quot;non-dropping-particle&quot;: &quot;&quot;, &quot;parse-names&quot;: false, &quot;suffix&quot;: &quot;&quot;}, {&quot;dropping-particle&quot;: &quot;&quot;, &quot;family&quot;: &quot;McCain&quot;, &quot;given&quot;: &quot;Christy M.&quot;, &quot;non-dropping-particle&quot;: &quot;&quot;, &quot;parse-names&quot;: false, &quot;suffix&quot;: &quot;&quot;}, {&quot;dropping-particle&quot;: &quot;&quot;, &quot;family&quot;: &quot;Stephens&quot;, &quot;given&quot;: &quot;Patrick R.&quot;, &quot;non-dropping-particle&quot;: &quot;&quot;, &quot;parse-names&quot;: false, &quot;suffix&quot;: &quot;&quot;}], &quot;container-title&quot;: &quot;Ecology Letters&quot;, &quot;id&quot;: &quot;ITEM-1&quot;, &quot;issue&quot;: &quot;10&quot;, &quot;issued&quot;: {&quot;date-parts&quot;: [[&quot;2010&quot;, &quot;10&quot;]]}, &quot;page&quot;: &quot;1310-1324&quot;, &quot;publisher&quot;: &quot;Blackwell Publishing Ltd&quot;, &quot;title&quot;: &quot;Niche conservatism as an emerging principle in ecology and conservation biology&quot;, &quot;type&quot;: &quot;article-journal&quot;, &quot;volume&quot;: &quot;13&quot;}, &quot;uris&quot;: [&quot;http://www.mendeley.com/documents/?uuid=3a253620-8041-4128-9ef6-3dfbb37dca30&quot;]}], &quot;mendeley&quot;: {&quot;formattedCitation&quot;: &quot;(Wiens &lt;i&gt;et al.&lt;/i&gt;, 2010)&quot;, &quot;plainTextFormattedCitation&quot;: &quot;(Wiens et al., 2010)&quot;, &quot;previouslyFormattedCitation&quot;: &quot;(Wiens &lt;i&gt;et al.&lt;/i&gt;, 2010)&quot;}, &quot;properties&quot;: {&quot;noteIndex&quot;: 0}, &quot;schema&quot;: &quot;https://github.com/citation-style-language/schema/raw/master/csl-citation.json&quot;} RNDbbpvajO8tq"/><text:span text:style-name="T308">⁠. </text:span>Although the phylogenetic tree<text:span text:style-name="T344">s</text:span> we use here <text:span text:style-name="T344">are</text:span> constructed with 16S rDNA sequences, such phylogenies have been shown to track genomic differences in bacteria <text:reference-mark-start text:name="ADDIN CSL_CITATION {&quot;citationItems&quot;: [{&quot;id&quot;: &quot;ITEM-1&quot;, &quot;itemData&quot;: {&quot;DOI&quot;: &quot;10.1038/nbt.2676&quot;, &quot;ISSN&quot;: &quot;1087-0156&quot;, &quot;author&quot;: [{&quot;dropping-particle&quot;: &quot;&quot;, &quot;family&quot;: &quot;Langille&quot;, &quot;given&quot;: &quot;Morgan G I&quot;, &quot;non-dropping-particle&quot;: &quot;&quot;, &quot;parse-names&quot;: false, &quot;suffix&quot;: &quot;&quot;}, {&quot;dropping-particle&quot;: &quot;&quot;, &quot;family&quot;: &quot;Zaneveld&quot;, &quot;given&quot;: &quot;Jesse&quot;, &quot;non-dropping-particle&quot;: &quot;&quot;, &quot;parse-names&quot;: false, &quot;suffix&quot;: &quot;&quot;}, {&quot;dropping-particle&quot;: &quot;&quot;, &quot;family&quot;: &quot;Caporaso&quot;, &quot;given&quot;: &quot;J Gregory&quot;, &quot;non-dropping-particle&quot;: &quot;&quot;, &quot;parse-names&quot;: false, &quot;suffix&quot;: &quot;&quot;}, {&quot;dropping-particle&quot;: &quot;&quot;, &quot;family&quot;: &quot;McDonald&quot;, &quot;given&quot;: &quot;Daniel&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Reyes&quot;, &quot;given&quot;: &quot;Joshua A&quot;, &quot;non-dropping-particle&quot;: &quot;&quot;, &quot;parse-names&quot;: false, &quot;suffix&quot;: &quot;&quot;}, {&quot;dropping-particle&quot;: &quot;&quot;, &quot;family&quot;: &quot;Clemente&quot;, &quot;given&quot;: &quot;Jose C&quot;, &quot;non-dropping-particle&quot;: &quot;&quot;, &quot;parse-names&quot;: false, &quot;suffix&quot;: &quot;&quot;}, {&quot;dropping-particle&quot;: &quot;&quot;, &quot;family&quot;: &quot;Burkepile&quot;, &quot;given&quot;: &quot;Deron E&quot;, &quot;non-dropping-particle&quot;: &quot;&quot;, &quot;parse-names&quot;: false, &quot;suffix&quot;: &quot;&quot;}, {&quot;dropping-particle&quot;: &quot;&quot;, &quot;family&quot;: &quot;Vega Thurber&quot;, &quot;given&quot;: &quot;Rebecca L&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Beiko&quot;, &quot;given&quot;: &quot;Robert G&quot;, &quot;non-dropping-particle&quot;: &quot;&quot;, &quot;parse-names&quot;: false, &quot;suffix&quot;: &quot;&quot;}, {&quot;dropping-particle&quot;: &quot;&quot;, &quot;family&quot;: &quot;Huttenhower&quot;, &quot;given&quot;: &quot;Curtis&quot;, &quot;non-dropping-particle&quot;: &quot;&quot;, &quot;parse-names&quot;: false, &quot;suffix&quot;: &quot;&quot;}], &quot;container-title&quot;: &quot;Nature Biotechnology&quot;, &quot;id&quot;: &quot;ITEM-1&quot;, &quot;issue&quot;: &quot;9&quot;, &quot;issued&quot;: {&quot;date-parts&quot;: [[&quot;2013&quot;, &quot;8&quot;, &quot;25&quot;]]}, &quot;page&quot;: &quot;814-821&quot;, &quot;publisher&quot;: &quot;Nature Publishing Group&quot;, &quot;title&quot;: &quot;Predictive functional profiling of microbial communities using 16S rRNA marker gene sequences&quot;, &quot;type&quot;: &quot;article-journal&quot;, &quot;volume&quot;: &quot;31&quot;}, &quot;uris&quot;: [&quot;http://www.mendeley.com/documents/?uuid=84fd1904-a930-3619-8dc3-316904134fd0&quot;]}, {&quot;id&quot;: &quot;ITEM-2&quot;, &quot;itemData&quot;: {&quot;DOI&quot;: &quot;10.1093/nar/gkq066&quot;, &quot;ISBN&quot;: &quot;1362-4962 (Electronic)\\n0305-1048 (Linking)&quot;, &quot;ISSN&quot;: &quot;03051048&quot;, &quot;PMID&quot;: &quot;20197316&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author&quot;: [{&quot;dropping-particle&quot;: &quot;&quot;, &quot;family&quot;: &quot;Zaneveld&quot;, &quot;given&quot;: &quot;Jesse R.&quot;, &quot;non-dropping-particle&quot;: &quot;&quot;, &quot;parse-names&quot;: false, &quot;suffix&quot;: &quot;&quot;}, {&quot;dropping-particle&quot;: &quot;&quot;, &quot;family&quot;: &quot;Lozupone&quot;, &quot;given&quot;: &quot;Catherine&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Nucleic Acids Research&quot;, &quot;id&quot;: &quot;ITEM-2&quot;, &quot;issue&quot;: &quot;12&quot;, &quot;issued&quot;: {&quot;date-parts&quot;: [[&quot;2010&quot;]]}, &quot;page&quot;: &quot;3869-3879&quot;, &quot;title&quot;: &quot;Ribosomal RNA diversity predicts genome diversity in gut bacteria and their relatives&quot;, &quot;type&quot;: &quot;article-journal&quot;, &quot;volume&quot;: &quot;38&quot;}, &quot;uris&quot;: [&quot;http://www.mendeley.com/documents/?uuid=40ace32f-80e4-4588-b723-16295bb8b205&quot;]}], &quot;mendeley&quot;: {&quot;formattedCitation&quot;: &quot;(Zaneveld &lt;i&gt;et al.&lt;/i&gt;, 2010; Langille &lt;i&gt;et al.&lt;/i&gt;, 2013)&quot;, &quot;plainTextFormattedCitation&quot;: &quot;(Zaneveld et al., 2010; Langille et al., 2013)&quot;, &quot;previouslyFormattedCitation&quot;: &quot;(Zaneveld &lt;i&gt;et al.&lt;/i&gt;, 2010; Langille &lt;i&gt;et al.&lt;/i&gt;, 2013)&quot;}, &quot;properties&quot;: {&quot;noteIndex&quot;: 0}, &quot;schema&quot;: &quot;https://github.com/citation-style-language/schema/raw/master/csl-citation.json&quot;} RNDMwvi0vW5Ol"/><text:span text:style-name="T26">(Zaneveld </text:span><text:span text:style-name="T70">et al.</text:span><text:span text:style-name="T26">, 2010; Langille </text:span><text:span text:style-name="T70">et al.</text:span><text:span text:style-name="T26">, 2013)</text:span><text:reference-mark-end text:name="ADDIN CSL_CITATION {&quot;citationItems&quot;: [{&quot;id&quot;: &quot;ITEM-1&quot;, &quot;itemData&quot;: {&quot;DOI&quot;: &quot;10.1038/nbt.2676&quot;, &quot;ISSN&quot;: &quot;1087-0156&quot;, &quot;author&quot;: [{&quot;dropping-particle&quot;: &quot;&quot;, &quot;family&quot;: &quot;Langille&quot;, &quot;given&quot;: &quot;Morgan G I&quot;, &quot;non-dropping-particle&quot;: &quot;&quot;, &quot;parse-names&quot;: false, &quot;suffix&quot;: &quot;&quot;}, {&quot;dropping-particle&quot;: &quot;&quot;, &quot;family&quot;: &quot;Zaneveld&quot;, &quot;given&quot;: &quot;Jesse&quot;, &quot;non-dropping-particle&quot;: &quot;&quot;, &quot;parse-names&quot;: false, &quot;suffix&quot;: &quot;&quot;}, {&quot;dropping-particle&quot;: &quot;&quot;, &quot;family&quot;: &quot;Caporaso&quot;, &quot;given&quot;: &quot;J Gregory&quot;, &quot;non-dropping-particle&quot;: &quot;&quot;, &quot;parse-names&quot;: false, &quot;suffix&quot;: &quot;&quot;}, {&quot;dropping-particle&quot;: &quot;&quot;, &quot;family&quot;: &quot;McDonald&quot;, &quot;given&quot;: &quot;Daniel&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Reyes&quot;, &quot;given&quot;: &quot;Joshua A&quot;, &quot;non-dropping-particle&quot;: &quot;&quot;, &quot;parse-names&quot;: false, &quot;suffix&quot;: &quot;&quot;}, {&quot;dropping-particle&quot;: &quot;&quot;, &quot;family&quot;: &quot;Clemente&quot;, &quot;given&quot;: &quot;Jose C&quot;, &quot;non-dropping-particle&quot;: &quot;&quot;, &quot;parse-names&quot;: false, &quot;suffix&quot;: &quot;&quot;}, {&quot;dropping-particle&quot;: &quot;&quot;, &quot;family&quot;: &quot;Burkepile&quot;, &quot;given&quot;: &quot;Deron E&quot;, &quot;non-dropping-particle&quot;: &quot;&quot;, &quot;parse-names&quot;: false, &quot;suffix&quot;: &quot;&quot;}, {&quot;dropping-particle&quot;: &quot;&quot;, &quot;family&quot;: &quot;Vega Thurber&quot;, &quot;given&quot;: &quot;Rebecca L&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Beiko&quot;, &quot;given&quot;: &quot;Robert G&quot;, &quot;non-dropping-particle&quot;: &quot;&quot;, &quot;parse-names&quot;: false, &quot;suffix&quot;: &quot;&quot;}, {&quot;dropping-particle&quot;: &quot;&quot;, &quot;family&quot;: &quot;Huttenhower&quot;, &quot;given&quot;: &quot;Curtis&quot;, &quot;non-dropping-particle&quot;: &quot;&quot;, &quot;parse-names&quot;: false, &quot;suffix&quot;: &quot;&quot;}], &quot;container-title&quot;: &quot;Nature Biotechnology&quot;, &quot;id&quot;: &quot;ITEM-1&quot;, &quot;issue&quot;: &quot;9&quot;, &quot;issued&quot;: {&quot;date-parts&quot;: [[&quot;2013&quot;, &quot;8&quot;, &quot;25&quot;]]}, &quot;page&quot;: &quot;814-821&quot;, &quot;publisher&quot;: &quot;Nature Publishing Group&quot;, &quot;title&quot;: &quot;Predictive functional profiling of microbial communities using 16S rRNA marker gene sequences&quot;, &quot;type&quot;: &quot;article-journal&quot;, &quot;volume&quot;: &quot;31&quot;}, &quot;uris&quot;: [&quot;http://www.mendeley.com/documents/?uuid=84fd1904-a930-3619-8dc3-316904134fd0&quot;]}, {&quot;id&quot;: &quot;ITEM-2&quot;, &quot;itemData&quot;: {&quot;DOI&quot;: &quot;10.1093/nar/gkq066&quot;, &quot;ISBN&quot;: &quot;1362-4962 (Electronic)\\n0305-1048 (Linking)&quot;, &quot;ISSN&quot;: &quot;03051048&quot;, &quot;PMID&quot;: &quot;20197316&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author&quot;: [{&quot;dropping-particle&quot;: &quot;&quot;, &quot;family&quot;: &quot;Zaneveld&quot;, &quot;given&quot;: &quot;Jesse R.&quot;, &quot;non-dropping-particle&quot;: &quot;&quot;, &quot;parse-names&quot;: false, &quot;suffix&quot;: &quot;&quot;}, {&quot;dropping-particle&quot;: &quot;&quot;, &quot;family&quot;: &quot;Lozupone&quot;, &quot;given&quot;: &quot;Catherine&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Nucleic Acids Research&quot;, &quot;id&quot;: &quot;ITEM-2&quot;, &quot;issue&quot;: &quot;12&quot;, &quot;issued&quot;: {&quot;date-parts&quot;: [[&quot;2010&quot;]]}, &quot;page&quot;: &quot;3869-3879&quot;, &quot;title&quot;: &quot;Ribosomal RNA diversity predicts genome diversity in gut bacteria and their relatives&quot;, &quot;type&quot;: &quot;article-journal&quot;, &quot;volume&quot;: &quot;38&quot;}, &quot;uris&quot;: [&quot;http://www.mendeley.com/documents/?uuid=40ace32f-80e4-4588-b723-16295bb8b205&quot;]}], &quot;mendeley&quot;: {&quot;formattedCitation&quot;: &quot;(Zaneveld &lt;i&gt;et al.&lt;/i&gt;, 2010; Langille &lt;i&gt;et al.&lt;/i&gt;, 2013)&quot;, &quot;plainTextFormattedCitation&quot;: &quot;(Zaneveld et al., 2010; Langille et al., 2013)&quot;, &quot;previouslyFormattedCitation&quot;: &quot;(Zaneveld &lt;i&gt;et al.&lt;/i&gt;, 2010; Langille &lt;i&gt;et al.&lt;/i&gt;, 2013)&quot;}, &quot;properties&quot;: {&quot;noteIndex&quot;: 0}, &quot;schema&quot;: &quot;https://github.com/citation-style-language/schema/raw/master/csl-citation.json&quot;} RNDMwvi0vW5Ol"/>⁠. Indeed, non-neutral <text:span text:style-name="T344">patterns of phylogenetic community structure have</text:span> been interpreted to mean that traits are under ecological selection <text:reference-mark-start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2&quot;, &quot;itemData&quot;: {&quot;DOI&quot;: &quot;10.1086/303378&quot;, &quot;ISSN&quot;: &quot;1537-5323&quot;, &quot;PMID&quot;: &quot;10856198&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author&quot;: [{&quot;dropping-particle&quot;: &quot;&quot;, &quot;family&quot;: &quot;Webb&quot;, &quot;given&quot;: &quot;C. O.&quot;, &quot;non-dropping-particle&quot;: &quot;&quot;, &quot;parse-names&quot;: false, &quot;suffix&quot;: &quot;&quot;}], &quot;container-title&quot;: &quot;The American naturalist&quot;, &quot;id&quot;: &quot;ITEM-2&quot;, &quot;issue&quot;: &quot;2&quot;, &quot;issued&quot;: {&quot;date-parts&quot;: [[&quot;2000&quot;, &quot;8&quot;, &quot;17&quot;]]}, &quot;language&quot;: &quot;en&quot;, &quot;page&quot;: &quot;145-155&quot;, &quot;publisher&quot;: &quot;The University of Chicago Press&quot;, &quot;title&quot;: &quot;Exploring the Phylogenetic Structure of Ecological Communities: An Example for Rain Forest Trees.&quot;, &quot;type&quot;: &quot;article-journal&quot;, &quot;volume&quot;: &quot;156&quot;}, &quot;uris&quot;: [&quot;http://www.mendeley.com/documents/?uuid=be8b2885-9a9a-495c-882a-0ab5091b2a3c&quot;]}, {&quot;id&quot;: &quot;ITEM-3&quot;, &quot;itemData&quot;: {&quot;DOI&quot;: &quot;10.1146/annurev.ecolsys.33.010802.150448&quot;, &quot;ISSN&quot;: &quot;0066-4162&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author&quot;: [{&quot;dropping-particle&quot;: &quot;&quot;, &quot;family&quot;: &quot;Webb&quot;, &quot;given&quot;: &quot;Campbell O.&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McPeek&quot;, &quot;given&quot;: &quot;Mark A.&quot;, &quot;non-dropping-particle&quot;: &quot;&quot;, &quot;parse-names&quot;: false, &quot;suffix&quot;: &quot;&quot;}, {&quot;dropping-particle&quot;: &quot;&quot;, &quot;family&quot;: &quot;Donoghue&quot;, &quot;given&quot;: &quot;Michael J.&quot;, &quot;non-dropping-particle&quot;: &quot;&quot;, &quot;parse-names&quot;: false, &quot;suffix&quot;: &quot;&quot;}], &quot;container-title&quot;: &quot;Annual Review of Ecology and Systematics&quot;, &quot;id&quot;: &quot;ITEM-3&quot;, &quot;issue&quot;: &quot;1&quot;, &quot;issued&quot;: {&quot;date-parts&quot;: [[&quot;2002&quot;, &quot;11&quot;, &quot;28&quot;]]}, &quot;language&quot;: &quot;en&quot;, &quot;page&quot;: &quot;475-505&quot;, &quot;publisher&quot;: &quot;Annual Reviews  4139 El Camino Way, P.O. Box 10139, Palo Alto, CA 94303-0139, USA&quot;, &quot;title&quot;: &quot;Phylogenies and Community Ecology&quot;, &quot;type&quot;: &quot;article-journal&quot;, &quot;volume&quot;: &quot;33&quot;}, &quot;uris&quot;: [&quot;http://www.mendeley.com/documents/?uuid=12375bae-1b0a-4389-89b9-37b77170fa2f&quot;]}, {&quot;id&quot;: &quot;ITEM-4&quot;, &quot;itemData&quot;: {&quot;DOI&quot;: &quot;10.1016/j.ppees.2011.09.005&quot;, &quot;ISSN&quot;: &quot;14338319&quot;, &quot;abstract&quot;: &quot;The phylogenetic structure of communities can reveal forces shaping community assembly, but the vast majority of work on phylogenetic community structure has been conducted in mature ecosystems. Here, we present an analysis of the phylogenetic structure of three Neotropical rain forest communities undergoing succession. In each site, the net relatedness of the community is initially high and consistently declines during succession. This pattern is evident both when comparing plots of different age classes and when comparing stem size classes within each plot: the oldest plots and the youngest stem cohorts, representing the most advanced stages of succession, have the lowest relatedness. Our results suggest that succession leaves a distinct signature in the phylogenetic structure of communities, which may reflect an increasing role of biotic interactions in community assembly during succession. We discuss theoretical explanations for the decline in community phylogenetic relatedness during succession, and suggest directions for future study.&quot;, &quot;author&quot;: [{&quot;dropping-particle&quot;: &quot;&quot;, &quot;family&quot;: &quot;Letcher&quot;, &quot;given&quot;: &quot;Susan G.&quot;, &quot;non-dropping-particle&quot;: &quot;&quot;, &quot;parse-names&quot;: false, &quot;suffix&quot;: &quot;&quot;}, {&quot;dropping-particle&quot;: &quot;&quot;, &quot;family&quot;: &quot;Chazdon&quot;, &quot;given&quot;: &quot;Robin L.&quot;, &quot;non-dropping-particle&quot;: &quot;&quot;, &quot;parse-names&quot;: false, &quot;suffix&quot;: &quot;&quot;}, {&quot;dropping-particle&quot;: &quot;&quot;, &quot;family&quot;: &quot;Andrade&quot;, &quot;given&quot;: &quot;Ana C.S.&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reugel&quot;, &quot;given&quot;: &quot;Michiel&quot;, &quot;non-dropping-particle&quot;: &quot;van&quot;, &quot;parse-names&quot;: false, &quot;suffix&quot;: &quot;&quot;}, {&quot;dropping-particle&quot;: &quot;&quot;, &quot;family&quot;: &quot;Finegan&quot;, &quot;given&quot;: &quot;Bryan&quot;, &quot;non-dropping-particle&quot;: &quot;&quot;, &quot;parse-names&quot;: false, &quot;suffix&quot;: &quot;&quot;}, {&quot;dropping-particle&quot;: &quot;&quot;, &quot;family&quot;: &quot;Laurance&quot;, &quot;given&quot;: &quot;Susan G.&quot;, &quot;non-dropping-particle&quot;: &quot;&quot;, &quot;parse-names&quot;: false, &quot;suffix&quot;: &quot;&quot;}, {&quot;dropping-particle&quot;: &quot;&quot;, &quot;family&quot;: &quot;Mesquita&quot;, &quot;given&quot;: &quot;Rita C.G.&quot;, &quot;non-dropping-particle&quot;: &quot;&quot;, &quot;parse-names&quot;: false, &quot;suffix&quot;: &quot;&quot;}, {&quot;dropping-particle&quot;: &quot;&quot;, &quot;family&quot;: &quot;Mart\u00ednez-Ramos&quot;, &quot;given&quot;: &quot;Miguel&quot;, &quot;non-dropping-particle&quot;: &quot;&quot;, &quot;parse-names&quot;: false, &quot;suffix&quot;: &quot;&quot;}, {&quot;dropping-particle&quot;: &quot;&quot;, &quot;family&quot;: &quot;Williamson&quot;, &quot;given&quot;: &quot;G. Bruce&quot;, &quot;non-dropping-particle&quot;: &quot;&quot;, &quot;parse-names&quot;: false, &quot;suffix&quot;: &quot;&quot;}], &quot;container-title&quot;: &quot;Perspectives in Plant Ecology, Evolution and Systematics&quot;, &quot;id&quot;: &quot;ITEM-4&quot;, &quot;issue&quot;: &quot;2&quot;, &quot;issued&quot;: {&quot;date-parts&quot;: [[&quot;2012&quot;, &quot;4&quot;]]}, &quot;page&quot;: &quot;79-87&quot;, &quot;title&quot;: &quot;Phylogenetic community structure during succession: Evidence from three Neotropical forest sites&quot;, &quot;type&quot;: &quot;article-journal&quot;, &quot;volume&quot;: &quot;14&quot;}, &quot;uris&quot;: [&quot;http://www.mendeley.com/documents/?uuid=efeb0e89-3adc-48b4-b6d5-f0329e7be3da&quot;]}, {&quot;id&quot;: &quot;ITEM-5&quot;, &quot;itemData&quot;: {&quot;DOI&quot;: &quot;10.1111/1365-2435.12425&quot;, &quot;ISSN&quot;: &quot;02698463&quot;, &quot;author&quot;: [{&quot;dropping-particle&quot;: &quot;&quot;, &quot;family&quot;: &quot;Gerhold&quot;, &quot;given&quot;: &quot;Pille&quot;, &quot;non-dropping-particle&quot;: &quot;&quot;, &quot;parse-names&quot;: false, &quot;suffix&quot;: &quot;&quot;}, {&quot;dropping-particle&quot;: &quot;&quot;, &quot;family&quot;: &quot;Cahill&quot;, &quot;given&quot;: &quot;James F.&quot;, &quot;non-dropping-particle&quot;: &quot;&quot;, &quot;parse-names&quot;: false, &quot;suffix&quot;: &quot;&quot;}, {&quot;dropping-particle&quot;: &quot;&quot;, &quot;family&quot;: &quot;Winter&quot;, &quot;given&quot;: &quot;Marten&quot;, &quot;non-dropping-particle&quot;: &quot;&quot;, &quot;parse-names&quot;: false, &quot;suffix&quot;: &quot;&quot;}, {&quot;dropping-particle&quot;: &quot;V.&quot;, &quot;family&quot;: &quot;Bartish&quot;, &quot;given&quot;: &quot;Igor&quot;, &quot;non-dropping-particle&quot;: &quot;&quot;, &quot;parse-names&quot;: false, &quot;suffix&quot;: &quot;&quot;}, {&quot;dropping-particle&quot;: &quot;&quot;, &quot;family&quot;: &quot;Prinzing&quot;, &quot;given&quot;: &quot;Andreas&quot;, &quot;non-dropping-particle&quot;: &quot;&quot;, &quot;parse-names&quot;: false, &quot;suffix&quot;: &quot;&quot;}], &quot;container-title&quot;: &quot;Functional Ecology&quot;, &quot;editor&quot;: [{&quot;dropping-particle&quot;: &quot;&quot;, &quot;family&quot;: &quot;Venail&quot;, &quot;given&quot;: &quot;Patrick&quot;, &quot;non-dropping-particle&quot;: &quot;&quot;, &quot;parse-names&quot;: false, &quot;suffix&quot;: &quot;&quot;}], &quot;id&quot;: &quot;ITEM-5&quot;, &quot;issue&quot;: &quot;5&quot;, &quot;issued&quot;: {&quot;date-parts&quot;: [[&quot;2015&quot;, &quot;5&quot;]]}, &quot;page&quot;: &quot;600-614&quot;, &quot;title&quot;: &quot;Phylogenetic patterns are not proxies of community assembly mechanisms (they are far better)&quot;, &quot;type&quot;: &quot;article-journal&quot;, &quot;volume&quot;: &quot;29&quot;}, &quot;uris&quot;: [&quot;http://www.mendeley.com/documents/?uuid=119063bc-7805-3fbc-b11e-21ce47eaba4f&quot;]}], &quot;mendeley&quot;: {&quot;formattedCitation&quot;: &quot;(Webb, 2000; Webb &lt;i&gt;et al.&lt;/i&gt;, 2002; Letcher &lt;i&gt;et al.&lt;/i&gt;, 2012; Nemergut &lt;i&gt;et al.&lt;/i&gt;, 2013; Gerhold &lt;i&gt;et al.&lt;/i&gt;, 2015)&quot;, &quot;plainTextFormattedCitation&quot;: &quot;(Webb, 2000; Webb et al., 2002; Letcher et al., 2012; Nemergut et al., 2013; Gerhold et al., 2015)&quot;, &quot;previouslyFormattedCitation&quot;: &quot;(Webb, 2000; Webb &lt;i&gt;et al.&lt;/i&gt;, 2002; Letcher &lt;i&gt;et al.&lt;/i&gt;, 2012; Nemergut &lt;i&gt;et al.&lt;/i&gt;, 2013; Gerhold &lt;i&gt;et al.&lt;/i&gt;, 2015)&quot;}, &quot;properties&quot;: {&quot;noteIndex&quot;: 0}, &quot;schema&quot;: &quot;https://github.com/citation-style-language/schema/raw/master/csl-citation.json&quot;} RNDeEB2oS5mUj"/><text:span text:style-name="T26">(Webb, 2000; Webb </text:span><text:span text:style-name="T70">et al.</text:span><text:span text:style-name="T26">, 2002; Letcher </text:span><text:span text:style-name="T70">et al.</text:span><text:span text:style-name="T26">, 2012; Nemergut </text:span><text:span text:style-name="T70">et al.</text:span><text:span text:style-name="T26">, 2013; Gerhold </text:span><text:span text:style-name="T70">et al.</text:span><text:span text:style-name="T26">, 2015)</text:span><text:reference-mark-end text:name="ADDIN CSL_CITATION {&quot;citationItems&quot;: [{&quot;id&quot;: &quot;ITEM-1&quot;, &quot;itemData&quot;: {&quot;DOI&quot;: &quot;10.1128/MMBR.00051-12&quot;, &quot;ISSN&quot;: &quot;1098-5557&quot;, &quot;PMID&quot;: &quot;24006468&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author&quot;: [{&quot;dropping-particle&quot;: &quot;&quot;, &quot;family&quot;: &quot;Nemergut&quot;, &quot;given&quot;: &quot;Diana R&quot;, &quot;non-dropping-particle&quot;: &quot;&quot;, &quot;parse-names&quot;: false, &quot;suffix&quot;: &quot;&quot;}, {&quot;dropping-particle&quot;: &quot;&quot;, &quot;family&quot;: &quot;Schmidt&quot;, &quot;given&quot;: &quot;Steven K&quot;, &quot;non-dropping-particle&quot;: &quot;&quot;, &quot;parse-names&quot;: false, &quot;suffix&quot;: &quot;&quot;}, {&quot;dropping-particle&quot;: &quot;&quot;, &quot;family&quot;: &quot;Fukami&quot;, &quot;given&quot;: &quot;Tadashi&quot;, &quot;non-dropping-particle&quot;: &quot;&quot;, &quot;parse-names&quot;: false, &quot;suffix&quot;: &quot;&quot;}, {&quot;dropping-particle&quot;: &quot;&quot;, &quot;family&quot;: &quot;O'Neill&quot;, &quot;given&quot;: &quot;Sean P&quot;, &quot;non-dropping-particle&quot;: &quot;&quot;, &quot;parse-names&quot;: false, &quot;suffix&quot;: &quot;&quot;}, {&quot;dropping-particle&quot;: &quot;&quot;, &quot;family&quot;: &quot;Bilinski&quot;, &quot;given&quot;: &quot;Teresa M&quot;, &quot;non-dropping-particle&quot;: &quot;&quot;, &quot;parse-names&quot;: false, &quot;suffix&quot;: &quot;&quot;}, {&quot;dropping-particle&quot;: &quot;&quot;, &quot;family&quot;: &quot;Stanish&quot;, &quot;given&quot;: &quot;Lee F&quot;, &quot;non-dropping-particle&quot;: &quot;&quot;, &quot;parse-names&quot;: false, &quot;suffix&quot;: &quot;&quot;}, {&quot;dropping-particle&quot;: &quot;&quot;, &quot;family&quot;: &quot;Knelman&quot;, &quot;given&quot;: &quot;Joseph E&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Lynch&quot;, &quot;given&quot;: &quot;Ryan C&quot;, &quot;non-dropping-particle&quot;: &quot;&quot;, &quot;parse-names&quot;: false, &quot;suffix&quot;: &quot;&quot;}, {&quot;dropping-particle&quot;: &quot;&quot;, &quot;family&quot;: &quot;Wickey&quot;, &quot;given&quot;: &quot;Phillip&quot;, &quot;non-dropping-particle&quot;: &quot;&quot;, &quot;parse-names&quot;: false, &quot;suffix&quot;: &quot;&quot;}, {&quot;dropping-particle&quot;: &quot;&quot;, &quot;family&quot;: &quot;Ferrenberg&quot;, &quot;given&quot;: &quot;Scott&quot;, &quot;non-dropping-particle&quot;: &quot;&quot;, &quot;parse-names&quot;: false, &quot;suffix&quot;: &quot;&quot;}], &quot;container-title&quot;: &quot;Microbiology and molecular biology reviews : MMBR&quot;, &quot;id&quot;: &quot;ITEM-1&quot;, &quot;issue&quot;: &quot;3&quot;, &quot;issued&quot;: {&quot;date-parts&quot;: [[&quot;2013&quot;, &quot;9&quot;, &quot;1&quot;]]}, &quot;page&quot;: &quot;342-56&quot;, &quot;title&quot;: &quot;Patterns and processes of microbial community assembly.&quot;, &quot;type&quot;: &quot;article-journal&quot;, &quot;volume&quot;: &quot;77&quot;}, &quot;uris&quot;: [&quot;http://www.mendeley.com/documents/?uuid=09f64fbe-1329-4692-a462-2bf635a5f681&quot;]}, {&quot;id&quot;: &quot;ITEM-2&quot;, &quot;itemData&quot;: {&quot;DOI&quot;: &quot;10.1086/303378&quot;, &quot;ISSN&quot;: &quot;1537-5323&quot;, &quot;PMID&quot;: &quot;10856198&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author&quot;: [{&quot;dropping-particle&quot;: &quot;&quot;, &quot;family&quot;: &quot;Webb&quot;, &quot;given&quot;: &quot;C. O.&quot;, &quot;non-dropping-particle&quot;: &quot;&quot;, &quot;parse-names&quot;: false, &quot;suffix&quot;: &quot;&quot;}], &quot;container-title&quot;: &quot;The American naturalist&quot;, &quot;id&quot;: &quot;ITEM-2&quot;, &quot;issue&quot;: &quot;2&quot;, &quot;issued&quot;: {&quot;date-parts&quot;: [[&quot;2000&quot;, &quot;8&quot;, &quot;17&quot;]]}, &quot;language&quot;: &quot;en&quot;, &quot;page&quot;: &quot;145-155&quot;, &quot;publisher&quot;: &quot;The University of Chicago Press&quot;, &quot;title&quot;: &quot;Exploring the Phylogenetic Structure of Ecological Communities: An Example for Rain Forest Trees.&quot;, &quot;type&quot;: &quot;article-journal&quot;, &quot;volume&quot;: &quot;156&quot;}, &quot;uris&quot;: [&quot;http://www.mendeley.com/documents/?uuid=be8b2885-9a9a-495c-882a-0ab5091b2a3c&quot;]}, {&quot;id&quot;: &quot;ITEM-3&quot;, &quot;itemData&quot;: {&quot;DOI&quot;: &quot;10.1146/annurev.ecolsys.33.010802.150448&quot;, &quot;ISSN&quot;: &quot;0066-4162&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author&quot;: [{&quot;dropping-particle&quot;: &quot;&quot;, &quot;family&quot;: &quot;Webb&quot;, &quot;given&quot;: &quot;Campbell O.&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McPeek&quot;, &quot;given&quot;: &quot;Mark A.&quot;, &quot;non-dropping-particle&quot;: &quot;&quot;, &quot;parse-names&quot;: false, &quot;suffix&quot;: &quot;&quot;}, {&quot;dropping-particle&quot;: &quot;&quot;, &quot;family&quot;: &quot;Donoghue&quot;, &quot;given&quot;: &quot;Michael J.&quot;, &quot;non-dropping-particle&quot;: &quot;&quot;, &quot;parse-names&quot;: false, &quot;suffix&quot;: &quot;&quot;}], &quot;container-title&quot;: &quot;Annual Review of Ecology and Systematics&quot;, &quot;id&quot;: &quot;ITEM-3&quot;, &quot;issue&quot;: &quot;1&quot;, &quot;issued&quot;: {&quot;date-parts&quot;: [[&quot;2002&quot;, &quot;11&quot;, &quot;28&quot;]]}, &quot;language&quot;: &quot;en&quot;, &quot;page&quot;: &quot;475-505&quot;, &quot;publisher&quot;: &quot;Annual Reviews  4139 El Camino Way, P.O. Box 10139, Palo Alto, CA 94303-0139, USA&quot;, &quot;title&quot;: &quot;Phylogenies and Community Ecology&quot;, &quot;type&quot;: &quot;article-journal&quot;, &quot;volume&quot;: &quot;33&quot;}, &quot;uris&quot;: [&quot;http://www.mendeley.com/documents/?uuid=12375bae-1b0a-4389-89b9-37b77170fa2f&quot;]}, {&quot;id&quot;: &quot;ITEM-4&quot;, &quot;itemData&quot;: {&quot;DOI&quot;: &quot;10.1016/j.ppees.2011.09.005&quot;, &quot;ISSN&quot;: &quot;14338319&quot;, &quot;abstract&quot;: &quot;The phylogenetic structure of communities can reveal forces shaping community assembly, but the vast majority of work on phylogenetic community structure has been conducted in mature ecosystems. Here, we present an analysis of the phylogenetic structure of three Neotropical rain forest communities undergoing succession. In each site, the net relatedness of the community is initially high and consistently declines during succession. This pattern is evident both when comparing plots of different age classes and when comparing stem size classes within each plot: the oldest plots and the youngest stem cohorts, representing the most advanced stages of succession, have the lowest relatedness. Our results suggest that succession leaves a distinct signature in the phylogenetic structure of communities, which may reflect an increasing role of biotic interactions in community assembly during succession. We discuss theoretical explanations for the decline in community phylogenetic relatedness during succession, and suggest directions for future study.&quot;, &quot;author&quot;: [{&quot;dropping-particle&quot;: &quot;&quot;, &quot;family&quot;: &quot;Letcher&quot;, &quot;given&quot;: &quot;Susan G.&quot;, &quot;non-dropping-particle&quot;: &quot;&quot;, &quot;parse-names&quot;: false, &quot;suffix&quot;: &quot;&quot;}, {&quot;dropping-particle&quot;: &quot;&quot;, &quot;family&quot;: &quot;Chazdon&quot;, &quot;given&quot;: &quot;Robin L.&quot;, &quot;non-dropping-particle&quot;: &quot;&quot;, &quot;parse-names&quot;: false, &quot;suffix&quot;: &quot;&quot;}, {&quot;dropping-particle&quot;: &quot;&quot;, &quot;family&quot;: &quot;Andrade&quot;, &quot;given&quot;: &quot;Ana C.S.&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reugel&quot;, &quot;given&quot;: &quot;Michiel&quot;, &quot;non-dropping-particle&quot;: &quot;van&quot;, &quot;parse-names&quot;: false, &quot;suffix&quot;: &quot;&quot;}, {&quot;dropping-particle&quot;: &quot;&quot;, &quot;family&quot;: &quot;Finegan&quot;, &quot;given&quot;: &quot;Bryan&quot;, &quot;non-dropping-particle&quot;: &quot;&quot;, &quot;parse-names&quot;: false, &quot;suffix&quot;: &quot;&quot;}, {&quot;dropping-particle&quot;: &quot;&quot;, &quot;family&quot;: &quot;Laurance&quot;, &quot;given&quot;: &quot;Susan G.&quot;, &quot;non-dropping-particle&quot;: &quot;&quot;, &quot;parse-names&quot;: false, &quot;suffix&quot;: &quot;&quot;}, {&quot;dropping-particle&quot;: &quot;&quot;, &quot;family&quot;: &quot;Mesquita&quot;, &quot;given&quot;: &quot;Rita C.G.&quot;, &quot;non-dropping-particle&quot;: &quot;&quot;, &quot;parse-names&quot;: false, &quot;suffix&quot;: &quot;&quot;}, {&quot;dropping-particle&quot;: &quot;&quot;, &quot;family&quot;: &quot;Mart\u00ednez-Ramos&quot;, &quot;given&quot;: &quot;Miguel&quot;, &quot;non-dropping-particle&quot;: &quot;&quot;, &quot;parse-names&quot;: false, &quot;suffix&quot;: &quot;&quot;}, {&quot;dropping-particle&quot;: &quot;&quot;, &quot;family&quot;: &quot;Williamson&quot;, &quot;given&quot;: &quot;G. Bruce&quot;, &quot;non-dropping-particle&quot;: &quot;&quot;, &quot;parse-names&quot;: false, &quot;suffix&quot;: &quot;&quot;}], &quot;container-title&quot;: &quot;Perspectives in Plant Ecology, Evolution and Systematics&quot;, &quot;id&quot;: &quot;ITEM-4&quot;, &quot;issue&quot;: &quot;2&quot;, &quot;issued&quot;: {&quot;date-parts&quot;: [[&quot;2012&quot;, &quot;4&quot;]]}, &quot;page&quot;: &quot;79-87&quot;, &quot;title&quot;: &quot;Phylogenetic community structure during succession: Evidence from three Neotropical forest sites&quot;, &quot;type&quot;: &quot;article-journal&quot;, &quot;volume&quot;: &quot;14&quot;}, &quot;uris&quot;: [&quot;http://www.mendeley.com/documents/?uuid=efeb0e89-3adc-48b4-b6d5-f0329e7be3da&quot;]}, {&quot;id&quot;: &quot;ITEM-5&quot;, &quot;itemData&quot;: {&quot;DOI&quot;: &quot;10.1111/1365-2435.12425&quot;, &quot;ISSN&quot;: &quot;02698463&quot;, &quot;author&quot;: [{&quot;dropping-particle&quot;: &quot;&quot;, &quot;family&quot;: &quot;Gerhold&quot;, &quot;given&quot;: &quot;Pille&quot;, &quot;non-dropping-particle&quot;: &quot;&quot;, &quot;parse-names&quot;: false, &quot;suffix&quot;: &quot;&quot;}, {&quot;dropping-particle&quot;: &quot;&quot;, &quot;family&quot;: &quot;Cahill&quot;, &quot;given&quot;: &quot;James F.&quot;, &quot;non-dropping-particle&quot;: &quot;&quot;, &quot;parse-names&quot;: false, &quot;suffix&quot;: &quot;&quot;}, {&quot;dropping-particle&quot;: &quot;&quot;, &quot;family&quot;: &quot;Winter&quot;, &quot;given&quot;: &quot;Marten&quot;, &quot;non-dropping-particle&quot;: &quot;&quot;, &quot;parse-names&quot;: false, &quot;suffix&quot;: &quot;&quot;}, {&quot;dropping-particle&quot;: &quot;V.&quot;, &quot;family&quot;: &quot;Bartish&quot;, &quot;given&quot;: &quot;Igor&quot;, &quot;non-dropping-particle&quot;: &quot;&quot;, &quot;parse-names&quot;: false, &quot;suffix&quot;: &quot;&quot;}, {&quot;dropping-particle&quot;: &quot;&quot;, &quot;family&quot;: &quot;Prinzing&quot;, &quot;given&quot;: &quot;Andreas&quot;, &quot;non-dropping-particle&quot;: &quot;&quot;, &quot;parse-names&quot;: false, &quot;suffix&quot;: &quot;&quot;}], &quot;container-title&quot;: &quot;Functional Ecology&quot;, &quot;editor&quot;: [{&quot;dropping-particle&quot;: &quot;&quot;, &quot;family&quot;: &quot;Venail&quot;, &quot;given&quot;: &quot;Patrick&quot;, &quot;non-dropping-particle&quot;: &quot;&quot;, &quot;parse-names&quot;: false, &quot;suffix&quot;: &quot;&quot;}], &quot;id&quot;: &quot;ITEM-5&quot;, &quot;issue&quot;: &quot;5&quot;, &quot;issued&quot;: {&quot;date-parts&quot;: [[&quot;2015&quot;, &quot;5&quot;]]}, &quot;page&quot;: &quot;600-614&quot;, &quot;title&quot;: &quot;Phylogenetic patterns are not proxies of community assembly mechanisms (they are far better)&quot;, &quot;type&quot;: &quot;article-journal&quot;, &quot;volume&quot;: &quot;29&quot;}, &quot;uris&quot;: [&quot;http://www.mendeley.com/documents/?uuid=119063bc-7805-3fbc-b11e-21ce47eaba4f&quot;]}], &quot;mendeley&quot;: {&quot;formattedCitation&quot;: &quot;(Webb, 2000; Webb &lt;i&gt;et al.&lt;/i&gt;, 2002; Letcher &lt;i&gt;et al.&lt;/i&gt;, 2012; Nemergut &lt;i&gt;et al.&lt;/i&gt;, 2013; Gerhold &lt;i&gt;et al.&lt;/i&gt;, 2015)&quot;, &quot;plainTextFormattedCitation&quot;: &quot;(Webb, 2000; Webb et al., 2002; Letcher et al., 2012; Nemergut et al., 2013; Gerhold et al., 2015)&quot;, &quot;previouslyFormattedCitation&quot;: &quot;(Webb, 2000; Webb &lt;i&gt;et al.&lt;/i&gt;, 2002; Letcher &lt;i&gt;et al.&lt;/i&gt;, 2012; Nemergut &lt;i&gt;et al.&lt;/i&gt;, 2013; Gerhold &lt;i&gt;et al.&lt;/i&gt;, 2015)&quot;}, &quot;properties&quot;: {&quot;noteIndex&quot;: 0}, &quot;schema&quot;: &quot;https://github.com/citation-style-language/schema/raw/master/csl-citation.json&quot;} RNDeEB2oS5mUj"/>⁠. <text:span text:style-name="T90">If traits are not driving community assembly </text:span><text:reference-mark-start text:name="ADDIN CSL_CITATION {&quot;citationItems&quot;: [{&quot;id&quot;: &quot;ITEM-1&quot;, &quot;itemData&quot;: {&quot;ISBN&quot;: &quot;0691021287&quot;, &quot;abstract&quot;: &quot;Despite its supreme importance and the threat of its global crash, biodiversity remains poorly understood both empirically and theoretically. This ambitious book presents a new, general neutral theory to explain the origin, maintenance, and loss of biodiversity in a biogeographic context.  Until now biogeography (the study of the geographic distribution of species) and biodiversity (the study of species richness and relative species abundance) have had largely disjunct intellectual histories. In this book, Stephen Hubbell develops a formal mathematical theory that unifies these two fields. When a speciation process is incorporated into Robert H. MacArthur and Edward O. Wilson's now classical theory of island biogeography, the generalized theory predicts the existence of a universal, dimensionless biodiversity number. In the theory, this fundamental biodiversity number, together with the migration or dispersal rate, completely determines the steady-state distribution of species richness and relative species abundance on local to large geographic spatial scales and short-term to evolutionary time scales.   Although neutral, Hubbell's theory is nevertheless able to generate many nonobvious, testable, and remarkably accurate quantitative predictions about biodiversity and biogeography. In many ways Hubbell's theory is the ecological analog to the neutral theory of genetic drift in genetics. The unified neutral theory of biogeography and biodiversity should stimulate research in new theoretical and empirical directions by ecologists, evolutionary biologists, and biogeographers.&quot;, &quot;author&quot;: [{&quot;dropping-particle&quot;: &quot;&quot;, &quot;family&quot;: &quot;Hubbell&quot;, &quot;given&quot;: &quot;Stephen P.&quot;, &quot;non-dropping-particle&quot;: &quot;&quot;, &quot;parse-names&quot;: false, &quot;suffix&quot;: &quot;&quot;}], &quot;id&quot;: &quot;ITEM-1&quot;, &quot;issued&quot;: {&quot;date-parts&quot;: [[&quot;2001&quot;]]}, &quot;number-of-pages&quot;: &quot;375&quot;, &quot;publisher&quot;: &quot;Princeton University Press&quot;, &quot;title&quot;: &quot;The Unified Neutral Theory of Biodiversity and Biogeography (MPB-32)&quot;, &quot;type&quot;: &quot;book&quot;}, &quot;uris&quot;: [&quot;http://www.mendeley.com/documents/?uuid=2307937c-7230-4c19-b13b-9ab1f0612673&quot;]}], &quot;mendeley&quot;: {&quot;formattedCitation&quot;: &quot;(Hubbell, 2001)&quot;, &quot;plainTextFormattedCitation&quot;: &quot;(Hubbell, 2001)&quot;, &quot;previouslyFormattedCitation&quot;: &quot;(Hubbell, 2001)&quot;}, &quot;properties&quot;: {&quot;noteIndex&quot;: 0}, &quot;schema&quot;: &quot;https://github.com/citation-style-language/schema/raw/master/csl-citation.json&quot;} RND6WbJ2wjy07"/><text:span text:style-name="T27">(Hubbell, 2001)</text:span><text:reference-mark-end text:name="ADDIN CSL_CITATION {&quot;citationItems&quot;: [{&quot;id&quot;: &quot;ITEM-1&quot;, &quot;itemData&quot;: {&quot;ISBN&quot;: &quot;0691021287&quot;, &quot;abstract&quot;: &quot;Despite its supreme importance and the threat of its global crash, biodiversity remains poorly understood both empirically and theoretically. This ambitious book presents a new, general neutral theory to explain the origin, maintenance, and loss of biodiversity in a biogeographic context.  Until now biogeography (the study of the geographic distribution of species) and biodiversity (the study of species richness and relative species abundance) have had largely disjunct intellectual histories. In this book, Stephen Hubbell develops a formal mathematical theory that unifies these two fields. When a speciation process is incorporated into Robert H. MacArthur and Edward O. Wilson's now classical theory of island biogeography, the generalized theory predicts the existence of a universal, dimensionless biodiversity number. In the theory, this fundamental biodiversity number, together with the migration or dispersal rate, completely determines the steady-state distribution of species richness and relative species abundance on local to large geographic spatial scales and short-term to evolutionary time scales.   Although neutral, Hubbell's theory is nevertheless able to generate many nonobvious, testable, and remarkably accurate quantitative predictions about biodiversity and biogeography. In many ways Hubbell's theory is the ecological analog to the neutral theory of genetic drift in genetics. The unified neutral theory of biogeography and biodiversity should stimulate research in new theoretical and empirical directions by ecologists, evolutionary biologists, and biogeographers.&quot;, &quot;author&quot;: [{&quot;dropping-particle&quot;: &quot;&quot;, &quot;family&quot;: &quot;Hubbell&quot;, &quot;given&quot;: &quot;Stephen P.&quot;, &quot;non-dropping-particle&quot;: &quot;&quot;, &quot;parse-names&quot;: false, &quot;suffix&quot;: &quot;&quot;}], &quot;id&quot;: &quot;ITEM-1&quot;, &quot;issued&quot;: {&quot;date-parts&quot;: [[&quot;2001&quot;]]}, &quot;number-of-pages&quot;: &quot;375&quot;, &quot;publisher&quot;: &quot;Princeton University Press&quot;, &quot;title&quot;: &quot;The Unified Neutral Theory of Biodiversity and Biogeography (MPB-32)&quot;, &quot;type&quot;: &quot;book&quot;}, &quot;uris&quot;: [&quot;http://www.mendeley.com/documents/?uuid=2307937c-7230-4c19-b13b-9ab1f0612673&quot;]}], &quot;mendeley&quot;: {&quot;formattedCitation&quot;: &quot;(Hubbell, 2001)&quot;, &quot;plainTextFormattedCitation&quot;: &quot;(Hubbell, 2001)&quot;, &quot;previouslyFormattedCitation&quot;: &quot;(Hubbell, 2001)&quot;}, &quot;properties&quot;: {&quot;noteIndex&quot;: 0}, &quot;schema&quot;: &quot;https://github.com/citation-style-language/schema/raw/master/csl-citation.json&quot;} RND6WbJ2wjy07"/><text:span text:style-name="T90">⁠ or if the traits driving community assembly are largely horizontally transferred between taxa independent of their relatedness (as estimated by a 16S rDNA phylogeny), we would expect no phylogenetic signature, and a </text:span><text:span text:style-name="T7">D</text:span><text:span text:style-name="T287"> estimate that is not significantly different from 0 (the neutral model)</text:span><text:span text:style-name="T90">. Instead, we observed very a strong and significant phylogenetic signal in arrival order for almost all data sets we analyzed.</text:span></text:p>
      <text:p text:style-name="P32"><text:tab/>However, even if <text:span text:style-name="T344">assembly follows the pre-adaptation hypothesis</text:span>, <text:span text:style-name="T344">selection itself may not</text:span> occur within the host environment. An alternative explanation for the underdispersion we observed is that selection is external to the host environment (i.e. selection occurs within the neighboring species pool from which emigration occurs), causing change in the community entering the host to already be underdispersed. Similarly, phylogenetic dispersion <text:span text:style-name="T345">of community structure </text:span>has been unable to distinguish between selection and differences in migration rates <text:reference-mark-start text:name="ADDIN CSL_CITATION {&quot;citationItems&quot;: [{&quot;id&quot;: &quot;ITEM-1&quot;, &quot;itemData&quot;: {&quot;DOI&quot;: &quot;10.1016/j.tree.2008.07.005&quot;, &quot;ISSN&quot;: &quot;0169-5347&quot;, &quot;PMID&quot;: &quot;18823678&quot;, &quot;abstract&quot;: &quot;Evolutionary ecologists are increasingly combining phylogenetic data with distributional and ecological data to assess how and why communities of species differ from random expectations for evolutionary and ecological relatedness. Of particular interest have been the roles of environmental filtering and competitive interactions, or alternatively neutral effects, in dictating community composition. Our goal is to place current research within a dynamic framework, specifically using recent phylogenetic studies from insular environments to provide an explicit spatial and temporal context. We compare communities over a range of evolutionary, ecological and geographic scales that differ in the extent to which speciation and adaptation contribute to community assembly and structure. This perspective allows insights into the processes that can generate community structure, as well as the evolutionary dynamics of community assembly.&quot;, &quot;author&quot;: [{&quot;dropping-particle&quot;: &quot;&quot;, &quot;family&quot;: &quot;Emerson&quot;, &quot;given&quot;: &quot;Brent C&quot;, &quot;non-dropping-particle&quot;: &quot;&quot;, &quot;parse-names&quot;: false, &quot;suffix&quot;: &quot;&quot;}, {&quot;dropping-particle&quot;: &quot;&quot;, &quot;family&quot;: &quot;Gillespie&quot;, &quot;given&quot;: &quot;Rosemary G&quot;, &quot;non-dropping-particle&quot;: &quot;&quot;, &quot;parse-names&quot;: false, &quot;suffix&quot;: &quot;&quot;}], &quot;container-title&quot;: &quot;Trends in ecology &amp; evolution&quot;, &quot;id&quot;: &quot;ITEM-1&quot;, &quot;issue&quot;: &quot;11&quot;, &quot;issued&quot;: {&quot;date-parts&quot;: [[&quot;2008&quot;, &quot;11&quot;]]}, &quot;page&quot;: &quot;619-30&quot;, &quot;title&quot;: &quot;Phylogenetic analysis of community assembly and structure over space and time.&quot;, &quot;type&quot;: &quot;article-journal&quot;, &quot;volume&quot;: &quot;23&quot;}, &quot;uris&quot;: [&quot;http://www.mendeley.com/documents/?uuid=47532981-3b9e-474a-a7fc-497884df85e0&quot;]}], &quot;mendeley&quot;: {&quot;formattedCitation&quot;: &quot;(Emerson and Gillespie, 2008)&quot;, &quot;plainTextFormattedCitation&quot;: &quot;(Emerson and Gillespie, 2008)&quot;, &quot;previouslyFormattedCitation&quot;: &quot;(Emerson and Gillespie, 2008)&quot;}, &quot;properties&quot;: {&quot;noteIndex&quot;: 0}, &quot;schema&quot;: &quot;https://github.com/citation-style-language/schema/raw/master/csl-citation.json&quot;} RNDnZLUH0JMDo"/><text:span text:style-name="T26">(Emerson and Gillespie, 2008)</text:span><text:reference-mark-end text:name="ADDIN CSL_CITATION {&quot;citationItems&quot;: [{&quot;id&quot;: &quot;ITEM-1&quot;, &quot;itemData&quot;: {&quot;DOI&quot;: &quot;10.1016/j.tree.2008.07.005&quot;, &quot;ISSN&quot;: &quot;0169-5347&quot;, &quot;PMID&quot;: &quot;18823678&quot;, &quot;abstract&quot;: &quot;Evolutionary ecologists are increasingly combining phylogenetic data with distributional and ecological data to assess how and why communities of species differ from random expectations for evolutionary and ecological relatedness. Of particular interest have been the roles of environmental filtering and competitive interactions, or alternatively neutral effects, in dictating community composition. Our goal is to place current research within a dynamic framework, specifically using recent phylogenetic studies from insular environments to provide an explicit spatial and temporal context. We compare communities over a range of evolutionary, ecological and geographic scales that differ in the extent to which speciation and adaptation contribute to community assembly and structure. This perspective allows insights into the processes that can generate community structure, as well as the evolutionary dynamics of community assembly.&quot;, &quot;author&quot;: [{&quot;dropping-particle&quot;: &quot;&quot;, &quot;family&quot;: &quot;Emerson&quot;, &quot;given&quot;: &quot;Brent C&quot;, &quot;non-dropping-particle&quot;: &quot;&quot;, &quot;parse-names&quot;: false, &quot;suffix&quot;: &quot;&quot;}, {&quot;dropping-particle&quot;: &quot;&quot;, &quot;family&quot;: &quot;Gillespie&quot;, &quot;given&quot;: &quot;Rosemary G&quot;, &quot;non-dropping-particle&quot;: &quot;&quot;, &quot;parse-names&quot;: false, &quot;suffix&quot;: &quot;&quot;}], &quot;container-title&quot;: &quot;Trends in ecology &amp; evolution&quot;, &quot;id&quot;: &quot;ITEM-1&quot;, &quot;issue&quot;: &quot;11&quot;, &quot;issued&quot;: {&quot;date-parts&quot;: [[&quot;2008&quot;, &quot;11&quot;]]}, &quot;page&quot;: &quot;619-30&quot;, &quot;title&quot;: &quot;Phylogenetic analysis of community assembly and structure over space and time.&quot;, &quot;type&quot;: &quot;article-journal&quot;, &quot;volume&quot;: &quot;23&quot;}, &quot;uris&quot;: [&quot;http://www.mendeley.com/documents/?uuid=47532981-3b9e-474a-a7fc-497884df85e0&quot;]}], &quot;mendeley&quot;: {&quot;formattedCitation&quot;: &quot;(Emerson and Gillespie, 2008)&quot;, &quot;plainTextFormattedCitation&quot;: &quot;(Emerson and Gillespie, 2008)&quot;, &quot;previouslyFormattedCitation&quot;: &quot;(Emerson and Gillespie, 2008)&quot;}, &quot;properties&quot;: {&quot;noteIndex&quot;: 0}, &quot;schema&quot;: &quot;https://github.com/citation-style-language/schema/raw/master/csl-citation.json&quot;} RNDnZLUH0JMDo"/>⁠, <text:s/>so a pre-underdispersed community entering the host is a plausible mechanism for phylogenetic underdispersion of arrivals. But selection of microbial communities within the host has been shown by multiple studies <text:reference-mark-start text:name="ADDIN CSL_CITATION {&quot;citationItems&quot;: [{&quot;id&quot;: &quot;ITEM-1&quot;, &quot;itemData&quot;: {&quot;DOI&quot;: &quot;10.1371/journal.pone.0046966&quot;, &quot;ISSN&quot;: &quot;1932-6203&quot;, &quot;PMID&quot;: &quot;23071679&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author&quot;: [{&quot;dropping-particle&quot;: &quot;&quot;, &quot;family&quot;: &quot;Peterfreund&quot;, &quot;given&quot;: &quot;Gregory L&quot;, &quot;non-dropping-particle&quot;: &quot;&quot;, &quot;parse-names&quot;: false, &quot;suffix&quot;: &quot;&quot;}, {&quot;dropping-particle&quot;: &quot;&quot;, &quot;family&quot;: &quot;Vandivier&quot;, &quot;given&quot;: &quot;Lee E&quot;, &quot;non-dropping-particle&quot;: &quot;&quot;, &quot;parse-names&quot;: false, &quot;suffix&quot;: &quot;&quot;}, {&quot;dropping-particle&quot;: &quot;&quot;, &quot;family&quot;: &quot;Sinha&quot;, &quot;given&quot;: &quot;Rohini&quot;, &quot;non-dropping-particle&quot;: &quot;&quot;, &quot;parse-names&quot;: false, &quot;suffix&quot;: &quot;&quot;}, {&quot;dropping-particle&quot;: &quot;&quot;, &quot;family&quot;: &quot;Marozsan&quot;, &quot;given&quot;: &quot;Andre J&quot;, &quot;non-dropping-particle&quot;: &quot;&quot;, &quot;parse-names&quot;: false, &quot;suffix&quot;: &quot;&quot;}, {&quot;dropping-particle&quot;: &quot;&quot;, &quot;family&quot;: &quot;Olson&quot;, &quot;given&quot;: &quot;William C&quot;, &quot;non-dropping-particle&quot;: &quot;&quot;, &quot;parse-names&quot;: false, &quot;suffix&quot;: &quot;&quot;}, {&quot;dropping-particle&quot;: &quot;&quot;, &quot;family&quot;: &quot;Zhu&quot;, &quot;given&quot;: &quot;Jun&quot;, &quot;non-dropping-particle&quot;: &quot;&quot;, &quot;parse-names&quot;: false, &quot;suffix&quot;: &quot;&quot;}, {&quot;dropping-particle&quot;: &quot;&quot;, &quot;family&quot;: &quot;Bushman&quot;, &quot;given&quot;: &quot;Frederic D&quot;, &quot;non-dropping-particle&quot;: &quot;&quot;, &quot;parse-names&quot;: false, &quot;suffix&quot;: &quot;&quot;}], &quot;container-title&quot;: &quot;PloS one&quot;, &quot;id&quot;: &quot;ITEM-1&quot;, &quot;issue&quot;: &quot;10&quot;, &quot;issued&quot;: {&quot;date-parts&quot;: [[&quot;2012&quot;, &quot;1&quot;, &quot;10&quot;]]}, &quot;page&quot;: &quot;e46966&quot;, &quot;publisher&quot;: &quot;Public Library of Science&quot;, &quot;title&quot;: &quot;Succession in the gut microbiome following antibiotic and antibody therapies for Clostridium difficile.&quot;, &quot;type&quot;: &quot;article-journal&quot;, &quot;volume&quot;: &quot;7&quot;}, &quot;uris&quot;: [&quot;http://www.mendeley.com/documents/?uuid=c35b8bbb-a9bf-48fc-82c7-c4787dfa0c8a&quot;]}, {&quot;id&quot;: &quot;ITEM-2&quot;, &quot;itemData&quot;: {&quot;DOI&quot;: &quot;10.1186/gb-2014-15-7-r89&quot;, &quot;ISSN&quot;: &quot;1465-6914&quot;, &quot;PMID&quot;: &quot;25146375&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author&quot;: [{&quot;dropping-particle&quot;: &quot;&quot;, &quot;family&quot;: &quot;David&quot;, &quot;given&quot;: &quot;Lawrence A&quot;, &quot;non-dropping-particle&quot;: &quot;&quot;, &quot;parse-names&quot;: false, &quot;suffix&quot;: &quot;&quot;}, {&quot;dropping-particle&quot;: &quot;&quot;, &quot;family&quot;: &quot;Materna&quot;, &quot;given&quot;: &quot;Arne C&quot;, &quot;non-dropping-particle&quot;: &quot;&quot;, &quot;parse-names&quot;: false, &quot;suffix&quot;: &quot;&quot;}, {&quot;dropping-particle&quot;: &quot;&quot;, &quot;family&quot;: &quot;Friedman&quot;, &quot;given&quot;: &quot;Jonathan&quot;, &quot;non-dropping-particle&quot;: &quot;&quot;, &quot;parse-names&quot;: false, &quot;suffix&quot;: &quot;&quot;}, {&quot;dropping-particle&quot;: &quot;&quot;, &quot;family&quot;: &quot;Campos-Baptista&quot;, &quot;given&quot;: &quot;Maria I&quot;, &quot;non-dropping-particle&quot;: &quot;&quot;, &quot;parse-names&quot;: false, &quot;suffix&quot;: &quot;&quot;}, {&quot;dropping-particle&quot;: &quot;&quot;, &quot;family&quot;: &quot;Blackburn&quot;, &quot;given&quot;: &quot;Matthew C&quot;, &quot;non-dropping-particle&quot;: &quot;&quot;, &quot;parse-names&quot;: false, &quot;suffix&quot;: &quot;&quot;}, {&quot;dropping-particle&quot;: &quot;&quot;, &quot;family&quot;: &quot;Perrotta&quot;, &quot;given&quot;: &quot;Allison&quot;, &quot;non-dropping-particle&quot;: &quot;&quot;, &quot;parse-names&quot;: false, &quot;suffix&quot;: &quot;&quot;}, {&quot;dropping-particle&quot;: &quot;&quot;, &quot;family&quot;: &quot;Erdman&quot;, &quot;given&quot;: &quot;Susan E&quot;, &quot;non-dropping-particle&quot;: &quot;&quot;, &quot;parse-names&quot;: false, &quot;suffix&quot;: &quot;&quot;}, {&quot;dropping-particle&quot;: &quot;&quot;, &quot;family&quot;: &quot;Alm&quot;, &quot;given&quot;: &quot;Eric J&quot;, &quot;non-dropping-particle&quot;: &quot;&quot;, &quot;parse-names&quot;: false, &quot;suffix&quot;: &quot;&quot;}], &quot;container-title&quot;: &quot;Genome biology&quot;, &quot;id&quot;: &quot;ITEM-2&quot;, &quot;issue&quot;: &quot;7&quot;, &quot;issued&quot;: {&quot;date-parts&quot;: [[&quot;2014&quot;, &quot;1&quot;, &quot;25&quot;]]}, &quot;language&quot;: &quot;En&quot;, &quot;page&quot;: &quot;R89&quot;, &quot;publisher&quot;: &quot;BioMed Central&quot;, &quot;title&quot;: &quot;Host lifestyle affects human microbiota on daily timescales.&quot;, &quot;type&quot;: &quot;article-journal&quot;, &quot;volume&quot;: &quot;15&quot;}, &quot;uris&quot;: [&quot;http://www.mendeley.com/documents/?uuid=dfecea61-9ed9-4500-a29f-5f0a06b261f4&quot;]}, {&quot;id&quot;: &quot;ITEM-3&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3&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mendeley&quot;: {&quot;formattedCitation&quot;: &quot;(Peterfreund &lt;i&gt;et al.&lt;/i&gt;, 2012; David &lt;i&gt;et al.&lt;/i&gt;, 2014; Kennedy &lt;i&gt;et al.&lt;/i&gt;, 2016)&quot;, &quot;plainTextFormattedCitation&quot;: &quot;(Peterfreund et al., 2012; David et al., 2014; Kennedy et al., 2016)&quot;, &quot;previouslyFormattedCitation&quot;: &quot;(Peterfreund &lt;i&gt;et al.&lt;/i&gt;, 2012; David &lt;i&gt;et al.&lt;/i&gt;, 2014; Kennedy &lt;i&gt;et al.&lt;/i&gt;, 2016)&quot;}, &quot;properties&quot;: {&quot;noteIndex&quot;: 0}, &quot;schema&quot;: &quot;https://github.com/citation-style-language/schema/raw/master/csl-citation.json&quot;} RNDILKeMX7Wyp"/><text:span text:style-name="T26">(Peterfreund </text:span><text:span text:style-name="T70">et al.</text:span><text:span text:style-name="T26">, 2012; David </text:span><text:span text:style-name="T70">et al.</text:span><text:span text:style-name="T26">, 2014; Kennedy </text:span><text:span text:style-name="T70">et al.</text:span><text:span text:style-name="T26">, 2016)</text:span><text:reference-mark-end text:name="ADDIN CSL_CITATION {&quot;citationItems&quot;: [{&quot;id&quot;: &quot;ITEM-1&quot;, &quot;itemData&quot;: {&quot;DOI&quot;: &quot;10.1371/journal.pone.0046966&quot;, &quot;ISSN&quot;: &quot;1932-6203&quot;, &quot;PMID&quot;: &quot;23071679&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author&quot;: [{&quot;dropping-particle&quot;: &quot;&quot;, &quot;family&quot;: &quot;Peterfreund&quot;, &quot;given&quot;: &quot;Gregory L&quot;, &quot;non-dropping-particle&quot;: &quot;&quot;, &quot;parse-names&quot;: false, &quot;suffix&quot;: &quot;&quot;}, {&quot;dropping-particle&quot;: &quot;&quot;, &quot;family&quot;: &quot;Vandivier&quot;, &quot;given&quot;: &quot;Lee E&quot;, &quot;non-dropping-particle&quot;: &quot;&quot;, &quot;parse-names&quot;: false, &quot;suffix&quot;: &quot;&quot;}, {&quot;dropping-particle&quot;: &quot;&quot;, &quot;family&quot;: &quot;Sinha&quot;, &quot;given&quot;: &quot;Rohini&quot;, &quot;non-dropping-particle&quot;: &quot;&quot;, &quot;parse-names&quot;: false, &quot;suffix&quot;: &quot;&quot;}, {&quot;dropping-particle&quot;: &quot;&quot;, &quot;family&quot;: &quot;Marozsan&quot;, &quot;given&quot;: &quot;Andre J&quot;, &quot;non-dropping-particle&quot;: &quot;&quot;, &quot;parse-names&quot;: false, &quot;suffix&quot;: &quot;&quot;}, {&quot;dropping-particle&quot;: &quot;&quot;, &quot;family&quot;: &quot;Olson&quot;, &quot;given&quot;: &quot;William C&quot;, &quot;non-dropping-particle&quot;: &quot;&quot;, &quot;parse-names&quot;: false, &quot;suffix&quot;: &quot;&quot;}, {&quot;dropping-particle&quot;: &quot;&quot;, &quot;family&quot;: &quot;Zhu&quot;, &quot;given&quot;: &quot;Jun&quot;, &quot;non-dropping-particle&quot;: &quot;&quot;, &quot;parse-names&quot;: false, &quot;suffix&quot;: &quot;&quot;}, {&quot;dropping-particle&quot;: &quot;&quot;, &quot;family&quot;: &quot;Bushman&quot;, &quot;given&quot;: &quot;Frederic D&quot;, &quot;non-dropping-particle&quot;: &quot;&quot;, &quot;parse-names&quot;: false, &quot;suffix&quot;: &quot;&quot;}], &quot;container-title&quot;: &quot;PloS one&quot;, &quot;id&quot;: &quot;ITEM-1&quot;, &quot;issue&quot;: &quot;10&quot;, &quot;issued&quot;: {&quot;date-parts&quot;: [[&quot;2012&quot;, &quot;1&quot;, &quot;10&quot;]]}, &quot;page&quot;: &quot;e46966&quot;, &quot;publisher&quot;: &quot;Public Library of Science&quot;, &quot;title&quot;: &quot;Succession in the gut microbiome following antibiotic and antibody therapies for Clostridium difficile.&quot;, &quot;type&quot;: &quot;article-journal&quot;, &quot;volume&quot;: &quot;7&quot;}, &quot;uris&quot;: [&quot;http://www.mendeley.com/documents/?uuid=c35b8bbb-a9bf-48fc-82c7-c4787dfa0c8a&quot;]}, {&quot;id&quot;: &quot;ITEM-2&quot;, &quot;itemData&quot;: {&quot;DOI&quot;: &quot;10.1186/gb-2014-15-7-r89&quot;, &quot;ISSN&quot;: &quot;1465-6914&quot;, &quot;PMID&quot;: &quot;25146375&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author&quot;: [{&quot;dropping-particle&quot;: &quot;&quot;, &quot;family&quot;: &quot;David&quot;, &quot;given&quot;: &quot;Lawrence A&quot;, &quot;non-dropping-particle&quot;: &quot;&quot;, &quot;parse-names&quot;: false, &quot;suffix&quot;: &quot;&quot;}, {&quot;dropping-particle&quot;: &quot;&quot;, &quot;family&quot;: &quot;Materna&quot;, &quot;given&quot;: &quot;Arne C&quot;, &quot;non-dropping-particle&quot;: &quot;&quot;, &quot;parse-names&quot;: false, &quot;suffix&quot;: &quot;&quot;}, {&quot;dropping-particle&quot;: &quot;&quot;, &quot;family&quot;: &quot;Friedman&quot;, &quot;given&quot;: &quot;Jonathan&quot;, &quot;non-dropping-particle&quot;: &quot;&quot;, &quot;parse-names&quot;: false, &quot;suffix&quot;: &quot;&quot;}, {&quot;dropping-particle&quot;: &quot;&quot;, &quot;family&quot;: &quot;Campos-Baptista&quot;, &quot;given&quot;: &quot;Maria I&quot;, &quot;non-dropping-particle&quot;: &quot;&quot;, &quot;parse-names&quot;: false, &quot;suffix&quot;: &quot;&quot;}, {&quot;dropping-particle&quot;: &quot;&quot;, &quot;family&quot;: &quot;Blackburn&quot;, &quot;given&quot;: &quot;Matthew C&quot;, &quot;non-dropping-particle&quot;: &quot;&quot;, &quot;parse-names&quot;: false, &quot;suffix&quot;: &quot;&quot;}, {&quot;dropping-particle&quot;: &quot;&quot;, &quot;family&quot;: &quot;Perrotta&quot;, &quot;given&quot;: &quot;Allison&quot;, &quot;non-dropping-particle&quot;: &quot;&quot;, &quot;parse-names&quot;: false, &quot;suffix&quot;: &quot;&quot;}, {&quot;dropping-particle&quot;: &quot;&quot;, &quot;family&quot;: &quot;Erdman&quot;, &quot;given&quot;: &quot;Susan E&quot;, &quot;non-dropping-particle&quot;: &quot;&quot;, &quot;parse-names&quot;: false, &quot;suffix&quot;: &quot;&quot;}, {&quot;dropping-particle&quot;: &quot;&quot;, &quot;family&quot;: &quot;Alm&quot;, &quot;given&quot;: &quot;Eric J&quot;, &quot;non-dropping-particle&quot;: &quot;&quot;, &quot;parse-names&quot;: false, &quot;suffix&quot;: &quot;&quot;}], &quot;container-title&quot;: &quot;Genome biology&quot;, &quot;id&quot;: &quot;ITEM-2&quot;, &quot;issue&quot;: &quot;7&quot;, &quot;issued&quot;: {&quot;date-parts&quot;: [[&quot;2014&quot;, &quot;1&quot;, &quot;25&quot;]]}, &quot;language&quot;: &quot;En&quot;, &quot;page&quot;: &quot;R89&quot;, &quot;publisher&quot;: &quot;BioMed Central&quot;, &quot;title&quot;: &quot;Host lifestyle affects human microbiota on daily timescales.&quot;, &quot;type&quot;: &quot;article-journal&quot;, &quot;volume&quot;: &quot;15&quot;}, &quot;uris&quot;: [&quot;http://www.mendeley.com/documents/?uuid=dfecea61-9ed9-4500-a29f-5f0a06b261f4&quot;]}, {&quot;id&quot;: &quot;ITEM-3&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3&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mendeley&quot;: {&quot;formattedCitation&quot;: &quot;(Peterfreund &lt;i&gt;et al.&lt;/i&gt;, 2012; David &lt;i&gt;et al.&lt;/i&gt;, 2014; Kennedy &lt;i&gt;et al.&lt;/i&gt;, 2016)&quot;, &quot;plainTextFormattedCitation&quot;: &quot;(Peterfreund et al., 2012; David et al., 2014; Kennedy et al., 2016)&quot;, &quot;previouslyFormattedCitation&quot;: &quot;(Peterfreund &lt;i&gt;et al.&lt;/i&gt;, 2012; David &lt;i&gt;et al.&lt;/i&gt;, 2014; Kennedy &lt;i&gt;et al.&lt;/i&gt;, 2016)&quot;}, &quot;properties&quot;: {&quot;noteIndex&quot;: 0}, &quot;schema&quot;: &quot;https://github.com/citation-style-language/schema/raw/master/csl-citation.json&quot;} RNDILKeMX7Wyp"/>⁠, <text:span text:style-name="T91">so it is our opinion that trait-based selection within the host is a more likely scenario. </text:span></text:p>
      <text:p text:style-name="P32"><text:tab/><text:span text:style-name="T346">As to why no data sets analyzed showed no significant phylogenetic overdispersion (</text:span><text:span text:style-name="T8">D</text:span><text:span text:style-name="T288"> &gt; 0), we are not certain. At the beginning of development of this model, we expected microbial communities in the human microbiome to follow the overdispersion hypothesis, partly </text:span><text:span text:style-name="T290">from our own intuition, and also </text:span><text:span text:style-name="T288">because of work in experimental microcosms supporting Darwin’s naturalization hypothesis </text:span><text:reference-mark-start text:name="ADDIN CSL_CITATION {&quot;citationItems&quot;: [{&quot;id&quot;: &quot;ITEM-1&quot;, &quot;itemData&quot;: {&quot;DOI&quot;: &quot;10.1098/rspb.2011.1230&quot;, &quot;ISBN&quot;: &quot;1471-2954 (Electronic)\\r0962-8452 (Linking)&quot;, &quot;ISSN&quot;: &quot;14712970&quot;, &quot;PMID&quot;: &quot;21775330&quot;, &quot;abstract&quot;: &quot;Priority effects, in which the outcome of species interactions depends on the order of their arrival, are a key component of many models of community assembly. Yet, much remains unknown about how priority effects vary in strength among species in a community and what factors explain this variation.We experi- mented with a model natural community in laboratory microcosms that allowed us to quantify the strength of priority effects for most of the yeast species found in the floral nectar of a hummingbird- pollinated shrub at a biological preserve in northern California. We found that priority effects were widespread, with late-arriving species experiencing strong negative effects from early-arriving species. However, the magnitude of priority effects varied across species pairs. This variation was phylogenetically non-random, with priority effects stronger between closer relatives. Analysis of carbon and amino acid consumption profiles indicated that competition between closer relatives was more intense owing to higher ecological similarity, consistent with Darwin\u2019s naturalization hypothesis. These results suggest that phylogenetic relatedness between potential colonists may explain the strength of priority effects and, as a consequence, the degree to which community assembly is historically contingent.&quot;, &quot;author&quot;: [{&quot;dropping-particle&quot;: &quot;&quot;, &quot;family&quot;: &quot;Peay&quot;, &quot;given&quot;: &quot;Kabir G.&quot;, &quot;non-dropping-particle&quot;: &quot;&quot;, &quot;parse-names&quot;: false, &quot;suffix&quot;: &quot;&quot;}, {&quot;dropping-particle&quot;: &quot;&quot;, &quot;family&quot;: &quot;Belisle&quot;, &quot;given&quot;: &quot;Melinda&quot;, &quot;non-dropping-particle&quot;: &quot;&quot;, &quot;parse-names&quot;: false, &quot;suffix&quot;: &quot;&quot;}, {&quot;dropping-particle&quot;: &quot;&quot;, &quot;family&quot;: &quot;Fukami&quot;, &quot;given&quot;: &quot;Tadashi&quot;, &quot;non-dropping-particle&quot;: &quot;&quot;, &quot;parse-names&quot;: false, &quot;suffix&quot;: &quot;&quot;}], &quot;container-title&quot;: &quot;Proceedings of the Royal Society B: Biological Sciences&quot;, &quot;id&quot;: &quot;ITEM-1&quot;, &quot;issued&quot;: {&quot;date-parts&quot;: [[&quot;2012&quot;]]}, &quot;title&quot;: &quot;Phylogenetic relatedness predicts priority effects in nectar yeast communities&quot;, &quot;type&quot;: &quot;article-journal&quot;}, &quot;uris&quot;: [&quot;http://www.mendeley.com/documents/?uuid=5f53c439-9355-4a88-9a43-1d4c595918cc&quot;]}], &quot;mendeley&quot;: {&quot;formattedCitation&quot;: &quot;(Peay &lt;i&gt;et al.&lt;/i&gt;, 2012)&quot;, &quot;plainTextFormattedCitation&quot;: &quot;(Peay et al., 2012)&quot;, &quot;previouslyFormattedCitation&quot;: &quot;(Peay &lt;i&gt;et al.&lt;/i&gt;, 2012)&quot;}, &quot;properties&quot;: {&quot;noteIndex&quot;: 0}, &quot;schema&quot;: &quot;https://github.com/citation-style-language/schema/raw/master/csl-citation.json&quot;} RNDttKfrGZJXj"/><text:span text:style-name="T81">(Peay </text:span><text:span text:style-name="T74">et </text:span><text:soft-page-break/><text:span text:style-name="T74">al.</text:span><text:span text:style-name="T81">, 2012)</text:span><text:reference-mark-end text:name="ADDIN CSL_CITATION {&quot;citationItems&quot;: [{&quot;id&quot;: &quot;ITEM-1&quot;, &quot;itemData&quot;: {&quot;DOI&quot;: &quot;10.1098/rspb.2011.1230&quot;, &quot;ISBN&quot;: &quot;1471-2954 (Electronic)\\r0962-8452 (Linking)&quot;, &quot;ISSN&quot;: &quot;14712970&quot;, &quot;PMID&quot;: &quot;21775330&quot;, &quot;abstract&quot;: &quot;Priority effects, in which the outcome of species interactions depends on the order of their arrival, are a key component of many models of community assembly. Yet, much remains unknown about how priority effects vary in strength among species in a community and what factors explain this variation.We experi- mented with a model natural community in laboratory microcosms that allowed us to quantify the strength of priority effects for most of the yeast species found in the floral nectar of a hummingbird- pollinated shrub at a biological preserve in northern California. We found that priority effects were widespread, with late-arriving species experiencing strong negative effects from early-arriving species. However, the magnitude of priority effects varied across species pairs. This variation was phylogenetically non-random, with priority effects stronger between closer relatives. Analysis of carbon and amino acid consumption profiles indicated that competition between closer relatives was more intense owing to higher ecological similarity, consistent with Darwin\u2019s naturalization hypothesis. These results suggest that phylogenetic relatedness between potential colonists may explain the strength of priority effects and, as a consequence, the degree to which community assembly is historically contingent.&quot;, &quot;author&quot;: [{&quot;dropping-particle&quot;: &quot;&quot;, &quot;family&quot;: &quot;Peay&quot;, &quot;given&quot;: &quot;Kabir G.&quot;, &quot;non-dropping-particle&quot;: &quot;&quot;, &quot;parse-names&quot;: false, &quot;suffix&quot;: &quot;&quot;}, {&quot;dropping-particle&quot;: &quot;&quot;, &quot;family&quot;: &quot;Belisle&quot;, &quot;given&quot;: &quot;Melinda&quot;, &quot;non-dropping-particle&quot;: &quot;&quot;, &quot;parse-names&quot;: false, &quot;suffix&quot;: &quot;&quot;}, {&quot;dropping-particle&quot;: &quot;&quot;, &quot;family&quot;: &quot;Fukami&quot;, &quot;given&quot;: &quot;Tadashi&quot;, &quot;non-dropping-particle&quot;: &quot;&quot;, &quot;parse-names&quot;: false, &quot;suffix&quot;: &quot;&quot;}], &quot;container-title&quot;: &quot;Proceedings of the Royal Society B: Biological Sciences&quot;, &quot;id&quot;: &quot;ITEM-1&quot;, &quot;issued&quot;: {&quot;date-parts&quot;: [[&quot;2012&quot;]]}, &quot;title&quot;: &quot;Phylogenetic relatedness predicts priority effects in nectar yeast communities&quot;, &quot;type&quot;: &quot;article-journal&quot;}, &quot;uris&quot;: [&quot;http://www.mendeley.com/documents/?uuid=5f53c439-9355-4a88-9a43-1d4c595918cc&quot;]}], &quot;mendeley&quot;: {&quot;formattedCitation&quot;: &quot;(Peay &lt;i&gt;et al.&lt;/i&gt;, 2012)&quot;, &quot;plainTextFormattedCitation&quot;: &quot;(Peay et al., 2012)&quot;, &quot;previouslyFormattedCitation&quot;: &quot;(Peay &lt;i&gt;et al.&lt;/i&gt;, 2012)&quot;}, &quot;properties&quot;: {&quot;noteIndex&quot;: 0}, &quot;schema&quot;: &quot;https://github.com/citation-style-language/schema/raw/master/csl-citation.json&quot;} RNDttKfrGZJXj"/><text:span text:style-name="T288">⁠. However, the human microbiome environments analyzed here are environments that undergo constant physical disturbance, unlike aqueous microcosms. Palm communities are physically disturbed with every use of the hands, and by the sampling procedure itself. Gut (fecal) communities are also disturbed constantly by the movement of feces through the gut. </text:span><text:span text:style-name="T289">It may be possible that continuous disturbance allows for underdispersion or Darwin’s pre-adaptation hypothesis via constant re-assembly of communities. In this case, niches may be filled by random “winners” after each disturbance, as in a competitive lottery scenario </text:span><text:reference-mark-start text:name="ADDIN CSL_CITATION {&quot;citationItems&quot;: [{&quot;id&quot;: &quot;ITEM-1&quot;, &quot;itemData&quot;: {&quot;DOI&quot;: &quot;10.1186/s40168-018-0571-8&quot;, &quot;ISSN&quot;: &quot;20492618&quot;, &quot;abstract&quot;: &quot;While the composition of the gut microbiome has now been well described by several large-scale studies, models that can account for the range of microbiome compositions that have been observed are still lacking. One model that has been well studied in macro communities and that could be useful for understanding microbiome assembly is the competitive lottery model. This model posits that groups of organisms from a regional pool of species are able to colonize the same niche and that the first species to arrive will take over the entire niche, excluding other group members. Here, we examined whether this model also plays a role in the assembly of the human gut microbiome, defining measures to identify groups of organisms whose distribution across samples conforms to the competitive lottery schema. Applying this model to multiple datasets with thousands of human gut microbiome samples, we identified several taxonomic groups that exhibit a lottery-like distribution, including the Akkermansia, Dialister, and Phascolarctobacterium genera. We validated that these groups exhibit lottery-like assembly in multiple independent microbiome datasets confirming that this assembly schema is universal and not cohort specific. Examining the distribution of species from these groups in the gut microbiome of developing infants, we found that the initial lottery winner can be replaced by a different member of the group. We further found that species from lottery-like groups tend to have fewer genes in their genomes, suggesting more specialized species that are less able to engage in niche differentiation. Combined, our findings highlight the complex and dynamic process through which microbial communities assemble and suggest that different phylogenetic groups may follow different models during this process.&quot;, &quot;author&quot;: [{&quot;dropping-particle&quot;: &quot;&quot;, &quot;family&quot;: &quot;Verster&quot;, &quot;given&quot;: &quot;Adrian J.&quot;, &quot;non-dropping-particle&quot;: &quot;&quot;, &quot;parse-names&quot;: false, &quot;suffix&quot;: &quot;&quot;}, {&quot;dropping-particle&quot;: &quot;&quot;, &quot;family&quot;: &quot;Borenstein&quot;, &quot;given&quot;: &quot;Elhanan&quot;, &quot;non-dropping-particle&quot;: &quot;&quot;, &quot;parse-names&quot;: false, &quot;suffix&quot;: &quot;&quot;}], &quot;container-title&quot;: &quot;Microbiome&quot;, &quot;id&quot;: &quot;ITEM-1&quot;, &quot;issued&quot;: {&quot;date-parts&quot;: [[&quot;2018&quot;]]}, &quot;title&quot;: &quot;Competitive lottery-based assembly of selected clades in the human gut microbiome&quot;, &quot;type&quot;: &quot;article-journal&quot;}, &quot;uris&quot;: [&quot;http://www.mendeley.com/documents/?uuid=df59f436-a196-40da-9ee4-22b8f4af0523&quot;]}], &quot;mendeley&quot;: {&quot;formattedCitation&quot;: &quot;(Verster and Borenstein, 2018)&quot;, &quot;plainTextFormattedCitation&quot;: &quot;(Verster and Borenstein, 2018)&quot;, &quot;previouslyFormattedCitation&quot;: &quot;(Verster and Borenstein, 2018)&quot;}, &quot;properties&quot;: {&quot;noteIndex&quot;: 0}, &quot;schema&quot;: &quot;https://github.com/citation-style-language/schema/raw/master/csl-citation.json&quot;} RND82A94Rnn52"/><text:span text:style-name="T82">(Verster and Borenstein, 2018)</text:span><text:reference-mark-end text:name="ADDIN CSL_CITATION {&quot;citationItems&quot;: [{&quot;id&quot;: &quot;ITEM-1&quot;, &quot;itemData&quot;: {&quot;DOI&quot;: &quot;10.1186/s40168-018-0571-8&quot;, &quot;ISSN&quot;: &quot;20492618&quot;, &quot;abstract&quot;: &quot;While the composition of the gut microbiome has now been well described by several large-scale studies, models that can account for the range of microbiome compositions that have been observed are still lacking. One model that has been well studied in macro communities and that could be useful for understanding microbiome assembly is the competitive lottery model. This model posits that groups of organisms from a regional pool of species are able to colonize the same niche and that the first species to arrive will take over the entire niche, excluding other group members. Here, we examined whether this model also plays a role in the assembly of the human gut microbiome, defining measures to identify groups of organisms whose distribution across samples conforms to the competitive lottery schema. Applying this model to multiple datasets with thousands of human gut microbiome samples, we identified several taxonomic groups that exhibit a lottery-like distribution, including the Akkermansia, Dialister, and Phascolarctobacterium genera. We validated that these groups exhibit lottery-like assembly in multiple independent microbiome datasets confirming that this assembly schema is universal and not cohort specific. Examining the distribution of species from these groups in the gut microbiome of developing infants, we found that the initial lottery winner can be replaced by a different member of the group. We further found that species from lottery-like groups tend to have fewer genes in their genomes, suggesting more specialized species that are less able to engage in niche differentiation. Combined, our findings highlight the complex and dynamic process through which microbial communities assemble and suggest that different phylogenetic groups may follow different models during this process.&quot;, &quot;author&quot;: [{&quot;dropping-particle&quot;: &quot;&quot;, &quot;family&quot;: &quot;Verster&quot;, &quot;given&quot;: &quot;Adrian J.&quot;, &quot;non-dropping-particle&quot;: &quot;&quot;, &quot;parse-names&quot;: false, &quot;suffix&quot;: &quot;&quot;}, {&quot;dropping-particle&quot;: &quot;&quot;, &quot;family&quot;: &quot;Borenstein&quot;, &quot;given&quot;: &quot;Elhanan&quot;, &quot;non-dropping-particle&quot;: &quot;&quot;, &quot;parse-names&quot;: false, &quot;suffix&quot;: &quot;&quot;}], &quot;container-title&quot;: &quot;Microbiome&quot;, &quot;id&quot;: &quot;ITEM-1&quot;, &quot;issued&quot;: {&quot;date-parts&quot;: [[&quot;2018&quot;]]}, &quot;title&quot;: &quot;Competitive lottery-based assembly of selected clades in the human gut microbiome&quot;, &quot;type&quot;: &quot;article-journal&quot;}, &quot;uris&quot;: [&quot;http://www.mendeley.com/documents/?uuid=df59f436-a196-40da-9ee4-22b8f4af0523&quot;]}], &quot;mendeley&quot;: {&quot;formattedCitation&quot;: &quot;(Verster and Borenstein, 2018)&quot;, &quot;plainTextFormattedCitation&quot;: &quot;(Verster and Borenstein, 2018)&quot;, &quot;previouslyFormattedCitation&quot;: &quot;(Verster and Borenstein, 2018)&quot;}, &quot;properties&quot;: {&quot;noteIndex&quot;: 0}, &quot;schema&quot;: &quot;https://github.com/citation-style-language/schema/raw/master/csl-citation.json&quot;} RND82A94Rnn52"/><text:span text:style-name="T289">⁠. These “winners” would still need to be adapted to their environment, so they would be more likely to be closely related to previous “winners”, as in our findings. Analysis using our model </text:span><text:span text:style-name="T290">captures pattern, but </text:span><text:span text:style-name="T289">does not interrogate the process by which underdispersion occurs, and future experiments will need to be designed with such considerations in mind. </text:span></text:p>
      <text:p text:style-name="P33"><text:span text:style-name="T289"><text:tab/>Nonetheless, a strength of our model is that it estimates values of </text:span><text:span text:style-name="T9">D</text:span><text:span text:style-name="T289"> that can be compared among data sets (Figure 2) or potentially across time (Figure 4, Supplemental Figure 3) in order to learn how differences between data sets impact community assembly. We found that </text:span><text:span text:style-name="T290">gut and palm communities were almost universally underdispersed (Figure 2, Figure 4, Supplemental Figure 4), and that the </text:span><text:span text:style-name="T10">D</text:span><text:span text:style-name="T290"> value for a community appears to be a function of body site (Figure 2). Although this result is only shown across 2 subjects, the parallel patterns between the male and female subject are striking, in that fecal communities are the most strongly underdispersed (lowest </text:span><text:span text:style-name="T10">D</text:span><text:span text:style-name="T290">), palm communities are similar to each other, and tongue communities had the highest </text:span><text:span text:style-name="T10">D</text:span><text:span text:style-name="T290"> estimates. <text:s/></text:span><text:span text:style-name="T292">S</text:span><text:span text:style-name="T291">imilarly, comparing </text:span><text:span text:style-name="T11">D</text:span><text:span text:style-name="T291"> before and after an event can be used within an experimental framework to see how that event may affect community assembly. Our analysis of infant gut microbiome data </text:span><text:reference-mark-start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Iuynh1Gv4E"/><text:span text:style-name="T83">(Koenig </text:span><text:span text:style-name="T75">et al.</text:span><text:span text:style-name="T83">, 2011)</text:span><text:reference-mark-end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eviouslyFormattedCitation&quot;: &quot;(Koenig &lt;i&gt;et al.&lt;/i&gt;, 2011)&quot;}, &quot;properties&quot;: {&quot;noteIndex&quot;: 0}, &quot;schema&quot;: &quot;https://github.com/citation-style-language/schema/raw/master/csl-citation.json&quot;} RNDIuynh1Gv4E"/><text:span text:style-name="T291">⁠ before and during the use of baby formula (Figure 4) showed that while the pre-formula community was significantly underdispersed, </text:span><text:span text:style-name="T292">community assembly during formula consumption was more neutral. While the post-formula trend was not significantly different from the neutral model, this finding was marginal (</text:span><text:span text:style-name="T12">P = </text:span><text:span text:style-name="T292">0.107). </text:span></text:p>
      <text:p text:style-name="P33"><text:soft-page-break/><text:span text:style-name="T290"><text:tab/>I</text:span><text:span text:style-name="T293">n addition to showing that our model can be a useful tool for future studies, our findings also hint that phylogenetic underdispersion may be a general trend for the human gut microbiome, and potentially for skin microbiomes as well. </text:span><text:span text:style-name="T91">If true, our findings have implications for the management and restoration of human-associated microbial systems </text:span><text:reference-mark-start text:name="ADDIN CSL_CITATION {&quot;citationItems&quot;: [{&quot;id&quot;: &quot;ITEM-1&quot;, &quot;itemData&quot;: {&quot;DOI&quot;: &quot;10.1111/1365-2664.12517&quot;, &quot;ISSN&quot;: &quot;00218901&quot;, &quot;author&quot;: [{&quot;dropping-particle&quot;: &quot;&quot;, &quot;family&quot;: &quot;Shooner&quot;, &quot;given&quot;: &quot;Stephanie&quot;, &quot;non-dropping-particle&quot;: &quot;&quot;, &quot;parse-names&quot;: false, &quot;suffix&quot;: &quot;&quot;}, {&quot;dropping-particle&quot;: &quot;&quot;, &quot;family&quot;: &quot;Chisholm&quot;, &quot;given&quot;: &quot;Chelsea&quot;, &quot;non-dropping-particle&quot;: &quot;&quot;, &quot;parse-names&quot;: false, &quot;suffix&quot;: &quot;&quot;}, {&quot;dropping-particle&quot;: &quot;&quot;, &quot;family&quot;: &quot;Davies&quot;, &quot;given&quot;: &quot;T. Jonathan&quot;, &quot;non-dropping-particle&quot;: &quot;&quot;, &quot;parse-names&quot;: false, &quot;suffix&quot;: &quot;&quot;}], &quot;container-title&quot;: &quot;Journal of Applied Ecology&quot;, &quot;editor&quot;: [{&quot;dropping-particle&quot;: &quot;&quot;, &quot;family&quot;: &quot;Kardol&quot;, &quot;given&quot;: &quot;Paul&quot;, &quot;non-dropping-particle&quot;: &quot;&quot;, &quot;parse-names&quot;: false, &quot;suffix&quot;: &quot;&quot;}], &quot;id&quot;: &quot;ITEM-1&quot;, &quot;issue&quot;: &quot;6&quot;, &quot;issued&quot;: {&quot;date-parts&quot;: [[&quot;2015&quot;, &quot;12&quot;, &quot;26&quot;]]}, &quot;page&quot;: &quot;1509-1517&quot;, &quot;title&quot;: &quot;The phylogenetics of succession can guide restoration: an example from abandoned mine sites in the subarctic&quot;, &quot;type&quot;: &quot;article-journal&quot;, &quot;volume&quot;: &quot;52&quot;}, &quot;uris&quot;: [&quot;http://www.mendeley.com/documents/?uuid=3cf84092-a322-4bac-8816-e69a3234704a&quot;]}], &quot;mendeley&quot;: {&quot;formattedCitation&quot;: &quot;(Shooner &lt;i&gt;et al.&lt;/i&gt;, 2015)&quot;, &quot;plainTextFormattedCitation&quot;: &quot;(Shooner et al., 2015)&quot;, &quot;previouslyFormattedCitation&quot;: &quot;(Shooner &lt;i&gt;et al.&lt;/i&gt;, 2015)&quot;}, &quot;properties&quot;: {&quot;noteIndex&quot;: 0}, &quot;schema&quot;: &quot;https://github.com/citation-style-language/schema/raw/master/csl-citation.json&quot;} RNDMlXxHIpGAS"/><text:span text:style-name="T28">(Shooner </text:span><text:span text:style-name="T71">et al.</text:span><text:span text:style-name="T28">, 2015)</text:span><text:reference-mark-end text:name="ADDIN CSL_CITATION {&quot;citationItems&quot;: [{&quot;id&quot;: &quot;ITEM-1&quot;, &quot;itemData&quot;: {&quot;DOI&quot;: &quot;10.1111/1365-2664.12517&quot;, &quot;ISSN&quot;: &quot;00218901&quot;, &quot;author&quot;: [{&quot;dropping-particle&quot;: &quot;&quot;, &quot;family&quot;: &quot;Shooner&quot;, &quot;given&quot;: &quot;Stephanie&quot;, &quot;non-dropping-particle&quot;: &quot;&quot;, &quot;parse-names&quot;: false, &quot;suffix&quot;: &quot;&quot;}, {&quot;dropping-particle&quot;: &quot;&quot;, &quot;family&quot;: &quot;Chisholm&quot;, &quot;given&quot;: &quot;Chelsea&quot;, &quot;non-dropping-particle&quot;: &quot;&quot;, &quot;parse-names&quot;: false, &quot;suffix&quot;: &quot;&quot;}, {&quot;dropping-particle&quot;: &quot;&quot;, &quot;family&quot;: &quot;Davies&quot;, &quot;given&quot;: &quot;T. Jonathan&quot;, &quot;non-dropping-particle&quot;: &quot;&quot;, &quot;parse-names&quot;: false, &quot;suffix&quot;: &quot;&quot;}], &quot;container-title&quot;: &quot;Journal of Applied Ecology&quot;, &quot;editor&quot;: [{&quot;dropping-particle&quot;: &quot;&quot;, &quot;family&quot;: &quot;Kardol&quot;, &quot;given&quot;: &quot;Paul&quot;, &quot;non-dropping-particle&quot;: &quot;&quot;, &quot;parse-names&quot;: false, &quot;suffix&quot;: &quot;&quot;}], &quot;id&quot;: &quot;ITEM-1&quot;, &quot;issue&quot;: &quot;6&quot;, &quot;issued&quot;: {&quot;date-parts&quot;: [[&quot;2015&quot;, &quot;12&quot;, &quot;26&quot;]]}, &quot;page&quot;: &quot;1509-1517&quot;, &quot;title&quot;: &quot;The phylogenetics of succession can guide restoration: an example from abandoned mine sites in the subarctic&quot;, &quot;type&quot;: &quot;article-journal&quot;, &quot;volume&quot;: &quot;52&quot;}, &quot;uris&quot;: [&quot;http://www.mendeley.com/documents/?uuid=3cf84092-a322-4bac-8816-e69a3234704a&quot;]}], &quot;mendeley&quot;: {&quot;formattedCitation&quot;: &quot;(Shooner &lt;i&gt;et al.&lt;/i&gt;, 2015)&quot;, &quot;plainTextFormattedCitation&quot;: &quot;(Shooner et al., 2015)&quot;, &quot;previouslyFormattedCitation&quot;: &quot;(Shooner &lt;i&gt;et al.&lt;/i&gt;, 2015)&quot;}, &quot;properties&quot;: {&quot;noteIndex&quot;: 0}, &quot;schema&quot;: &quot;https://github.com/citation-style-language/schema/raw/master/csl-citation.json&quot;} RNDMlXxHIpGAS"/><text:span text:style-name="T91">⁠, in particular for probiotic development and remediation of pathological microbial communities. Without any other information, our finding of consistent phylogenetic underdispersion in arrivals suggests that probiotics for sustained colonization of the human gut should be close relatives to the microbes already present. Indeed, recent research has shown that for fecal transplants, donor strains are able to integrate into the recipient's gut community when a conspecific strain is already present, but novel donor strains are unlikely to successfully integrate into the recipient </text:span><text:reference-mark-start text:name="ADDIN CSL_CITATION {&quot;citationItems&quot;: [{&quot;id&quot;: &quot;ITEM-1&quot;, &quot;itemData&quot;: {&quot;DOI&quot;: &quot;10.1126/science.aad8852&quot;, &quot;ISSN&quot;: &quot;1095-9203&quot;, &quot;PMID&quot;: &quot;27126044&quot;, &quot;abstract&quot;: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author&quot;: [{&quot;dropping-particle&quot;: &quot;&quot;, &quot;family&quot;: &quot;Li&quot;, &quot;given&quot;: &quot;Simone S&quot;, &quot;non-dropping-particle&quot;: &quot;&quot;, &quot;parse-names&quot;: false, &quot;suffix&quot;: &quot;&quot;}, {&quot;dropping-particle&quot;: &quot;&quot;, &quot;family&quot;: &quot;Zhu&quot;, &quot;given&quot;: &quot;Ana&quot;, &quot;non-dropping-particle&quot;: &quot;&quot;, &quot;parse-names&quot;: false, &quot;suffix&quot;: &quot;&quot;}, {&quot;dropping-particle&quot;: &quot;&quot;, &quot;family&quot;: &quot;Benes&quot;, &quot;given&quot;: &quot;Vladimir&quot;, &quot;non-dropping-particle&quot;: &quot;&quot;, &quot;parse-names&quot;: false, &quot;suffix&quot;: &quot;&quot;}, {&quot;dropping-particle&quot;: &quot;&quot;, &quot;family&quot;: &quot;Costea&quot;, &quot;given&quot;: &quot;Paul I&quot;, &quot;non-dropping-particle&quot;: &quot;&quot;, &quot;parse-names&quot;: false, &quot;suffix&quot;: &quot;&quot;}, {&quot;dropping-particle&quot;: &quot;&quot;, &quot;family&quot;: &quot;Hercog&quot;, &quot;given&quot;: &quot;Rajna&quot;, &quot;non-dropping-particle&quot;: &quot;&quot;, &quot;parse-names&quot;: false, &quot;suffix&quot;: &quot;&quot;}, {&quot;dropping-particle&quot;: &quot;&quot;, &quot;family&quot;: &quot;Hildebrand&quot;, &quot;given&quot;: &quot;Falk&quot;, &quot;non-dropping-particle&quot;: &quot;&quot;, &quot;parse-names&quot;: false, &quot;suffix&quot;: &quot;&quot;}, {&quot;dropping-particle&quot;: &quot;&quot;, &quot;family&quot;: &quot;Huerta-Cepas&quot;, &quot;given&quot;: &quot;Jaime&quot;, &quot;non-dropping-particle&quot;: &quot;&quot;, &quot;parse-names&quot;: false, &quot;suffix&quot;: &quot;&quot;}, {&quot;dropping-particle&quot;: &quot;&quot;, &quot;family&quot;: &quot;Nieuwdorp&quot;, &quot;given&quot;: &quot;Max&quot;, &quot;non-dropping-particle&quot;: &quot;&quot;, &quot;parse-names&quot;: false, &quot;suffix&quot;: &quot;&quot;}, {&quot;dropping-particle&quot;: &quot;&quot;, &quot;family&quot;: &quot;Saloj\u00e4rvi&quot;, &quot;given&quot;: &quot;Jarkko&quot;, &quot;non-dropping-particle&quot;: &quot;&quot;, &quot;parse-names&quot;: false, &quot;suffix&quot;: &quot;&quot;}, {&quot;dropping-particle&quot;: &quot;&quot;, &quot;family&quot;: &quot;Voigt&quot;, &quot;given&quot;: &quot;Anita Y&quot;, &quot;non-dropping-particle&quot;: &quot;&quot;, &quot;parse-names&quot;: false, &quot;suffix&quot;: &quot;&quot;}, {&quot;dropping-particle&quot;: &quot;&quot;, &quot;family&quot;: &quot;Zeller&quot;, &quot;given&quot;: &quot;Georg&quot;, &quot;non-dropping-particle&quot;: &quot;&quot;, &quot;parse-names&quot;: false, &quot;suffix&quot;: &quot;&quot;}, {&quot;dropping-particle&quot;: &quot;&quot;, &quot;family&quot;: &quot;Sunagawa&quot;, &quot;given&quot;: &quot;Shinichi&quot;, &quot;non-dropping-particle&quot;: &quot;&quot;, &quot;parse-names&quot;: false, &quot;suffix&quot;: &quot;&quot;}, {&quot;dropping-particle&quot;: &quot;&quot;, &quot;family&quot;: &quot;Vos&quot;, &quot;given&quot;: &quot;Willem M&quot;, &quot;non-dropping-particle&quot;: &quot;de&quot;, &quot;parse-names&quot;: false, &quot;suffix&quot;: &quot;&quot;}, {&quot;dropping-particle&quot;: &quot;&quot;, &quot;family&quot;: &quot;Bork&quot;, &quot;given&quot;: &quot;Peer&quot;, &quot;non-dropping-particle&quot;: &quot;&quot;, &quot;parse-names&quot;: false, &quot;suffix&quot;: &quot;&quot;}], &quot;container-title&quot;: &quot;Science&quot;, &quot;id&quot;: &quot;ITEM-1&quot;, &quot;issue&quot;: &quot;6285&quot;, &quot;issued&quot;: {&quot;date-parts&quot;: [[&quot;2016&quot;, &quot;4&quot;, &quot;29&quot;]]}, &quot;page&quot;: &quot;586-9&quot;, &quot;publisher&quot;: &quot;American Association for the Advancement of Science&quot;, &quot;title&quot;: &quot;Durable coexistence of donor and recipient strains after fecal microbiota transplantation.&quot;, &quot;type&quot;: &quot;article-journal&quot;, &quot;volume&quot;: &quot;352&quot;}, &quot;uris&quot;: [&quot;http://www.mendeley.com/documents/?uuid=fbab7171-1ba4-32eb-97de-efcb215bb450&quot;]}], &quot;mendeley&quot;: {&quot;formattedCitation&quot;: &quot;(Li &lt;i&gt;et al.&lt;/i&gt;, 2016)&quot;, &quot;plainTextFormattedCitation&quot;: &quot;(Li et al., 2016)&quot;, &quot;previouslyFormattedCitation&quot;: &quot;(Li &lt;i&gt;et al.&lt;/i&gt;, 2016)&quot;}, &quot;properties&quot;: {&quot;noteIndex&quot;: 0}, &quot;schema&quot;: &quot;https://github.com/citation-style-language/schema/raw/master/csl-citation.json&quot;} RNDhEOR7oZYht"/><text:span text:style-name="T28">(Li </text:span><text:span text:style-name="T71">et al.</text:span><text:span text:style-name="T28">, 2016)</text:span><text:reference-mark-end text:name="ADDIN CSL_CITATION {&quot;citationItems&quot;: [{&quot;id&quot;: &quot;ITEM-1&quot;, &quot;itemData&quot;: {&quot;DOI&quot;: &quot;10.1126/science.aad8852&quot;, &quot;ISSN&quot;: &quot;1095-9203&quot;, &quot;PMID&quot;: &quot;27126044&quot;, &quot;abstract&quot;: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author&quot;: [{&quot;dropping-particle&quot;: &quot;&quot;, &quot;family&quot;: &quot;Li&quot;, &quot;given&quot;: &quot;Simone S&quot;, &quot;non-dropping-particle&quot;: &quot;&quot;, &quot;parse-names&quot;: false, &quot;suffix&quot;: &quot;&quot;}, {&quot;dropping-particle&quot;: &quot;&quot;, &quot;family&quot;: &quot;Zhu&quot;, &quot;given&quot;: &quot;Ana&quot;, &quot;non-dropping-particle&quot;: &quot;&quot;, &quot;parse-names&quot;: false, &quot;suffix&quot;: &quot;&quot;}, {&quot;dropping-particle&quot;: &quot;&quot;, &quot;family&quot;: &quot;Benes&quot;, &quot;given&quot;: &quot;Vladimir&quot;, &quot;non-dropping-particle&quot;: &quot;&quot;, &quot;parse-names&quot;: false, &quot;suffix&quot;: &quot;&quot;}, {&quot;dropping-particle&quot;: &quot;&quot;, &quot;family&quot;: &quot;Costea&quot;, &quot;given&quot;: &quot;Paul I&quot;, &quot;non-dropping-particle&quot;: &quot;&quot;, &quot;parse-names&quot;: false, &quot;suffix&quot;: &quot;&quot;}, {&quot;dropping-particle&quot;: &quot;&quot;, &quot;family&quot;: &quot;Hercog&quot;, &quot;given&quot;: &quot;Rajna&quot;, &quot;non-dropping-particle&quot;: &quot;&quot;, &quot;parse-names&quot;: false, &quot;suffix&quot;: &quot;&quot;}, {&quot;dropping-particle&quot;: &quot;&quot;, &quot;family&quot;: &quot;Hildebrand&quot;, &quot;given&quot;: &quot;Falk&quot;, &quot;non-dropping-particle&quot;: &quot;&quot;, &quot;parse-names&quot;: false, &quot;suffix&quot;: &quot;&quot;}, {&quot;dropping-particle&quot;: &quot;&quot;, &quot;family&quot;: &quot;Huerta-Cepas&quot;, &quot;given&quot;: &quot;Jaime&quot;, &quot;non-dropping-particle&quot;: &quot;&quot;, &quot;parse-names&quot;: false, &quot;suffix&quot;: &quot;&quot;}, {&quot;dropping-particle&quot;: &quot;&quot;, &quot;family&quot;: &quot;Nieuwdorp&quot;, &quot;given&quot;: &quot;Max&quot;, &quot;non-dropping-particle&quot;: &quot;&quot;, &quot;parse-names&quot;: false, &quot;suffix&quot;: &quot;&quot;}, {&quot;dropping-particle&quot;: &quot;&quot;, &quot;family&quot;: &quot;Saloj\u00e4rvi&quot;, &quot;given&quot;: &quot;Jarkko&quot;, &quot;non-dropping-particle&quot;: &quot;&quot;, &quot;parse-names&quot;: false, &quot;suffix&quot;: &quot;&quot;}, {&quot;dropping-particle&quot;: &quot;&quot;, &quot;family&quot;: &quot;Voigt&quot;, &quot;given&quot;: &quot;Anita Y&quot;, &quot;non-dropping-particle&quot;: &quot;&quot;, &quot;parse-names&quot;: false, &quot;suffix&quot;: &quot;&quot;}, {&quot;dropping-particle&quot;: &quot;&quot;, &quot;family&quot;: &quot;Zeller&quot;, &quot;given&quot;: &quot;Georg&quot;, &quot;non-dropping-particle&quot;: &quot;&quot;, &quot;parse-names&quot;: false, &quot;suffix&quot;: &quot;&quot;}, {&quot;dropping-particle&quot;: &quot;&quot;, &quot;family&quot;: &quot;Sunagawa&quot;, &quot;given&quot;: &quot;Shinichi&quot;, &quot;non-dropping-particle&quot;: &quot;&quot;, &quot;parse-names&quot;: false, &quot;suffix&quot;: &quot;&quot;}, {&quot;dropping-particle&quot;: &quot;&quot;, &quot;family&quot;: &quot;Vos&quot;, &quot;given&quot;: &quot;Willem M&quot;, &quot;non-dropping-particle&quot;: &quot;de&quot;, &quot;parse-names&quot;: false, &quot;suffix&quot;: &quot;&quot;}, {&quot;dropping-particle&quot;: &quot;&quot;, &quot;family&quot;: &quot;Bork&quot;, &quot;given&quot;: &quot;Peer&quot;, &quot;non-dropping-particle&quot;: &quot;&quot;, &quot;parse-names&quot;: false, &quot;suffix&quot;: &quot;&quot;}], &quot;container-title&quot;: &quot;Science&quot;, &quot;id&quot;: &quot;ITEM-1&quot;, &quot;issue&quot;: &quot;6285&quot;, &quot;issued&quot;: {&quot;date-parts&quot;: [[&quot;2016&quot;, &quot;4&quot;, &quot;29&quot;]]}, &quot;page&quot;: &quot;586-9&quot;, &quot;publisher&quot;: &quot;American Association for the Advancement of Science&quot;, &quot;title&quot;: &quot;Durable coexistence of donor and recipient strains after fecal microbiota transplantation.&quot;, &quot;type&quot;: &quot;article-journal&quot;, &quot;volume&quot;: &quot;352&quot;}, &quot;uris&quot;: [&quot;http://www.mendeley.com/documents/?uuid=fbab7171-1ba4-32eb-97de-efcb215bb450&quot;]}], &quot;mendeley&quot;: {&quot;formattedCitation&quot;: &quot;(Li &lt;i&gt;et al.&lt;/i&gt;, 2016)&quot;, &quot;plainTextFormattedCitation&quot;: &quot;(Li et al., 2016)&quot;, &quot;previouslyFormattedCitation&quot;: &quot;(Li &lt;i&gt;et al.&lt;/i&gt;, 2016)&quot;}, &quot;properties&quot;: {&quot;noteIndex&quot;: 0}, &quot;schema&quot;: &quot;https://github.com/citation-style-language/schema/raw/master/csl-citation.json&quot;} RNDhEOR7oZYht"/><text:span text:style-name="T91">⁠. Different body sites - as we saw with the skin – may have qualitatively similar patterns of underdispersion, yet quantitatively different magnitudes of this effect. Thus the efficacy of an engineered probiotic based on similarity to organisms already present in the community for which it was engineered may largely depend on the body site for which it's intended. </text:span></text:p>
      <text:p text:style-name="P7"><text:span text:style-name="T215"><text:tab/>Microbial communities provide a unique opportunity to study community assembly in primary and secondary succession. In addition to standard cross-sectional studies of communities of different ages or successional stages, the short timescales of microbial community dynamics allows longitudinal studies of community assembly over manageable time frames </text:span><text:reference-mark-start text:name="ADDIN CSL_CITATION {&quot;citationItems&quot;: [{&quot;id&quot;: &quot;ITEM-1&quot;, &quot;itemData&quot;: {&quot;DOI&quot;: &quot;10.1186/gb-2014-15-7-r89&quot;, &quot;ISSN&quot;: &quot;1465-6914&quot;, &quot;PMID&quot;: &quot;25146375&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author&quot;: [{&quot;dropping-particle&quot;: &quot;&quot;, &quot;family&quot;: &quot;David&quot;, &quot;given&quot;: &quot;Lawrence A&quot;, &quot;non-dropping-particle&quot;: &quot;&quot;, &quot;parse-names&quot;: false, &quot;suffix&quot;: &quot;&quot;}, {&quot;dropping-particle&quot;: &quot;&quot;, &quot;family&quot;: &quot;Materna&quot;, &quot;given&quot;: &quot;Arne C&quot;, &quot;non-dropping-particle&quot;: &quot;&quot;, &quot;parse-names&quot;: false, &quot;suffix&quot;: &quot;&quot;}, {&quot;dropping-particle&quot;: &quot;&quot;, &quot;family&quot;: &quot;Friedman&quot;, &quot;given&quot;: &quot;Jonathan&quot;, &quot;non-dropping-particle&quot;: &quot;&quot;, &quot;parse-names&quot;: false, &quot;suffix&quot;: &quot;&quot;}, {&quot;dropping-particle&quot;: &quot;&quot;, &quot;family&quot;: &quot;Campos-Baptista&quot;, &quot;given&quot;: &quot;Maria I&quot;, &quot;non-dropping-particle&quot;: &quot;&quot;, &quot;parse-names&quot;: false, &quot;suffix&quot;: &quot;&quot;}, {&quot;dropping-particle&quot;: &quot;&quot;, &quot;family&quot;: &quot;Blackburn&quot;, &quot;given&quot;: &quot;Matthew C&quot;, &quot;non-dropping-particle&quot;: &quot;&quot;, &quot;parse-names&quot;: false, &quot;suffix&quot;: &quot;&quot;}, {&quot;dropping-particle&quot;: &quot;&quot;, &quot;family&quot;: &quot;Perrotta&quot;, &quot;given&quot;: &quot;Allison&quot;, &quot;non-dropping-particle&quot;: &quot;&quot;, &quot;parse-names&quot;: false, &quot;suffix&quot;: &quot;&quot;}, {&quot;dropping-particle&quot;: &quot;&quot;, &quot;family&quot;: &quot;Erdman&quot;, &quot;given&quot;: &quot;Susan E&quot;, &quot;non-dropping-particle&quot;: &quot;&quot;, &quot;parse-names&quot;: false, &quot;suffix&quot;: &quot;&quot;}, {&quot;dropping-particle&quot;: &quot;&quot;, &quot;family&quot;: &quot;Alm&quot;, &quot;given&quot;: &quot;Eric J&quot;, &quot;non-dropping-particle&quot;: &quot;&quot;, &quot;parse-names&quot;: false, &quot;suffix&quot;: &quot;&quot;}], &quot;container-title&quot;: &quot;Genome biology&quot;, &quot;id&quot;: &quot;ITEM-1&quot;, &quot;issue&quot;: &quot;7&quot;, &quot;issued&quot;: {&quot;date-parts&quot;: [[&quot;2014&quot;, &quot;1&quot;, &quot;25&quot;]]}, &quot;language&quot;: &quot;En&quot;, &quot;page&quot;: &quot;R89&quot;, &quot;publisher&quot;: &quot;BioMed Central&quot;, &quot;title&quot;: &quot;Host lifestyle affects human microbiota on daily timescales.&quot;, &quot;type&quot;: &quot;article-journal&quot;, &quot;volume&quot;: &quot;15&quot;}, &quot;uris&quot;: [&quot;http://www.mendeley.com/documents/?uuid=dfecea61-9ed9-4500-a29f-5f0a06b261f4&quot;]}, {&quot;id&quot;: &quot;ITEM-2&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2&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mendeley&quot;: {&quot;formattedCitation&quot;: &quot;(David &lt;i&gt;et al.&lt;/i&gt;, 2014; Kennedy &lt;i&gt;et al.&lt;/i&gt;, 2016)&quot;, &quot;plainTextFormattedCitation&quot;: &quot;(David et al., 2014; Kennedy et al., 2016)&quot;, &quot;previouslyFormattedCitation&quot;: &quot;(David &lt;i&gt;et al.&lt;/i&gt;, 2014; Kennedy &lt;i&gt;et al.&lt;/i&gt;, 2016)&quot;}, &quot;properties&quot;: {&quot;noteIndex&quot;: 0}, &quot;schema&quot;: &quot;https://github.com/citation-style-language/schema/raw/master/csl-citation.json&quot;} RNDObuHYNCEfv"/><text:span text:style-name="T66">(David </text:span><text:span text:style-name="T62">et al.</text:span><text:span text:style-name="T66">, 2014; Kennedy </text:span><text:span text:style-name="T62">et al.</text:span><text:span text:style-name="T66">, 2016)</text:span><text:reference-mark-end text:name="ADDIN CSL_CITATION {&quot;citationItems&quot;: [{&quot;id&quot;: &quot;ITEM-1&quot;, &quot;itemData&quot;: {&quot;DOI&quot;: &quot;10.1186/gb-2014-15-7-r89&quot;, &quot;ISSN&quot;: &quot;1465-6914&quot;, &quot;PMID&quot;: &quot;25146375&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author&quot;: [{&quot;dropping-particle&quot;: &quot;&quot;, &quot;family&quot;: &quot;David&quot;, &quot;given&quot;: &quot;Lawrence A&quot;, &quot;non-dropping-particle&quot;: &quot;&quot;, &quot;parse-names&quot;: false, &quot;suffix&quot;: &quot;&quot;}, {&quot;dropping-particle&quot;: &quot;&quot;, &quot;family&quot;: &quot;Materna&quot;, &quot;given&quot;: &quot;Arne C&quot;, &quot;non-dropping-particle&quot;: &quot;&quot;, &quot;parse-names&quot;: false, &quot;suffix&quot;: &quot;&quot;}, {&quot;dropping-particle&quot;: &quot;&quot;, &quot;family&quot;: &quot;Friedman&quot;, &quot;given&quot;: &quot;Jonathan&quot;, &quot;non-dropping-particle&quot;: &quot;&quot;, &quot;parse-names&quot;: false, &quot;suffix&quot;: &quot;&quot;}, {&quot;dropping-particle&quot;: &quot;&quot;, &quot;family&quot;: &quot;Campos-Baptista&quot;, &quot;given&quot;: &quot;Maria I&quot;, &quot;non-dropping-particle&quot;: &quot;&quot;, &quot;parse-names&quot;: false, &quot;suffix&quot;: &quot;&quot;}, {&quot;dropping-particle&quot;: &quot;&quot;, &quot;family&quot;: &quot;Blackburn&quot;, &quot;given&quot;: &quot;Matthew C&quot;, &quot;non-dropping-particle&quot;: &quot;&quot;, &quot;parse-names&quot;: false, &quot;suffix&quot;: &quot;&quot;}, {&quot;dropping-particle&quot;: &quot;&quot;, &quot;family&quot;: &quot;Perrotta&quot;, &quot;given&quot;: &quot;Allison&quot;, &quot;non-dropping-particle&quot;: &quot;&quot;, &quot;parse-names&quot;: false, &quot;suffix&quot;: &quot;&quot;}, {&quot;dropping-particle&quot;: &quot;&quot;, &quot;family&quot;: &quot;Erdman&quot;, &quot;given&quot;: &quot;Susan E&quot;, &quot;non-dropping-particle&quot;: &quot;&quot;, &quot;parse-names&quot;: false, &quot;suffix&quot;: &quot;&quot;}, {&quot;dropping-particle&quot;: &quot;&quot;, &quot;family&quot;: &quot;Alm&quot;, &quot;given&quot;: &quot;Eric J&quot;, &quot;non-dropping-particle&quot;: &quot;&quot;, &quot;parse-names&quot;: false, &quot;suffix&quot;: &quot;&quot;}], &quot;container-title&quot;: &quot;Genome biology&quot;, &quot;id&quot;: &quot;ITEM-1&quot;, &quot;issue&quot;: &quot;7&quot;, &quot;issued&quot;: {&quot;date-parts&quot;: [[&quot;2014&quot;, &quot;1&quot;, &quot;25&quot;]]}, &quot;language&quot;: &quot;En&quot;, &quot;page&quot;: &quot;R89&quot;, &quot;publisher&quot;: &quot;BioMed Central&quot;, &quot;title&quot;: &quot;Host lifestyle affects human microbiota on daily timescales.&quot;, &quot;type&quot;: &quot;article-journal&quot;, &quot;volume&quot;: &quot;15&quot;}, &quot;uris&quot;: [&quot;http://www.mendeley.com/documents/?uuid=dfecea61-9ed9-4500-a29f-5f0a06b261f4&quot;]}, {&quot;id&quot;: &quot;ITEM-2&quot;, &quot;itemData&quot;: {&quot;DOI&quot;: &quot;10.1038/srep33430&quot;, &quot;ISSN&quot;: &quot;2045-2322&quot;, &quot;PMID&quot;: &quot;27646684&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quot;dropping-particle&quot;: &quot;&quot;, &quot;family&quot;: &quot;Kennedy&quot;, &quot;given&quot;: &quot;Rebekah C&quot;, &quot;non-dropping-particle&quot;: &quot;&quot;, &quot;parse-names&quot;: false, &quot;suffix&quot;: &quot;&quot;}, {&quot;dropping-particle&quot;: &quot;&quot;, &quot;family&quot;: &quot;Fling&quot;, &quot;given&quot;: &quot;Russell R&quot;, &quot;non-dropping-particle&quot;: &quot;&quot;, &quot;parse-names&quot;: false, &quot;suffix&quot;: &quot;&quot;}, {&quot;dropping-particle&quot;: &quot;&quot;, &quot;family&quot;: &quot;Robeson&quot;, &quot;given&quot;: &quot;Michael S&quot;, &quot;non-dropping-particle&quot;: &quot;&quot;, &quot;parse-names&quot;: false, &quot;suffix&quot;: &quot;&quot;}, {&quot;dropping-particle&quot;: &quot;&quot;, &quot;family&quot;: &quot;Saxton&quot;, &quot;given&quot;: &quot;Arnold M&quot;, &quot;non-dropping-particle&quot;: &quot;&quot;, &quot;parse-names&quot;: false, &quot;suffix&quot;: &quot;&quot;}, {&quot;dropping-particle&quot;: &quot;&quot;, &quot;family&quot;: &quot;Donnell&quot;, &quot;given&quot;: &quot;Robert L&quot;, &quot;non-dropping-particle&quot;: &quot;&quot;, &quot;parse-names&quot;: false, &quot;suffix&quot;: &quot;&quot;}, {&quot;dropping-particle&quot;: &quot;&quot;, &quot;family&quot;: &quot;Darcy&quot;, &quot;given&quot;: &quot;John L&quot;, &quot;non-dropping-particle&quot;: &quot;&quot;, &quot;parse-names&quot;: false, &quot;suffix&quot;: &quot;&quot;}, {&quot;dropping-particle&quot;: &quot;&quot;, &quot;family&quot;: &quot;Bemis&quot;, &quot;given&quot;: &quot;David A&quot;, &quot;non-dropping-particle&quot;: &quot;&quot;, &quot;parse-names&quot;: false, &quot;suffix&quot;: &quot;&quot;}, {&quot;dropping-particle&quot;: &quot;&quot;, &quot;family&quot;: &quot;Liu&quot;, &quot;given&quot;: &quot;Jiang&quot;, &quot;non-dropping-particle&quot;: &quot;&quot;, &quot;parse-names&quot;: false, &quot;suffix&quot;: &quot;&quot;}, {&quot;dropping-particle&quot;: &quot;&quot;, &quot;family&quot;: &quot;Zhao&quot;, &quot;given&quot;: &quot;Ling&quot;, &quot;non-dropping-particle&quot;: &quot;&quot;, &quot;parse-names&quot;: false, &quot;suffix&quot;: &quot;&quot;}, {&quot;dropping-particle&quot;: &quot;&quot;, &quot;family&quot;: &quot;Chen&quot;, &quot;given&quot;: &quot;Jiangang&quot;, &quot;non-dropping-particle&quot;: &quot;&quot;, &quot;parse-names&quot;: false, &quot;suffix&quot;: &quot;&quot;}], &quot;container-title&quot;: &quot;Scientific reports&quot;, &quot;id&quot;: &quot;ITEM-2&quot;, &quot;issued&quot;: {&quot;date-parts&quot;: [[&quot;2016&quot;]]}, &quot;page&quot;: &quot;33430&quot;, &quot;publisher&quot;: &quot;Nature Publishing Group&quot;, &quot;title&quot;: &quot;Temporal Development of Gut Microbiota in Triclocarban Exposed Pregnant and Neonatal Rats.&quot;, &quot;type&quot;: &quot;article-journal&quot;, &quot;volume&quot;: &quot;6&quot;}, &quot;uris&quot;: [&quot;http://www.mendeley.com/documents/?uuid=457e9bc5-711b-3c5c-9655-0178cd75eaac&quot;]}], &quot;mendeley&quot;: {&quot;formattedCitation&quot;: &quot;(David &lt;i&gt;et al.&lt;/i&gt;, 2014; Kennedy &lt;i&gt;et al.&lt;/i&gt;, 2016)&quot;, &quot;plainTextFormattedCitation&quot;: &quot;(David et al., 2014; Kennedy et al., 2016)&quot;, &quot;previouslyFormattedCitation&quot;: &quot;(David &lt;i&gt;et al.&lt;/i&gt;, 2014; Kennedy &lt;i&gt;et al.&lt;/i&gt;, 2016)&quot;}, &quot;properties&quot;: {&quot;noteIndex&quot;: 0}, &quot;schema&quot;: &quot;https://github.com/citation-style-language/schema/raw/master/csl-citation.json&quot;} RNDObuHYNCEfv"/><text:span text:style-name="T215">⁠. Microbial communities allow large sample sizes, longitudinal studies, and experimental manipulations that enable us to identify general rules and statistical patterns of community assembly. The model </text:span><text:span text:style-name="T243">we present</text:span><text:span text:style-name="T215"> here makes use of such data, and to facilitate further discovery both in the human microbiome and in other environments, we have made our R code available at FigShare: </text:span><text:a xlink:type="simple" xlink:href="https://figshare.com/s/922b268891f1945c1944" office:target-frame-name="_top" xlink:show="replace" text:style-name="Internet_20_link" text:visited-style-name="Visited_20_Internet_20_Link"><text:span text:style-name="Internet_20_link"><text:span text:style-name="T215">https://figshare.com/s/922b268891f1945c1944</text:span></text:span></text:a><text:span text:style-name="T215"> (temporary private link, </text:span><text:span text:style-name="T244">please do not share until publication</text:span><text:span text:style-name="T215">) </text:span><text:span text:style-name="T243">and GitHub: (</text:span><text:span text:style-name="T245">link </text:span><text:span text:style-name="T243">will be added upon acceptance)</text:span><text:span text:style-name="T215">.</text:span></text:p>
      <text:p text:style-name="P34"/>
      <text:p text:style-name="P70"><text:soft-page-break/></text:p>
      <text:p text:style-name="P71">Acknowledgements:</text:p>
      <text:p text:style-name="P40">The authors thank D.R. Nemergut for her help and support, and also thank J.P. O'Dwyer, P. Sommers, E.M. Gendron, A. Solon, <text:span text:style-name="T347">E. Preusse, K. Hazleton, </text:span>and S. Sauce for many helpful discussions. </text:p>
      <text:p text:style-name="P34"/>
      <text:p text:style-name="P67">References</text:p>
      <text:p text:style-name="P68"><text:s/></text:p>
      <text:section text:style-name="Sect1" text:name="ADDIN Mendeley Bibliography CSL_BIBLIOGRAPHY  RNDjhi2pjnpEb">
        <text:p text:style-name="P77">Bengtsson, J., Nilsson, S.G., Franc, A., and Menozzi, P. (2000) Biodiversity, disturbances, ecosystem function and management of European forests. <text:span text:style-name="T1">For. Ecol. Manage.</text:span> <text:span text:style-name="T316">132</text:span>: 39–50.</text:p>
        <text:p text:style-name="P77">Brown, C.T., Xiong, W., Olm, M.R., Thomas, B.C., Baker, R., Firek, B., et al. (2018) Hospitalized Premature Infants Are Colonized by Related Bacterial Strains with Distinct Proteomic Profiles. <text:span text:style-name="T1">MBio</text:span> <text:span text:style-name="T316">9</text:span>: e00441-18.</text:p>
        <text:p text:style-name="P77">Caporaso, J.G., Kuczynski, J., Stombaugh, J., Bittinger, K., Bushman, F.D., Costello, E.K., et al. (2010) QIIME allows analysis of high-throughput community sequencing data. <text:span text:style-name="T1">Nat. Methods</text:span> <text:span text:style-name="T316">7</text:span>: 335–6.</text:p>
        <text:p text:style-name="P77">Caporaso, J.G., Lauber, C.L., Costello, E.K., Berg-Lyons, D., Gonzalez, A., Stombaugh, J., et al. (2011) Moving pictures of the human microbiome. <text:span text:style-name="T1">Genome Biol.</text:span> <text:span text:style-name="T316">12</text:span>: R50.</text:p>
        <text:p text:style-name="P77">Darcy, J.L., King, A.J., Gendron, E.M.S., and Schmidt, S.K. (2017) Spatial autocorrelation of microbial communities atop a debris-covered glacier is evidence of a supraglacial chronosequence. <text:span text:style-name="T1">FEMS Microbiol. Ecol.</text:span> <text:span text:style-name="T316">93</text:span>: 7287–90.</text:p>
        <text:p text:style-name="P77">Darwin, C. (1859) On the Origin of Species, 1859 Murray, London.</text:p>
        <text:p text:style-name="P77">David, L.A., Materna, A.C., Friedman, J., Campos-Baptista, M.I., Blackburn, M.C., Perrotta, A., et al. (2014) Host lifestyle affects human microbiota on daily timescales. <text:span text:style-name="T1">Genome Biol.</text:span> <text:span text:style-name="T316">15</text:span>: R89.</text:p>
        <text:p text:style-name="P77">Edgar, R.C. (2016) UNOISE2: improved error-correction for Illumina 16S and ITS amplicon sequencing. <text:span text:style-name="T1">bioRxiv</text:span>.</text:p>
        <text:p text:style-name="P77">Emerson, B.C. and Gillespie, R.G. (2008) Phylogenetic analysis of community assembly and structure over space and time. <text:span text:style-name="T1">Trends Ecol. Evol.</text:span> <text:span text:style-name="T316">23</text:span>: 619–30.</text:p>
        <text:p text:style-name="P77">Faith, D.P. (1992) Conservation evaluation and phylogenetic diversity. <text:span text:style-name="T1">Biol. Conserv.</text:span> <text:span text:style-name="T316">61</text:span>: 1–10.</text:p>
        <text:p text:style-name="P77">Frank, D.N., Harpaz, N., St. Amand, A.L., Pace, N.R., Feldman, R.A., and Boedeker, E.C. (2007) Molecular-phylogenetic characterization of microbial community imbalances in human inflammatory bowel diseases. <text:span text:style-name="T1">Proc. Natl. Acad. Sci.</text:span></text:p>
        <text:p text:style-name="P77"><text:soft-page-break/>Fukami, T. (2015) Historical Contingency in Community Assembly: Integrating Niches, Species Pools, and Priority Effects. <text:span text:style-name="T1">Annu. Rev. Ecol. Evol. Syst.</text:span></text:p>
        <text:p text:style-name="P77">Gerhold, P., Cahill, J.F., Winter, M., Bartish, I. V., and Prinzing, A. (2015) Phylogenetic patterns are not proxies of community assembly mechanisms (they are far better). <text:span text:style-name="T1">Funct. Ecol.</text:span> <text:span text:style-name="T316">29</text:span>: 600–614.</text:p>
        <text:p text:style-name="P77">Goberna, M., Navarro-Cano, J.A., Valiente-Banuet, A., García, C., and Verdú, M. (2014) Abiotic stress tolerance and competition-related traits underlie phylogenetic clustering in soil bacterial communities. <text:span text:style-name="T1">Ecol. Lett.</text:span> <text:span text:style-name="T316">17</text:span>: 1191–201.</text:p>
        <text:p text:style-name="P77">Guittar, J., Shade, A., and Litchman, E. (2019) Trait-based community assembly and succession of the infant gut microbiome. <text:span text:style-name="T1">Nat. Commun.</text:span></text:p>
        <text:p text:style-name="P77">Hubbell, S.P. (2001) The Unified Neutral Theory of Biodiversity and Biogeography (MPB-32) Princeton University Press.</text:p>
        <text:p text:style-name="P77">Kennedy, R.C., Fling, R.R., Robeson, M.S., Saxton, A.M., Donnell, R.L., Darcy, J.L., et al. (2016) Temporal Development of Gut Microbiota in Triclocarban Exposed Pregnant and Neonatal Rats. <text:span text:style-name="T1">Sci. Rep.</text:span> <text:span text:style-name="T316">6</text:span>: 33430.</text:p>
        <text:p text:style-name="P77">Koenig, J.E., Spor, A., Scalfone, N., Fricker, A.D., Stombaugh, J., Knight, R., et al. (2011) Succession of microbial consortia in the developing infant gut microbiome. <text:span text:style-name="T1">Proc. Natl. Acad. Sci. U. S. A.</text:span> <text:span text:style-name="T316">108 Suppl</text:span>: 4578–85.</text:p>
        <text:p text:style-name="P77">Langille, M.G.I., Zaneveld, J., Caporaso, J.G., McDonald, D., Knights, D., Reyes, J.A., et al. (2013) Predictive functional profiling of microbial communities using 16S rRNA marker gene sequences. <text:span text:style-name="T1">Nat. Biotechnol.</text:span> <text:span text:style-name="T316">31</text:span>: 814–821.</text:p>
        <text:p text:style-name="P77">Letcher, S.G., Chazdon, R.L., Andrade, A.C.S., Bongers, F., van Breugel, M., Finegan, B., et al. (2012) Phylogenetic community structure during succession: Evidence from three Neotropical forest sites. <text:span text:style-name="T1">Perspect. Plant Ecol. Evol. Syst.</text:span> <text:span text:style-name="T316">14</text:span>: 79–87.</text:p>
        <text:p text:style-name="P77">Li, S.S., Zhu, A., Benes, V., Costea, P.I., Hercog, R., Hildebrand, F., et al. (2016) Durable coexistence of donor and recipient strains after fecal microbiota transplantation. <text:span text:style-name="T1">Science (80-. ).</text:span> <text:span text:style-name="T316">352</text:span>: 586–9.</text:p>
        <text:p text:style-name="P77">Litvak, Y. and Bäumler, A.J. (2019) The founder hypothesis: A basis for microbiota resistance, diversity in taxa carriage, and colonization resistance against pathogens. <text:span text:style-name="T1">PLOS Pathog.</text:span> <text:span text:style-name="T316">15</text:span>: e1007563.</text:p>
        <text:p text:style-name="P77">Losos, J.B. (2008) Phylogenetic niche conservatism, phylogenetic signal and the relationship between phylogenetic relatedness and ecological similarity among species. <text:span text:style-name="T1">Ecol. Lett.</text:span></text:p>
        <text:p text:style-name="P77">Lozupone, C. and Knight, R. (2005) UniFrac : a New Phylogenetic Method for Comparing Microbial Communities UniFrac : a New Phylogenetic Method for Comparing Microbial Communities. <text:span text:style-name="T1">Appl. Environ. Microbiol.</text:span> <text:span text:style-name="T316">71</text:span>: 8228–8235.</text:p>
        <text:p text:style-name="P77">Ma, C., Li, S., Pu, Z., Tan, J., Liu, M., Zhou, J., et al. (2016) Different effects of invader–native phylogenetic relatedness on invasion success and impact: a meta-analysis of Darwin’s naturalization hypothesis. <text:span text:style-name="T1">Proc. R. Soc. B Biol. Sci.</text:span> <text:span text:style-name="T316">283</text:span>: 20160663.</text:p>
        <text:p text:style-name="P77"><text:soft-page-break/>Martiny, J.B.H., Jones, S.E., Lennon, J.T., and Martiny, A.C. (2015) Microbiomes in light of traits: A phylogenetic perspective. <text:span text:style-name="T1">Science (80-. ).</text:span> <text:span text:style-name="T316">350</text:span>: aac9323–aac9323.</text:p>
        <text:p text:style-name="P77">Matsen IV, F.A., Evans, S.N., Gilks, W., Ghodsi, M., and Kingsford, C. (2013) Edge Principal Components and Squash Clustering: Using the Special Structure of Phylogenetic Placement Data for Sample Comparison. <text:span text:style-name="T1">PLoS One</text:span> <text:span text:style-name="T316">8</text:span>: e56859.</text:p>
        <text:p text:style-name="P77">Nemergut, D.R., Knelman, J.E., Ferrenberg, S., Bilinski, T., Melbourne, B., Jiang, L., et al. (2016) Decreases in average bacterial community rRNA operon copy number during succession. <text:span text:style-name="T1">ISME J.</text:span> <text:span text:style-name="T316">10</text:span>: 1147–1156.</text:p>
        <text:p text:style-name="P77">Nemergut, D.R., Schmidt, S.K., Fukami, T., O’Neill, S.P., Bilinski, T.M., Stanish, L.F., et al. (2013) Patterns and processes of microbial community assembly. <text:span text:style-name="T1">Microbiol. Mol. Biol. Rev.</text:span> <text:span text:style-name="T316">77</text:span>: 342–56.</text:p>
        <text:p text:style-name="P77">Nguyen, L.T., Schmidt, H.A., Von Haeseler, A., and Minh, B.Q. (2015) IQ-TREE: A fast and effective stochastic algorithm for estimating maximum-likelihood phylogenies. <text:span text:style-name="T1">Mol. Biol. Evol.</text:span></text:p>
        <text:p text:style-name="P77">O’Dwyer, J.P., Kembel, S.W., and Green, J.L. (2012) Phylogenetic diversity theory sheds light on the structure of microbial communities. <text:span text:style-name="T1">PLoS Comput. Biol.</text:span> <text:span text:style-name="T316">8</text:span>: e1002832.</text:p>
        <text:p text:style-name="P77">Palmer, M.A., Ambrose, R.F., and Poff, N.L. (1997) Ecological Theory and Community Restoration Ecology. <text:span text:style-name="T1">Restor. Ecol.</text:span> <text:span text:style-name="T316">5</text:span>: 291–300.</text:p>
        <text:p text:style-name="P77">Peay, K.G., Belisle, M., and Fukami, T. (2012) Phylogenetic relatedness predicts priority effects in nectar yeast communities. <text:span text:style-name="T1">Proc. R. Soc. B Biol. Sci.</text:span></text:p>
        <text:p text:style-name="P77">Peterfreund, G.L., Vandivier, L.E., Sinha, R., Marozsan, A.J., Olson, W.C., Zhu, J., and Bushman, F.D. (2012) Succession in the gut microbiome following antibiotic and antibody therapies for Clostridium difficile. <text:span text:style-name="T1">PLoS One</text:span> <text:span text:style-name="T316">7</text:span>: e46966.</text:p>
        <text:p text:style-name="P77">Pruesse, E., Peplies, J., and Glöckner, F.O. (2012) SINA: Accurate high-throughput multiple sequence alignment of ribosomal RNA genes. <text:span text:style-name="T1">Bioinformatics</text:span> <text:span text:style-name="T316">28</text:span>: 1823–1829.</text:p>
        <text:p text:style-name="P77">Richards, S.A., Possingham, H.P., and Tizard, J. (1999) Optimal fire management for maintaining community diversity. <text:span text:style-name="T1">Ecol. Appl.</text:span> <text:span text:style-name="T316">9</text:span>: 880–892.</text:p>
        <text:p text:style-name="P77">Rognes, T., Flouri, T., Nichols, B., Quince, C., and Mahé, F. (2016) VSEARCH: a versatile open source tool for metagenomics. <text:span text:style-name="T1">PeerJ Prepr.</text:span> <text:span text:style-name="T316">4</text:span>: e2409v1.</text:p>
        <text:p text:style-name="P77">Shooner, S., Chisholm, C., and Davies, T.J. (2015) The phylogenetics of succession can guide restoration: an example from abandoned mine sites in the subarctic. <text:span text:style-name="T1">J. Appl. Ecol.</text:span> <text:span text:style-name="T316">52</text:span>: 1509–1517.</text:p>
        <text:p text:style-name="P77">Sprockett, D., Fukami, T., and Relman, D.A. (2018) Role of priority effects in the early-life assembly of the gut microbiota. <text:span text:style-name="T1">Nat. Rev. Gastroenterol. Hepatol.</text:span></text:p>
        <text:p text:style-name="P77">Temperton, V.M. (2004) Assembly Rules and Restoration Ecology: Bridging the Gap Between Theory and Practice Island Press.</text:p>
        <text:p text:style-name="P77"><text:soft-page-break/>Verster, A.J. and Borenstein, E. (2018) Competitive lottery-based assembly of selected clades in the human gut microbiome. <text:span text:style-name="T1">Microbiome</text:span>.</text:p>
        <text:p text:style-name="P77">Washburne, A.D., Silverman, J.D., Leff, J.W., Bennett, D.J., Darcy, J.L., Mukherjee, S., et al. (2017) Phylogenetic factorization of compositional data yields lineage-level associations in microbiome datasets. <text:span text:style-name="T1">PeerJ</text:span> <text:span text:style-name="T316">5</text:span>: e2969.</text:p>
        <text:p text:style-name="P77">Webb, C.O. (2000) Exploring the Phylogenetic Structure of Ecological Communities: An Example for Rain Forest Trees. <text:span text:style-name="T1">Am. Nat.</text:span> <text:span text:style-name="T316">156</text:span>: 145–155.</text:p>
        <text:p text:style-name="P77">Webb, C.O., Ackerly, D.D., McPeek, M.A., and Donoghue, M.J. (2002) Phylogenies and Community Ecology. <text:span text:style-name="T1">Annu. Rev. Ecol. Syst.</text:span> <text:span text:style-name="T316">33</text:span>: 475–505.</text:p>
        <text:p text:style-name="P77">Wiens, J.J., Ackerly, D.D., Allen, A.P., Anacker, B.L., Buckley, L.B., Cornell, H. V., et al. (2010) Niche conservatism as an emerging principle in ecology and conservation biology. <text:span text:style-name="T1">Ecol. Lett.</text:span> <text:span text:style-name="T316">13</text:span>: 1310–1324.</text:p>
        <text:p text:style-name="P78">Yassour, M., Vatanen, T., Siljander, H., Hämäläinen, A.M., Härkönen, T., Ryhänen, S.J., et al. (2016) Natural history of the infant gut microbiome and impact of antibiotic treatment on bacterial strain diversity and stability. <text:span text:style-name="T1">Sci. Transl. Med.</text:span></text:p>
        <text:p text:style-name="P78">Zaneveld, J.R., Lozupone, C., Gordon, J.I., and Knight, R. (2010) Ribosomal RNA diversity predicts genome diversity in gut bacteria and their relatives. <text:span text:style-name="T1">Nucleic Acids Res.</text:span> <text:span text:style-name="T316">38</text:span>: 3869–3879.</text:p>
      </text:section>
      <text:p text:style-name="P68"><text:s/></text:p>
      <text:p text:style-name="P69"><text:s/></text:p>
      <text:p text:style-name="P65">FIGURE CAPTIONS</text:p>
      <text:p text:style-name="P35"/>
      <text:p text:style-name="P36">Figure 1: Phylodiversity accumulation <text:span text:style-name="T348">and model fitting </text:span>in the female <text:span text:style-name="T348">feces data set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hG3eUo0MYX"/><text:span text:style-name="T86">(Caporaso </text:span><text:span text:style-name="T77">et al.</text:span><text:span text:style-name="T86">, 2011)</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hG3eUo0MYX"/><text:span text:style-name="T348">⁠</text:span>. <text:span text:style-name="T348">Plot A shows empirical (dashed) and surrogate phylodiversity accumulation curves. E</text:span>ach time point's phylodiversity value is the cumulative sum of all branch lengths observed up to that time point <text:bookmark-start text:name="__UnoMark__12735_1976674771"/>(Faith 1992)<text:bookmark-end text:name="__UnoMark__12735_1976674771"/>. <text:span text:style-name="T348">Curves are rescaled from 0 to 1 in this figure.</text:span> The colored lines are 500 surrogate (i.e. resampled) phylodiversity curves with different <text:span text:style-name="T2">D</text:span> values (Equation 1), <text:span text:style-name="T351">and are only calculated up to time point </text:span><text:span text:style-name="T16">m</text:span><text:span text:style-name="T297">, which is used to compare empirical and surrogate values</text:span>. These lines are color-<text:span text:style-name="T277">c</text:span>oded by their <text:span text:style-name="T2">D</text:span> value (see key at right). The empirical model (dashed) is below the neutral model (<text:span text:style-name="T348">teal</text:span>), signifying underdispersion in the order of first-time arrivals. The times of sampling points are shown as vertical blue lines below the X-axis. <text:span text:style-name="T348">Plot B shows how empirical and surrogate data are compared to </text:span><text:soft-page-break/><text:span text:style-name="T348">generate an estimate for </text:span><text:span text:style-name="T13">D</text:span><text:span text:style-name="T294">. Differences between empirical and surrogate data </text:span><text:span text:style-name="T297">at time </text:span><text:span text:style-name="T16">m </text:span><text:span text:style-name="T294">are shown on the Y-axis, and the </text:span><text:span text:style-name="T13">D</text:span><text:span text:style-name="T294"> values used to generate surrogate data sets are shown on the X-axis. Color-coded points correspond to surrogate data sets shown in plot A. Values shown in gray result from using extreme values of </text:span><text:span text:style-name="T13">D</text:span><text:span text:style-name="T294">, which help the logistic error model (black line) fit to the data, and are not shown in plot A. The red arrows show the process of solving the model for 0 error, yielding a </text:span><text:span text:style-name="T13">D</text:span><text:span text:style-name="T294"> estimate. A figure showing significance testing for these data is available as Supplemental Figure 1. </text:span></text:p>
      <text:p text:style-name="P35"/>
      <text:p text:style-name="P37">Figure <text:span text:style-name="T349">2</text:span>: Dispersion parameter (<text:span text:style-name="T2">D</text:span>) estimates for “<text:span text:style-name="T348">moving pictures” </text:span><text:reference-mark-start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yG3wWwlOPL"/><text:span text:style-name="T86">(Caporaso </text:span><text:span text:style-name="T77">et al.</text:span><text:span text:style-name="T86">, 2011)</text:span><text:reference-mark-end text:name="ADDIN CSL_CITATION {&quot;citationItems&quot;: [{&quot;id&quot;: &quot;ITEM-1&quot;, &quot;itemData&quot;: {&quot;DOI&quot;: &quot;10.1186/gb-2011-12-5-r50&quot;, &quot;ISSN&quot;: &quot;1474-760X&quot;, &quot;PMID&quot;: &quot;21624126&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quot;dropping-particle&quot;: &quot;&quot;, &quot;family&quot;: &quot;Caporaso&quot;, &quot;given&quot;: &quot;J Gregory&quot;, &quot;non-dropping-particle&quot;: &quot;&quot;, &quot;parse-names&quot;: false, &quot;suffix&quot;: &quot;&quot;}, {&quot;dropping-particle&quot;: &quot;&quot;, &quot;family&quot;: &quot;Lauber&quot;, &quot;given&quot;: &quot;Christian L&quot;, &quot;non-dropping-particle&quot;: &quot;&quot;, &quot;parse-names&quot;: false, &quot;suffix&quot;: &quot;&quot;}, {&quot;dropping-particle&quot;: &quot;&quot;, &quot;family&quot;: &quot;Costello&quot;, &quot;given&quot;: &quot;Elizabeth K&quot;, &quot;non-dropping-particle&quot;: &quot;&quot;, &quot;parse-names&quot;: false, &quot;suffix&quot;: &quot;&quot;}, {&quot;dropping-particle&quot;: &quot;&quot;, &quot;family&quot;: &quot;Berg-Lyons&quot;, &quot;given&quot;: &quot;Donna&quot;, &quot;non-dropping-particle&quot;: &quot;&quot;, &quot;parse-names&quot;: false, &quot;suffix&quot;: &quot;&quot;}, {&quot;dropping-particle&quot;: &quot;&quot;, &quot;family&quot;: &quot;Gonzalez&quot;, &quot;given&quot;: &quot;Antonio&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s&quot;, &quot;given&quot;: &quot;Dan&quot;, &quot;non-dropping-particle&quot;: &quot;&quot;, &quot;parse-names&quot;: false, &quot;suffix&quot;: &quot;&quot;}, {&quot;dropping-particle&quot;: &quot;&quot;, &quot;family&quot;: &quot;Gajer&quot;, &quot;given&quot;: &quot;Pawel&quot;, &quot;non-dropping-particle&quot;: &quot;&quot;, &quot;parse-names&quot;: false, &quot;suffix&quot;: &quot;&quot;}, {&quot;dropping-particle&quot;: &quot;&quot;, &quot;family&quot;: &quot;Ravel&quot;, &quot;given&quot;: &quot;Jacques&quot;, &quot;non-dropping-particle&quot;: &quot;&quot;, &quot;parse-names&quot;: false, &quot;suffix&quot;: &quot;&quot;}, {&quot;dropping-particle&quot;: &quot;&quot;, &quot;family&quot;: &quot;Fierer&quot;, &quot;given&quot;: &quot;Noah&quot;, &quot;non-dropping-particle&quot;: &quot;&quot;, &quot;parse-names&quot;: false, &quot;suffix&quot;: &quot;&quot;}, {&quot;dropping-particle&quot;: &quot;&quot;, &quot;family&quot;: &quot;Gordon&quot;, &quot;given&quot;: &quot;Jeffrey I&quot;, &quot;non-dropping-particle&quot;: &quot;&quot;, &quot;parse-names&quot;: false, &quot;suffix&quot;: &quot;&quot;}, {&quot;dropping-particle&quot;: &quot;&quot;, &quot;family&quot;: &quot;Knight&quot;, &quot;given&quot;: &quot;Rob&quot;, &quot;non-dropping-particle&quot;: &quot;&quot;, &quot;parse-names&quot;: false, &quot;suffix&quot;: &quot;&quot;}], &quot;container-title&quot;: &quot;Genome biology&quot;, &quot;id&quot;: &quot;ITEM-1&quot;, &quot;issue&quot;: &quot;5&quot;, &quot;issued&quot;: {&quot;date-parts&quot;: [[&quot;2011&quot;, &quot;1&quot;]]}, &quot;page&quot;: &quot;R50&quot;, &quot;title&quot;: &quot;Moving pictures of the human microbiome.&quot;, &quot;type&quot;: &quot;article-journal&quot;, &quot;volume&quot;: &quot;12&quot;}, &quot;uris&quot;: [&quot;http://www.mendeley.com/documents/?uuid=a4bf9db3-6d07-421f-93b9-85039631b2b2&quot;]}], &quot;mendeley&quot;: {&quot;formattedCitation&quot;: &quot;(Caporaso &lt;i&gt;et al.&lt;/i&gt;, 2011)&quot;, &quot;plainTextFormattedCitation&quot;: &quot;(Caporaso et al., 2011)&quot;, &quot;previouslyFormattedCitation&quot;: &quot;(Caporaso &lt;i&gt;et al.&lt;/i&gt;, 2011)&quot;}, &quot;properties&quot;: {&quot;noteIndex&quot;: 0}, &quot;schema&quot;: &quot;https://github.com/citation-style-language/schema/raw/master/csl-citation.json&quot;} RNDyG3wWwlOPL"/><text:span text:style-name="T348">⁠</text:span> data sets. <text:span text:style-name="T349">The subjects sex is shown as the outline color of each violin, and the body site is shown as fill color. The four body sites for the female subject are shown at left, and the four body sites for the male subject are shown at right. Each viollin shows the distribution of </text:span><text:span text:style-name="T14">D</text:span><text:span text:style-name="T295"> estimates given by logistic error model bootstraps, and the dots within violins are means. Colored portions of violins represent 95% of bootstraps. The two subjects analyzed show parallel </text:span><text:span text:style-name="T14">D</text:span><text:span text:style-name="T295"> estimates, with feces being the lowest, followed by palms which are all similar, followed by tongue communities which both were not significantly different than the neutral model.</text:span></text:p>
      <text:p text:style-name="P37"/>
      <text:p text:style-name="P36"><text:span text:style-name="T350">Figure 3: </text:span>Empirical phylodiversity accumulation in the infant gut microbiome <text:reference-mark-start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operties&quot;: {&quot;noteIndex&quot;: 0}, &quot;schema&quot;: &quot;https://github.com/citation-style-language/schema/raw/master/csl-citation.json&quot;} RNDSbB5599xGC"/><text:span text:style-name="T26">(Koenig </text:span><text:span text:style-name="T70">et al.</text:span><text:span text:style-name="T26">, 2011)</text:span><text:reference-mark-end text:name="ADDIN CSL_CITATION {&quot;citationItems&quot;: [{&quot;id&quot;: &quot;ITEM-1&quot;, &quot;itemData&quot;: {&quot;DOI&quot;: &quot;10.1073/pnas.1000081107&quot;, &quot;ISSN&quot;: &quot;1091-6490&quot;, &quot;PMID&quot;: &quot;20668239&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author&quot;: [{&quot;dropping-particle&quot;: &quot;&quot;, &quot;family&quot;: &quot;Koenig&quot;, &quot;given&quot;: &quot;Jeremy E&quot;, &quot;non-dropping-particle&quot;: &quot;&quot;, &quot;parse-names&quot;: false, &quot;suffix&quot;: &quot;&quot;}, {&quot;dropping-particle&quot;: &quot;&quot;, &quot;family&quot;: &quot;Spor&quot;, &quot;given&quot;: &quot;Aym\u00e9&quot;, &quot;non-dropping-particle&quot;: &quot;&quot;, &quot;parse-names&quot;: false, &quot;suffix&quot;: &quot;&quot;}, {&quot;dropping-particle&quot;: &quot;&quot;, &quot;family&quot;: &quot;Scalfone&quot;, &quot;given&quot;: &quot;Nicholas&quot;, &quot;non-dropping-particle&quot;: &quot;&quot;, &quot;parse-names&quot;: false, &quot;suffix&quot;: &quot;&quot;}, {&quot;dropping-particle&quot;: &quot;&quot;, &quot;family&quot;: &quot;Fricker&quot;, &quot;given&quot;: &quot;Ashwana D&quot;, &quot;non-dropping-particle&quot;: &quot;&quot;, &quot;parse-names&quot;: false, &quot;suffix&quot;: &quot;&quot;}, {&quot;dropping-particle&quot;: &quot;&quot;, &quot;family&quot;: &quot;Stombaugh&quot;, &quot;given&quot;: &quot;Jesse&quot;, &quot;non-dropping-particle&quot;: &quot;&quot;, &quot;parse-names&quot;: false, &quot;suffix&quot;: &quot;&quot;}, {&quot;dropping-particle&quot;: &quot;&quot;, &quot;family&quot;: &quot;Knight&quot;, &quot;given&quot;: &quot;Rob&quot;, &quot;non-dropping-particle&quot;: &quot;&quot;, &quot;parse-names&quot;: false, &quot;suffix&quot;: &quot;&quot;}, {&quot;dropping-particle&quot;: &quot;&quot;, &quot;family&quot;: &quot;Angenent&quot;, &quot;given&quot;: &quot;Largus T&quot;, &quot;non-dropping-particle&quot;: &quot;&quot;, &quot;parse-names&quot;: false, &quot;suffix&quot;: &quot;&quot;}, {&quot;dropping-particle&quot;: &quot;&quot;, &quot;family&quot;: &quot;Ley&quot;, &quot;given&quot;: &quot;Ruth E&quot;, &quot;non-dropping-particle&quot;: &quot;&quot;, &quot;parse-names&quot;: false, &quot;suffix&quot;: &quot;&quot;}], &quot;container-title&quot;: &quot;Proceedings of the National Academy of Sciences of the United States of America&quot;, &quot;id&quot;: &quot;ITEM-1&quot;, &quot;issue&quot;: &quot;Supplement_1&quot;, &quot;issued&quot;: {&quot;date-parts&quot;: [[&quot;2011&quot;, &quot;3&quot;, &quot;15&quot;]]}, &quot;page&quot;: &quot;4578-85&quot;, &quot;title&quot;: &quot;Succession of microbial consortia in the developing infant gut microbiome.&quot;, &quot;type&quot;: &quot;article-journal&quot;, &quot;volume&quot;: &quot;108 Suppl&quot;}, &quot;uris&quot;: [&quot;http://www.mendeley.com/documents/?uuid=53eb5512-7664-49e8-9091-aa39872934cb&quot;]}], &quot;mendeley&quot;: {&quot;formattedCitation&quot;: &quot;(Koenig &lt;i&gt;et al.&lt;/i&gt;, 2011)&quot;, &quot;plainTextFormattedCitation&quot;: &quot;(Koenig et al., 2011)&quot;}, &quot;properties&quot;: {&quot;noteIndex&quot;: 0}, &quot;schema&quot;: &quot;https://github.com/citation-style-language/schema/raw/master/csl-citation.json&quot;} RNDSbB5599xGC"/>⁠. Phylodiversity increases sharply after day 161 of the infant’s life, then plateaus. This timing coincides with the day the subject began consuming baby formula. The times of sampling points are shown as vertical blue lines below the X-axis.</text:p>
      <text:p text:style-name="P35"/>
      <text:p text:style-name="P35">Figure <text:span text:style-name="T350">4</text:span>: Dispersion parameter (<text:span text:style-name="T2">D</text:span>) estimates in the infant gut, pre-<text:span text:style-name="T350">formula and during formula use</text:span>. Formula use began on day 161, thus the first 160 days of the subject's life were analyzed separately. Community assembly was <text:span text:style-name="T350">significantly underdispersed in the pre-formula data set, but was not significantly different from the neutral model during formula use (</text:span><text:span text:style-name="T15">P</text:span><text:span text:style-name="T296"> = 0.107).</text:span></text:p>
      <text:p text:style-name="P48"><text:soft-page-break/></text:p>
      <text:p text:style-name="P36"><text:span text:style-name="T296">Supplementa</text:span><text:span text:style-name="T298">l</text:span><text:span text:style-name="T296"> Figure 1: Significance testing for the female feces data set. Plot A shows the empirical phylodiversity accumulation (dashed; same as Figure 1A) but with neutral model surrogate data sets shown in different shades of red. These are produced by running the neutral model 500 times, to generate a distribution of phylodiversity values under </text:span><text:span text:style-name="T15">D </text:span><text:span text:style-name="T296">= 0 (Plot B). As with all surrogate data sets, these are run until time </text:span><text:span text:style-name="T78">m</text:span><text:span text:style-name="T296"> (see methods). Empirical phylodiversity at time </text:span><text:span text:style-name="T15">m </text:span><text:span text:style-name="T296">(blue line) is compared to the distribution of neutral model phylodiversities at time </text:span><text:span text:style-name="T15">m</text:span><text:span text:style-name="T296">, and a </text:span><text:span text:style-name="T15">P</text:span><text:span text:style-name="T296">-value is calculated as the proportion of neutral phylodiversities more extreme than the empirical value. </text:span></text:p>
      <text:p text:style-name="P49"/>
      <text:p text:style-name="P41"><text:span text:style-name="T296">S</text:span><text:span text:style-name="T278">upplemental Figure 2: Comparison of “self” vs “meta” model results from palm communities. “Self” (black) models were run identically to Figure 2, but “meta” (gray) models were run where the species pool for each palm community surrogate data set was composed of all zOTUs observed across all four palm data sets. T</text:span><text:span text:style-name="T300">he difference between the </text:span><text:span text:style-name="T299">“</text:span><text:span text:style-name="T300">self” </text:span><text:span text:style-name="T17">D</text:span><text:span text:style-name="T300"> estimate (generated above) and the “meta” </text:span><text:span text:style-name="T17">D</text:span><text:span text:style-name="T300"> estimate (estimated with a metapopulation of zOTUs) is related to the exclusivity of arrivals into the community. In other words, if we were to estimate similar </text:span><text:span text:style-name="T17">D</text:span><text:span text:style-name="T300"> values for both the “meta” and “self” analyses, the inclusion of extra species in the species pool would be of little importance to the model, and we would learn that it would make little difference to community assembly patterns if the species pool really was composed of the “meta” set.</text:span></text:p>
      <text:p text:style-name="P50"/>
      <text:p text:style-name="P41"><text:span text:style-name="T300">S</text:span><text:span text:style-name="T278">upplemental Figure 3: Sliding window analysis of male right palm data over 19 consecutive samples. </text:span></text:p>
      <text:p text:style-name="P41"><text:span text:style-name="T301">We ran our model on each window of 5 continuous days (15 windows), in order to see how </text:span><text:span text:style-name="T18">D</text:span><text:span text:style-name="T301"> varied over time. We only conducted this analysis for the section of samples that were sampled every day, so that comparisons between windows would not be confounded by window size. </text:span><text:span text:style-name="T278">This analysis was done to demonstrate a potential use case for our model, and not to test any specific hypothesis. </text:span></text:p>
      <text:p text:style-name="P51"/>
      <text:p text:style-name="P42"><text:soft-page-break/><text:span text:style-name="T278">Supplemental Figure 4: </text:span><text:span text:style-name="T2">D</text:span><text:span text:style-name="T278"> estimates of Finnish infant data sets. </text:span><text:span text:style-name="T302">All but two subjects exhibited significant phylogenetic underdispersion. The two subjects that were not significantly different from the neutral model were both in the antibiotics cohort, which is comprised of infants that were treated with frequent antibiotics, almost all for ear infections. There was no significant difference between </text:span><text:span text:style-name="T19">D</text:span><text:span text:style-name="T302"> values for the two groups. </text:span></text:p>
      <text:p text:style-name="P52"/>
      <text:p text:style-name="P43"><text:span text:style-name="T302">S</text:span><text:span text:style-name="T278">upplemental Figure 5: Relationship of </text:span><text:span text:style-name="T2">D</text:span><text:span text:style-name="T278"> to total phylodiversity, zOTU richness, and number of time-points sampled for Finnish infant data. No statistically significant correlation was detected in any of these three analys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JLD_5f_body" style:display-name="JLD_body" style:family="paragraph" style:parent-style-name="Text_20_body" style:master-page-name="">
      <loext:graphic-properties draw:fill="none" draw:fill-color="#729fcf"/>
      <style:paragraph-properties fo:margin-left="0in" fo:margin-right="0in" fo:margin-top="0in" fo:margin-bottom="0in" loext:contextual-spacing="true" fo:line-height="200%" fo:hyphenation-ladder-count="no-limit" fo:text-indent="0in" style:auto-text-indent="false" style:page-number="auto" fo:background-color="transparent" style:shadow="none" style:writing-mode="page"/>
      <style:text-properties fo:font-variant="normal" fo:text-transform="none" style:font-name="Times New Roman" fo:font-family="'Times New Roman'" style:font-family-generic="roman" style:font-pitch="variable" style:font-size-asian="10.5pt" fo:hyphenate="false" fo:hyphenation-remain-char-count="2" fo:hyphenation-push-char-count="2"/>
    </style:style>
    <style:style style:name="JLD_5f_heading" style:display-name="JLD_heading" style:family="paragraph" style:parent-style-name="JLD_5f_body">
      <style:paragraph-properties fo:margin-left="0in" fo:margin-right="0in" fo:margin-top="0in" fo:margin-bottom="0in" loext:contextual-spacing="true" fo:line-height="200%" fo:hyphenation-ladder-count="no-limit" fo:text-indent="0in" style:auto-text-indent="false" style:writing-mode="page"/>
      <style:text-properties fo:text-transform="capitalize" style:font-name="Times New Roman" fo:font-family="'Times New Roman'" style:font-family-generic="roman" style:font-pitch="variable" fo:font-weight="bold" officeooo:rsid="00494588" style:font-weight-asian="bold" fo:hyphenate="false" fo:hyphenation-remain-char-count="2" fo:hyphenation-push-char-count="2"/>
    </style:style>
    <style:style style:name="JLD_5f_subheading" style:display-name="JLD_subheading" style:family="paragraph" style:parent-style-name="JLD_5f_body">
      <style:paragraph-properties fo:hyphenation-ladder-count="no-limit"/>
      <style:text-properties fo:font-style="italic" style:font-style-asian="italic"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5:35:02.750144503</meta:creation-date>
    <dc:date>2019-05-20T11:47:35.524159423</dc:date>
    <meta:editing-duration>P15DT19H24M7S</meta:editing-duration>
    <meta:editing-cycles>172</meta:editing-cycles>
    <meta:generator>LibreOffice/6.1.5.2$Linux_X86_64 LibreOffice_project/10$Build-2</meta:generator>
    <meta:print-date>2019-03-18T09:54:38.450635641</meta:print-date>
    <meta:document-statistic meta:table-count="0" meta:image-count="0" meta:object-count="2" meta:page-count="25" meta:paragraph-count="133" meta:word-count="7999" meta:character-count="52235" meta:non-whitespace-character-count="44342"/>
    <meta:user-defined meta:name="Mendeley Citation Style_1">http://www.zotero.org/styles/environmental-microbiology</meta:user-defined>
    <meta:user-defined meta:name="Mendeley Document_1">True</meta:user-defined>
    <meta:user-defined meta:name="Mendeley Unique User Id_1">8fc81171-2ee9-3723-bb81-8231ba8438bb</meta:user-defined>
  </office:meta>
</office:document-meta>
</file>

<file path=Object 2/content.xml><?xml version="1.0" encoding="utf-8"?>
<math xmlns="http://www.w3.org/1998/Math/MathML" display="block">
  <semantics>
    <mrow>
      <msub>
        <mi>p</mi>
        <mrow>
          <mtext>i</mtext>
          <mi>,</mi>
          <mtext>t</mtext>
        </mrow>
      </msub>
      <mo stretchy="false">=</mo>
      <mfrac>
        <msubsup>
          <mtext>d</mtext>
          <mrow>
            <mtext>i</mtext>
            <mi>,</mi>
            <mtext>t</mtext>
          </mrow>
          <mtext>D</mtext>
        </msubsup>
        <mrow>
          <mrow>
            <munder>
              <mo stretchy="false">∑</mo>
              <mover accent="true">
                <mtext>i</mtext>
                <mo stretchy="true">^</mo>
              </mover>
            </munder>
            <mrow/>
          </mrow>
          <msubsup>
            <mtext>d</mtext>
            <mrow>
              <mover accent="true">
                <mtext>i</mtext>
                <mo stretchy="true">^</mo>
              </mover>
              <mi>,</mi>
              <mtext>t</mtext>
            </mrow>
            <mtext>D</mtext>
          </msubsup>
        </mrow>
      </mfrac>
    </mrow>
    <annotation encoding="StarMath 5.0">{p_{"i" , "t"} ="d"_{"i" , "t"}^"D" over {{ sum csub { widehat "i"} {}} "d"_{{ widehat "i"} , "t"}^"D"}}</annotation>
  </semantics>
</math>
</file>

<file path=Object 3/content.xml><?xml version="1.0" encoding="utf-8"?>
<math xmlns="http://www.w3.org/1998/Math/MathML" display="block">
  <semantics>
    <mrow>
      <msub>
        <mi mathvariant="italic">ΔPD</mi>
        <mover accent="true">
          <mi>D</mi>
          <mo stretchy="false">^</mo>
        </mover>
      </msub>
      <mo stretchy="false">=</mo>
      <mrow>
        <mfrac>
          <mrow>
            <mi>a</mi>
            <mo stretchy="false">−</mo>
            <mi>b</mi>
          </mrow>
          <mrow>
            <mn>1</mn>
            <mo stretchy="false">+</mo>
            <msup>
              <mi>e</mi>
              <mrow>
                <mrow>
                  <mo stretchy="false">−</mo>
                  <mi>r</mi>
                </mrow>
                <mo stretchy="false">∗</mo>
                <mrow>
                  <mo fence="true" stretchy="false">(</mo>
                  <mrow>
                    <mrow>
                      <mover accent="true">
                        <mi>D</mi>
                        <mo stretchy="false">^</mo>
                      </mover>
                      <mo stretchy="false">−</mo>
                      <mi>i</mi>
                    </mrow>
                  </mrow>
                  <mo fence="true" stretchy="false">)</mo>
                </mrow>
              </mrow>
            </msup>
          </mrow>
        </mfrac>
        <mo stretchy="false">+</mo>
        <mi>b</mi>
      </mrow>
    </mrow>
    <annotation encoding="StarMath 5.0">ΔPD_hat D  = {a-b} over {1+ e^{-r*(hat D - i)} } + b</annotation>
  </semantics>
</math>
</file>